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Πίνακας1" style:family="table">
      <style:table-properties style:width="17cm" table:align="margins"/>
    </style:style>
    <style:style style:name="Πίνακας1.A" style:family="table-column">
      <style:table-column-properties style:column-width="8.5cm" style:rel-column-width="32767*"/>
    </style:style>
    <style:style style:name="Πίνακας1.B" style:family="table-column">
      <style:table-column-properties style:column-width="8.5cm" style:rel-column-width="32768*"/>
    </style:style>
    <style:style style:name="Πίνακας1.A1" style:family="table-cell">
      <style:table-cell-properties fo:padding="0.097cm" fo:border-left="0.05pt solid #000000" fo:border-right="none" fo:border-top="0.05pt solid #000000" fo:border-bottom="0.05pt solid #000000"/>
    </style:style>
    <style:style style:name="Πίνακας1.B1" style:family="table-cell">
      <style:table-cell-properties fo:padding="0.097cm" fo:border="0.05pt solid #000000"/>
    </style:style>
    <style:style style:name="Πίνακας1.A2" style:family="table-cell">
      <style:table-cell-properties fo:padding="0.097cm" fo:border-left="0.05pt solid #000000" fo:border-right="none" fo:border-top="none" fo:border-bottom="0.05pt solid #000000"/>
    </style:style>
    <style:style style:name="Πίνακας1.B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2" style:family="table">
      <style:table-properties style:width="16.993cm" table:align="left"/>
    </style:style>
    <style:style style:name="Πίνακας2.A" style:family="table-column">
      <style:table-column-properties style:column-width="3.205cm"/>
    </style:style>
    <style:style style:name="Πίνακας2.B" style:family="table-column">
      <style:table-column-properties style:column-width="0.998cm"/>
    </style:style>
    <style:style style:name="Πίνακας2.C" style:family="table-column">
      <style:table-column-properties style:column-width="1.462cm"/>
    </style:style>
    <style:style style:name="Πίνακας2.D" style:family="table-column">
      <style:table-column-properties style:column-width="1.889cm"/>
    </style:style>
    <style:style style:name="Πίνακας2.I" style:family="table-column">
      <style:table-column-properties style:column-width="1.882cm"/>
    </style:style>
    <style:style style:name="Πίνακας2.A1" style:family="table-cell">
      <style:table-cell-properties fo:padding="0.097cm" fo:border-left="0.05pt solid #000000" fo:border-right="none" fo:border-top="0.05pt solid #000000" fo:border-bottom="none"/>
    </style:style>
    <style:style style:name="Πίνακας2.B1" style:family="table-cell" style:data-style-name="N0">
      <style:table-cell-properties fo:padding="0.097cm" fo:border-left="0.05pt solid #000000" fo:border-right="none" fo:border-top="0.05pt solid #000000" fo:border-bottom="none"/>
    </style:style>
    <style:style style:name="Πίνακας2.I1" style:family="table-cell" style:data-style-name="N0">
      <style:table-cell-properties fo:padding="0.097cm" fo:border-left="0.05pt solid #000000" fo:border-right="0.05pt solid #000000" fo:border-top="0.05pt solid #000000" fo:border-bottom="none"/>
    </style:style>
    <style:style style:name="Πίνακας2.A2" style:family="table-cell">
      <style:table-cell-properties fo:padding="0.097cm" fo:border-left="0.05pt solid #000000" fo:border-right="none" fo:border-top="none" fo:border-bottom="none"/>
    </style:style>
    <style:style style:name="Πίνακας2.B2" style:family="table-cell" style:data-style-name="N1">
      <style:table-cell-properties fo:padding="0.097cm" fo:border-left="0.05pt solid #000000" fo:border-right="none" fo:border-top="none" fo:border-bottom="none"/>
    </style:style>
    <style:style style:name="Πίνακας2.C2" style:family="table-cell" style:data-style-name="N0">
      <style:table-cell-properties fo:padding="0.097cm" fo:border-left="0.05pt solid #000000" fo:border-right="none" fo:border-top="none" fo:border-bottom="none"/>
    </style:style>
    <style:style style:name="Πίνακας2.I2" style:family="table-cell" style:data-style-name="N0">
      <style:table-cell-properties fo:padding="0.097cm" fo:border-left="0.05pt solid #000000" fo:border-right="0.05pt solid #000000" fo:border-top="none" fo:border-bottom="none"/>
    </style:style>
    <style:style style:name="Πίνακας2.A3" style:family="table-cell">
      <style:table-cell-properties fo:padding="0.097cm" fo:border-left="0.05pt solid #000000" fo:border-right="none" fo:border-top="none" fo:border-bottom="0.05pt solid #000000"/>
    </style:style>
    <style:style style:name="Πίνακας2.B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Πίνακας2.C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Πίνακας2.I3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Πίνακας3" style:family="table">
      <style:table-properties style:width="16.993cm" table:align="left"/>
    </style:style>
    <style:style style:name="Πίνακας3.A" style:family="table-column">
      <style:table-column-properties style:column-width="3.205cm"/>
    </style:style>
    <style:style style:name="Πίνακας3.B" style:family="table-column">
      <style:table-column-properties style:column-width="0.998cm"/>
    </style:style>
    <style:style style:name="Πίνακας3.C" style:family="table-column">
      <style:table-column-properties style:column-width="1.462cm"/>
    </style:style>
    <style:style style:name="Πίνακας3.D" style:family="table-column">
      <style:table-column-properties style:column-width="1.889cm"/>
    </style:style>
    <style:style style:name="Πίνακας3.I" style:family="table-column">
      <style:table-column-properties style:column-width="1.882cm"/>
    </style:style>
    <style:style style:name="Πίνακας3.A1" style:family="table-cell">
      <style:table-cell-properties fo:padding="0.097cm" fo:border-left="0.05pt solid #000000" fo:border-right="none" fo:border-top="0.05pt solid #000000" fo:border-bottom="none"/>
    </style:style>
    <style:style style:name="Πίνακας3.B1" style:family="table-cell" style:data-style-name="N0">
      <style:table-cell-properties fo:padding="0.097cm" fo:border-left="0.05pt solid #000000" fo:border-right="none" fo:border-top="0.05pt solid #000000" fo:border-bottom="none"/>
    </style:style>
    <style:style style:name="Πίνακας3.I1" style:family="table-cell" style:data-style-name="N0">
      <style:table-cell-properties fo:padding="0.097cm" fo:border-left="0.05pt solid #000000" fo:border-right="0.05pt solid #000000" fo:border-top="0.05pt solid #000000" fo:border-bottom="none"/>
    </style:style>
    <style:style style:name="Πίνακας3.A2" style:family="table-cell">
      <style:table-cell-properties fo:padding="0.097cm" fo:border-left="0.05pt solid #000000" fo:border-right="none" fo:border-top="none" fo:border-bottom="none"/>
    </style:style>
    <style:style style:name="Πίνακας3.B2" style:family="table-cell" style:data-style-name="N1">
      <style:table-cell-properties fo:padding="0.097cm" fo:border-left="0.05pt solid #000000" fo:border-right="none" fo:border-top="none" fo:border-bottom="none"/>
    </style:style>
    <style:style style:name="Πίνακας3.C2" style:family="table-cell" style:data-style-name="N0">
      <style:table-cell-properties fo:padding="0.097cm" fo:border-left="0.05pt solid #000000" fo:border-right="none" fo:border-top="none" fo:border-bottom="none"/>
    </style:style>
    <style:style style:name="Πίνακας3.I2" style:family="table-cell" style:data-style-name="N0">
      <style:table-cell-properties fo:padding="0.097cm" fo:border-left="0.05pt solid #000000" fo:border-right="0.05pt solid #000000" fo:border-top="none" fo:border-bottom="none"/>
    </style:style>
    <style:style style:name="Πίνακας3.A3" style:family="table-cell">
      <style:table-cell-properties fo:padding="0.097cm" fo:border-left="0.05pt solid #000000" fo:border-right="none" fo:border-top="none" fo:border-bottom="0.05pt solid #000000"/>
    </style:style>
    <style:style style:name="Πίνακας3.B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Πίνακας3.C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Πίνακας3.I3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Πίνακας4" style:family="table">
      <style:table-properties style:width="16.993cm" table:align="left"/>
    </style:style>
    <style:style style:name="Πίνακας4.A" style:family="table-column">
      <style:table-column-properties style:column-width="3.099cm"/>
    </style:style>
    <style:style style:name="Πίνακας4.B" style:family="table-column">
      <style:table-column-properties style:column-width="1.3cm"/>
    </style:style>
    <style:style style:name="Πίνακας4.C" style:family="table-column">
      <style:table-column-properties style:column-width="1.266cm"/>
    </style:style>
    <style:style style:name="Πίνακας4.D" style:family="table-column">
      <style:table-column-properties style:column-width="1.889cm"/>
    </style:style>
    <style:style style:name="Πίνακας4.I" style:family="table-column">
      <style:table-column-properties style:column-width="1.882cm"/>
    </style:style>
    <style:style style:name="Πίνακας4.A1" style:family="table-cell">
      <style:table-cell-properties fo:padding="0.097cm" fo:border-left="0.05pt solid #000000" fo:border-right="none" fo:border-top="0.05pt solid #000000" fo:border-bottom="none"/>
    </style:style>
    <style:style style:name="Πίνακας4.B1" style:family="table-cell" style:data-style-name="N0">
      <style:table-cell-properties fo:padding="0.097cm" fo:border-left="0.05pt solid #000000" fo:border-right="none" fo:border-top="0.05pt solid #000000" fo:border-bottom="none"/>
    </style:style>
    <style:style style:name="Πίνακας4.I1" style:family="table-cell" style:data-style-name="N0">
      <style:table-cell-properties fo:padding="0.097cm" fo:border-left="0.05pt solid #000000" fo:border-right="0.05pt solid #000000" fo:border-top="0.05pt solid #000000" fo:border-bottom="none"/>
    </style:style>
    <style:style style:name="Πίνακας4.A2" style:family="table-cell">
      <style:table-cell-properties fo:padding="0.097cm" fo:border-left="0.05pt solid #000000" fo:border-right="none" fo:border-top="none" fo:border-bottom="none"/>
    </style:style>
    <style:style style:name="Πίνακας4.B2" style:family="table-cell" style:data-style-name="N107">
      <style:table-cell-properties fo:padding="0.097cm" fo:border-left="0.05pt solid #000000" fo:border-right="none" fo:border-top="none" fo:border-bottom="none"/>
    </style:style>
    <style:style style:name="Πίνακας4.I2" style:family="table-cell" style:data-style-name="N107">
      <style:table-cell-properties fo:padding="0.097cm" fo:border-left="0.05pt solid #000000" fo:border-right="0.05pt solid #000000" fo:border-top="none" fo:border-bottom="none"/>
    </style:style>
    <style:style style:name="Πίνακας4.A3" style:family="table-cell">
      <style:table-cell-properties fo:padding="0.097cm" fo:border-left="0.05pt solid #000000" fo:border-right="none" fo:border-top="none" fo:border-bottom="0.05pt solid #000000"/>
    </style:style>
    <style:style style:name="Πίνακας4.B3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Πίνακας4.I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Πίνακας5" style:family="table">
      <style:table-properties style:width="16.993cm" table:align="left"/>
    </style:style>
    <style:style style:name="Πίνακας5.A" style:family="table-column">
      <style:table-column-properties style:column-width="2.993cm"/>
    </style:style>
    <style:style style:name="Πίνακας5.B" style:family="table-column">
      <style:table-column-properties style:column-width="1.406cm"/>
    </style:style>
    <style:style style:name="Πίνακας5.C" style:family="table-column">
      <style:table-column-properties style:column-width="1.266cm"/>
    </style:style>
    <style:style style:name="Πίνακας5.D" style:family="table-column">
      <style:table-column-properties style:column-width="1.889cm"/>
    </style:style>
    <style:style style:name="Πίνακας5.I" style:family="table-column">
      <style:table-column-properties style:column-width="1.882cm"/>
    </style:style>
    <style:style style:name="Πίνακας5.A1" style:family="table-cell">
      <style:table-cell-properties fo:padding="0.097cm" fo:border-left="0.05pt solid #000000" fo:border-right="none" fo:border-top="0.05pt solid #000000" fo:border-bottom="none"/>
    </style:style>
    <style:style style:name="Πίνακας5.B1" style:family="table-cell" style:data-style-name="N0">
      <style:table-cell-properties fo:padding="0.097cm" fo:border-left="0.05pt solid #000000" fo:border-right="none" fo:border-top="0.05pt solid #000000" fo:border-bottom="none"/>
    </style:style>
    <style:style style:name="Πίνακας5.I1" style:family="table-cell" style:data-style-name="N0">
      <style:table-cell-properties fo:padding="0.097cm" fo:border-left="0.05pt solid #000000" fo:border-right="0.05pt solid #000000" fo:border-top="0.05pt solid #000000" fo:border-bottom="none"/>
    </style:style>
    <style:style style:name="Πίνακας5.A2" style:family="table-cell">
      <style:table-cell-properties fo:padding="0.097cm" fo:border-left="0.05pt solid #000000" fo:border-right="none" fo:border-top="none" fo:border-bottom="none"/>
    </style:style>
    <style:style style:name="Πίνακας5.B2" style:family="table-cell" style:data-style-name="N107">
      <style:table-cell-properties fo:padding="0.097cm" fo:border-left="0.05pt solid #000000" fo:border-right="none" fo:border-top="none" fo:border-bottom="none"/>
    </style:style>
    <style:style style:name="Πίνακας5.I2" style:family="table-cell" style:data-style-name="N107">
      <style:table-cell-properties fo:padding="0.097cm" fo:border-left="0.05pt solid #000000" fo:border-right="0.05pt solid #000000" fo:border-top="none" fo:border-bottom="none"/>
    </style:style>
    <style:style style:name="Πίνακας5.A3" style:family="table-cell">
      <style:table-cell-properties fo:padding="0.097cm" fo:border-left="0.05pt solid #000000" fo:border-right="none" fo:border-top="none" fo:border-bottom="0.05pt solid #000000"/>
    </style:style>
    <style:style style:name="Πίνακας5.B3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Πίνακας5.I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Πίνακας6" style:family="table">
      <style:table-properties style:width="16.993cm" table:align="left"/>
    </style:style>
    <style:style style:name="Πίνακας6.A" style:family="table-column">
      <style:table-column-properties style:column-width="2.993cm"/>
    </style:style>
    <style:style style:name="Πίνακας6.B" style:family="table-column">
      <style:table-column-properties style:column-width="1.406cm"/>
    </style:style>
    <style:style style:name="Πίνακας6.C" style:family="table-column">
      <style:table-column-properties style:column-width="1.603cm"/>
    </style:style>
    <style:style style:name="Πίνακας6.D" style:family="table-column">
      <style:table-column-properties style:column-width="1.552cm"/>
    </style:style>
    <style:style style:name="Πίνακας6.E" style:family="table-column">
      <style:table-column-properties style:column-width="1.889cm"/>
    </style:style>
    <style:style style:name="Πίνακας6.I" style:family="table-column">
      <style:table-column-properties style:column-width="1.882cm"/>
    </style:style>
    <style:style style:name="Πίνακας6.A1" style:family="table-cell">
      <style:table-cell-properties fo:padding="0.097cm" fo:border-left="0.05pt solid #000000" fo:border-right="none" fo:border-top="0.05pt solid #000000" fo:border-bottom="none"/>
    </style:style>
    <style:style style:name="Πίνακας6.B1" style:family="table-cell" style:data-style-name="N0">
      <style:table-cell-properties fo:padding="0.097cm" fo:border-left="0.05pt solid #000000" fo:border-right="none" fo:border-top="0.05pt solid #000000" fo:border-bottom="none"/>
    </style:style>
    <style:style style:name="Πίνακας6.I1" style:family="table-cell" style:data-style-name="N0">
      <style:table-cell-properties fo:padding="0.097cm" fo:border-left="0.05pt solid #000000" fo:border-right="0.05pt solid #000000" fo:border-top="0.05pt solid #000000" fo:border-bottom="none"/>
    </style:style>
    <style:style style:name="Πίνακας6.A2" style:family="table-cell">
      <style:table-cell-properties fo:padding="0.097cm" fo:border-left="0.05pt solid #000000" fo:border-right="none" fo:border-top="none" fo:border-bottom="none"/>
    </style:style>
    <style:style style:name="Πίνακας6.B2" style:family="table-cell" style:data-style-name="N107">
      <style:table-cell-properties fo:padding="0.097cm" fo:border-left="0.05pt solid #000000" fo:border-right="none" fo:border-top="none" fo:border-bottom="none"/>
    </style:style>
    <style:style style:name="Πίνακας6.I2" style:family="table-cell" style:data-style-name="N107">
      <style:table-cell-properties fo:padding="0.097cm" fo:border-left="0.05pt solid #000000" fo:border-right="0.05pt solid #000000" fo:border-top="none" fo:border-bottom="none"/>
    </style:style>
    <style:style style:name="Πίνακας6.A3" style:family="table-cell">
      <style:table-cell-properties fo:padding="0.097cm" fo:border-left="0.05pt solid #000000" fo:border-right="none" fo:border-top="none" fo:border-bottom="0.05pt solid #000000"/>
    </style:style>
    <style:style style:name="Πίνακας6.B3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Πίνακας6.I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Πίνακας7" style:family="table">
      <style:table-properties style:width="16.993cm" table:align="left"/>
    </style:style>
    <style:style style:name="Πίνακας7.A" style:family="table-column">
      <style:table-column-properties style:column-width="2.993cm"/>
    </style:style>
    <style:style style:name="Πίνακας7.B" style:family="table-column">
      <style:table-column-properties style:column-width="1.603cm"/>
    </style:style>
    <style:style style:name="Πίνακας7.C" style:family="table-column">
      <style:table-column-properties style:column-width="1.602cm"/>
    </style:style>
    <style:style style:name="Πίνακας7.D" style:family="table-column">
      <style:table-column-properties style:column-width="1.498cm"/>
    </style:style>
    <style:style style:name="Πίνακας7.E" style:family="table-column">
      <style:table-column-properties style:column-width="1.748cm"/>
    </style:style>
    <style:style style:name="Πίνακας7.F" style:family="table-column">
      <style:table-column-properties style:column-width="1.889cm"/>
    </style:style>
    <style:style style:name="Πίνακας7.I" style:family="table-column">
      <style:table-column-properties style:column-width="1.882cm"/>
    </style:style>
    <style:style style:name="Πίνακας7.A1" style:family="table-cell">
      <style:table-cell-properties fo:padding="0.097cm" fo:border-left="0.05pt solid #000000" fo:border-right="none" fo:border-top="0.05pt solid #000000" fo:border-bottom="none"/>
    </style:style>
    <style:style style:name="Πίνακας7.B1" style:family="table-cell" style:data-style-name="N0">
      <style:table-cell-properties fo:padding="0.097cm" fo:border-left="0.05pt solid #000000" fo:border-right="none" fo:border-top="0.05pt solid #000000" fo:border-bottom="none"/>
    </style:style>
    <style:style style:name="Πίνακας7.I1" style:family="table-cell" style:data-style-name="N0">
      <style:table-cell-properties fo:padding="0.097cm" fo:border-left="0.05pt solid #000000" fo:border-right="0.05pt solid #000000" fo:border-top="0.05pt solid #000000" fo:border-bottom="none"/>
    </style:style>
    <style:style style:name="Πίνακας7.A2" style:family="table-cell">
      <style:table-cell-properties fo:padding="0.097cm" fo:border-left="0.05pt solid #000000" fo:border-right="none" fo:border-top="none" fo:border-bottom="none"/>
    </style:style>
    <style:style style:name="Πίνακας7.B2" style:family="table-cell" style:data-style-name="N107">
      <style:table-cell-properties fo:padding="0.097cm" fo:border-left="0.05pt solid #000000" fo:border-right="none" fo:border-top="none" fo:border-bottom="none"/>
    </style:style>
    <style:style style:name="Πίνακας7.I2" style:family="table-cell" style:data-style-name="N107">
      <style:table-cell-properties fo:padding="0.097cm" fo:border-left="0.05pt solid #000000" fo:border-right="0.05pt solid #000000" fo:border-top="none" fo:border-bottom="none"/>
    </style:style>
    <style:style style:name="Πίνακας7.A3" style:family="table-cell">
      <style:table-cell-properties fo:padding="0.097cm" fo:border-left="0.05pt solid #000000" fo:border-right="none" fo:border-top="none" fo:border-bottom="0.05pt solid #000000"/>
    </style:style>
    <style:style style:name="Πίνακας7.B3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Πίνακας7.I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Πίνακας8" style:family="table">
      <style:table-properties style:width="16.993cm" table:align="left"/>
    </style:style>
    <style:style style:name="Πίνακας8.A" style:family="table-column">
      <style:table-column-properties style:column-width="2.706cm"/>
    </style:style>
    <style:style style:name="Πίνακας8.B" style:family="table-column">
      <style:table-column-properties style:column-width="1.392cm"/>
    </style:style>
    <style:style style:name="Πίνακας8.C" style:family="table-column">
      <style:table-column-properties style:column-width="1.568cm"/>
    </style:style>
    <style:style style:name="Πίνακας8.D" style:family="table-column">
      <style:table-column-properties style:column-width="1.889cm"/>
    </style:style>
    <style:style style:name="Πίνακας8.I" style:family="table-column">
      <style:table-column-properties style:column-width="1.882cm"/>
    </style:style>
    <style:style style:name="Πίνακας8.A1" style:family="table-cell">
      <style:table-cell-properties fo:padding="0.097cm" fo:border="0.05pt solid #000000"/>
    </style:style>
    <style:style style:name="Πίνακας8.A2" style:family="table-cell">
      <style:table-cell-properties fo:padding="0.097cm" fo:border-left="0.05pt solid #000000" fo:border-right="none" fo:border-top="none" fo:border-bottom="0.05pt solid #000000"/>
    </style:style>
    <style:style style:name="Πίνακας8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Πίνακας8.I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Πίνακας8.B3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Πίνακας8.I4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Πίνακας9" style:family="table">
      <style:table-properties style:width="16.993cm" table:align="left"/>
    </style:style>
    <style:style style:name="Πίνακας9.A" style:family="table-column">
      <style:table-column-properties style:column-width="2.706cm"/>
    </style:style>
    <style:style style:name="Πίνακας9.B" style:family="table-column">
      <style:table-column-properties style:column-width="1.392cm"/>
    </style:style>
    <style:style style:name="Πίνακας9.C" style:family="table-column">
      <style:table-column-properties style:column-width="1.568cm"/>
    </style:style>
    <style:style style:name="Πίνακας9.D" style:family="table-column">
      <style:table-column-properties style:column-width="1.889cm"/>
    </style:style>
    <style:style style:name="Πίνακας9.I" style:family="table-column">
      <style:table-column-properties style:column-width="1.882cm"/>
    </style:style>
    <style:style style:name="Πίνακας9.A1" style:family="table-cell">
      <style:table-cell-properties fo:padding="0.097cm" fo:border="0.05pt solid #000000"/>
    </style:style>
    <style:style style:name="Πίνακας9.A2" style:family="table-cell">
      <style:table-cell-properties fo:padding="0.097cm" fo:border-left="0.05pt solid #000000" fo:border-right="none" fo:border-top="none" fo:border-bottom="0.05pt solid #000000"/>
    </style:style>
    <style:style style:name="Πίνακας9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Πίνακας9.I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Πίνακας9.B3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Πίνακας9.I3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Πίνακας9.8" style:family="table-row">
      <style:table-row-properties style:min-row-height="0.75cm"/>
    </style:style>
    <style:style style:name="Πίνακας10" style:family="table">
      <style:table-properties style:width="16.993cm" table:align="left"/>
    </style:style>
    <style:style style:name="Πίνακας10.A" style:family="table-column">
      <style:table-column-properties style:column-width="3.205cm"/>
    </style:style>
    <style:style style:name="Πίνακας10.B" style:family="table-column">
      <style:table-column-properties style:column-width="0.998cm"/>
    </style:style>
    <style:style style:name="Πίνακας10.C" style:family="table-column">
      <style:table-column-properties style:column-width="1.462cm"/>
    </style:style>
    <style:style style:name="Πίνακας10.D" style:family="table-column">
      <style:table-column-properties style:column-width="1.889cm"/>
    </style:style>
    <style:style style:name="Πίνακας10.I" style:family="table-column">
      <style:table-column-properties style:column-width="1.882cm"/>
    </style:style>
    <style:style style:name="Πίνακας10.A1" style:family="table-cell">
      <style:table-cell-properties fo:padding="0.097cm" fo:border-left="0.05pt solid #000000" fo:border-right="none" fo:border-top="0.05pt solid #000000" fo:border-bottom="none"/>
    </style:style>
    <style:style style:name="Πίνακας10.B1" style:family="table-cell" style:data-style-name="N0">
      <style:table-cell-properties fo:padding="0.097cm" fo:border-left="0.05pt solid #000000" fo:border-right="none" fo:border-top="0.05pt solid #000000" fo:border-bottom="none"/>
    </style:style>
    <style:style style:name="Πίνακας10.I1" style:family="table-cell" style:data-style-name="N0">
      <style:table-cell-properties fo:padding="0.097cm" fo:border-left="0.05pt solid #000000" fo:border-right="0.05pt solid #000000" fo:border-top="0.05pt solid #000000" fo:border-bottom="none"/>
    </style:style>
    <style:style style:name="Πίνακας10.A2" style:family="table-cell">
      <style:table-cell-properties fo:padding="0.097cm" fo:border-left="0.05pt solid #000000" fo:border-right="none" fo:border-top="none" fo:border-bottom="none"/>
    </style:style>
    <style:style style:name="Πίνακας10.B2" style:family="table-cell" style:data-style-name="N1">
      <style:table-cell-properties fo:padding="0.097cm" fo:border-left="0.05pt solid #000000" fo:border-right="none" fo:border-top="none" fo:border-bottom="none"/>
    </style:style>
    <style:style style:name="Πίνακας10.C2" style:family="table-cell" style:data-style-name="N0">
      <style:table-cell-properties fo:padding="0.097cm" fo:border-left="0.05pt solid #000000" fo:border-right="none" fo:border-top="none" fo:border-bottom="none"/>
    </style:style>
    <style:style style:name="Πίνακας10.I2" style:family="table-cell" style:data-style-name="N0">
      <style:table-cell-properties fo:padding="0.097cm" fo:border-left="0.05pt solid #000000" fo:border-right="0.05pt solid #000000" fo:border-top="none" fo:border-bottom="none"/>
    </style:style>
    <style:style style:name="Πίνακας10.A3" style:family="table-cell">
      <style:table-cell-properties fo:padding="0.097cm" fo:border-left="0.05pt solid #000000" fo:border-right="none" fo:border-top="none" fo:border-bottom="0.05pt solid #000000"/>
    </style:style>
    <style:style style:name="Πίνακας10.B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Πίνακας10.C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Πίνακας10.I3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Πίνακας11" style:family="table">
      <style:table-properties style:width="16.993cm" table:align="left"/>
    </style:style>
    <style:style style:name="Πίνακας11.A" style:family="table-column">
      <style:table-column-properties style:column-width="3.205cm"/>
    </style:style>
    <style:style style:name="Πίνακας11.B" style:family="table-column">
      <style:table-column-properties style:column-width="0.998cm"/>
    </style:style>
    <style:style style:name="Πίνακας11.C" style:family="table-column">
      <style:table-column-properties style:column-width="1.462cm"/>
    </style:style>
    <style:style style:name="Πίνακας11.D" style:family="table-column">
      <style:table-column-properties style:column-width="1.889cm"/>
    </style:style>
    <style:style style:name="Πίνακας11.I" style:family="table-column">
      <style:table-column-properties style:column-width="1.882cm"/>
    </style:style>
    <style:style style:name="Πίνακας11.A1" style:family="table-cell">
      <style:table-cell-properties fo:padding="0.097cm" fo:border-left="0.05pt solid #000000" fo:border-right="none" fo:border-top="0.05pt solid #000000" fo:border-bottom="none"/>
    </style:style>
    <style:style style:name="Πίνακας11.B1" style:family="table-cell" style:data-style-name="N0">
      <style:table-cell-properties fo:padding="0.097cm" fo:border-left="0.05pt solid #000000" fo:border-right="none" fo:border-top="0.05pt solid #000000" fo:border-bottom="none"/>
    </style:style>
    <style:style style:name="Πίνακας11.I1" style:family="table-cell" style:data-style-name="N0">
      <style:table-cell-properties fo:padding="0.097cm" fo:border-left="0.05pt solid #000000" fo:border-right="0.05pt solid #000000" fo:border-top="0.05pt solid #000000" fo:border-bottom="none"/>
    </style:style>
    <style:style style:name="Πίνακας11.A2" style:family="table-cell">
      <style:table-cell-properties fo:padding="0.097cm" fo:border-left="0.05pt solid #000000" fo:border-right="none" fo:border-top="none" fo:border-bottom="none"/>
    </style:style>
    <style:style style:name="Πίνακας11.B2" style:family="table-cell" style:data-style-name="N1">
      <style:table-cell-properties fo:padding="0.097cm" fo:border-left="0.05pt solid #000000" fo:border-right="none" fo:border-top="none" fo:border-bottom="none"/>
    </style:style>
    <style:style style:name="Πίνακας11.C2" style:family="table-cell" style:data-style-name="N0">
      <style:table-cell-properties fo:padding="0.097cm" fo:border-left="0.05pt solid #000000" fo:border-right="none" fo:border-top="none" fo:border-bottom="none"/>
    </style:style>
    <style:style style:name="Πίνακας11.I2" style:family="table-cell" style:data-style-name="N0">
      <style:table-cell-properties fo:padding="0.097cm" fo:border-left="0.05pt solid #000000" fo:border-right="0.05pt solid #000000" fo:border-top="none" fo:border-bottom="none"/>
    </style:style>
    <style:style style:name="Πίνακας11.A3" style:family="table-cell">
      <style:table-cell-properties fo:padding="0.097cm" fo:border-left="0.05pt solid #000000" fo:border-right="none" fo:border-top="none" fo:border-bottom="0.05pt solid #000000"/>
    </style:style>
    <style:style style:name="Πίνακας11.B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Πίνακας11.C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Πίνακας11.I3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Πίνακας12" style:family="table">
      <style:table-properties style:width="16.993cm" table:align="left"/>
    </style:style>
    <style:style style:name="Πίνακας12.A" style:family="table-column">
      <style:table-column-properties style:column-width="3.099cm"/>
    </style:style>
    <style:style style:name="Πίνακας12.B" style:family="table-column">
      <style:table-column-properties style:column-width="1.3cm"/>
    </style:style>
    <style:style style:name="Πίνακας12.C" style:family="table-column">
      <style:table-column-properties style:column-width="1.266cm"/>
    </style:style>
    <style:style style:name="Πίνακας12.D" style:family="table-column">
      <style:table-column-properties style:column-width="1.889cm"/>
    </style:style>
    <style:style style:name="Πίνακας12.I" style:family="table-column">
      <style:table-column-properties style:column-width="1.882cm"/>
    </style:style>
    <style:style style:name="Πίνακας12.A1" style:family="table-cell">
      <style:table-cell-properties fo:padding="0.097cm" fo:border-left="0.05pt solid #000000" fo:border-right="none" fo:border-top="0.05pt solid #000000" fo:border-bottom="none"/>
    </style:style>
    <style:style style:name="Πίνακας12.B1" style:family="table-cell" style:data-style-name="N0">
      <style:table-cell-properties fo:padding="0.097cm" fo:border-left="0.05pt solid #000000" fo:border-right="none" fo:border-top="0.05pt solid #000000" fo:border-bottom="none"/>
    </style:style>
    <style:style style:name="Πίνακας12.I1" style:family="table-cell" style:data-style-name="N0">
      <style:table-cell-properties fo:padding="0.097cm" fo:border-left="0.05pt solid #000000" fo:border-right="0.05pt solid #000000" fo:border-top="0.05pt solid #000000" fo:border-bottom="none"/>
    </style:style>
    <style:style style:name="Πίνακας12.A2" style:family="table-cell">
      <style:table-cell-properties fo:padding="0.097cm" fo:border-left="0.05pt solid #000000" fo:border-right="none" fo:border-top="none" fo:border-bottom="none"/>
    </style:style>
    <style:style style:name="Πίνακας12.B2" style:family="table-cell" style:data-style-name="N107">
      <style:table-cell-properties fo:padding="0.097cm" fo:border-left="0.05pt solid #000000" fo:border-right="none" fo:border-top="none" fo:border-bottom="none"/>
    </style:style>
    <style:style style:name="Πίνακας12.I2" style:family="table-cell" style:data-style-name="N107">
      <style:table-cell-properties fo:padding="0.097cm" fo:border-left="0.05pt solid #000000" fo:border-right="0.05pt solid #000000" fo:border-top="none" fo:border-bottom="none"/>
    </style:style>
    <style:style style:name="Πίνακας12.A3" style:family="table-cell">
      <style:table-cell-properties fo:padding="0.097cm" fo:border-left="0.05pt solid #000000" fo:border-right="none" fo:border-top="none" fo:border-bottom="0.05pt solid #000000"/>
    </style:style>
    <style:style style:name="Πίνακας12.B3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Πίνακας12.I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Πίνακας13" style:family="table">
      <style:table-properties style:width="16.993cm" table:align="left"/>
    </style:style>
    <style:style style:name="Πίνακας13.A" style:family="table-column">
      <style:table-column-properties style:column-width="2.993cm"/>
    </style:style>
    <style:style style:name="Πίνακας13.B" style:family="table-column">
      <style:table-column-properties style:column-width="1.406cm"/>
    </style:style>
    <style:style style:name="Πίνακας13.C" style:family="table-column">
      <style:table-column-properties style:column-width="1.266cm"/>
    </style:style>
    <style:style style:name="Πίνακας13.D" style:family="table-column">
      <style:table-column-properties style:column-width="1.889cm"/>
    </style:style>
    <style:style style:name="Πίνακας13.I" style:family="table-column">
      <style:table-column-properties style:column-width="1.882cm"/>
    </style:style>
    <style:style style:name="Πίνακας13.A1" style:family="table-cell">
      <style:table-cell-properties fo:padding="0.097cm" fo:border-left="0.05pt solid #000000" fo:border-right="none" fo:border-top="0.05pt solid #000000" fo:border-bottom="none"/>
    </style:style>
    <style:style style:name="Πίνακας13.B1" style:family="table-cell" style:data-style-name="N0">
      <style:table-cell-properties fo:padding="0.097cm" fo:border-left="0.05pt solid #000000" fo:border-right="none" fo:border-top="0.05pt solid #000000" fo:border-bottom="none"/>
    </style:style>
    <style:style style:name="Πίνακας13.I1" style:family="table-cell" style:data-style-name="N0">
      <style:table-cell-properties fo:padding="0.097cm" fo:border-left="0.05pt solid #000000" fo:border-right="0.05pt solid #000000" fo:border-top="0.05pt solid #000000" fo:border-bottom="none"/>
    </style:style>
    <style:style style:name="Πίνακας13.A2" style:family="table-cell">
      <style:table-cell-properties fo:padding="0.097cm" fo:border-left="0.05pt solid #000000" fo:border-right="none" fo:border-top="none" fo:border-bottom="none"/>
    </style:style>
    <style:style style:name="Πίνακας13.B2" style:family="table-cell" style:data-style-name="N107">
      <style:table-cell-properties fo:padding="0.097cm" fo:border-left="0.05pt solid #000000" fo:border-right="none" fo:border-top="none" fo:border-bottom="none"/>
    </style:style>
    <style:style style:name="Πίνακας13.I2" style:family="table-cell" style:data-style-name="N107">
      <style:table-cell-properties fo:padding="0.097cm" fo:border-left="0.05pt solid #000000" fo:border-right="0.05pt solid #000000" fo:border-top="none" fo:border-bottom="none"/>
    </style:style>
    <style:style style:name="Πίνακας13.A3" style:family="table-cell">
      <style:table-cell-properties fo:padding="0.097cm" fo:border-left="0.05pt solid #000000" fo:border-right="none" fo:border-top="none" fo:border-bottom="0.05pt solid #000000"/>
    </style:style>
    <style:style style:name="Πίνακας13.B3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Πίνακας13.I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Πίνακας14" style:family="table">
      <style:table-properties style:width="16.993cm" table:align="left"/>
    </style:style>
    <style:style style:name="Πίνακας14.A" style:family="table-column">
      <style:table-column-properties style:column-width="2.993cm"/>
    </style:style>
    <style:style style:name="Πίνακας14.B" style:family="table-column">
      <style:table-column-properties style:column-width="1.406cm"/>
    </style:style>
    <style:style style:name="Πίνακας14.C" style:family="table-column">
      <style:table-column-properties style:column-width="1.603cm"/>
    </style:style>
    <style:style style:name="Πίνακας14.D" style:family="table-column">
      <style:table-column-properties style:column-width="1.552cm"/>
    </style:style>
    <style:style style:name="Πίνακας14.E" style:family="table-column">
      <style:table-column-properties style:column-width="1.889cm"/>
    </style:style>
    <style:style style:name="Πίνακας14.I" style:family="table-column">
      <style:table-column-properties style:column-width="1.882cm"/>
    </style:style>
    <style:style style:name="Πίνακας14.A1" style:family="table-cell">
      <style:table-cell-properties fo:padding="0.097cm" fo:border-left="0.05pt solid #000000" fo:border-right="none" fo:border-top="0.05pt solid #000000" fo:border-bottom="none"/>
    </style:style>
    <style:style style:name="Πίνακας14.B1" style:family="table-cell" style:data-style-name="N0">
      <style:table-cell-properties fo:padding="0.097cm" fo:border-left="0.05pt solid #000000" fo:border-right="none" fo:border-top="0.05pt solid #000000" fo:border-bottom="none"/>
    </style:style>
    <style:style style:name="Πίνακας14.I1" style:family="table-cell" style:data-style-name="N0">
      <style:table-cell-properties fo:padding="0.097cm" fo:border-left="0.05pt solid #000000" fo:border-right="0.05pt solid #000000" fo:border-top="0.05pt solid #000000" fo:border-bottom="none"/>
    </style:style>
    <style:style style:name="Πίνακας14.A2" style:family="table-cell">
      <style:table-cell-properties fo:padding="0.097cm" fo:border-left="0.05pt solid #000000" fo:border-right="none" fo:border-top="none" fo:border-bottom="none"/>
    </style:style>
    <style:style style:name="Πίνακας14.B2" style:family="table-cell" style:data-style-name="N107">
      <style:table-cell-properties fo:padding="0.097cm" fo:border-left="0.05pt solid #000000" fo:border-right="none" fo:border-top="none" fo:border-bottom="none"/>
    </style:style>
    <style:style style:name="Πίνακας14.I2" style:family="table-cell" style:data-style-name="N107">
      <style:table-cell-properties fo:padding="0.097cm" fo:border-left="0.05pt solid #000000" fo:border-right="0.05pt solid #000000" fo:border-top="none" fo:border-bottom="none"/>
    </style:style>
    <style:style style:name="Πίνακας14.A3" style:family="table-cell">
      <style:table-cell-properties fo:padding="0.097cm" fo:border-left="0.05pt solid #000000" fo:border-right="none" fo:border-top="none" fo:border-bottom="0.05pt solid #000000"/>
    </style:style>
    <style:style style:name="Πίνακας14.B3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Πίνακας14.I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Πίνακας15" style:family="table">
      <style:table-properties style:width="16.993cm" table:align="left"/>
    </style:style>
    <style:style style:name="Πίνακας15.A" style:family="table-column">
      <style:table-column-properties style:column-width="2.993cm"/>
    </style:style>
    <style:style style:name="Πίνακας15.B" style:family="table-column">
      <style:table-column-properties style:column-width="1.603cm"/>
    </style:style>
    <style:style style:name="Πίνακας15.C" style:family="table-column">
      <style:table-column-properties style:column-width="1.602cm"/>
    </style:style>
    <style:style style:name="Πίνακας15.D" style:family="table-column">
      <style:table-column-properties style:column-width="1.498cm"/>
    </style:style>
    <style:style style:name="Πίνακας15.E" style:family="table-column">
      <style:table-column-properties style:column-width="1.748cm"/>
    </style:style>
    <style:style style:name="Πίνακας15.F" style:family="table-column">
      <style:table-column-properties style:column-width="1.889cm"/>
    </style:style>
    <style:style style:name="Πίνακας15.I" style:family="table-column">
      <style:table-column-properties style:column-width="1.882cm"/>
    </style:style>
    <style:style style:name="Πίνακας15.A1" style:family="table-cell">
      <style:table-cell-properties fo:padding="0.097cm" fo:border-left="0.05pt solid #000000" fo:border-right="none" fo:border-top="0.05pt solid #000000" fo:border-bottom="none"/>
    </style:style>
    <style:style style:name="Πίνακας15.B1" style:family="table-cell" style:data-style-name="N0">
      <style:table-cell-properties fo:padding="0.097cm" fo:border-left="0.05pt solid #000000" fo:border-right="none" fo:border-top="0.05pt solid #000000" fo:border-bottom="none"/>
    </style:style>
    <style:style style:name="Πίνακας15.I1" style:family="table-cell" style:data-style-name="N0">
      <style:table-cell-properties fo:padding="0.097cm" fo:border-left="0.05pt solid #000000" fo:border-right="0.05pt solid #000000" fo:border-top="0.05pt solid #000000" fo:border-bottom="none"/>
    </style:style>
    <style:style style:name="Πίνακας15.A2" style:family="table-cell">
      <style:table-cell-properties fo:padding="0.097cm" fo:border-left="0.05pt solid #000000" fo:border-right="none" fo:border-top="none" fo:border-bottom="none"/>
    </style:style>
    <style:style style:name="Πίνακας15.B2" style:family="table-cell" style:data-style-name="N107">
      <style:table-cell-properties fo:padding="0.097cm" fo:border-left="0.05pt solid #000000" fo:border-right="none" fo:border-top="none" fo:border-bottom="none"/>
    </style:style>
    <style:style style:name="Πίνακας15.I2" style:family="table-cell" style:data-style-name="N107">
      <style:table-cell-properties fo:padding="0.097cm" fo:border-left="0.05pt solid #000000" fo:border-right="0.05pt solid #000000" fo:border-top="none" fo:border-bottom="none"/>
    </style:style>
    <style:style style:name="Πίνακας15.A3" style:family="table-cell">
      <style:table-cell-properties fo:padding="0.097cm" fo:border-left="0.05pt solid #000000" fo:border-right="none" fo:border-top="none" fo:border-bottom="0.05pt solid #000000"/>
    </style:style>
    <style:style style:name="Πίνακας15.B3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Πίνακας15.I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Πίνακας16" style:family="table">
      <style:table-properties style:width="16.993cm" table:align="left"/>
    </style:style>
    <style:style style:name="Πίνακας16.A" style:family="table-column">
      <style:table-column-properties style:column-width="2.706cm"/>
    </style:style>
    <style:style style:name="Πίνακας16.B" style:family="table-column">
      <style:table-column-properties style:column-width="1.392cm"/>
    </style:style>
    <style:style style:name="Πίνακας16.C" style:family="table-column">
      <style:table-column-properties style:column-width="1.568cm"/>
    </style:style>
    <style:style style:name="Πίνακας16.D" style:family="table-column">
      <style:table-column-properties style:column-width="1.889cm"/>
    </style:style>
    <style:style style:name="Πίνακας16.I" style:family="table-column">
      <style:table-column-properties style:column-width="1.882cm"/>
    </style:style>
    <style:style style:name="Πίνακας16.A1" style:family="table-cell">
      <style:table-cell-properties fo:padding="0.097cm" fo:border="0.05pt solid #000000"/>
    </style:style>
    <style:style style:name="Πίνακας16.A2" style:family="table-cell">
      <style:table-cell-properties fo:padding="0.097cm" fo:border-left="0.05pt solid #000000" fo:border-right="none" fo:border-top="none" fo:border-bottom="0.05pt solid #000000"/>
    </style:style>
    <style:style style:name="Πίνακας16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Πίνακας16.I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Πίνακας16.B3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Πίνακας16.I3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Πίνακας17" style:family="table">
      <style:table-properties style:width="16.993cm" table:align="left"/>
    </style:style>
    <style:style style:name="Πίνακας17.A" style:family="table-column">
      <style:table-column-properties style:column-width="2.706cm"/>
    </style:style>
    <style:style style:name="Πίνακας17.B" style:family="table-column">
      <style:table-column-properties style:column-width="1.392cm"/>
    </style:style>
    <style:style style:name="Πίνακας17.C" style:family="table-column">
      <style:table-column-properties style:column-width="1.568cm"/>
    </style:style>
    <style:style style:name="Πίνακας17.D" style:family="table-column">
      <style:table-column-properties style:column-width="1.889cm"/>
    </style:style>
    <style:style style:name="Πίνακας17.I" style:family="table-column">
      <style:table-column-properties style:column-width="1.882cm"/>
    </style:style>
    <style:style style:name="Πίνακας17.A1" style:family="table-cell">
      <style:table-cell-properties fo:padding="0.097cm" fo:border="0.05pt solid #000000"/>
    </style:style>
    <style:style style:name="Πίνακας17.A2" style:family="table-cell">
      <style:table-cell-properties fo:padding="0.097cm" fo:border-left="0.05pt solid #000000" fo:border-right="none" fo:border-top="none" fo:border-bottom="0.05pt solid #000000"/>
    </style:style>
    <style:style style:name="Πίνακας17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Πίνακας17.I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Πίνακας17.B3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Πίνακας17.I3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Πίνακας20" style:family="table">
      <style:table-properties style:width="8.602cm" table:align="left"/>
    </style:style>
    <style:style style:name="Πίνακας20.A" style:family="table-column">
      <style:table-column-properties style:column-width="2.706cm"/>
    </style:style>
    <style:style style:name="Πίνακας20.B" style:family="table-column">
      <style:table-column-properties style:column-width="2.692cm"/>
    </style:style>
    <style:style style:name="Πίνακας20.C" style:family="table-column">
      <style:table-column-properties style:column-width="3.205cm"/>
    </style:style>
    <style:style style:name="Πίνακας20.A1" style:family="table-cell">
      <style:table-cell-properties fo:padding="0.097cm" fo:border="0.05pt solid #000000"/>
    </style:style>
    <style:style style:name="Πίνακας20.A2" style:family="table-cell">
      <style:table-cell-properties fo:padding="0.097cm" fo:border-left="0.05pt solid #000000" fo:border-right="none" fo:border-top="none" fo:border-bottom="0.05pt solid #000000"/>
    </style:style>
    <style:style style:name="Πίνακας20.C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20.B3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Πίνακας20.C3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Πίνακας20.B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Πίνακας18" style:family="table">
      <style:table-properties style:width="8.602cm" table:align="left"/>
    </style:style>
    <style:style style:name="Πίνακας18.A" style:family="table-column">
      <style:table-column-properties style:column-width="2.706cm"/>
    </style:style>
    <style:style style:name="Πίνακας18.B" style:family="table-column">
      <style:table-column-properties style:column-width="2.692cm"/>
    </style:style>
    <style:style style:name="Πίνακας18.C" style:family="table-column">
      <style:table-column-properties style:column-width="3.205cm"/>
    </style:style>
    <style:style style:name="Πίνακας18.A1" style:family="table-cell">
      <style:table-cell-properties fo:padding="0.097cm" fo:border="0.05pt solid #000000"/>
    </style:style>
    <style:style style:name="Πίνακας18.A2" style:family="table-cell">
      <style:table-cell-properties fo:padding="0.097cm" fo:border-left="0.05pt solid #000000" fo:border-right="none" fo:border-top="none" fo:border-bottom="0.05pt solid #000000"/>
    </style:style>
    <style:style style:name="Πίνακας18.C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18.B3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Πίνακας18.C3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Πίνακας19" style:family="table">
      <style:table-properties style:width="8.602cm" table:align="left"/>
    </style:style>
    <style:style style:name="Πίνακας19.A" style:family="table-column">
      <style:table-column-properties style:column-width="2.706cm"/>
    </style:style>
    <style:style style:name="Πίνακας19.B" style:family="table-column">
      <style:table-column-properties style:column-width="2.692cm"/>
    </style:style>
    <style:style style:name="Πίνακας19.C" style:family="table-column">
      <style:table-column-properties style:column-width="3.205cm"/>
    </style:style>
    <style:style style:name="Πίνακας19.A1" style:family="table-cell">
      <style:table-cell-properties fo:padding="0.097cm" fo:border="0.05pt solid #000000"/>
    </style:style>
    <style:style style:name="Πίνακας19.A2" style:family="table-cell">
      <style:table-cell-properties fo:padding="0.097cm" fo:border-left="0.05pt solid #000000" fo:border-right="none" fo:border-top="none" fo:border-bottom="0.05pt solid #000000"/>
    </style:style>
    <style:style style:name="Πίνακας19.C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19.B3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Πίνακας19.C3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Πίνακας21" style:family="table">
      <style:table-properties style:width="8.602cm" table:align="left"/>
    </style:style>
    <style:style style:name="Πίνακας21.A" style:family="table-column">
      <style:table-column-properties style:column-width="2.706cm"/>
    </style:style>
    <style:style style:name="Πίνακας21.B" style:family="table-column">
      <style:table-column-properties style:column-width="2.692cm"/>
    </style:style>
    <style:style style:name="Πίνακας21.C" style:family="table-column">
      <style:table-column-properties style:column-width="3.205cm"/>
    </style:style>
    <style:style style:name="Πίνακας21.A1" style:family="table-cell">
      <style:table-cell-properties fo:padding="0.097cm" fo:border="0.05pt solid #000000"/>
    </style:style>
    <style:style style:name="Πίνακας21.A2" style:family="table-cell">
      <style:table-cell-properties fo:padding="0.097cm" fo:border-left="0.05pt solid #000000" fo:border-right="none" fo:border-top="none" fo:border-bottom="0.05pt solid #000000"/>
    </style:style>
    <style:style style:name="Πίνακας21.C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21.B3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Πίνακας21.C3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Πίνακας22" style:family="table">
      <style:table-properties style:width="8.602cm" table:align="left"/>
    </style:style>
    <style:style style:name="Πίνακας22.A" style:family="table-column">
      <style:table-column-properties style:column-width="2.706cm"/>
    </style:style>
    <style:style style:name="Πίνακας22.B" style:family="table-column">
      <style:table-column-properties style:column-width="2.692cm"/>
    </style:style>
    <style:style style:name="Πίνακας22.C" style:family="table-column">
      <style:table-column-properties style:column-width="3.205cm"/>
    </style:style>
    <style:style style:name="Πίνακας22.A1" style:family="table-cell">
      <style:table-cell-properties fo:padding="0.097cm" fo:border="0.05pt solid #000000"/>
    </style:style>
    <style:style style:name="Πίνακας22.A2" style:family="table-cell">
      <style:table-cell-properties fo:padding="0.097cm" fo:border-left="0.05pt solid #000000" fo:border-right="none" fo:border-top="none" fo:border-bottom="0.05pt solid #000000"/>
    </style:style>
    <style:style style:name="Πίνακας22.C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22.B3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Πίνακας22.C3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Πίνακας23" style:family="table">
      <style:table-properties style:width="8.602cm" table:align="left"/>
    </style:style>
    <style:style style:name="Πίνακας23.A" style:family="table-column">
      <style:table-column-properties style:column-width="2.706cm"/>
    </style:style>
    <style:style style:name="Πίνακας23.B" style:family="table-column">
      <style:table-column-properties style:column-width="2.692cm"/>
    </style:style>
    <style:style style:name="Πίνακας23.C" style:family="table-column">
      <style:table-column-properties style:column-width="3.205cm"/>
    </style:style>
    <style:style style:name="Πίνακας23.A1" style:family="table-cell">
      <style:table-cell-properties fo:padding="0.097cm" fo:border="0.05pt solid #000000"/>
    </style:style>
    <style:style style:name="Πίνακας23.A2" style:family="table-cell">
      <style:table-cell-properties fo:padding="0.097cm" fo:border-left="0.05pt solid #000000" fo:border-right="none" fo:border-top="none" fo:border-bottom="0.05pt solid #000000"/>
    </style:style>
    <style:style style:name="Πίνακας23.C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23.B3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Πίνακας23.C3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Πίνακας24" style:family="table">
      <style:table-properties style:width="8.602cm" table:align="left"/>
    </style:style>
    <style:style style:name="Πίνακας24.A" style:family="table-column">
      <style:table-column-properties style:column-width="2.706cm"/>
    </style:style>
    <style:style style:name="Πίνακας24.B" style:family="table-column">
      <style:table-column-properties style:column-width="2.692cm"/>
    </style:style>
    <style:style style:name="Πίνακας24.C" style:family="table-column">
      <style:table-column-properties style:column-width="3.205cm"/>
    </style:style>
    <style:style style:name="Πίνακας24.A1" style:family="table-cell">
      <style:table-cell-properties fo:padding="0.097cm" fo:border="0.05pt solid #000000"/>
    </style:style>
    <style:style style:name="Πίνακας24.A2" style:family="table-cell">
      <style:table-cell-properties fo:padding="0.097cm" fo:border-left="0.05pt solid #000000" fo:border-right="none" fo:border-top="none" fo:border-bottom="0.05pt solid #000000"/>
    </style:style>
    <style:style style:name="Πίνακας24.C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24.B3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Πίνακας24.C3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Πίνακας25" style:family="table">
      <style:table-properties style:width="8.602cm" table:align="left"/>
    </style:style>
    <style:style style:name="Πίνακας25.A" style:family="table-column">
      <style:table-column-properties style:column-width="2.706cm"/>
    </style:style>
    <style:style style:name="Πίνακας25.B" style:family="table-column">
      <style:table-column-properties style:column-width="2.692cm"/>
    </style:style>
    <style:style style:name="Πίνακας25.C" style:family="table-column">
      <style:table-column-properties style:column-width="3.205cm"/>
    </style:style>
    <style:style style:name="Πίνακας25.A1" style:family="table-cell">
      <style:table-cell-properties fo:padding="0.097cm" fo:border="0.05pt solid #000000"/>
    </style:style>
    <style:style style:name="Πίνακας25.A2" style:family="table-cell">
      <style:table-cell-properties fo:padding="0.097cm" fo:border-left="0.05pt solid #000000" fo:border-right="none" fo:border-top="none" fo:border-bottom="0.05pt solid #000000"/>
    </style:style>
    <style:style style:name="Πίνακας25.C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25.B3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Πίνακας25.C3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Πίνακας26" style:family="table">
      <style:table-properties style:width="17cm" table:align="margins"/>
    </style:style>
    <style:style style:name="Πίνακας26.A" style:family="table-column">
      <style:table-column-properties style:column-width="2.124cm" style:rel-column-width="8190*"/>
    </style:style>
    <style:style style:name="Πίνακας26.B" style:family="table-column">
      <style:table-column-properties style:column-width="2.125cm" style:rel-column-width="8191*"/>
    </style:style>
    <style:style style:name="Πίνακας26.C" style:family="table-column">
      <style:table-column-properties style:column-width="2.125cm" style:rel-column-width="8192*"/>
    </style:style>
    <style:style style:name="Πίνακας26.H" style:family="table-column">
      <style:table-column-properties style:column-width="2.125cm" style:rel-column-width="8195*"/>
    </style:style>
    <style:style style:name="Πίνακας26.A1" style:family="table-cell">
      <style:table-cell-properties fo:padding="0.097cm" fo:border-left="0.05pt solid #000000" fo:border-right="none" fo:border-top="0.05pt solid #000000" fo:border-bottom="0.05pt solid #000000"/>
    </style:style>
    <style:style style:name="Πίνακας26.H1" style:family="table-cell">
      <style:table-cell-properties fo:padding="0.097cm" fo:border="0.05pt solid #000000"/>
    </style:style>
    <style:style style:name="Πίνακας26.A2" style:family="table-cell">
      <style:table-cell-properties fo:padding="0.097cm" fo:border-left="0.05pt solid #000000" fo:border-right="none" fo:border-top="none" fo:border-bottom="0.05pt solid #000000"/>
    </style:style>
    <style:style style:name="Πίνακας26.B2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Πίνακας26.H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Πίνακας26.E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Πίνακας27" style:family="table">
      <style:table-properties style:width="17cm" table:align="margins"/>
    </style:style>
    <style:style style:name="Πίνακας27.A" style:family="table-column">
      <style:table-column-properties style:column-width="2.124cm" style:rel-column-width="8190*"/>
    </style:style>
    <style:style style:name="Πίνακας27.B" style:family="table-column">
      <style:table-column-properties style:column-width="2.125cm" style:rel-column-width="8191*"/>
    </style:style>
    <style:style style:name="Πίνακας27.C" style:family="table-column">
      <style:table-column-properties style:column-width="2.125cm" style:rel-column-width="8192*"/>
    </style:style>
    <style:style style:name="Πίνακας27.H" style:family="table-column">
      <style:table-column-properties style:column-width="2.125cm" style:rel-column-width="8195*"/>
    </style:style>
    <style:style style:name="Πίνακας27.A1" style:family="table-cell">
      <style:table-cell-properties fo:padding="0.097cm" fo:border-left="0.05pt solid #000000" fo:border-right="none" fo:border-top="0.05pt solid #000000" fo:border-bottom="0.05pt solid #000000"/>
    </style:style>
    <style:style style:name="Πίνακας27.H1" style:family="table-cell">
      <style:table-cell-properties fo:padding="0.097cm" fo:border="0.05pt solid #000000"/>
    </style:style>
    <style:style style:name="Πίνακας27.A2" style:family="table-cell">
      <style:table-cell-properties fo:padding="0.097cm" fo:border-left="0.05pt solid #000000" fo:border-right="none" fo:border-top="none" fo:border-bottom="0.05pt solid #000000"/>
    </style:style>
    <style:style style:name="Πίνακας27.B2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Πίνακας27.H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Πίνακας28" style:family="table">
      <style:table-properties style:width="17cm" table:align="margins"/>
    </style:style>
    <style:style style:name="Πίνακας28.A" style:family="table-column">
      <style:table-column-properties style:column-width="2.124cm" style:rel-column-width="8190*"/>
    </style:style>
    <style:style style:name="Πίνακας28.B" style:family="table-column">
      <style:table-column-properties style:column-width="2.125cm" style:rel-column-width="8191*"/>
    </style:style>
    <style:style style:name="Πίνακας28.C" style:family="table-column">
      <style:table-column-properties style:column-width="2.125cm" style:rel-column-width="8192*"/>
    </style:style>
    <style:style style:name="Πίνακας28.H" style:family="table-column">
      <style:table-column-properties style:column-width="2.125cm" style:rel-column-width="8195*"/>
    </style:style>
    <style:style style:name="Πίνακας28.A1" style:family="table-cell">
      <style:table-cell-properties fo:padding="0.097cm" fo:border-left="0.05pt solid #000000" fo:border-right="none" fo:border-top="0.05pt solid #000000" fo:border-bottom="0.05pt solid #000000"/>
    </style:style>
    <style:style style:name="Πίνακας28.H1" style:family="table-cell">
      <style:table-cell-properties fo:padding="0.097cm" fo:border="0.05pt solid #000000"/>
    </style:style>
    <style:style style:name="Πίνακας28.A2" style:family="table-cell">
      <style:table-cell-properties fo:padding="0.097cm" fo:border-left="0.05pt solid #000000" fo:border-right="none" fo:border-top="none" fo:border-bottom="0.05pt solid #000000"/>
    </style:style>
    <style:style style:name="Πίνακας28.B2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Πίνακας28.H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Πίνακας29" style:family="table">
      <style:table-properties style:width="17cm" table:align="margins"/>
    </style:style>
    <style:style style:name="Πίνακας29.A" style:family="table-column">
      <style:table-column-properties style:column-width="2.124cm" style:rel-column-width="8190*"/>
    </style:style>
    <style:style style:name="Πίνακας29.B" style:family="table-column">
      <style:table-column-properties style:column-width="2.125cm" style:rel-column-width="8191*"/>
    </style:style>
    <style:style style:name="Πίνακας29.C" style:family="table-column">
      <style:table-column-properties style:column-width="2.125cm" style:rel-column-width="8192*"/>
    </style:style>
    <style:style style:name="Πίνακας29.H" style:family="table-column">
      <style:table-column-properties style:column-width="2.125cm" style:rel-column-width="8195*"/>
    </style:style>
    <style:style style:name="Πίνακας29.A1" style:family="table-cell">
      <style:table-cell-properties fo:padding="0.097cm" fo:border-left="0.05pt solid #000000" fo:border-right="none" fo:border-top="0.05pt solid #000000" fo:border-bottom="0.05pt solid #000000"/>
    </style:style>
    <style:style style:name="Πίνακας29.H1" style:family="table-cell">
      <style:table-cell-properties fo:padding="0.097cm" fo:border="0.05pt solid #000000"/>
    </style:style>
    <style:style style:name="Πίνακας29.A2" style:family="table-cell">
      <style:table-cell-properties fo:padding="0.097cm" fo:border-left="0.05pt solid #000000" fo:border-right="none" fo:border-top="none" fo:border-bottom="0.05pt solid #000000"/>
    </style:style>
    <style:style style:name="Πίνακας29.B2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Πίνακας29.H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Πίνακας30" style:family="table">
      <style:table-properties style:width="17cm" table:align="margins"/>
    </style:style>
    <style:style style:name="Πίνακας30.A" style:family="table-column">
      <style:table-column-properties style:column-width="2.124cm" style:rel-column-width="8190*"/>
    </style:style>
    <style:style style:name="Πίνακας30.B" style:family="table-column">
      <style:table-column-properties style:column-width="2.125cm" style:rel-column-width="8191*"/>
    </style:style>
    <style:style style:name="Πίνακας30.C" style:family="table-column">
      <style:table-column-properties style:column-width="2.125cm" style:rel-column-width="8192*"/>
    </style:style>
    <style:style style:name="Πίνακας30.H" style:family="table-column">
      <style:table-column-properties style:column-width="2.125cm" style:rel-column-width="8195*"/>
    </style:style>
    <style:style style:name="Πίνακας30.A1" style:family="table-cell">
      <style:table-cell-properties fo:padding="0.097cm" fo:border-left="0.05pt solid #000000" fo:border-right="none" fo:border-top="0.05pt solid #000000" fo:border-bottom="0.05pt solid #000000"/>
    </style:style>
    <style:style style:name="Πίνακας30.H1" style:family="table-cell">
      <style:table-cell-properties fo:padding="0.097cm" fo:border="0.05pt solid #000000"/>
    </style:style>
    <style:style style:name="Πίνακας30.A2" style:family="table-cell">
      <style:table-cell-properties fo:padding="0.097cm" fo:border-left="0.05pt solid #000000" fo:border-right="none" fo:border-top="none" fo:border-bottom="0.05pt solid #000000"/>
    </style:style>
    <style:style style:name="Πίνακας30.B2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Πίνακας30.H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Πίνακας31" style:family="table">
      <style:table-properties style:width="17cm" table:align="margins"/>
    </style:style>
    <style:style style:name="Πίνακας31.A" style:family="table-column">
      <style:table-column-properties style:column-width="2.124cm" style:rel-column-width="8190*"/>
    </style:style>
    <style:style style:name="Πίνακας31.B" style:family="table-column">
      <style:table-column-properties style:column-width="2.125cm" style:rel-column-width="8191*"/>
    </style:style>
    <style:style style:name="Πίνακας31.C" style:family="table-column">
      <style:table-column-properties style:column-width="2.125cm" style:rel-column-width="8192*"/>
    </style:style>
    <style:style style:name="Πίνακας31.H" style:family="table-column">
      <style:table-column-properties style:column-width="2.125cm" style:rel-column-width="8195*"/>
    </style:style>
    <style:style style:name="Πίνακας31.A1" style:family="table-cell">
      <style:table-cell-properties fo:padding="0.097cm" fo:border-left="0.05pt solid #000000" fo:border-right="none" fo:border-top="0.05pt solid #000000" fo:border-bottom="0.05pt solid #000000"/>
    </style:style>
    <style:style style:name="Πίνακας31.H1" style:family="table-cell">
      <style:table-cell-properties fo:padding="0.097cm" fo:border="0.05pt solid #000000"/>
    </style:style>
    <style:style style:name="Πίνακας31.A2" style:family="table-cell">
      <style:table-cell-properties fo:padding="0.097cm" fo:border-left="0.05pt solid #000000" fo:border-right="none" fo:border-top="none" fo:border-bottom="0.05pt solid #000000"/>
    </style:style>
    <style:style style:name="Πίνακας31.B2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Πίνακας31.H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l" fo:country="GR" officeooo:rsid="000d1a87" officeooo:paragraph-rsid="001a0e1c"/>
    </style:style>
    <style:style style:name="P2" style:family="paragraph" style:parent-style-name="Standard">
      <style:text-properties fo:language="el" fo:country="GR" officeooo:rsid="001878d3" officeooo:paragraph-rsid="001878d3"/>
    </style:style>
    <style:style style:name="P3" style:family="paragraph" style:parent-style-name="Standard">
      <style:text-properties fo:language="el" fo:country="GR" officeooo:rsid="001878d3" officeooo:paragraph-rsid="001adeee"/>
    </style:style>
    <style:style style:name="P4" style:family="paragraph" style:parent-style-name="Standard">
      <style:text-properties fo:language="el" fo:country="GR" officeooo:rsid="001b627d" officeooo:paragraph-rsid="001878d3"/>
    </style:style>
    <style:style style:name="P5" style:family="paragraph" style:parent-style-name="Standard">
      <style:text-properties fo:language="el" fo:country="GR" officeooo:rsid="001b627d" officeooo:paragraph-rsid="001b627d"/>
    </style:style>
    <style:style style:name="P6" style:family="paragraph" style:parent-style-name="Standard">
      <style:text-properties fo:language="el" fo:country="GR" officeooo:rsid="001adeee" officeooo:paragraph-rsid="001adeee"/>
    </style:style>
    <style:style style:name="P7" style:family="paragraph" style:parent-style-name="Standard">
      <style:paragraph-properties fo:text-align="start" style:justify-single-word="false"/>
      <style:text-properties fo:language="el" fo:country="GR" officeooo:rsid="007ffb01" officeooo:paragraph-rsid="007ffb01"/>
    </style:style>
    <style:style style:name="P8" style:family="paragraph" style:parent-style-name="Standard">
      <style:paragraph-properties fo:text-align="start" style:justify-single-word="false"/>
      <style:text-properties fo:language="el" fo:country="GR" officeooo:rsid="007ffb01" officeooo:paragraph-rsid="00bedb8c"/>
    </style:style>
    <style:style style:name="P9" style:family="paragraph" style:parent-style-name="Standard">
      <style:paragraph-properties fo:text-align="start" style:justify-single-word="false"/>
      <style:text-properties fo:language="el" fo:country="GR" officeooo:rsid="010ef11d" officeooo:paragraph-rsid="010ef11d"/>
    </style:style>
    <style:style style:name="P10" style:family="paragraph" style:parent-style-name="Standard">
      <style:paragraph-properties fo:text-align="center" style:justify-single-word="false"/>
      <style:text-properties fo:language="el" fo:country="GR" officeooo:rsid="0037b608" officeooo:paragraph-rsid="002e2677"/>
    </style:style>
    <style:style style:name="P11" style:family="paragraph" style:parent-style-name="Standard">
      <style:paragraph-properties fo:text-align="center" style:justify-single-word="false"/>
      <style:text-properties fo:language="el" fo:country="GR" officeooo:rsid="0037b608" officeooo:paragraph-rsid="00bedb8c"/>
    </style:style>
    <style:style style:name="P12" style:family="paragraph" style:parent-style-name="Standard">
      <style:paragraph-properties fo:text-align="center" style:justify-single-word="false"/>
      <style:text-properties fo:language="el" fo:country="GR" officeooo:rsid="0181f432" officeooo:paragraph-rsid="01818658"/>
    </style:style>
    <style:style style:name="P13" style:family="paragraph" style:parent-style-name="Standard">
      <style:paragraph-properties fo:text-align="center" style:justify-single-word="false"/>
      <style:text-properties fo:language="el" fo:country="GR" officeooo:rsid="0181f432" officeooo:paragraph-rsid="01c1f96b"/>
    </style:style>
    <style:style style:name="P14" style:family="paragraph" style:parent-style-name="Standard">
      <style:paragraph-properties fo:text-align="start" style:justify-single-word="false"/>
      <style:text-properties fo:language="el" fo:country="GR" officeooo:rsid="01954ef9" officeooo:paragraph-rsid="0181f432"/>
    </style:style>
    <style:style style:name="P15" style:family="paragraph" style:parent-style-name="Standard">
      <style:paragraph-properties fo:text-align="start" style:justify-single-word="false"/>
      <style:text-properties fo:language="el" fo:country="GR" officeooo:rsid="019de4a1" officeooo:paragraph-rsid="019de4a1"/>
    </style:style>
    <style:style style:name="P16" style:family="paragraph" style:parent-style-name="Standard">
      <style:paragraph-properties fo:text-align="start" style:justify-single-word="false"/>
      <style:text-properties fo:language="el" fo:country="GR" officeooo:rsid="01a0e6ac" officeooo:paragraph-rsid="01a0e6ac"/>
    </style:style>
    <style:style style:name="P17" style:family="paragraph" style:parent-style-name="Standard">
      <style:paragraph-properties fo:text-align="center" style:justify-single-word="false"/>
      <style:text-properties fo:language="el" fo:country="GR" officeooo:rsid="01b34ffb" officeooo:paragraph-rsid="01b34ffb"/>
    </style:style>
    <style:style style:name="P18" style:family="paragraph" style:parent-style-name="Standard">
      <style:paragraph-properties fo:text-align="center" style:justify-single-word="false"/>
      <style:text-properties fo:language="el" fo:country="GR" officeooo:rsid="01b34ffb" officeooo:paragraph-rsid="01c1f96b"/>
    </style:style>
    <style:style style:name="P19" style:family="paragraph" style:parent-style-name="Standard">
      <style:paragraph-properties fo:text-align="start" style:justify-single-word="false"/>
      <style:text-properties fo:language="el" fo:country="GR" officeooo:rsid="01b3e0fa" officeooo:paragraph-rsid="01b3e0fa"/>
    </style:style>
    <style:style style:name="P20" style:family="paragraph" style:parent-style-name="Standard">
      <style:paragraph-properties fo:text-align="start" style:justify-single-word="false"/>
      <style:text-properties fo:language="el" fo:country="GR" officeooo:rsid="01b5bded" officeooo:paragraph-rsid="01bb1091"/>
    </style:style>
    <style:style style:name="P21" style:family="paragraph" style:parent-style-name="Standard">
      <style:paragraph-properties fo:text-align="start" style:justify-single-word="false"/>
      <style:text-properties fo:language="el" fo:country="GR" officeooo:rsid="01be8d22" officeooo:paragraph-rsid="01be8d22"/>
    </style:style>
    <style:style style:name="P22" style:family="paragraph" style:parent-style-name="Standard">
      <style:text-properties fo:language="en" fo:country="US" officeooo:rsid="000d5279" officeooo:paragraph-rsid="001a0e1c"/>
    </style:style>
    <style:style style:name="P23" style:family="paragraph" style:parent-style-name="Standard">
      <style:text-properties fo:language="en" fo:country="US" officeooo:rsid="000eeece" officeooo:paragraph-rsid="001a0e1c"/>
    </style:style>
    <style:style style:name="P24" style:family="paragraph" style:parent-style-name="Standard">
      <style:text-properties fo:language="en" fo:country="US" officeooo:rsid="001097d1" officeooo:paragraph-rsid="001a0e1c"/>
    </style:style>
    <style:style style:name="P25" style:family="paragraph" style:parent-style-name="Standard">
      <style:text-properties fo:language="en" fo:country="US" officeooo:rsid="0012206c" officeooo:paragraph-rsid="001a0e1c"/>
    </style:style>
    <style:style style:name="P26" style:family="paragraph" style:parent-style-name="Standard">
      <style:paragraph-properties fo:text-align="center" style:justify-single-word="false"/>
      <style:text-properties fo:language="en" fo:country="US" officeooo:rsid="010d1135" officeooo:paragraph-rsid="00ac0529"/>
    </style:style>
    <style:style style:name="P27" style:family="paragraph" style:parent-style-name="Standard">
      <style:paragraph-properties fo:text-align="center" style:justify-single-word="false"/>
      <style:text-properties fo:language="en" fo:country="US" officeooo:rsid="01818658" officeooo:paragraph-rsid="01818658"/>
    </style:style>
    <style:style style:name="P28" style:family="paragraph" style:parent-style-name="Standard">
      <style:paragraph-properties fo:text-align="center" style:justify-single-word="false"/>
      <style:text-properties fo:language="en" fo:country="US" officeooo:rsid="01b34ffb" officeooo:paragraph-rsid="01b34ffb"/>
    </style:style>
    <style:style style:name="P29" style:family="paragraph" style:parent-style-name="Standard">
      <style:paragraph-properties fo:text-align="center" style:justify-single-word="false"/>
      <style:text-properties fo:font-size="14pt" fo:language="el" fo:country="GR" officeooo:rsid="001c5012" officeooo:paragraph-rsid="001c5012" style:font-size-asian="14pt" style:font-size-complex="14pt"/>
    </style:style>
    <style:style style:name="P30" style:family="paragraph" style:parent-style-name="Standard">
      <style:paragraph-properties fo:text-align="center" style:justify-single-word="false"/>
      <style:text-properties fo:font-size="14pt" fo:language="el" fo:country="GR" officeooo:rsid="001caab6" officeooo:paragraph-rsid="001caab6" style:font-size-asian="14pt" style:font-size-complex="14pt"/>
    </style:style>
    <style:style style:name="P31" style:family="paragraph" style:parent-style-name="Standard">
      <style:paragraph-properties fo:text-align="center" style:justify-single-word="false"/>
      <style:text-properties fo:font-size="14pt" fo:language="el" fo:country="GR" officeooo:rsid="001d8dff" officeooo:paragraph-rsid="001d8dff" style:font-size-asian="14pt" style:font-size-complex="14pt"/>
    </style:style>
    <style:style style:name="P32" style:family="paragraph" style:parent-style-name="Standard">
      <style:paragraph-properties fo:text-align="center" style:justify-single-word="false"/>
      <style:text-properties fo:font-size="14pt" fo:language="en" fo:country="US" officeooo:rsid="001d8dff" officeooo:paragraph-rsid="001d8dff" style:font-size-asian="14pt" style:font-size-complex="14pt"/>
    </style:style>
    <style:style style:name="P33" style:family="paragraph" style:parent-style-name="Standard">
      <style:paragraph-properties fo:text-align="start" style:justify-single-word="false"/>
      <style:text-properties fo:font-size="12pt" fo:language="en" fo:country="US" officeooo:rsid="001d8dff" officeooo:paragraph-rsid="001d8dff" style:font-size-asian="10.5pt" style:font-size-complex="12pt"/>
    </style:style>
    <style:style style:name="P34" style:family="paragraph" style:parent-style-name="Standard">
      <style:paragraph-properties fo:text-align="start" style:justify-single-word="false"/>
      <style:text-properties fo:font-size="12pt" fo:language="en" fo:country="US" officeooo:rsid="001d8dff" officeooo:paragraph-rsid="001d9950" style:font-size-asian="10.5pt" style:font-size-complex="12pt"/>
    </style:style>
    <style:style style:name="P35" style:family="paragraph" style:parent-style-name="Standard">
      <style:paragraph-properties fo:text-align="start" style:justify-single-word="false"/>
      <style:text-properties fo:font-size="12pt" fo:language="en" fo:country="US" officeooo:rsid="001d8dff" officeooo:paragraph-rsid="0024b34f" style:font-size-asian="10.5pt" style:font-size-complex="12pt"/>
    </style:style>
    <style:style style:name="P36" style:family="paragraph" style:parent-style-name="Standard">
      <style:paragraph-properties fo:text-align="start" style:justify-single-word="false"/>
      <style:text-properties fo:font-size="12pt" fo:language="en" fo:country="US" officeooo:rsid="001d8dff" officeooo:paragraph-rsid="00258309" style:font-size-asian="10.5pt" style:font-size-complex="12pt"/>
    </style:style>
    <style:style style:name="P37" style:family="paragraph" style:parent-style-name="Standard">
      <style:paragraph-properties fo:text-align="start" style:justify-single-word="false"/>
      <style:text-properties fo:font-size="12pt" fo:language="en" fo:country="US" officeooo:rsid="001d8dff" officeooo:paragraph-rsid="0026effb" style:font-size-asian="10.5pt" style:font-size-complex="12pt"/>
    </style:style>
    <style:style style:name="P38" style:family="paragraph" style:parent-style-name="Standard">
      <style:paragraph-properties fo:text-align="start" style:justify-single-word="false"/>
      <style:text-properties fo:font-size="12pt" fo:language="en" fo:country="US" officeooo:rsid="001d8dff" officeooo:paragraph-rsid="002e2677" style:font-size-asian="10.5pt" style:font-size-complex="12pt"/>
    </style:style>
    <style:style style:name="P39" style:family="paragraph" style:parent-style-name="Standard">
      <style:paragraph-properties fo:text-align="start" style:justify-single-word="false"/>
      <style:text-properties fo:font-size="12pt" fo:language="en" fo:country="US" officeooo:rsid="001d8dff" officeooo:paragraph-rsid="00bedb8c" style:font-size-asian="10.5pt" style:font-size-complex="12pt"/>
    </style:style>
    <style:style style:name="P40" style:family="paragraph" style:parent-style-name="Standard">
      <style:paragraph-properties fo:text-align="center" style:justify-single-word="false"/>
      <style:text-properties fo:font-size="12pt" fo:language="en" fo:country="US" officeooo:rsid="00360523" officeooo:paragraph-rsid="00360523" style:font-size-asian="10.5pt" style:font-size-complex="12pt"/>
    </style:style>
    <style:style style:name="P41" style:family="paragraph" style:parent-style-name="Standard">
      <style:paragraph-properties fo:text-align="start" style:justify-single-word="false"/>
      <style:text-properties fo:font-size="12pt" fo:language="el" fo:country="GR" officeooo:rsid="001d8dff" officeooo:paragraph-rsid="001d8dff" style:font-size-asian="10.5pt" style:font-size-complex="12pt"/>
    </style:style>
    <style:style style:name="P42" style:family="paragraph" style:parent-style-name="Standard">
      <style:paragraph-properties fo:text-align="center" style:justify-single-word="false"/>
      <style:text-properties officeooo:paragraph-rsid="002e2677"/>
    </style:style>
    <style:style style:name="P43" style:family="paragraph" style:parent-style-name="Standard">
      <style:paragraph-properties fo:text-align="center" style:justify-single-word="false"/>
      <style:text-properties officeooo:paragraph-rsid="00ac0529"/>
    </style:style>
    <style:style style:name="P44" style:family="paragraph" style:parent-style-name="Standard">
      <style:paragraph-properties fo:text-align="center" style:justify-single-word="false"/>
      <style:text-properties officeooo:paragraph-rsid="00bedb8c"/>
    </style:style>
    <style:style style:name="P45" style:family="paragraph" style:parent-style-name="Standard">
      <style:paragraph-properties fo:text-align="center" style:justify-single-word="false"/>
      <style:text-properties officeooo:paragraph-rsid="015e9850"/>
    </style:style>
    <style:style style:name="P46" style:family="paragraph" style:parent-style-name="Standard">
      <style:paragraph-properties fo:text-align="center" style:justify-single-word="false"/>
      <style:text-properties officeooo:paragraph-rsid="0164c7b8"/>
    </style:style>
    <style:style style:name="P47" style:family="paragraph" style:parent-style-name="Standard">
      <style:paragraph-properties fo:text-align="center" style:justify-single-word="false"/>
      <style:text-properties officeooo:paragraph-rsid="01664022"/>
    </style:style>
    <style:style style:name="P48" style:family="paragraph" style:parent-style-name="Standard">
      <style:paragraph-properties fo:text-align="center" style:justify-single-word="false"/>
      <style:text-properties officeooo:paragraph-rsid="01675abf"/>
    </style:style>
    <style:style style:name="P49" style:family="paragraph" style:parent-style-name="Standard">
      <style:paragraph-properties fo:text-align="center" style:justify-single-word="false"/>
      <style:text-properties officeooo:paragraph-rsid="0168ff6d"/>
    </style:style>
    <style:style style:name="P50" style:family="paragraph" style:parent-style-name="Standard">
      <style:paragraph-properties fo:text-align="center" style:justify-single-word="false"/>
      <style:text-properties officeooo:paragraph-rsid="016af43a"/>
    </style:style>
    <style:style style:name="P51" style:family="paragraph" style:parent-style-name="Standard">
      <style:paragraph-properties fo:text-align="center" style:justify-single-word="false"/>
      <style:text-properties officeooo:paragraph-rsid="016c1074"/>
    </style:style>
    <style:style style:name="P52" style:family="paragraph" style:parent-style-name="Standard">
      <style:paragraph-properties fo:text-align="center" style:justify-single-word="false"/>
      <style:text-properties officeooo:paragraph-rsid="016de935"/>
    </style:style>
    <style:style style:name="P53" style:family="paragraph" style:parent-style-name="Standard">
      <style:text-properties officeooo:paragraph-rsid="002e2677"/>
    </style:style>
    <style:style style:name="P54" style:family="paragraph" style:parent-style-name="Standard">
      <style:paragraph-properties fo:text-align="start" style:justify-single-word="false"/>
      <style:text-properties officeooo:rsid="007ffb01" officeooo:paragraph-rsid="007ffb01"/>
    </style:style>
    <style:style style:name="P55" style:family="paragraph" style:parent-style-name="Standard">
      <style:paragraph-properties fo:text-align="start" style:justify-single-word="false"/>
      <style:text-properties officeooo:rsid="007ffb01" officeooo:paragraph-rsid="00bedb8c"/>
    </style:style>
    <style:style style:name="P56" style:family="paragraph" style:parent-style-name="Standard">
      <style:text-properties officeooo:paragraph-rsid="00bedb8c"/>
    </style:style>
    <style:style style:name="P57" style:family="paragraph" style:parent-style-name="Standard">
      <style:paragraph-properties fo:text-align="start" style:justify-single-word="false"/>
      <style:text-properties officeooo:rsid="017d1d6c" officeooo:paragraph-rsid="017d1d6c"/>
    </style:style>
    <style:style style:name="P58" style:family="paragraph" style:parent-style-name="Table_20_Contents">
      <style:text-properties officeooo:rsid="001a0e1c" officeooo:paragraph-rsid="001a0e1c"/>
    </style:style>
    <style:style style:name="P59" style:family="paragraph" style:parent-style-name="Table_20_Contents">
      <style:text-properties officeooo:paragraph-rsid="001a0e1c"/>
    </style:style>
    <style:style style:name="P60" style:family="paragraph" style:parent-style-name="Table_20_Contents">
      <style:paragraph-properties fo:text-align="start" style:justify-single-word="false"/>
      <style:text-properties fo:font-size="12pt" fo:language="en" fo:country="US" officeooo:rsid="001d9950" officeooo:paragraph-rsid="001d9950" style:font-size-asian="10.5pt" style:font-size-complex="12pt"/>
    </style:style>
    <style:style style:name="P61" style:family="paragraph" style:parent-style-name="Table_20_Contents">
      <style:paragraph-properties fo:text-align="start" style:justify-single-word="false"/>
      <style:text-properties fo:font-size="12pt" fo:language="en" fo:country="US" officeooo:rsid="001d9950" officeooo:paragraph-rsid="0024b34f" style:font-size-asian="10.5pt" style:font-size-complex="12pt"/>
    </style:style>
    <style:style style:name="P62" style:family="paragraph" style:parent-style-name="Table_20_Contents">
      <style:paragraph-properties fo:text-align="start" style:justify-single-word="false"/>
      <style:text-properties fo:font-size="12pt" fo:language="en" fo:country="US" officeooo:rsid="001d9950" officeooo:paragraph-rsid="00258309" style:font-size-asian="10.5pt" style:font-size-complex="12pt"/>
    </style:style>
    <style:style style:name="P63" style:family="paragraph" style:parent-style-name="Table_20_Contents">
      <style:paragraph-properties fo:text-align="start" style:justify-single-word="false"/>
      <style:text-properties fo:font-size="12pt" fo:language="en" fo:country="US" officeooo:rsid="001d9950" officeooo:paragraph-rsid="0026effb" style:font-size-asian="10.5pt" style:font-size-complex="12pt"/>
    </style:style>
    <style:style style:name="P64" style:family="paragraph" style:parent-style-name="Table_20_Contents">
      <style:paragraph-properties fo:text-align="start" style:justify-single-word="false"/>
      <style:text-properties fo:font-size="12pt" fo:language="en" fo:country="US" officeooo:rsid="001d9950" officeooo:paragraph-rsid="002e2677" style:font-size-asian="10.5pt" style:font-size-complex="12pt"/>
    </style:style>
    <style:style style:name="P65" style:family="paragraph" style:parent-style-name="Table_20_Contents">
      <style:paragraph-properties fo:text-align="start" style:justify-single-word="false"/>
      <style:text-properties fo:font-size="12pt" fo:language="en" fo:country="US" officeooo:rsid="001d9950" officeooo:paragraph-rsid="00bedb8c" style:font-size-asian="10.5pt" style:font-size-complex="12pt"/>
    </style:style>
    <style:style style:name="P66" style:family="paragraph" style:parent-style-name="Table_20_Contents">
      <style:paragraph-properties fo:text-align="start" style:justify-single-word="false"/>
      <style:text-properties fo:font-size="12pt" fo:language="en" fo:country="US" officeooo:rsid="003c3d36" officeooo:paragraph-rsid="001d9950" style:font-size-asian="10.5pt" style:font-size-complex="12pt"/>
    </style:style>
    <style:style style:name="P67" style:family="paragraph" style:parent-style-name="Table_20_Contents">
      <style:paragraph-properties fo:text-align="start" style:justify-single-word="false"/>
      <style:text-properties fo:font-size="12pt" fo:language="en" fo:country="US" officeooo:rsid="003c3d36" officeooo:paragraph-rsid="00bedb8c" style:font-size-asian="10.5pt" style:font-size-complex="12pt"/>
    </style:style>
    <style:style style:name="P68" style:family="paragraph" style:parent-style-name="Table_20_Contents">
      <style:paragraph-properties fo:text-align="start" style:justify-single-word="false"/>
      <style:text-properties fo:font-size="12pt" fo:language="en" fo:country="US" officeooo:rsid="003c8fa4" officeooo:paragraph-rsid="003c8fa4" style:font-size-asian="10.5pt" style:font-size-complex="12pt"/>
    </style:style>
    <style:style style:name="P69" style:family="paragraph" style:parent-style-name="Table_20_Contents">
      <style:paragraph-properties fo:text-align="start" style:justify-single-word="false"/>
      <style:text-properties fo:font-size="12pt" fo:language="en" fo:country="US" officeooo:rsid="003c8fa4" officeooo:paragraph-rsid="00bedb8c" style:font-size-asian="10.5pt" style:font-size-complex="12pt"/>
    </style:style>
    <style:style style:name="P70" style:family="paragraph" style:parent-style-name="Table_20_Contents">
      <style:paragraph-properties fo:text-align="start" style:justify-single-word="false"/>
      <style:text-properties fo:font-size="12pt" fo:language="en" fo:country="US" officeooo:rsid="003cc2ae" officeooo:paragraph-rsid="003cc2ae" style:font-size-asian="10.5pt" style:font-size-complex="12pt"/>
    </style:style>
    <style:style style:name="P71" style:family="paragraph" style:parent-style-name="Table_20_Contents">
      <style:paragraph-properties fo:text-align="start" style:justify-single-word="false"/>
      <style:text-properties fo:font-size="12pt" fo:language="en" fo:country="US" officeooo:rsid="003cc2ae" officeooo:paragraph-rsid="00bedb8c" style:font-size-asian="10.5pt" style:font-size-complex="12pt"/>
    </style:style>
    <style:style style:name="P72" style:family="paragraph" style:parent-style-name="Table_20_Contents">
      <style:paragraph-properties fo:text-align="start" style:justify-single-word="false"/>
      <style:text-properties fo:font-size="12pt" fo:language="en" fo:country="US" officeooo:rsid="003e1afa" officeooo:paragraph-rsid="003e1afa" style:font-size-asian="10.5pt" style:font-size-complex="12pt"/>
    </style:style>
    <style:style style:name="P73" style:family="paragraph" style:parent-style-name="Table_20_Contents">
      <style:paragraph-properties fo:text-align="start" style:justify-single-word="false"/>
      <style:text-properties fo:font-size="12pt" fo:language="en" fo:country="US" officeooo:rsid="003e1afa" officeooo:paragraph-rsid="00bedb8c" style:font-size-asian="10.5pt" style:font-size-complex="12pt"/>
    </style:style>
    <style:style style:name="P74" style:family="paragraph" style:parent-style-name="Table_20_Contents">
      <style:paragraph-properties fo:text-align="start" style:justify-single-word="false"/>
      <style:text-properties fo:font-size="12pt" fo:language="en" fo:country="US" officeooo:rsid="003e3ccf" officeooo:paragraph-rsid="003e3ccf" style:font-size-asian="10.5pt" style:font-size-complex="12pt"/>
    </style:style>
    <style:style style:name="P75" style:family="paragraph" style:parent-style-name="Table_20_Contents">
      <style:paragraph-properties fo:text-align="start" style:justify-single-word="false"/>
      <style:text-properties fo:font-size="12pt" fo:language="en" fo:country="US" officeooo:rsid="003e3ccf" officeooo:paragraph-rsid="00bedb8c" style:font-size-asian="10.5pt" style:font-size-complex="12pt"/>
    </style:style>
    <style:style style:name="P76" style:family="paragraph" style:parent-style-name="Table_20_Contents">
      <style:paragraph-properties fo:text-align="start" style:justify-single-word="false"/>
      <style:text-properties fo:font-size="12pt" fo:language="en" fo:country="US" officeooo:rsid="0040576f" officeooo:paragraph-rsid="0040576f" style:font-size-asian="10.5pt" style:font-size-complex="12pt"/>
    </style:style>
    <style:style style:name="P77" style:family="paragraph" style:parent-style-name="Table_20_Contents">
      <style:paragraph-properties fo:text-align="start" style:justify-single-word="false"/>
      <style:text-properties fo:font-size="12pt" fo:language="en" fo:country="US" officeooo:rsid="0040576f" officeooo:paragraph-rsid="00bedb8c" style:font-size-asian="10.5pt" style:font-size-complex="12pt"/>
    </style:style>
    <style:style style:name="P78" style:family="paragraph" style:parent-style-name="Table_20_Contents">
      <style:paragraph-properties fo:text-align="start" style:justify-single-word="false"/>
      <style:text-properties fo:font-size="12pt" fo:language="en" fo:country="US" officeooo:rsid="0040f26f" officeooo:paragraph-rsid="0040f26f" style:font-size-asian="10.5pt" style:font-size-complex="12pt"/>
    </style:style>
    <style:style style:name="P79" style:family="paragraph" style:parent-style-name="Table_20_Contents">
      <style:paragraph-properties fo:text-align="start" style:justify-single-word="false"/>
      <style:text-properties fo:font-size="12pt" fo:language="en" fo:country="US" officeooo:rsid="0040f26f" officeooo:paragraph-rsid="00bedb8c" style:font-size-asian="10.5pt" style:font-size-complex="12pt"/>
    </style:style>
    <style:style style:name="P80" style:family="paragraph" style:parent-style-name="Table_20_Contents">
      <style:paragraph-properties fo:text-align="start" style:justify-single-word="false"/>
      <style:text-properties fo:font-size="12pt" fo:language="en" fo:country="US" officeooo:rsid="00424ffb" officeooo:paragraph-rsid="00424ffb" style:font-size-asian="10.5pt" style:font-size-complex="12pt"/>
    </style:style>
    <style:style style:name="P81" style:family="paragraph" style:parent-style-name="Table_20_Contents">
      <style:paragraph-properties fo:text-align="start" style:justify-single-word="false"/>
      <style:text-properties fo:font-size="12pt" fo:language="en" fo:country="US" officeooo:rsid="00424ffb" officeooo:paragraph-rsid="00bedb8c" style:font-size-asian="10.5pt" style:font-size-complex="12pt"/>
    </style:style>
    <style:style style:name="P82" style:family="paragraph" style:parent-style-name="Table_20_Contents">
      <style:paragraph-properties fo:text-align="start" style:justify-single-word="false"/>
      <style:text-properties fo:font-size="12pt" fo:language="en" fo:country="US" officeooo:rsid="00441189" officeooo:paragraph-rsid="00441189" style:font-size-asian="10.5pt" style:font-size-complex="12pt"/>
    </style:style>
    <style:style style:name="P83" style:family="paragraph" style:parent-style-name="Table_20_Contents">
      <style:paragraph-properties fo:text-align="start" style:justify-single-word="false"/>
      <style:text-properties fo:font-size="12pt" fo:language="en" fo:country="US" officeooo:rsid="00441189" officeooo:paragraph-rsid="00bedb8c" style:font-size-asian="10.5pt" style:font-size-complex="12pt"/>
    </style:style>
    <style:style style:name="P84" style:family="paragraph" style:parent-style-name="Table_20_Contents">
      <style:paragraph-properties fo:text-align="start" style:justify-single-word="false"/>
      <style:text-properties fo:font-size="12pt" fo:language="en" fo:country="US" officeooo:rsid="004515b3" officeooo:paragraph-rsid="004515b3" style:font-size-asian="10.5pt" style:font-size-complex="12pt"/>
    </style:style>
    <style:style style:name="P85" style:family="paragraph" style:parent-style-name="Table_20_Contents">
      <style:paragraph-properties fo:text-align="start" style:justify-single-word="false"/>
      <style:text-properties fo:font-size="12pt" fo:language="en" fo:country="US" officeooo:rsid="004515b3" officeooo:paragraph-rsid="00bedb8c" style:font-size-asian="10.5pt" style:font-size-complex="12pt"/>
    </style:style>
    <style:style style:name="P86" style:family="paragraph" style:parent-style-name="Table_20_Contents">
      <style:paragraph-properties fo:text-align="start" style:justify-single-word="false"/>
      <style:text-properties fo:font-size="12pt" fo:language="en" fo:country="US" officeooo:rsid="00461f65" officeooo:paragraph-rsid="00461f65" style:font-size-asian="10.5pt" style:font-size-complex="12pt"/>
    </style:style>
    <style:style style:name="P87" style:family="paragraph" style:parent-style-name="Table_20_Contents">
      <style:paragraph-properties fo:text-align="start" style:justify-single-word="false"/>
      <style:text-properties fo:font-size="12pt" fo:language="en" fo:country="US" officeooo:rsid="00461f65" officeooo:paragraph-rsid="00bedb8c" style:font-size-asian="10.5pt" style:font-size-complex="12pt"/>
    </style:style>
    <style:style style:name="P88" style:family="paragraph" style:parent-style-name="Table_20_Contents">
      <style:paragraph-properties fo:text-align="start" style:justify-single-word="false"/>
      <style:text-properties fo:font-size="12pt" fo:language="en" fo:country="US" officeooo:rsid="0047e40e" officeooo:paragraph-rsid="0047e40e" style:font-size-asian="10.5pt" style:font-size-complex="12pt"/>
    </style:style>
    <style:style style:name="P89" style:family="paragraph" style:parent-style-name="Table_20_Contents">
      <style:paragraph-properties fo:text-align="start" style:justify-single-word="false"/>
      <style:text-properties fo:font-size="12pt" fo:language="en" fo:country="US" officeooo:rsid="0047e40e" officeooo:paragraph-rsid="00bedb8c" style:font-size-asian="10.5pt" style:font-size-complex="12pt"/>
    </style:style>
    <style:style style:name="P90" style:family="paragraph" style:parent-style-name="Table_20_Contents">
      <style:paragraph-properties fo:text-align="start" style:justify-single-word="false"/>
      <style:text-properties fo:font-size="12pt" fo:language="en" fo:country="US" officeooo:rsid="004810b1" officeooo:paragraph-rsid="004810b1" style:font-size-asian="10.5pt" style:font-size-complex="12pt"/>
    </style:style>
    <style:style style:name="P91" style:family="paragraph" style:parent-style-name="Table_20_Contents">
      <style:paragraph-properties fo:text-align="start" style:justify-single-word="false"/>
      <style:text-properties fo:font-size="12pt" fo:language="en" fo:country="US" officeooo:rsid="004810b1" officeooo:paragraph-rsid="004c8ac4" style:font-size-asian="10.5pt" style:font-size-complex="12pt"/>
    </style:style>
    <style:style style:name="P92" style:family="paragraph" style:parent-style-name="Table_20_Contents">
      <style:paragraph-properties fo:text-align="start" style:justify-single-word="false"/>
      <style:text-properties fo:font-size="12pt" fo:language="en" fo:country="US" officeooo:rsid="004810b1" officeooo:paragraph-rsid="00bedb8c" style:font-size-asian="10.5pt" style:font-size-complex="12pt"/>
    </style:style>
    <style:style style:name="P93" style:family="paragraph" style:parent-style-name="Table_20_Contents">
      <style:paragraph-properties fo:text-align="start" style:justify-single-word="false"/>
      <style:text-properties fo:font-size="12pt" fo:language="en" fo:country="US" officeooo:rsid="004f54b5" officeooo:paragraph-rsid="004f54b5" style:font-size-asian="10.5pt" style:font-size-complex="12pt"/>
    </style:style>
    <style:style style:name="P94" style:family="paragraph" style:parent-style-name="Table_20_Contents">
      <style:paragraph-properties fo:text-align="start" style:justify-single-word="false"/>
      <style:text-properties fo:font-size="12pt" fo:language="en" fo:country="US" officeooo:rsid="004f54b5" officeooo:paragraph-rsid="00bedb8c" style:font-size-asian="10.5pt" style:font-size-complex="12pt"/>
    </style:style>
    <style:style style:name="P95" style:family="paragraph" style:parent-style-name="Table_20_Contents">
      <style:paragraph-properties fo:text-align="start" style:justify-single-word="false"/>
      <style:text-properties fo:font-size="12pt" fo:language="en" fo:country="US" officeooo:rsid="0054a752" officeooo:paragraph-rsid="0054a752" style:font-size-asian="10.5pt" style:font-size-complex="12pt"/>
    </style:style>
    <style:style style:name="P96" style:family="paragraph" style:parent-style-name="Table_20_Contents">
      <style:paragraph-properties fo:text-align="start" style:justify-single-word="false"/>
      <style:text-properties fo:font-size="12pt" fo:language="en" fo:country="US" officeooo:rsid="0054a752" officeooo:paragraph-rsid="00bedb8c" style:font-size-asian="10.5pt" style:font-size-complex="12pt"/>
    </style:style>
    <style:style style:name="P97" style:family="paragraph" style:parent-style-name="Table_20_Contents">
      <style:paragraph-properties fo:text-align="start" style:justify-single-word="false"/>
      <style:text-properties fo:font-size="12pt" fo:language="en" fo:country="US" officeooo:rsid="0055a2d7" officeooo:paragraph-rsid="0055a2d7" style:font-size-asian="10.5pt" style:font-size-complex="12pt"/>
    </style:style>
    <style:style style:name="P98" style:family="paragraph" style:parent-style-name="Table_20_Contents">
      <style:paragraph-properties fo:text-align="start" style:justify-single-word="false"/>
      <style:text-properties fo:font-size="12pt" fo:language="en" fo:country="US" officeooo:rsid="0055a2d7" officeooo:paragraph-rsid="00bedb8c" style:font-size-asian="10.5pt" style:font-size-complex="12pt"/>
    </style:style>
    <style:style style:name="P99" style:family="paragraph" style:parent-style-name="Table_20_Contents">
      <style:paragraph-properties fo:text-align="start" style:justify-single-word="false"/>
      <style:text-properties fo:font-size="12pt" fo:language="en" fo:country="US" officeooo:rsid="005876cf" officeooo:paragraph-rsid="005876cf" style:font-size-asian="10.5pt" style:font-size-complex="12pt"/>
    </style:style>
    <style:style style:name="P100" style:family="paragraph" style:parent-style-name="Table_20_Contents">
      <style:paragraph-properties fo:text-align="start" style:justify-single-word="false"/>
      <style:text-properties fo:font-size="12pt" fo:language="en" fo:country="US" officeooo:rsid="005876cf" officeooo:paragraph-rsid="00bedb8c" style:font-size-asian="10.5pt" style:font-size-complex="12pt"/>
    </style:style>
    <style:style style:name="P101" style:family="paragraph" style:parent-style-name="Table_20_Contents">
      <style:paragraph-properties fo:text-align="start" style:justify-single-word="false"/>
      <style:text-properties fo:font-size="12pt" fo:language="en" fo:country="US" officeooo:rsid="005a51a0" officeooo:paragraph-rsid="005a51a0" style:font-size-asian="10.5pt" style:font-size-complex="12pt"/>
    </style:style>
    <style:style style:name="P102" style:family="paragraph" style:parent-style-name="Table_20_Contents">
      <style:paragraph-properties fo:text-align="start" style:justify-single-word="false"/>
      <style:text-properties fo:font-size="12pt" fo:language="en" fo:country="US" officeooo:rsid="005a51a0" officeooo:paragraph-rsid="00bedb8c" style:font-size-asian="10.5pt" style:font-size-complex="12pt"/>
    </style:style>
    <style:style style:name="P103" style:family="paragraph" style:parent-style-name="Table_20_Contents">
      <style:paragraph-properties fo:text-align="start" style:justify-single-word="false"/>
      <style:text-properties fo:font-size="12pt" fo:language="en" fo:country="US" officeooo:rsid="005e0449" officeooo:paragraph-rsid="005e0449" style:font-size-asian="10.5pt" style:font-size-complex="12pt"/>
    </style:style>
    <style:style style:name="P104" style:family="paragraph" style:parent-style-name="Table_20_Contents">
      <style:paragraph-properties fo:text-align="start" style:justify-single-word="false"/>
      <style:text-properties fo:font-size="12pt" fo:language="en" fo:country="US" officeooo:rsid="005e0449" officeooo:paragraph-rsid="00bedb8c" style:font-size-asian="10.5pt" style:font-size-complex="12pt"/>
    </style:style>
    <style:style style:name="P105" style:family="paragraph" style:parent-style-name="Table_20_Contents">
      <style:paragraph-properties fo:text-align="start" style:justify-single-word="false"/>
      <style:text-properties fo:font-size="12pt" fo:language="en" fo:country="US" officeooo:rsid="00621808" officeooo:paragraph-rsid="00621808" style:font-size-asian="10.5pt" style:font-size-complex="12pt"/>
    </style:style>
    <style:style style:name="P106" style:family="paragraph" style:parent-style-name="Table_20_Contents">
      <style:paragraph-properties fo:text-align="start" style:justify-single-word="false"/>
      <style:text-properties fo:font-size="12pt" fo:language="en" fo:country="US" officeooo:rsid="00621808" officeooo:paragraph-rsid="00bedb8c" style:font-size-asian="10.5pt" style:font-size-complex="12pt"/>
    </style:style>
    <style:style style:name="P107" style:family="paragraph" style:parent-style-name="Table_20_Contents">
      <style:paragraph-properties fo:text-align="start" style:justify-single-word="false"/>
      <style:text-properties fo:font-size="12pt" fo:language="en" fo:country="US" officeooo:rsid="00631f95" officeooo:paragraph-rsid="00631f95" style:font-size-asian="10.5pt" style:font-size-complex="12pt"/>
    </style:style>
    <style:style style:name="P108" style:family="paragraph" style:parent-style-name="Table_20_Contents">
      <style:paragraph-properties fo:text-align="start" style:justify-single-word="false"/>
      <style:text-properties fo:font-size="12pt" fo:language="en" fo:country="US" officeooo:rsid="00631f95" officeooo:paragraph-rsid="00bedb8c" style:font-size-asian="10.5pt" style:font-size-complex="12pt"/>
    </style:style>
    <style:style style:name="P109" style:family="paragraph" style:parent-style-name="Table_20_Contents">
      <style:paragraph-properties fo:text-align="start" style:justify-single-word="false"/>
      <style:text-properties fo:font-size="12pt" fo:language="en" fo:country="US" officeooo:rsid="00649777" officeooo:paragraph-rsid="00649777" style:font-size-asian="10.5pt" style:font-size-complex="12pt"/>
    </style:style>
    <style:style style:name="P110" style:family="paragraph" style:parent-style-name="Table_20_Contents">
      <style:paragraph-properties fo:text-align="start" style:justify-single-word="false"/>
      <style:text-properties fo:font-size="12pt" fo:language="en" fo:country="US" officeooo:rsid="00649777" officeooo:paragraph-rsid="00bedb8c" style:font-size-asian="10.5pt" style:font-size-complex="12pt"/>
    </style:style>
    <style:style style:name="P111" style:family="paragraph" style:parent-style-name="Table_20_Contents">
      <style:paragraph-properties fo:text-align="start" style:justify-single-word="false"/>
      <style:text-properties fo:font-size="12pt" fo:language="en" fo:country="US" officeooo:rsid="0064e152" officeooo:paragraph-rsid="0064e152" style:font-size-asian="10.5pt" style:font-size-complex="12pt"/>
    </style:style>
    <style:style style:name="P112" style:family="paragraph" style:parent-style-name="Table_20_Contents">
      <style:paragraph-properties fo:text-align="start" style:justify-single-word="false"/>
      <style:text-properties fo:font-size="12pt" fo:language="en" fo:country="US" officeooo:rsid="0064e152" officeooo:paragraph-rsid="00bedb8c" style:font-size-asian="10.5pt" style:font-size-complex="12pt"/>
    </style:style>
    <style:style style:name="P113" style:family="paragraph" style:parent-style-name="Table_20_Contents">
      <style:paragraph-properties fo:text-align="start" style:justify-single-word="false"/>
      <style:text-properties fo:font-size="12pt" fo:language="en" fo:country="US" officeooo:rsid="0065c9c2" officeooo:paragraph-rsid="0065c9c2" style:font-size-asian="10.5pt" style:font-size-complex="12pt"/>
    </style:style>
    <style:style style:name="P114" style:family="paragraph" style:parent-style-name="Table_20_Contents">
      <style:paragraph-properties fo:text-align="start" style:justify-single-word="false"/>
      <style:text-properties fo:font-size="12pt" fo:language="en" fo:country="US" officeooo:rsid="0065c9c2" officeooo:paragraph-rsid="00bedb8c" style:font-size-asian="10.5pt" style:font-size-complex="12pt"/>
    </style:style>
    <style:style style:name="P115" style:family="paragraph" style:parent-style-name="Table_20_Contents">
      <style:paragraph-properties fo:text-align="start" style:justify-single-word="false"/>
      <style:text-properties fo:font-size="12pt" fo:language="en" fo:country="US" officeooo:rsid="0065f9ed" officeooo:paragraph-rsid="0065f9ed" style:font-size-asian="10.5pt" style:font-size-complex="12pt"/>
    </style:style>
    <style:style style:name="P116" style:family="paragraph" style:parent-style-name="Table_20_Contents">
      <style:paragraph-properties fo:text-align="start" style:justify-single-word="false"/>
      <style:text-properties fo:font-size="12pt" fo:language="en" fo:country="US" officeooo:rsid="0065f9ed" officeooo:paragraph-rsid="00bedb8c" style:font-size-asian="10.5pt" style:font-size-complex="12pt"/>
    </style:style>
    <style:style style:name="P117" style:family="paragraph" style:parent-style-name="Table_20_Contents">
      <style:paragraph-properties fo:text-align="start" style:justify-single-word="false"/>
      <style:text-properties fo:font-size="12pt" fo:language="en" fo:country="US" officeooo:rsid="0067ab39" officeooo:paragraph-rsid="0067ab39" style:font-size-asian="10.5pt" style:font-size-complex="12pt"/>
    </style:style>
    <style:style style:name="P118" style:family="paragraph" style:parent-style-name="Table_20_Contents">
      <style:paragraph-properties fo:text-align="start" style:justify-single-word="false"/>
      <style:text-properties fo:font-size="12pt" fo:language="en" fo:country="US" officeooo:rsid="0067ab39" officeooo:paragraph-rsid="00bedb8c" style:font-size-asian="10.5pt" style:font-size-complex="12pt"/>
    </style:style>
    <style:style style:name="P119" style:family="paragraph" style:parent-style-name="Table_20_Contents">
      <style:paragraph-properties fo:text-align="start" style:justify-single-word="false"/>
      <style:text-properties fo:font-size="12pt" fo:language="en" fo:country="US" officeooo:rsid="006a507b" officeooo:paragraph-rsid="006a507b" style:font-size-asian="10.5pt" style:font-size-complex="12pt"/>
    </style:style>
    <style:style style:name="P120" style:family="paragraph" style:parent-style-name="Table_20_Contents">
      <style:paragraph-properties fo:text-align="start" style:justify-single-word="false"/>
      <style:text-properties fo:font-size="12pt" fo:language="en" fo:country="US" officeooo:rsid="006a507b" officeooo:paragraph-rsid="00bedb8c" style:font-size-asian="10.5pt" style:font-size-complex="12pt"/>
    </style:style>
    <style:style style:name="P121" style:family="paragraph" style:parent-style-name="Table_20_Contents">
      <style:paragraph-properties fo:text-align="start" style:justify-single-word="false"/>
      <style:text-properties fo:font-size="12pt" fo:language="en" fo:country="US" officeooo:rsid="00710326" officeooo:paragraph-rsid="00710326" style:font-size-asian="10.5pt" style:font-size-complex="12pt"/>
    </style:style>
    <style:style style:name="P122" style:family="paragraph" style:parent-style-name="Table_20_Contents">
      <style:paragraph-properties fo:text-align="start" style:justify-single-word="false"/>
      <style:text-properties fo:font-size="12pt" fo:language="en" fo:country="US" officeooo:rsid="00710326" officeooo:paragraph-rsid="00bedb8c" style:font-size-asian="10.5pt" style:font-size-complex="12pt"/>
    </style:style>
    <style:style style:name="P123" style:family="paragraph" style:parent-style-name="Table_20_Contents">
      <style:paragraph-properties fo:text-align="start" style:justify-single-word="false"/>
      <style:text-properties fo:font-size="12pt" fo:language="en" fo:country="US" officeooo:rsid="00728be9" officeooo:paragraph-rsid="00728be9" style:font-size-asian="10.5pt" style:font-size-complex="12pt"/>
    </style:style>
    <style:style style:name="P124" style:family="paragraph" style:parent-style-name="Table_20_Contents">
      <style:paragraph-properties fo:text-align="start" style:justify-single-word="false"/>
      <style:text-properties fo:font-size="12pt" fo:language="en" fo:country="US" officeooo:rsid="00728be9" officeooo:paragraph-rsid="00bedb8c" style:font-size-asian="10.5pt" style:font-size-complex="12pt"/>
    </style:style>
    <style:style style:name="P125" style:family="paragraph" style:parent-style-name="Table_20_Contents">
      <style:paragraph-properties fo:text-align="start" style:justify-single-word="false"/>
      <style:text-properties fo:font-size="12pt" fo:language="en" fo:country="US" officeooo:rsid="0076a39c" officeooo:paragraph-rsid="0076a39c" style:font-size-asian="10.5pt" style:font-size-complex="12pt"/>
    </style:style>
    <style:style style:name="P126" style:family="paragraph" style:parent-style-name="Table_20_Contents">
      <style:paragraph-properties fo:text-align="start" style:justify-single-word="false"/>
      <style:text-properties fo:font-size="12pt" fo:language="en" fo:country="US" officeooo:rsid="0076a39c" officeooo:paragraph-rsid="00bedb8c" style:font-size-asian="10.5pt" style:font-size-complex="12pt"/>
    </style:style>
    <style:style style:name="P127" style:family="paragraph" style:parent-style-name="Table_20_Contents">
      <style:paragraph-properties fo:text-align="start" style:justify-single-word="false"/>
      <style:text-properties fo:font-size="12pt" fo:language="en" fo:country="US" officeooo:rsid="0077297c" officeooo:paragraph-rsid="0077297c" style:font-size-asian="10.5pt" style:font-size-complex="12pt"/>
    </style:style>
    <style:style style:name="P128" style:family="paragraph" style:parent-style-name="Table_20_Contents">
      <style:paragraph-properties fo:text-align="start" style:justify-single-word="false"/>
      <style:text-properties fo:font-size="12pt" fo:language="en" fo:country="US" officeooo:rsid="0077297c" officeooo:paragraph-rsid="00bedb8c" style:font-size-asian="10.5pt" style:font-size-complex="12pt"/>
    </style:style>
    <style:style style:name="P129" style:family="paragraph" style:parent-style-name="Table_20_Contents">
      <style:paragraph-properties fo:text-align="start" style:justify-single-word="false"/>
      <style:text-properties fo:font-size="12pt" fo:language="en" fo:country="US" officeooo:rsid="0078dbc9" officeooo:paragraph-rsid="0078dbc9" style:font-size-asian="10.5pt" style:font-size-complex="12pt"/>
    </style:style>
    <style:style style:name="P130" style:family="paragraph" style:parent-style-name="Table_20_Contents">
      <style:paragraph-properties fo:text-align="start" style:justify-single-word="false"/>
      <style:text-properties fo:font-size="12pt" fo:language="en" fo:country="US" officeooo:rsid="0078dbc9" officeooo:paragraph-rsid="00bedb8c" style:font-size-asian="10.5pt" style:font-size-complex="12pt"/>
    </style:style>
    <style:style style:name="P131" style:family="paragraph" style:parent-style-name="Table_20_Contents">
      <style:paragraph-properties fo:text-align="start" style:justify-single-word="false"/>
      <style:text-properties fo:font-size="12pt" fo:language="en" fo:country="US" officeooo:rsid="007983b3" officeooo:paragraph-rsid="007983b3" style:font-size-asian="10.5pt" style:font-size-complex="12pt"/>
    </style:style>
    <style:style style:name="P132" style:family="paragraph" style:parent-style-name="Table_20_Contents">
      <style:paragraph-properties fo:text-align="start" style:justify-single-word="false"/>
      <style:text-properties fo:font-size="12pt" fo:language="en" fo:country="US" officeooo:rsid="007983b3" officeooo:paragraph-rsid="00bedb8c" style:font-size-asian="10.5pt" style:font-size-complex="12pt"/>
    </style:style>
    <style:style style:name="P133" style:family="paragraph" style:parent-style-name="Table_20_Contents">
      <style:paragraph-properties fo:text-align="start" style:justify-single-word="false"/>
      <style:text-properties fo:font-size="12pt" fo:language="en" fo:country="US" officeooo:rsid="007b1633" officeooo:paragraph-rsid="007b1633" style:font-size-asian="10.5pt" style:font-size-complex="12pt"/>
    </style:style>
    <style:style style:name="P134" style:family="paragraph" style:parent-style-name="Table_20_Contents">
      <style:paragraph-properties fo:text-align="start" style:justify-single-word="false"/>
      <style:text-properties fo:font-size="12pt" fo:language="en" fo:country="US" officeooo:rsid="007b1633" officeooo:paragraph-rsid="00bedb8c" style:font-size-asian="10.5pt" style:font-size-complex="12pt"/>
    </style:style>
    <style:style style:name="P135" style:family="paragraph" style:parent-style-name="Table_20_Contents">
      <style:paragraph-properties fo:text-align="start" style:justify-single-word="false"/>
      <style:text-properties fo:font-size="12pt" fo:language="en" fo:country="US" officeooo:rsid="007cfadf" officeooo:paragraph-rsid="007cfadf" style:font-size-asian="10.5pt" style:font-size-complex="12pt"/>
    </style:style>
    <style:style style:name="P136" style:family="paragraph" style:parent-style-name="Table_20_Contents">
      <style:paragraph-properties fo:text-align="start" style:justify-single-word="false"/>
      <style:text-properties fo:font-size="12pt" fo:language="en" fo:country="US" officeooo:rsid="007cfadf" officeooo:paragraph-rsid="00bedb8c" style:font-size-asian="10.5pt" style:font-size-complex="12pt"/>
    </style:style>
    <style:style style:name="P137" style:family="paragraph" style:parent-style-name="Table_20_Contents">
      <style:paragraph-properties fo:text-align="start" style:justify-single-word="false"/>
      <style:text-properties fo:font-size="12pt" fo:language="en" fo:country="US" officeooo:rsid="007e1718" officeooo:paragraph-rsid="007e1718" style:font-size-asian="10.5pt" style:font-size-complex="12pt"/>
    </style:style>
    <style:style style:name="P138" style:family="paragraph" style:parent-style-name="Table_20_Contents">
      <style:paragraph-properties fo:text-align="start" style:justify-single-word="false"/>
      <style:text-properties fo:font-size="12pt" fo:language="en" fo:country="US" officeooo:rsid="007e1718" officeooo:paragraph-rsid="00bedb8c" style:font-size-asian="10.5pt" style:font-size-complex="12pt"/>
    </style:style>
    <style:style style:name="P139" style:family="paragraph" style:parent-style-name="Table_20_Contents">
      <style:paragraph-properties fo:text-align="start" style:justify-single-word="false"/>
      <style:text-properties fo:font-size="12pt" fo:language="en" fo:country="US" officeooo:rsid="00c0a4e7" officeooo:paragraph-rsid="00c0a4e7" style:font-size-asian="10.5pt" style:font-size-complex="12pt"/>
    </style:style>
    <style:style style:name="P140" style:family="paragraph" style:parent-style-name="Table_20_Contents">
      <style:paragraph-properties fo:text-align="start" style:justify-single-word="false"/>
      <style:text-properties fo:font-size="12pt" fo:language="en" fo:country="US" officeooo:rsid="00c86eea" officeooo:paragraph-rsid="00c86eea" style:font-size-asian="10.5pt" style:font-size-complex="12pt"/>
    </style:style>
    <style:style style:name="P141" style:family="paragraph" style:parent-style-name="Table_20_Contents">
      <style:paragraph-properties fo:text-align="start" style:justify-single-word="false"/>
      <style:text-properties fo:font-size="12pt" fo:language="en" fo:country="US" officeooo:rsid="00c9e63e" officeooo:paragraph-rsid="00c9e63e" style:font-size-asian="10.5pt" style:font-size-complex="12pt"/>
    </style:style>
    <style:style style:name="P142" style:family="paragraph" style:parent-style-name="Table_20_Contents">
      <style:paragraph-properties fo:text-align="start" style:justify-single-word="false"/>
      <style:text-properties fo:font-size="12pt" fo:language="en" fo:country="US" officeooo:rsid="00f6896f" officeooo:paragraph-rsid="00f6896f" style:font-size-asian="10.5pt" style:font-size-complex="12pt"/>
    </style:style>
    <style:style style:name="P143" style:family="paragraph" style:parent-style-name="Table_20_Contents">
      <style:paragraph-properties fo:text-align="start" style:justify-single-word="false"/>
      <style:text-properties fo:font-size="12pt" fo:language="en" fo:country="US" officeooo:rsid="00f72997" officeooo:paragraph-rsid="00f72997" style:font-size-asian="10.5pt" style:font-size-complex="12pt"/>
    </style:style>
    <style:style style:name="P144" style:family="paragraph" style:parent-style-name="Table_20_Contents">
      <style:paragraph-properties fo:text-align="start" style:justify-single-word="false"/>
      <style:text-properties fo:font-size="12pt" fo:language="en" fo:country="US" officeooo:rsid="00f8bf4b" officeooo:paragraph-rsid="00f8bf4b" style:font-size-asian="10.5pt" style:font-size-complex="12pt"/>
    </style:style>
    <style:style style:name="P145" style:family="paragraph" style:parent-style-name="Table_20_Contents">
      <style:paragraph-properties fo:text-align="start" style:justify-single-word="false"/>
      <style:text-properties fo:font-size="12pt" fo:language="en" fo:country="US" officeooo:rsid="00f9ed6b" officeooo:paragraph-rsid="00f9ed6b" style:font-size-asian="10.5pt" style:font-size-complex="12pt"/>
    </style:style>
    <style:style style:name="P146" style:family="paragraph" style:parent-style-name="Table_20_Contents">
      <style:paragraph-properties fo:text-align="start" style:justify-single-word="false"/>
      <style:text-properties fo:font-size="12pt" fo:language="en" fo:country="US" officeooo:rsid="00d8471a" officeooo:paragraph-rsid="00d8471a" style:font-size-asian="10.5pt" style:font-size-complex="12pt"/>
    </style:style>
    <style:style style:name="P147" style:family="paragraph" style:parent-style-name="Table_20_Contents">
      <style:paragraph-properties fo:text-align="start" style:justify-single-word="false"/>
      <style:text-properties fo:font-size="12pt" fo:language="en" fo:country="US" officeooo:rsid="00fd114a" officeooo:paragraph-rsid="00fd114a" style:font-size-asian="10.5pt" style:font-size-complex="12pt"/>
    </style:style>
    <style:style style:name="P148" style:family="paragraph" style:parent-style-name="Table_20_Contents">
      <style:paragraph-properties fo:text-align="start" style:justify-single-word="false"/>
      <style:text-properties fo:font-size="12pt" fo:language="en" fo:country="US" officeooo:rsid="00fe0b09" officeooo:paragraph-rsid="00fe0b09" style:font-size-asian="10.5pt" style:font-size-complex="12pt"/>
    </style:style>
    <style:style style:name="P149" style:family="paragraph" style:parent-style-name="Table_20_Contents">
      <style:paragraph-properties fo:text-align="start" style:justify-single-word="false"/>
      <style:text-properties fo:font-size="12pt" fo:language="en" fo:country="US" officeooo:rsid="00fe604c" officeooo:paragraph-rsid="00fe604c" style:font-size-asian="10.5pt" style:font-size-complex="12pt"/>
    </style:style>
    <style:style style:name="P150" style:family="paragraph" style:parent-style-name="Table_20_Contents">
      <style:paragraph-properties fo:text-align="start" style:justify-single-word="false"/>
      <style:text-properties fo:font-size="12pt" fo:language="en" fo:country="US" officeooo:rsid="00ffd9c8" officeooo:paragraph-rsid="00ffd9c8" style:font-size-asian="10.5pt" style:font-size-complex="12pt"/>
    </style:style>
    <style:style style:name="P151" style:family="paragraph" style:parent-style-name="Table_20_Contents">
      <style:paragraph-properties fo:text-align="start" style:justify-single-word="false"/>
      <style:text-properties fo:font-size="12pt" fo:language="en" fo:country="US" officeooo:rsid="01013d63" officeooo:paragraph-rsid="01013d63" style:font-size-asian="10.5pt" style:font-size-complex="12pt"/>
    </style:style>
    <style:style style:name="P152" style:family="paragraph" style:parent-style-name="Table_20_Contents">
      <style:paragraph-properties fo:text-align="start" style:justify-single-word="false"/>
      <style:text-properties fo:font-size="12pt" fo:language="en" fo:country="US" officeooo:rsid="0113e403" officeooo:paragraph-rsid="0113e403" style:font-size-asian="10.5pt" style:font-size-complex="12pt"/>
    </style:style>
    <style:style style:name="P153" style:family="paragraph" style:parent-style-name="Table_20_Contents">
      <style:paragraph-properties fo:text-align="start" style:justify-single-word="false"/>
      <style:text-properties fo:font-size="12pt" fo:language="en" fo:country="US" officeooo:rsid="0114210b" officeooo:paragraph-rsid="0114210b" style:font-size-asian="10.5pt" style:font-size-complex="12pt"/>
    </style:style>
    <style:style style:name="P154" style:family="paragraph" style:parent-style-name="Table_20_Contents">
      <style:paragraph-properties fo:text-align="start" style:justify-single-word="false"/>
      <style:text-properties fo:font-size="12pt" fo:language="en" fo:country="US" officeooo:rsid="0115afb2" officeooo:paragraph-rsid="0115afb2" style:font-size-asian="10.5pt" style:font-size-complex="12pt"/>
    </style:style>
    <style:style style:name="P155" style:family="paragraph" style:parent-style-name="Table_20_Contents">
      <style:paragraph-properties fo:text-align="start" style:justify-single-word="false"/>
      <style:text-properties fo:font-size="12pt" fo:language="en" fo:country="US" officeooo:rsid="0115cb0a" officeooo:paragraph-rsid="0115cb0a" style:font-size-asian="10.5pt" style:font-size-complex="12pt"/>
    </style:style>
    <style:style style:name="P156" style:family="paragraph" style:parent-style-name="Table_20_Contents">
      <style:paragraph-properties fo:text-align="start" style:justify-single-word="false"/>
      <style:text-properties fo:font-size="12pt" fo:language="en" fo:country="US" officeooo:rsid="0115d63c" officeooo:paragraph-rsid="0115d63c" style:font-size-asian="10.5pt" style:font-size-complex="12pt"/>
    </style:style>
    <style:style style:name="P157" style:family="paragraph" style:parent-style-name="Table_20_Contents">
      <style:paragraph-properties fo:text-align="start" style:justify-single-word="false"/>
      <style:text-properties fo:font-size="12pt" fo:language="en" fo:country="US" officeooo:rsid="0119204e" officeooo:paragraph-rsid="0119204e" style:font-size-asian="10.5pt" style:font-size-complex="12pt"/>
    </style:style>
    <style:style style:name="P158" style:family="paragraph" style:parent-style-name="Table_20_Contents">
      <style:paragraph-properties fo:text-align="start" style:justify-single-word="false"/>
      <style:text-properties fo:font-size="12pt" fo:language="en" fo:country="US" officeooo:rsid="0119d76b" officeooo:paragraph-rsid="0119d76b" style:font-size-asian="10.5pt" style:font-size-complex="12pt"/>
    </style:style>
    <style:style style:name="P159" style:family="paragraph" style:parent-style-name="Table_20_Contents">
      <style:paragraph-properties fo:text-align="start" style:justify-single-word="false"/>
      <style:text-properties fo:font-size="12pt" fo:language="en" fo:country="US" officeooo:rsid="011b01ad" officeooo:paragraph-rsid="011b01ad" style:font-size-asian="10.5pt" style:font-size-complex="12pt"/>
    </style:style>
    <style:style style:name="P160" style:family="paragraph" style:parent-style-name="Table_20_Contents">
      <style:paragraph-properties fo:text-align="start" style:justify-single-word="false"/>
      <style:text-properties fo:font-size="12pt" fo:language="en" fo:country="US" officeooo:rsid="011c3177" officeooo:paragraph-rsid="011c3177" style:font-size-asian="10.5pt" style:font-size-complex="12pt"/>
    </style:style>
    <style:style style:name="P161" style:family="paragraph" style:parent-style-name="Table_20_Contents">
      <style:paragraph-properties fo:text-align="start" style:justify-single-word="false"/>
      <style:text-properties fo:font-size="12pt" fo:language="en" fo:country="US" officeooo:rsid="011dc986" officeooo:paragraph-rsid="011dc986" style:font-size-asian="10.5pt" style:font-size-complex="12pt"/>
    </style:style>
    <style:style style:name="P162" style:family="paragraph" style:parent-style-name="Table_20_Contents">
      <style:paragraph-properties fo:text-align="start" style:justify-single-word="false"/>
      <style:text-properties fo:font-size="12pt" fo:language="en" fo:country="US" officeooo:rsid="011f0642" officeooo:paragraph-rsid="011f0642" style:font-size-asian="10.5pt" style:font-size-complex="12pt"/>
    </style:style>
    <style:style style:name="P163" style:family="paragraph" style:parent-style-name="Table_20_Contents">
      <style:paragraph-properties fo:text-align="start" style:justify-single-word="false"/>
      <style:text-properties fo:font-size="12pt" fo:language="en" fo:country="US" officeooo:rsid="01254748" officeooo:paragraph-rsid="01254748" style:font-size-asian="10.5pt" style:font-size-complex="12pt"/>
    </style:style>
    <style:style style:name="P164" style:family="paragraph" style:parent-style-name="Table_20_Contents">
      <style:paragraph-properties fo:text-align="start" style:justify-single-word="false"/>
      <style:text-properties fo:font-size="12pt" fo:language="en" fo:country="US" officeooo:rsid="012725da" officeooo:paragraph-rsid="012725da" style:font-size-asian="10.5pt" style:font-size-complex="12pt"/>
    </style:style>
    <style:style style:name="P165" style:family="paragraph" style:parent-style-name="Table_20_Contents">
      <style:paragraph-properties fo:text-align="start" style:justify-single-word="false"/>
      <style:text-properties fo:font-size="12pt" fo:language="en" fo:country="US" officeooo:rsid="012a1460" officeooo:paragraph-rsid="012a1460" style:font-size-asian="10.5pt" style:font-size-complex="12pt"/>
    </style:style>
    <style:style style:name="P166" style:family="paragraph" style:parent-style-name="Table_20_Contents">
      <style:paragraph-properties fo:text-align="start" style:justify-single-word="false"/>
      <style:text-properties fo:font-size="12pt" fo:language="en" fo:country="US" officeooo:rsid="012bd7e5" officeooo:paragraph-rsid="012bd7e5" style:font-size-asian="10.5pt" style:font-size-complex="12pt"/>
    </style:style>
    <style:style style:name="P167" style:family="paragraph" style:parent-style-name="Table_20_Contents">
      <style:paragraph-properties fo:text-align="start" style:justify-single-word="false"/>
      <style:text-properties fo:font-size="12pt" fo:language="en" fo:country="US" officeooo:rsid="012d6432" officeooo:paragraph-rsid="012d6432" style:font-size-asian="10.5pt" style:font-size-complex="12pt"/>
    </style:style>
    <style:style style:name="P168" style:family="paragraph" style:parent-style-name="Table_20_Contents">
      <style:paragraph-properties fo:text-align="start" style:justify-single-word="false"/>
      <style:text-properties fo:font-size="12pt" fo:language="en" fo:country="US" officeooo:rsid="012eeae4" officeooo:paragraph-rsid="012eeae4" style:font-size-asian="10.5pt" style:font-size-complex="12pt"/>
    </style:style>
    <style:style style:name="P169" style:family="paragraph" style:parent-style-name="Table_20_Contents">
      <style:paragraph-properties fo:text-align="start" style:justify-single-word="false"/>
      <style:text-properties fo:font-size="12pt" fo:language="en" fo:country="US" officeooo:rsid="012ffaa1" officeooo:paragraph-rsid="012ffaa1" style:font-size-asian="10.5pt" style:font-size-complex="12pt"/>
    </style:style>
    <style:style style:name="P170" style:family="paragraph" style:parent-style-name="Table_20_Contents">
      <style:paragraph-properties fo:text-align="start" style:justify-single-word="false"/>
      <style:text-properties fo:font-size="12pt" fo:language="en" fo:country="US" officeooo:rsid="013029d4" officeooo:paragraph-rsid="013029d4" style:font-size-asian="10.5pt" style:font-size-complex="12pt"/>
    </style:style>
    <style:style style:name="P171" style:family="paragraph" style:parent-style-name="Table_20_Contents">
      <style:paragraph-properties fo:text-align="start" style:justify-single-word="false"/>
      <style:text-properties fo:font-size="12pt" fo:language="en" fo:country="US" officeooo:rsid="0130d69a" officeooo:paragraph-rsid="0130d69a" style:font-size-asian="10.5pt" style:font-size-complex="12pt"/>
    </style:style>
    <style:style style:name="P172" style:family="paragraph" style:parent-style-name="Table_20_Contents">
      <style:paragraph-properties fo:text-align="start" style:justify-single-word="false"/>
      <style:text-properties fo:font-size="12pt" fo:language="en" fo:country="US" officeooo:rsid="0132f420" officeooo:paragraph-rsid="0132f420" style:font-size-asian="10.5pt" style:font-size-complex="12pt"/>
    </style:style>
    <style:style style:name="P173" style:family="paragraph" style:parent-style-name="Table_20_Contents">
      <style:paragraph-properties fo:text-align="start" style:justify-single-word="false"/>
      <style:text-properties fo:font-size="12pt" fo:language="en" fo:country="US" officeooo:rsid="0133a3d0" officeooo:paragraph-rsid="0133a3d0" style:font-size-asian="10.5pt" style:font-size-complex="12pt"/>
    </style:style>
    <style:style style:name="P174" style:family="paragraph" style:parent-style-name="Table_20_Contents">
      <style:paragraph-properties fo:text-align="start" style:justify-single-word="false"/>
      <style:text-properties fo:font-size="12pt" fo:language="en" fo:country="US" officeooo:rsid="0134daab" officeooo:paragraph-rsid="0134daab" style:font-size-asian="10.5pt" style:font-size-complex="12pt"/>
    </style:style>
    <style:style style:name="P175" style:family="paragraph" style:parent-style-name="Table_20_Contents">
      <style:paragraph-properties fo:text-align="start" style:justify-single-word="false"/>
      <style:text-properties fo:font-size="12pt" fo:language="en" fo:country="US" officeooo:rsid="01360ee8" officeooo:paragraph-rsid="01360ee8" style:font-size-asian="10.5pt" style:font-size-complex="12pt"/>
    </style:style>
    <style:style style:name="P176" style:family="paragraph" style:parent-style-name="Table_20_Contents">
      <style:paragraph-properties fo:text-align="start" style:justify-single-word="false"/>
      <style:text-properties fo:font-size="12pt" fo:language="en" fo:country="US" officeooo:rsid="013912f3" officeooo:paragraph-rsid="013912f3" style:font-size-asian="10.5pt" style:font-size-complex="12pt"/>
    </style:style>
    <style:style style:name="P177" style:family="paragraph" style:parent-style-name="Table_20_Contents">
      <style:paragraph-properties fo:text-align="start" style:justify-single-word="false"/>
      <style:text-properties fo:font-size="12pt" fo:language="en" fo:country="US" officeooo:rsid="013a944a" officeooo:paragraph-rsid="013a944a" style:font-size-asian="10.5pt" style:font-size-complex="12pt"/>
    </style:style>
    <style:style style:name="P178" style:family="paragraph" style:parent-style-name="Table_20_Contents">
      <style:paragraph-properties fo:text-align="start" style:justify-single-word="false"/>
      <style:text-properties fo:font-size="12pt" fo:language="en" fo:country="US" officeooo:rsid="013c4cf7" officeooo:paragraph-rsid="013c4cf7" style:font-size-asian="10.5pt" style:font-size-complex="12pt"/>
    </style:style>
    <style:style style:name="P179" style:family="paragraph" style:parent-style-name="Table_20_Contents">
      <style:paragraph-properties fo:text-align="center" style:justify-single-word="false"/>
      <style:text-properties fo:font-size="12pt" fo:language="en" fo:country="US" officeooo:rsid="013c4cf7" officeooo:paragraph-rsid="013c4cf7" style:font-size-asian="10.5pt" style:font-size-complex="12pt"/>
    </style:style>
    <style:style style:name="P180" style:family="paragraph" style:parent-style-name="Table_20_Contents">
      <style:paragraph-properties fo:text-align="start" style:justify-single-word="false"/>
      <style:text-properties fo:font-size="12pt" fo:language="en" fo:country="US" officeooo:rsid="013d8230" officeooo:paragraph-rsid="013d8230" style:font-size-asian="10.5pt" style:font-size-complex="12pt"/>
    </style:style>
    <style:style style:name="P181" style:family="paragraph" style:parent-style-name="Table_20_Contents">
      <style:paragraph-properties fo:text-align="start" style:justify-single-word="false"/>
      <style:text-properties fo:font-size="12pt" fo:language="en" fo:country="US" officeooo:rsid="013e7d1a" officeooo:paragraph-rsid="013e7d1a" style:font-size-asian="10.5pt" style:font-size-complex="12pt"/>
    </style:style>
    <style:style style:name="P182" style:family="paragraph" style:parent-style-name="Table_20_Contents">
      <style:paragraph-properties fo:text-align="start" style:justify-single-word="false"/>
      <style:text-properties fo:font-size="12pt" fo:language="en" fo:country="US" officeooo:rsid="013fcdd6" officeooo:paragraph-rsid="013fcdd6" style:font-size-asian="10.5pt" style:font-size-complex="12pt"/>
    </style:style>
    <style:style style:name="P183" style:family="paragraph" style:parent-style-name="Table_20_Contents">
      <style:paragraph-properties fo:text-align="start" style:justify-single-word="false"/>
      <style:text-properties fo:font-size="12pt" fo:language="en" fo:country="US" officeooo:rsid="0140cd18" officeooo:paragraph-rsid="0140cd18" style:font-size-asian="10.5pt" style:font-size-complex="12pt"/>
    </style:style>
    <style:style style:name="P184" style:family="paragraph" style:parent-style-name="Table_20_Contents">
      <style:paragraph-properties fo:text-align="start" style:justify-single-word="false"/>
      <style:text-properties fo:font-size="12pt" fo:language="en" fo:country="US" officeooo:rsid="0141a05a" officeooo:paragraph-rsid="0141a05a" style:font-size-asian="10.5pt" style:font-size-complex="12pt"/>
    </style:style>
    <style:style style:name="P185" style:family="paragraph" style:parent-style-name="Table_20_Contents">
      <style:paragraph-properties fo:text-align="start" style:justify-single-word="false"/>
      <style:text-properties fo:font-size="12pt" fo:language="en" fo:country="US" officeooo:rsid="014253ea" officeooo:paragraph-rsid="014253ea" style:font-size-asian="10.5pt" style:font-size-complex="12pt"/>
    </style:style>
    <style:style style:name="P186" style:family="paragraph" style:parent-style-name="Table_20_Contents">
      <style:paragraph-properties fo:text-align="start" style:justify-single-word="false"/>
      <style:text-properties fo:font-size="12pt" fo:language="en" fo:country="US" officeooo:rsid="01428b3e" officeooo:paragraph-rsid="01428b3e" style:font-size-asian="10.5pt" style:font-size-complex="12pt"/>
    </style:style>
    <style:style style:name="P187" style:family="paragraph" style:parent-style-name="Table_20_Contents">
      <style:paragraph-properties fo:text-align="start" style:justify-single-word="false"/>
      <style:text-properties fo:font-size="12pt" fo:language="en" fo:country="US" officeooo:rsid="0143ca62" officeooo:paragraph-rsid="0143ca62" style:font-size-asian="10.5pt" style:font-size-complex="12pt"/>
    </style:style>
    <style:style style:name="P188" style:family="paragraph" style:parent-style-name="Table_20_Contents">
      <style:paragraph-properties fo:text-align="start" style:justify-single-word="false"/>
      <style:text-properties fo:font-size="12pt" fo:language="en" fo:country="US" officeooo:rsid="014794f5" officeooo:paragraph-rsid="014794f5" style:font-size-asian="10.5pt" style:font-size-complex="12pt"/>
    </style:style>
    <style:style style:name="P189" style:family="paragraph" style:parent-style-name="Table_20_Contents">
      <style:paragraph-properties fo:text-align="start" style:justify-single-word="false"/>
      <style:text-properties fo:font-size="12pt" fo:language="en" fo:country="US" officeooo:rsid="01495e6f" officeooo:paragraph-rsid="01495e6f" style:font-size-asian="10.5pt" style:font-size-complex="12pt"/>
    </style:style>
    <style:style style:name="P190" style:family="paragraph" style:parent-style-name="Table_20_Contents">
      <style:paragraph-properties fo:text-align="start" style:justify-single-word="false"/>
      <style:text-properties fo:font-size="12pt" fo:language="en" fo:country="US" officeooo:rsid="014a249e" officeooo:paragraph-rsid="014a249e" style:font-size-asian="10.5pt" style:font-size-complex="12pt"/>
    </style:style>
    <style:style style:name="P191" style:family="paragraph" style:parent-style-name="Table_20_Contents">
      <style:paragraph-properties fo:text-align="start" style:justify-single-word="false"/>
      <style:text-properties fo:font-size="12pt" fo:language="en" fo:country="US" officeooo:rsid="014dbeae" officeooo:paragraph-rsid="014dbeae" style:font-size-asian="10.5pt" style:font-size-complex="12pt"/>
    </style:style>
    <style:style style:name="P192" style:family="paragraph" style:parent-style-name="Table_20_Contents">
      <style:paragraph-properties fo:text-align="start" style:justify-single-word="false"/>
      <style:text-properties fo:font-size="12pt" fo:language="en" fo:country="US" officeooo:rsid="014ebe7a" officeooo:paragraph-rsid="014ebe7a" style:font-size-asian="10.5pt" style:font-size-complex="12pt"/>
    </style:style>
    <style:style style:name="P193" style:family="paragraph" style:parent-style-name="Table_20_Contents">
      <style:paragraph-properties fo:text-align="start" style:justify-single-word="false"/>
      <style:text-properties fo:font-size="12pt" fo:language="en" fo:country="US" officeooo:rsid="014ef5ce" officeooo:paragraph-rsid="014ef5ce" style:font-size-asian="10.5pt" style:font-size-complex="12pt"/>
    </style:style>
    <style:style style:name="P194" style:family="paragraph" style:parent-style-name="Table_20_Contents">
      <style:paragraph-properties fo:text-align="start" style:justify-single-word="false"/>
      <style:text-properties fo:font-size="12pt" fo:language="en" fo:country="US" officeooo:rsid="015078b9" officeooo:paragraph-rsid="015078b9" style:font-size-asian="10.5pt" style:font-size-complex="12pt"/>
    </style:style>
    <style:style style:name="P195" style:family="paragraph" style:parent-style-name="Table_20_Contents">
      <style:paragraph-properties fo:text-align="start" style:justify-single-word="false"/>
      <style:text-properties fo:font-size="12pt" fo:language="en" fo:country="US" officeooo:rsid="0174a7cb" officeooo:paragraph-rsid="0174a7cb" style:font-size-asian="10.5pt" style:font-size-complex="12pt"/>
    </style:style>
    <style:style style:name="P196" style:family="paragraph" style:parent-style-name="Table_20_Contents">
      <style:paragraph-properties fo:text-align="start" style:justify-single-word="false"/>
      <style:text-properties fo:font-size="12pt" fo:language="en" fo:country="US" officeooo:rsid="0131a71f" officeooo:paragraph-rsid="0131a71f" style:font-size-asian="10.5pt" style:font-size-complex="12pt"/>
    </style:style>
    <style:style style:name="P197" style:family="paragraph" style:parent-style-name="Table_20_Contents">
      <style:paragraph-properties fo:text-align="start" style:justify-single-word="false"/>
      <style:text-properties fo:font-size="12pt" fo:language="en" fo:country="US" officeooo:rsid="01587ca2" officeooo:paragraph-rsid="01587ca2" style:font-size-asian="10.5pt" style:font-size-complex="12pt"/>
    </style:style>
    <style:style style:name="P198" style:family="paragraph" style:parent-style-name="Table_20_Contents">
      <style:paragraph-properties fo:text-align="start" style:justify-single-word="false"/>
      <style:text-properties fo:font-size="12pt" fo:language="en" fo:country="US" officeooo:rsid="01596c30" officeooo:paragraph-rsid="01596c30" style:font-size-asian="10.5pt" style:font-size-complex="12pt"/>
    </style:style>
    <style:style style:name="P199" style:family="paragraph" style:parent-style-name="Table_20_Contents">
      <style:paragraph-properties fo:text-align="start" style:justify-single-word="false"/>
      <style:text-properties fo:font-size="12pt" fo:language="en" fo:country="US" officeooo:rsid="0159fdf8" officeooo:paragraph-rsid="0159fdf8" style:font-size-asian="10.5pt" style:font-size-complex="12pt"/>
    </style:style>
    <style:style style:name="P200" style:family="paragraph" style:parent-style-name="Table_20_Contents">
      <style:paragraph-properties fo:text-align="start" style:justify-single-word="false"/>
      <style:text-properties fo:font-size="12pt" fo:language="en" fo:country="US" officeooo:rsid="015bb911" officeooo:paragraph-rsid="015bb911" style:font-size-asian="10.5pt" style:font-size-complex="12pt"/>
    </style:style>
    <style:style style:name="P201" style:family="paragraph" style:parent-style-name="Table_20_Contents">
      <style:paragraph-properties fo:text-align="start" style:justify-single-word="false"/>
      <style:text-properties fo:font-size="12pt" officeooo:rsid="00c9e63e" officeooo:paragraph-rsid="00c9e63e" style:font-size-asian="10.5pt" style:font-size-complex="12pt"/>
    </style:style>
    <style:style style:name="P202" style:family="paragraph" style:parent-style-name="Table_20_Contents">
      <style:paragraph-properties fo:text-align="start" style:justify-single-word="false"/>
      <style:text-properties fo:font-size="12pt" officeooo:rsid="0114210b" officeooo:paragraph-rsid="0114210b" style:font-size-asian="10.5pt" style:font-size-complex="12pt"/>
    </style:style>
    <style:style style:name="P203" style:family="paragraph" style:parent-style-name="Table_20_Contents">
      <style:paragraph-properties fo:text-align="start" style:justify-single-word="false"/>
      <style:text-properties fo:font-size="12pt" officeooo:rsid="0115d63c" officeooo:paragraph-rsid="0115d63c" style:font-size-asian="10.5pt" style:font-size-complex="12pt"/>
    </style:style>
    <style:style style:name="P204" style:family="paragraph" style:parent-style-name="Table_20_Contents">
      <style:paragraph-properties fo:text-align="start" style:justify-single-word="false"/>
      <style:text-properties fo:font-size="12pt" officeooo:rsid="0119204e" officeooo:paragraph-rsid="0119204e" style:font-size-asian="10.5pt" style:font-size-complex="12pt"/>
    </style:style>
    <style:style style:name="P205" style:family="paragraph" style:parent-style-name="Table_20_Contents">
      <style:paragraph-properties fo:text-align="start" style:justify-single-word="false"/>
      <style:text-properties fo:font-size="12pt" officeooo:rsid="0119d76b" officeooo:paragraph-rsid="0119d76b" style:font-size-asian="10.5pt" style:font-size-complex="12pt"/>
    </style:style>
    <style:style style:name="P206" style:family="paragraph" style:parent-style-name="Table_20_Contents">
      <style:paragraph-properties fo:text-align="start" style:justify-single-word="false"/>
      <style:text-properties fo:font-size="12pt" officeooo:rsid="0120dd22" officeooo:paragraph-rsid="0120dd22" style:font-size-asian="10.5pt" style:font-size-complex="12pt"/>
    </style:style>
    <style:style style:name="P207" style:family="paragraph" style:parent-style-name="Table_20_Contents">
      <style:paragraph-properties fo:text-align="start" style:justify-single-word="false"/>
      <style:text-properties fo:font-size="12pt" officeooo:rsid="01360ee8" officeooo:paragraph-rsid="01360ee8" style:font-size-asian="10.5pt" style:font-size-complex="12pt"/>
    </style:style>
    <style:style style:name="P208" style:family="paragraph" style:parent-style-name="Table_20_Contents">
      <style:paragraph-properties fo:text-align="start" style:justify-single-word="false"/>
      <style:text-properties fo:font-size="12pt" fo:language="el" fo:country="GR" officeooo:rsid="00cb200f" officeooo:paragraph-rsid="00cb200f" style:font-size-asian="10.5pt" style:font-size-complex="12pt"/>
    </style:style>
    <style:style style:name="P209" style:family="paragraph" style:parent-style-name="Table_20_Contents">
      <style:paragraph-properties fo:text-align="start" style:justify-single-word="false"/>
      <style:text-properties fo:font-size="12pt" fo:language="el" fo:country="GR" officeooo:rsid="00cbeb90" officeooo:paragraph-rsid="00cbeb90" style:font-size-asian="10.5pt" style:font-size-complex="12pt"/>
    </style:style>
    <style:style style:name="P210" style:family="paragraph" style:parent-style-name="Table_20_Contents">
      <style:paragraph-properties fo:text-align="start" style:justify-single-word="false"/>
      <style:text-properties fo:font-size="12pt" fo:language="el" fo:country="GR" officeooo:rsid="00cd4d95" officeooo:paragraph-rsid="00cd4d95" style:font-size-asian="10.5pt" style:font-size-complex="12pt"/>
    </style:style>
    <style:style style:name="P211" style:family="paragraph" style:parent-style-name="Table_20_Contents">
      <style:paragraph-properties fo:text-align="start" style:justify-single-word="false"/>
      <style:text-properties fo:font-size="12pt" fo:language="el" fo:country="GR" officeooo:rsid="00d8471a" officeooo:paragraph-rsid="00d8471a" style:font-size-asian="10.5pt" style:font-size-complex="12pt"/>
    </style:style>
    <style:style style:name="P212" style:family="paragraph" style:parent-style-name="Table_20_Contents">
      <style:paragraph-properties fo:text-align="start" style:justify-single-word="false"/>
      <style:text-properties fo:font-size="12pt" fo:language="el" fo:country="GR" officeooo:rsid="00d8a0c7" officeooo:paragraph-rsid="00d8a0c7" style:font-size-asian="10.5pt" style:font-size-complex="12pt"/>
    </style:style>
    <style:style style:name="P213" style:family="paragraph" style:parent-style-name="Table_20_Contents">
      <style:paragraph-properties fo:text-align="start" style:justify-single-word="false"/>
      <style:text-properties fo:font-size="12pt" fo:language="el" fo:country="GR" officeooo:rsid="00dca5e6" officeooo:paragraph-rsid="00dca5e6" style:font-size-asian="10.5pt" style:font-size-complex="12pt"/>
    </style:style>
    <style:style style:name="P214" style:family="paragraph" style:parent-style-name="Table_20_Contents">
      <style:paragraph-properties fo:text-align="start" style:justify-single-word="false"/>
      <style:text-properties fo:font-size="12pt" fo:language="el" fo:country="GR" officeooo:rsid="00dd4411" officeooo:paragraph-rsid="00dd4411" style:font-size-asian="10.5pt" style:font-size-complex="12pt"/>
    </style:style>
    <style:style style:name="P215" style:family="paragraph" style:parent-style-name="Table_20_Contents">
      <style:paragraph-properties fo:text-align="start" style:justify-single-word="false"/>
      <style:text-properties fo:font-size="12pt" fo:language="el" fo:country="GR" officeooo:rsid="00deda71" officeooo:paragraph-rsid="00deda71" style:font-size-asian="10.5pt" style:font-size-complex="12pt"/>
    </style:style>
    <style:style style:name="P216" style:family="paragraph" style:parent-style-name="Table_20_Contents">
      <style:paragraph-properties fo:text-align="start" style:justify-single-word="false"/>
      <style:text-properties fo:font-size="12pt" fo:language="el" fo:country="GR" officeooo:rsid="00dfa9a5" officeooo:paragraph-rsid="00dfa9a5" style:font-size-asian="10.5pt" style:font-size-complex="12pt"/>
    </style:style>
    <style:style style:name="P217" style:family="paragraph" style:parent-style-name="Table_20_Contents">
      <style:paragraph-properties fo:text-align="start" style:justify-single-word="false"/>
      <style:text-properties fo:font-size="12pt" fo:language="el" fo:country="GR" officeooo:rsid="00e17c65" officeooo:paragraph-rsid="00e17c65" style:font-size-asian="10.5pt" style:font-size-complex="12pt"/>
    </style:style>
    <style:style style:name="P218" style:family="paragraph" style:parent-style-name="Table_20_Contents">
      <style:paragraph-properties fo:text-align="start" style:justify-single-word="false"/>
      <style:text-properties fo:font-size="12pt" fo:language="el" fo:country="GR" officeooo:rsid="00e2750f" officeooo:paragraph-rsid="00e2750f" style:font-size-asian="10.5pt" style:font-size-complex="12pt"/>
    </style:style>
    <style:style style:name="P219" style:family="paragraph" style:parent-style-name="Table_20_Contents">
      <style:paragraph-properties fo:text-align="start" style:justify-single-word="false"/>
      <style:text-properties fo:font-size="12pt" fo:language="el" fo:country="GR" officeooo:rsid="00e3e14a" officeooo:paragraph-rsid="00e3e14a" style:font-size-asian="10.5pt" style:font-size-complex="12pt"/>
    </style:style>
    <style:style style:name="P220" style:family="paragraph" style:parent-style-name="Table_20_Contents">
      <style:paragraph-properties fo:text-align="start" style:justify-single-word="false"/>
      <style:text-properties fo:font-size="12pt" fo:language="el" fo:country="GR" officeooo:rsid="00e5bb3f" officeooo:paragraph-rsid="00e5bb3f" style:font-size-asian="10.5pt" style:font-size-complex="12pt"/>
    </style:style>
    <style:style style:name="P221" style:family="paragraph" style:parent-style-name="Table_20_Contents">
      <style:paragraph-properties fo:text-align="start" style:justify-single-word="false"/>
      <style:text-properties fo:font-size="12pt" fo:language="el" fo:country="GR" officeooo:rsid="00e6effa" officeooo:paragraph-rsid="00e6effa" style:font-size-asian="10.5pt" style:font-size-complex="12pt"/>
    </style:style>
    <style:style style:name="P222" style:family="paragraph" style:parent-style-name="Table_20_Contents">
      <style:paragraph-properties fo:text-align="start" style:justify-single-word="false"/>
      <style:text-properties fo:font-size="12pt" fo:language="el" fo:country="GR" officeooo:rsid="00e89061" officeooo:paragraph-rsid="00e89061" style:font-size-asian="10.5pt" style:font-size-complex="12pt"/>
    </style:style>
    <style:style style:name="P223" style:family="paragraph" style:parent-style-name="Table_20_Contents">
      <style:paragraph-properties fo:text-align="start" style:justify-single-word="false"/>
      <style:text-properties fo:font-size="12pt" fo:language="el" fo:country="GR" officeooo:rsid="00e97a11" officeooo:paragraph-rsid="00e97a11" style:font-size-asian="10.5pt" style:font-size-complex="12pt"/>
    </style:style>
    <style:style style:name="P224" style:family="paragraph" style:parent-style-name="Table_20_Contents">
      <style:paragraph-properties fo:text-align="start" style:justify-single-word="false"/>
      <style:text-properties fo:font-size="12pt" fo:language="el" fo:country="GR" officeooo:rsid="00eaa5e3" officeooo:paragraph-rsid="00eaa5e3" style:font-size-asian="10.5pt" style:font-size-complex="12pt"/>
    </style:style>
    <style:style style:name="P225" style:family="paragraph" style:parent-style-name="Table_20_Contents">
      <style:paragraph-properties fo:text-align="start" style:justify-single-word="false"/>
      <style:text-properties fo:font-size="12pt" fo:language="el" fo:country="GR" officeooo:rsid="00ee5414" officeooo:paragraph-rsid="00ee5414" style:font-size-asian="10.5pt" style:font-size-complex="12pt"/>
    </style:style>
    <style:style style:name="P226" style:family="paragraph" style:parent-style-name="Table_20_Contents">
      <style:paragraph-properties fo:text-align="start" style:justify-single-word="false"/>
      <style:text-properties fo:font-size="12pt" fo:language="el" fo:country="GR" officeooo:rsid="00ef11c2" officeooo:paragraph-rsid="00ef11c2" style:font-size-asian="10.5pt" style:font-size-complex="12pt"/>
    </style:style>
    <style:style style:name="P227" style:family="paragraph" style:parent-style-name="Table_20_Contents">
      <style:paragraph-properties fo:text-align="start" style:justify-single-word="false"/>
      <style:text-properties fo:font-size="12pt" fo:language="el" fo:country="GR" officeooo:rsid="00efa098" officeooo:paragraph-rsid="00efa098" style:font-size-asian="10.5pt" style:font-size-complex="12pt"/>
    </style:style>
    <style:style style:name="P228" style:family="paragraph" style:parent-style-name="Table_20_Contents">
      <style:paragraph-properties fo:text-align="start" style:justify-single-word="false"/>
      <style:text-properties fo:font-size="12pt" fo:language="el" fo:country="GR" officeooo:rsid="00efee25" officeooo:paragraph-rsid="00efee25" style:font-size-asian="10.5pt" style:font-size-complex="12pt"/>
    </style:style>
    <style:style style:name="P229" style:family="paragraph" style:parent-style-name="Table_20_Contents">
      <style:paragraph-properties fo:text-align="start" style:justify-single-word="false"/>
      <style:text-properties fo:font-size="12pt" fo:language="el" fo:country="GR" officeooo:rsid="00f10146" officeooo:paragraph-rsid="00f10146" style:font-size-asian="10.5pt" style:font-size-complex="12pt"/>
    </style:style>
    <style:style style:name="P230" style:family="paragraph" style:parent-style-name="Table_20_Contents">
      <style:paragraph-properties fo:text-align="start" style:justify-single-word="false"/>
      <style:text-properties fo:font-size="12pt" fo:language="el" fo:country="GR" officeooo:rsid="00f22082" officeooo:paragraph-rsid="00f22082" style:font-size-asian="10.5pt" style:font-size-complex="12pt"/>
    </style:style>
    <style:style style:name="P231" style:family="paragraph" style:parent-style-name="Table_20_Contents">
      <style:paragraph-properties fo:text-align="start" style:justify-single-word="false"/>
      <style:text-properties fo:font-size="12pt" fo:language="el" fo:country="GR" officeooo:rsid="00f36f3f" officeooo:paragraph-rsid="00f36f3f" style:font-size-asian="10.5pt" style:font-size-complex="12pt"/>
    </style:style>
    <style:style style:name="P232" style:family="paragraph" style:parent-style-name="Table_20_Contents">
      <style:paragraph-properties fo:text-align="start" style:justify-single-word="false"/>
      <style:text-properties fo:font-size="12pt" fo:language="el" fo:country="GR" officeooo:rsid="00f5114d" officeooo:paragraph-rsid="00f5114d" style:font-size-asian="10.5pt" style:font-size-complex="12pt"/>
    </style:style>
    <style:style style:name="P233" style:family="paragraph" style:parent-style-name="Table_20_Contents">
      <style:paragraph-properties fo:text-align="start" style:justify-single-word="false"/>
      <style:text-properties fo:font-size="12pt" fo:language="el" fo:country="GR" officeooo:rsid="00f5c74c" officeooo:paragraph-rsid="00f5c74c" style:font-size-asian="10.5pt" style:font-size-complex="12pt"/>
    </style:style>
    <style:style style:name="P234" style:family="paragraph" style:parent-style-name="Table_20_Contents">
      <style:paragraph-properties fo:text-align="start" style:justify-single-word="false"/>
      <style:text-properties fo:language="en" fo:country="US" officeooo:rsid="007ffb01" officeooo:paragraph-rsid="007ffb01"/>
    </style:style>
    <style:style style:name="P235" style:family="paragraph" style:parent-style-name="Table_20_Contents">
      <style:paragraph-properties fo:text-align="start" style:justify-single-word="false"/>
      <style:text-properties fo:language="en" fo:country="US" officeooo:rsid="007ffb01" officeooo:paragraph-rsid="00ac0529"/>
    </style:style>
    <style:style style:name="P236" style:family="paragraph" style:parent-style-name="Table_20_Contents">
      <style:paragraph-properties fo:text-align="start" style:justify-single-word="false"/>
      <style:text-properties fo:language="en" fo:country="US" officeooo:rsid="007ffb01" officeooo:paragraph-rsid="00bedb8c"/>
    </style:style>
    <style:style style:name="P237" style:family="paragraph" style:parent-style-name="Table_20_Contents">
      <style:paragraph-properties fo:text-align="start" style:justify-single-word="false"/>
      <style:text-properties fo:language="en" fo:country="US" officeooo:rsid="01029be2" officeooo:paragraph-rsid="01029be2"/>
    </style:style>
    <style:style style:name="P238" style:family="paragraph" style:parent-style-name="Table_20_Contents">
      <style:paragraph-properties fo:text-align="start" style:justify-single-word="false"/>
      <style:text-properties fo:language="en" fo:country="US" officeooo:rsid="0102dd3c" officeooo:paragraph-rsid="0102dd3c"/>
    </style:style>
    <style:style style:name="P239" style:family="paragraph" style:parent-style-name="Table_20_Contents">
      <style:paragraph-properties fo:text-align="start" style:justify-single-word="false"/>
      <style:text-properties fo:language="en" fo:country="US" officeooo:rsid="01045857" officeooo:paragraph-rsid="01045857"/>
    </style:style>
    <style:style style:name="P240" style:family="paragraph" style:parent-style-name="Table_20_Contents">
      <style:paragraph-properties fo:text-align="start" style:justify-single-word="false"/>
      <style:text-properties fo:language="en" fo:country="US" officeooo:rsid="010511dd" officeooo:paragraph-rsid="010511dd"/>
    </style:style>
    <style:style style:name="P241" style:family="paragraph" style:parent-style-name="Table_20_Contents">
      <style:paragraph-properties fo:text-align="center" style:justify-single-word="false"/>
      <style:text-properties fo:language="en" fo:country="US" officeooo:rsid="010511dd" officeooo:paragraph-rsid="010511dd"/>
    </style:style>
    <style:style style:name="P242" style:family="paragraph" style:parent-style-name="Table_20_Contents">
      <style:paragraph-properties fo:text-align="start" style:justify-single-word="false"/>
      <style:text-properties fo:language="en" fo:country="US" officeooo:rsid="0105ced7" officeooo:paragraph-rsid="0105ced7"/>
    </style:style>
    <style:style style:name="P243" style:family="paragraph" style:parent-style-name="Table_20_Contents">
      <style:paragraph-properties fo:text-align="start" style:justify-single-word="false"/>
      <style:text-properties fo:language="en" fo:country="US" officeooo:rsid="0107048b" officeooo:paragraph-rsid="0107048b"/>
    </style:style>
    <style:style style:name="P244" style:family="paragraph" style:parent-style-name="Table_20_Contents">
      <style:paragraph-properties fo:text-align="start" style:justify-single-word="false"/>
      <style:text-properties fo:language="en" fo:country="US" officeooo:rsid="01080027" officeooo:paragraph-rsid="01080027"/>
    </style:style>
    <style:style style:name="P245" style:family="paragraph" style:parent-style-name="Table_20_Contents">
      <style:paragraph-properties fo:text-align="start" style:justify-single-word="false"/>
      <style:text-properties fo:language="en" fo:country="US" officeooo:rsid="01089ee8" officeooo:paragraph-rsid="01089ee8"/>
    </style:style>
    <style:style style:name="P246" style:family="paragraph" style:parent-style-name="Table_20_Contents">
      <style:paragraph-properties fo:text-align="start" style:justify-single-word="false"/>
      <style:text-properties fo:language="en" fo:country="US" officeooo:rsid="0109944b" officeooo:paragraph-rsid="0109944b"/>
    </style:style>
    <style:style style:name="P247" style:family="paragraph" style:parent-style-name="Table_20_Contents">
      <style:paragraph-properties fo:text-align="start" style:justify-single-word="false"/>
      <style:text-properties fo:language="en" fo:country="US" officeooo:rsid="010a37bd" officeooo:paragraph-rsid="010a37bd"/>
    </style:style>
    <style:style style:name="P248" style:family="paragraph" style:parent-style-name="Table_20_Contents">
      <style:paragraph-properties fo:text-align="start" style:justify-single-word="false"/>
      <style:text-properties fo:language="en" fo:country="US" officeooo:rsid="01089ee8" officeooo:paragraph-rsid="01089ee8" fo:background-color="transparent"/>
    </style:style>
    <style:style style:name="P249" style:family="paragraph" style:parent-style-name="Table_20_Contents">
      <style:paragraph-properties fo:text-align="start" style:justify-single-word="false"/>
      <style:text-properties fo:language="en" fo:country="US" officeooo:rsid="01080027" officeooo:paragraph-rsid="01080027" fo:background-color="transparent"/>
    </style:style>
    <style:style style:name="P250" style:family="paragraph" style:parent-style-name="Table_20_Contents">
      <style:paragraph-properties fo:text-align="start" style:justify-single-word="false"/>
      <style:text-properties fo:language="en" fo:country="US" officeooo:rsid="0107048b" officeooo:paragraph-rsid="0107048b" fo:background-color="transparent"/>
    </style:style>
    <style:style style:name="P251" style:family="paragraph" style:parent-style-name="Table_20_Contents">
      <style:paragraph-properties fo:text-align="start" style:justify-single-word="false"/>
      <style:text-properties fo:language="en" fo:country="US" officeooo:rsid="0105ced7" officeooo:paragraph-rsid="0105ced7" fo:background-color="transparent"/>
    </style:style>
    <style:style style:name="P252" style:family="paragraph" style:parent-style-name="Table_20_Contents">
      <style:paragraph-properties fo:text-align="start" style:justify-single-word="false"/>
      <style:text-properties fo:language="en" fo:country="US" officeooo:rsid="010511dd" officeooo:paragraph-rsid="010511dd" fo:background-color="transparent"/>
    </style:style>
    <style:style style:name="P253" style:family="paragraph" style:parent-style-name="Table_20_Contents">
      <style:paragraph-properties fo:text-align="center" style:justify-single-word="false"/>
      <style:text-properties fo:language="en" fo:country="US" officeooo:rsid="010511dd" officeooo:paragraph-rsid="010511dd" fo:background-color="transparent"/>
    </style:style>
    <style:style style:name="P254" style:family="paragraph" style:parent-style-name="Table_20_Contents">
      <style:paragraph-properties fo:text-align="start" style:justify-single-word="false"/>
      <style:text-properties fo:language="en" fo:country="US" officeooo:rsid="007ffb01" officeooo:paragraph-rsid="00ac0529" fo:background-color="transparent"/>
    </style:style>
    <style:style style:name="P255" style:family="paragraph" style:parent-style-name="Table_20_Contents">
      <style:paragraph-properties fo:text-align="center" style:justify-single-word="false"/>
      <style:text-properties fo:language="en" fo:country="US" officeooo:rsid="015e9850" officeooo:paragraph-rsid="015e9850"/>
    </style:style>
    <style:style style:name="P256" style:family="paragraph" style:parent-style-name="Table_20_Contents">
      <style:paragraph-properties fo:text-align="center" style:justify-single-word="false"/>
      <style:text-properties fo:language="en" fo:country="US" officeooo:rsid="015e9850" officeooo:paragraph-rsid="0164c7b8"/>
    </style:style>
    <style:style style:name="P257" style:family="paragraph" style:parent-style-name="Table_20_Contents">
      <style:paragraph-properties fo:text-align="center" style:justify-single-word="false"/>
      <style:text-properties fo:language="en" fo:country="US" officeooo:rsid="015e9850" officeooo:paragraph-rsid="01664022"/>
    </style:style>
    <style:style style:name="P258" style:family="paragraph" style:parent-style-name="Table_20_Contents">
      <style:paragraph-properties fo:text-align="center" style:justify-single-word="false"/>
      <style:text-properties fo:language="en" fo:country="US" officeooo:rsid="015e9850" officeooo:paragraph-rsid="01675abf"/>
    </style:style>
    <style:style style:name="P259" style:family="paragraph" style:parent-style-name="Table_20_Contents">
      <style:paragraph-properties fo:text-align="center" style:justify-single-word="false"/>
      <style:text-properties fo:language="en" fo:country="US" officeooo:rsid="015e9850" officeooo:paragraph-rsid="0168ff6d"/>
    </style:style>
    <style:style style:name="P260" style:family="paragraph" style:parent-style-name="Table_20_Contents">
      <style:paragraph-properties fo:text-align="center" style:justify-single-word="false"/>
      <style:text-properties fo:language="en" fo:country="US" officeooo:rsid="015e9850" officeooo:paragraph-rsid="016af43a"/>
    </style:style>
    <style:style style:name="P261" style:family="paragraph" style:parent-style-name="Table_20_Contents">
      <style:paragraph-properties fo:text-align="center" style:justify-single-word="false"/>
      <style:text-properties fo:language="en" fo:country="US" officeooo:rsid="015e9850" officeooo:paragraph-rsid="016c1074"/>
    </style:style>
    <style:style style:name="P262" style:family="paragraph" style:parent-style-name="Table_20_Contents">
      <style:paragraph-properties fo:text-align="center" style:justify-single-word="false"/>
      <style:text-properties fo:language="en" fo:country="US" officeooo:rsid="015e9850" officeooo:paragraph-rsid="016de935"/>
    </style:style>
    <style:style style:name="P263" style:family="paragraph" style:parent-style-name="Table_20_Contents">
      <style:paragraph-properties fo:text-align="start" style:justify-single-word="false"/>
      <style:text-properties fo:language="en" fo:country="US" officeooo:rsid="018cba11" officeooo:paragraph-rsid="018cba11"/>
    </style:style>
    <style:style style:name="P264" style:family="paragraph" style:parent-style-name="Table_20_Contents">
      <style:paragraph-properties fo:text-align="start" style:justify-single-word="false"/>
      <style:text-properties fo:language="en" fo:country="US" officeooo:rsid="018cba11" officeooo:paragraph-rsid="01c1f96b"/>
    </style:style>
    <style:style style:name="P265" style:family="paragraph" style:parent-style-name="Table_20_Contents">
      <style:paragraph-properties fo:text-align="start" style:justify-single-word="false"/>
      <style:text-properties fo:language="en" fo:country="US" officeooo:rsid="01975283" officeooo:paragraph-rsid="01975283"/>
    </style:style>
    <style:style style:name="P266" style:family="paragraph" style:parent-style-name="Table_20_Contents">
      <style:paragraph-properties fo:text-align="start" style:justify-single-word="false"/>
      <style:text-properties fo:language="en" fo:country="US" officeooo:rsid="0197f66c" officeooo:paragraph-rsid="0197f66c"/>
    </style:style>
    <style:style style:name="P267" style:family="paragraph" style:parent-style-name="Table_20_Contents">
      <style:paragraph-properties fo:text-align="start" style:justify-single-word="false"/>
      <style:text-properties fo:language="en" fo:country="US" officeooo:rsid="01990ab9" officeooo:paragraph-rsid="01990ab9"/>
    </style:style>
    <style:style style:name="P268" style:family="paragraph" style:parent-style-name="Table_20_Contents">
      <style:paragraph-properties fo:text-align="start" style:justify-single-word="false"/>
      <style:text-properties fo:language="en" fo:country="US" officeooo:rsid="019af439" officeooo:paragraph-rsid="019af439"/>
    </style:style>
    <style:style style:name="P269" style:family="paragraph" style:parent-style-name="Table_20_Contents">
      <style:paragraph-properties fo:text-align="start" style:justify-single-word="false"/>
      <style:text-properties fo:language="en" fo:country="US" officeooo:rsid="019c1660" officeooo:paragraph-rsid="019c1660"/>
    </style:style>
    <style:style style:name="P270" style:family="paragraph" style:parent-style-name="Table_20_Contents">
      <style:paragraph-properties fo:text-align="start" style:justify-single-word="false"/>
      <style:text-properties fo:language="en" fo:country="US" officeooo:rsid="01a25349" officeooo:paragraph-rsid="01a25349"/>
    </style:style>
    <style:style style:name="P271" style:family="paragraph" style:parent-style-name="Table_20_Contents">
      <style:paragraph-properties fo:text-align="start" style:justify-single-word="false"/>
      <style:text-properties fo:language="en" fo:country="US" officeooo:rsid="01a320bc" officeooo:paragraph-rsid="01a320bc"/>
    </style:style>
    <style:style style:name="P272" style:family="paragraph" style:parent-style-name="Table_20_Contents">
      <style:paragraph-properties fo:text-align="start" style:justify-single-word="false"/>
      <style:text-properties fo:language="en" fo:country="US" officeooo:rsid="01a4fa5a" officeooo:paragraph-rsid="01a4fa5a"/>
    </style:style>
    <style:style style:name="P273" style:family="paragraph" style:parent-style-name="Table_20_Contents">
      <style:paragraph-properties fo:text-align="start" style:justify-single-word="false"/>
      <style:text-properties fo:language="en" fo:country="US" officeooo:rsid="01a680f3" officeooo:paragraph-rsid="01a680f3"/>
    </style:style>
    <style:style style:name="P274" style:family="paragraph" style:parent-style-name="Table_20_Contents">
      <style:paragraph-properties fo:text-align="start" style:justify-single-word="false"/>
      <style:text-properties fo:language="en" fo:country="US" officeooo:rsid="01a89218" officeooo:paragraph-rsid="01a89218"/>
    </style:style>
    <style:style style:name="P275" style:family="paragraph" style:parent-style-name="Table_20_Contents">
      <style:paragraph-properties fo:text-align="start" style:justify-single-word="false"/>
      <style:text-properties fo:language="en" fo:country="US" officeooo:rsid="01a89bcc" officeooo:paragraph-rsid="01a89bcc"/>
    </style:style>
    <style:style style:name="P276" style:family="paragraph" style:parent-style-name="Table_20_Contents">
      <style:paragraph-properties fo:text-align="start" style:justify-single-word="false"/>
      <style:text-properties fo:language="en" fo:country="US" officeooo:rsid="01a94a70" officeooo:paragraph-rsid="01a94a70"/>
    </style:style>
    <style:style style:name="P277" style:family="paragraph" style:parent-style-name="Table_20_Contents">
      <style:paragraph-properties fo:text-align="start" style:justify-single-word="false"/>
      <style:text-properties fo:language="en" fo:country="US" officeooo:rsid="01a94a70" officeooo:paragraph-rsid="01c1f96b"/>
    </style:style>
    <style:style style:name="P278" style:family="paragraph" style:parent-style-name="Table_20_Contents">
      <style:paragraph-properties fo:text-align="start" style:justify-single-word="false"/>
      <style:text-properties fo:language="en" fo:country="US" officeooo:rsid="01ab2690" officeooo:paragraph-rsid="01ab2690"/>
    </style:style>
    <style:style style:name="P279" style:family="paragraph" style:parent-style-name="Table_20_Contents">
      <style:paragraph-properties fo:text-align="start" style:justify-single-word="false"/>
      <style:text-properties fo:language="en" fo:country="US" officeooo:rsid="01ac6694" officeooo:paragraph-rsid="01ac6694"/>
    </style:style>
    <style:style style:name="P280" style:family="paragraph" style:parent-style-name="Table_20_Contents">
      <style:paragraph-properties fo:text-align="start" style:justify-single-word="false"/>
      <style:text-properties fo:language="en" fo:country="US" officeooo:rsid="01add2ed" officeooo:paragraph-rsid="01add2ed"/>
    </style:style>
    <style:style style:name="P281" style:family="paragraph" style:parent-style-name="Table_20_Contents">
      <style:paragraph-properties fo:text-align="start" style:justify-single-word="false"/>
      <style:text-properties fo:language="en" fo:country="US" officeooo:rsid="01ae09ef" officeooo:paragraph-rsid="01ae09ef"/>
    </style:style>
    <style:style style:name="P282" style:family="paragraph" style:parent-style-name="Table_20_Contents">
      <style:paragraph-properties fo:text-align="start" style:justify-single-word="false"/>
      <style:text-properties fo:language="en" fo:country="US" officeooo:rsid="01ae2170" officeooo:paragraph-rsid="01ae2170"/>
    </style:style>
    <style:style style:name="P283" style:family="paragraph" style:parent-style-name="Table_20_Contents">
      <style:paragraph-properties fo:text-align="start" style:justify-single-word="false"/>
      <style:text-properties fo:language="en" fo:country="US" officeooo:rsid="01b187eb" officeooo:paragraph-rsid="01b187eb"/>
    </style:style>
    <style:style style:name="P284" style:family="paragraph" style:parent-style-name="Table_20_Contents">
      <style:paragraph-properties fo:text-align="start" style:justify-single-word="false"/>
      <style:text-properties officeooo:rsid="007ffb01" officeooo:paragraph-rsid="007ffb01"/>
    </style:style>
    <style:style style:name="P285" style:family="paragraph" style:parent-style-name="Table_20_Contents">
      <style:paragraph-properties fo:text-align="start" style:justify-single-word="false"/>
      <style:text-properties officeooo:rsid="007ffb01" officeooo:paragraph-rsid="00ac0529"/>
    </style:style>
    <style:style style:name="P286" style:family="paragraph" style:parent-style-name="Table_20_Contents">
      <style:paragraph-properties fo:text-align="start" style:justify-single-word="false"/>
      <style:text-properties officeooo:rsid="007ffb01" officeooo:paragraph-rsid="00bedb8c"/>
    </style:style>
    <style:style style:name="P287" style:family="paragraph" style:parent-style-name="Table_20_Contents">
      <style:paragraph-properties fo:text-align="center" style:justify-single-word="false"/>
      <style:text-properties officeooo:rsid="007ffb01" officeooo:paragraph-rsid="007ffb01"/>
    </style:style>
    <style:style style:name="P288" style:family="paragraph" style:parent-style-name="Table_20_Contents">
      <style:paragraph-properties fo:text-align="center" style:justify-single-word="false"/>
      <style:text-properties officeooo:rsid="007ffb01" officeooo:paragraph-rsid="00bedb8c"/>
    </style:style>
    <style:style style:name="P289" style:family="paragraph" style:parent-style-name="Table_20_Contents">
      <style:paragraph-properties fo:text-align="center" style:justify-single-word="false"/>
      <style:text-properties officeooo:rsid="00ac0529" officeooo:paragraph-rsid="00ac0529"/>
    </style:style>
    <style:style style:name="P290" style:family="paragraph" style:parent-style-name="Table_20_Contents">
      <style:paragraph-properties fo:text-align="center" style:justify-single-word="false"/>
      <style:text-properties officeooo:rsid="00ac0529" officeooo:paragraph-rsid="00bedb8c"/>
    </style:style>
    <style:style style:name="P291" style:family="paragraph" style:parent-style-name="Table_20_Contents">
      <style:paragraph-properties fo:text-align="start" style:justify-single-word="false"/>
      <style:text-properties officeooo:rsid="00da9869" officeooo:paragraph-rsid="00da9869"/>
    </style:style>
    <style:style style:name="P292" style:family="paragraph" style:parent-style-name="Table_20_Contents">
      <style:paragraph-properties fo:text-align="start" style:justify-single-word="false"/>
      <style:text-properties officeooo:rsid="00daf2d8" officeooo:paragraph-rsid="00daf2d8"/>
    </style:style>
    <style:style style:name="P293" style:family="paragraph" style:parent-style-name="Table_20_Contents">
      <style:paragraph-properties fo:text-align="center" style:justify-single-word="false"/>
      <style:text-properties officeooo:rsid="015e9850" officeooo:paragraph-rsid="015e9850"/>
    </style:style>
    <style:style style:name="P294" style:family="paragraph" style:parent-style-name="Table_20_Contents">
      <style:paragraph-properties fo:text-align="center" style:justify-single-word="false"/>
      <style:text-properties officeooo:rsid="015e9850" officeooo:paragraph-rsid="0164c7b8"/>
    </style:style>
    <style:style style:name="P295" style:family="paragraph" style:parent-style-name="Table_20_Contents">
      <style:paragraph-properties fo:text-align="center" style:justify-single-word="false"/>
      <style:text-properties officeooo:rsid="015e9850" officeooo:paragraph-rsid="01664022"/>
    </style:style>
    <style:style style:name="P296" style:family="paragraph" style:parent-style-name="Table_20_Contents">
      <style:paragraph-properties fo:text-align="center" style:justify-single-word="false"/>
      <style:text-properties officeooo:rsid="015e9850" officeooo:paragraph-rsid="01675abf"/>
    </style:style>
    <style:style style:name="P297" style:family="paragraph" style:parent-style-name="Table_20_Contents">
      <style:paragraph-properties fo:text-align="center" style:justify-single-word="false"/>
      <style:text-properties officeooo:rsid="015e9850" officeooo:paragraph-rsid="0168ff6d"/>
    </style:style>
    <style:style style:name="P298" style:family="paragraph" style:parent-style-name="Table_20_Contents">
      <style:paragraph-properties fo:text-align="center" style:justify-single-word="false"/>
      <style:text-properties officeooo:rsid="015e9850" officeooo:paragraph-rsid="016af43a"/>
    </style:style>
    <style:style style:name="P299" style:family="paragraph" style:parent-style-name="Table_20_Contents">
      <style:paragraph-properties fo:text-align="center" style:justify-single-word="false"/>
      <style:text-properties officeooo:rsid="015e9850" officeooo:paragraph-rsid="016c1074"/>
    </style:style>
    <style:style style:name="P300" style:family="paragraph" style:parent-style-name="Table_20_Contents">
      <style:paragraph-properties fo:text-align="center" style:justify-single-word="false"/>
      <style:text-properties officeooo:rsid="015e9850" officeooo:paragraph-rsid="016de935"/>
    </style:style>
    <style:style style:name="P301" style:family="paragraph" style:parent-style-name="Table_20_Contents">
      <style:paragraph-properties fo:text-align="start" style:justify-single-word="false"/>
    </style:style>
    <style:style style:name="P302" style:family="paragraph" style:parent-style-name="Table_20_Contents">
      <style:paragraph-properties fo:text-align="start" style:justify-single-word="false"/>
      <style:text-properties officeooo:paragraph-rsid="01c1f96b"/>
    </style:style>
    <style:style style:name="P303" style:family="paragraph" style:parent-style-name="Table_20_Contents">
      <style:paragraph-properties fo:text-align="start" style:justify-single-word="false"/>
      <style:text-properties fo:language="el" fo:country="GR" officeooo:rsid="018cba11" officeooo:paragraph-rsid="018cba11"/>
    </style:style>
    <style:style style:name="P304" style:family="paragraph" style:parent-style-name="Table_20_Contents">
      <style:paragraph-properties fo:text-align="start" style:justify-single-word="false"/>
      <style:text-properties fo:language="el" fo:country="GR" officeooo:rsid="018cba11" officeooo:paragraph-rsid="01c1f96b"/>
    </style:style>
    <style:style style:name="P305" style:family="paragraph" style:parent-style-name="Table_20_Contents">
      <style:paragraph-properties fo:text-align="start" style:justify-single-word="false"/>
      <style:text-properties fo:language="el" fo:country="GR" officeooo:rsid="01a214be" officeooo:paragraph-rsid="01a214be"/>
    </style:style>
    <style:style style:name="P306" style:family="paragraph" style:parent-style-name="Table_20_Contents">
      <style:paragraph-properties fo:text-align="start" style:justify-single-word="false"/>
      <style:text-properties fo:language="el" fo:country="GR" officeooo:rsid="01a214be" officeooo:paragraph-rsid="01c1f96b"/>
    </style:style>
    <style:style style:name="P307" style:family="paragraph" style:parent-style-name="Table_20_Contents">
      <style:paragraph-properties fo:text-align="start" style:justify-single-word="false"/>
      <style:text-properties officeooo:rsid="018cba11" officeooo:paragraph-rsid="018cba11"/>
    </style:style>
    <style:style style:name="P308" style:family="paragraph" style:parent-style-name="Table_20_Contents">
      <style:paragraph-properties fo:text-align="start" style:justify-single-word="false"/>
      <style:text-properties officeooo:rsid="018cba11" officeooo:paragraph-rsid="01c1f96b"/>
    </style:style>
    <style:style style:name="P309" style:family="paragraph" style:parent-style-name="Table_20_Contents">
      <style:paragraph-properties fo:text-align="start" style:justify-single-word="false"/>
      <style:text-properties fo:language="en" fo:country="US" officeooo:rsid="01c7edca" officeooo:paragraph-rsid="01c7edca"/>
    </style:style>
    <style:style style:name="P310" style:family="paragraph" style:parent-style-name="Table_20_Contents">
      <style:paragraph-properties fo:text-align="start" style:justify-single-word="false"/>
      <style:text-properties fo:language="en" fo:country="US" officeooo:rsid="01c7edca" officeooo:paragraph-rsid="020019a4"/>
    </style:style>
    <style:style style:name="P311" style:family="paragraph" style:parent-style-name="Table_20_Contents">
      <style:paragraph-properties fo:text-align="start" style:justify-single-word="false"/>
      <style:text-properties fo:language="en" fo:country="US" officeooo:rsid="018cba11" officeooo:paragraph-rsid="01e8b534"/>
    </style:style>
    <style:style style:name="P312" style:family="paragraph" style:parent-style-name="Table_20_Contents">
      <style:paragraph-properties fo:text-align="start" style:justify-single-word="false"/>
      <style:text-properties fo:language="en" fo:country="US" officeooo:rsid="018cba11" officeooo:paragraph-rsid="01ee50db"/>
    </style:style>
    <style:style style:name="P313" style:family="paragraph" style:parent-style-name="Table_20_Contents">
      <style:paragraph-properties fo:text-align="start" style:justify-single-word="false"/>
      <style:text-properties fo:language="en" fo:country="US" officeooo:rsid="018cba11" officeooo:paragraph-rsid="01faa419"/>
    </style:style>
    <style:style style:name="P314" style:family="paragraph" style:parent-style-name="Table_20_Contents">
      <style:paragraph-properties fo:text-align="start" style:justify-single-word="false"/>
      <style:text-properties fo:language="en" fo:country="US" officeooo:rsid="018cba11" officeooo:paragraph-rsid="020019a4"/>
    </style:style>
    <style:style style:name="P315" style:family="paragraph" style:parent-style-name="Table_20_Contents">
      <style:paragraph-properties fo:text-align="start" style:justify-single-word="false"/>
      <style:text-properties fo:language="en" fo:country="US" officeooo:rsid="01a94a70" officeooo:paragraph-rsid="01e8b534"/>
    </style:style>
    <style:style style:name="P316" style:family="paragraph" style:parent-style-name="Table_20_Contents">
      <style:paragraph-properties fo:text-align="start" style:justify-single-word="false"/>
      <style:text-properties fo:language="en" fo:country="US" officeooo:rsid="01a94a70" officeooo:paragraph-rsid="01ee50db"/>
    </style:style>
    <style:style style:name="P317" style:family="paragraph" style:parent-style-name="Table_20_Contents">
      <style:paragraph-properties fo:text-align="start" style:justify-single-word="false"/>
      <style:text-properties fo:language="en" fo:country="US" officeooo:rsid="01a94a70" officeooo:paragraph-rsid="01faa419"/>
    </style:style>
    <style:style style:name="P318" style:family="paragraph" style:parent-style-name="Table_20_Contents">
      <style:paragraph-properties fo:text-align="start" style:justify-single-word="false"/>
      <style:text-properties fo:language="en" fo:country="US" officeooo:rsid="01c7edca" officeooo:paragraph-rsid="01c7edca" fo:background-color="#00803f"/>
    </style:style>
    <style:style style:name="P319" style:family="paragraph" style:parent-style-name="Table_20_Contents">
      <style:paragraph-properties fo:text-align="start" style:justify-single-word="false"/>
      <style:text-properties fo:language="en" fo:country="US" officeooo:rsid="01c7edca" officeooo:paragraph-rsid="020019a4" fo:background-color="#00803f"/>
    </style:style>
    <style:style style:name="P320" style:family="paragraph" style:parent-style-name="Table_20_Contents">
      <style:paragraph-properties fo:text-align="start" style:justify-single-word="false"/>
      <style:text-properties fo:language="en" fo:country="US" officeooo:rsid="01c8b87e" officeooo:paragraph-rsid="01c8b87e" fo:background-color="#00803f"/>
    </style:style>
    <style:style style:name="P321" style:family="paragraph" style:parent-style-name="Table_20_Contents">
      <style:paragraph-properties fo:text-align="start" style:justify-single-word="false"/>
      <style:text-properties fo:language="en" fo:country="US" officeooo:rsid="01c8b87e" officeooo:paragraph-rsid="020019a4" fo:background-color="#00803f"/>
    </style:style>
    <style:style style:name="P322" style:family="paragraph" style:parent-style-name="Table_20_Contents">
      <style:paragraph-properties fo:text-align="start" style:justify-single-word="false"/>
      <style:text-properties fo:language="en" fo:country="US" officeooo:rsid="01c93112" officeooo:paragraph-rsid="01c93112" fo:background-color="#00803f"/>
    </style:style>
    <style:style style:name="P323" style:family="paragraph" style:parent-style-name="Table_20_Contents">
      <style:paragraph-properties fo:text-align="start" style:justify-single-word="false"/>
      <style:text-properties fo:language="en" fo:country="US" officeooo:rsid="01c93112" officeooo:paragraph-rsid="020019a4" fo:background-color="#00803f"/>
    </style:style>
    <style:style style:name="P324" style:family="paragraph" style:parent-style-name="Table_20_Contents">
      <style:paragraph-properties fo:text-align="start" style:justify-single-word="false"/>
      <style:text-properties fo:language="en" fo:country="US" officeooo:rsid="01c97b0f" officeooo:paragraph-rsid="01c97b0f" fo:background-color="#00803f"/>
    </style:style>
    <style:style style:name="P325" style:family="paragraph" style:parent-style-name="Table_20_Contents">
      <style:paragraph-properties fo:text-align="start" style:justify-single-word="false"/>
      <style:text-properties fo:language="en" fo:country="US" officeooo:rsid="01ca0872" officeooo:paragraph-rsid="01ca0872" fo:background-color="#00803f"/>
    </style:style>
    <style:style style:name="P326" style:family="paragraph" style:parent-style-name="Table_20_Contents">
      <style:paragraph-properties fo:text-align="start" style:justify-single-word="false"/>
      <style:text-properties fo:language="en" fo:country="US" officeooo:rsid="01ca0872" officeooo:paragraph-rsid="01e8b534" fo:background-color="transparent"/>
    </style:style>
    <style:style style:name="P327" style:family="paragraph" style:parent-style-name="Table_20_Contents">
      <style:paragraph-properties fo:text-align="start" style:justify-single-word="false"/>
      <style:text-properties fo:language="en" fo:country="US" officeooo:rsid="01e6fa8d" officeooo:paragraph-rsid="01e8b534" fo:background-color="transparent"/>
    </style:style>
    <style:style style:name="P328" style:family="paragraph" style:parent-style-name="Table_20_Contents">
      <style:paragraph-properties fo:text-align="start" style:justify-single-word="false"/>
      <style:text-properties fo:language="en" fo:country="US" officeooo:rsid="01e9dc56" officeooo:paragraph-rsid="01e9dc56" fo:background-color="transparent"/>
    </style:style>
    <style:style style:name="P329" style:family="paragraph" style:parent-style-name="Table_20_Contents">
      <style:paragraph-properties fo:text-align="start" style:justify-single-word="false"/>
      <style:text-properties fo:language="en" fo:country="US" officeooo:rsid="01ebca66" officeooo:paragraph-rsid="01ebca66" fo:background-color="transparent"/>
    </style:style>
    <style:style style:name="P330" style:family="paragraph" style:parent-style-name="Table_20_Contents">
      <style:paragraph-properties fo:text-align="start" style:justify-single-word="false"/>
      <style:text-properties fo:language="en" fo:country="US" officeooo:rsid="01ec2ce2" officeooo:paragraph-rsid="01ec2ce2" fo:background-color="transparent"/>
    </style:style>
    <style:style style:name="P331" style:family="paragraph" style:parent-style-name="Table_20_Contents">
      <style:paragraph-properties fo:text-align="start" style:justify-single-word="false"/>
      <style:text-properties fo:language="en" fo:country="US" officeooo:rsid="01ed576b" officeooo:paragraph-rsid="01ed576b" fo:background-color="transparent"/>
    </style:style>
    <style:style style:name="P332" style:family="paragraph" style:parent-style-name="Table_20_Contents">
      <style:paragraph-properties fo:text-align="start" style:justify-single-word="false"/>
      <style:text-properties fo:language="en" fo:country="US" officeooo:rsid="01edf917" officeooo:paragraph-rsid="01edf917" fo:background-color="transparent"/>
    </style:style>
    <style:style style:name="P333" style:family="paragraph" style:parent-style-name="Table_20_Contents">
      <style:paragraph-properties fo:text-align="start" style:justify-single-word="false"/>
      <style:text-properties fo:language="en" fo:country="US" officeooo:rsid="01ef6e67" officeooo:paragraph-rsid="01ef6e67" fo:background-color="transparent"/>
    </style:style>
    <style:style style:name="P334" style:family="paragraph" style:parent-style-name="Table_20_Contents">
      <style:paragraph-properties fo:text-align="start" style:justify-single-word="false"/>
      <style:text-properties fo:language="en" fo:country="US" officeooo:rsid="01f421bc" officeooo:paragraph-rsid="01f421bc" fo:background-color="transparent"/>
    </style:style>
    <style:style style:name="P335" style:family="paragraph" style:parent-style-name="Table_20_Contents">
      <style:paragraph-properties fo:text-align="start" style:justify-single-word="false"/>
      <style:text-properties fo:language="en" fo:country="US" officeooo:rsid="01f4c179" officeooo:paragraph-rsid="01f4c179" fo:background-color="transparent"/>
    </style:style>
    <style:style style:name="P336" style:family="paragraph" style:parent-style-name="Table_20_Contents">
      <style:paragraph-properties fo:text-align="start" style:justify-single-word="false"/>
      <style:text-properties fo:language="en" fo:country="US" officeooo:rsid="01f66906" officeooo:paragraph-rsid="01f66906" fo:background-color="transparent"/>
    </style:style>
    <style:style style:name="P337" style:family="paragraph" style:parent-style-name="Table_20_Contents">
      <style:paragraph-properties fo:text-align="start" style:justify-single-word="false"/>
      <style:text-properties fo:language="en" fo:country="US" officeooo:rsid="01f8c31b" officeooo:paragraph-rsid="01f8c31b" fo:background-color="transparent"/>
    </style:style>
    <style:style style:name="P338" style:family="paragraph" style:parent-style-name="Table_20_Contents">
      <style:paragraph-properties fo:text-align="start" style:justify-single-word="false"/>
      <style:text-properties fo:language="en" fo:country="US" officeooo:rsid="01fc9fd3" officeooo:paragraph-rsid="01fc9fd3" fo:background-color="transparent"/>
    </style:style>
    <style:style style:name="P339" style:family="paragraph" style:parent-style-name="Table_20_Contents">
      <style:paragraph-properties fo:text-align="start" style:justify-single-word="false"/>
      <style:text-properties fo:language="en" fo:country="US" officeooo:rsid="01fd225d" officeooo:paragraph-rsid="01fd225d" fo:background-color="transparent"/>
    </style:style>
    <style:style style:name="P340" style:family="paragraph" style:parent-style-name="Table_20_Contents">
      <style:paragraph-properties fo:text-align="start" style:justify-single-word="false"/>
      <style:text-properties fo:language="en" fo:country="US" officeooo:rsid="01fe2fae" officeooo:paragraph-rsid="01fe2fae" fo:background-color="transparent"/>
    </style:style>
    <style:style style:name="P341" style:family="paragraph" style:parent-style-name="Table_20_Contents">
      <style:paragraph-properties fo:text-align="start" style:justify-single-word="false"/>
      <style:text-properties officeooo:paragraph-rsid="01e8b534"/>
    </style:style>
    <style:style style:name="P342" style:family="paragraph" style:parent-style-name="Table_20_Contents">
      <style:paragraph-properties fo:text-align="start" style:justify-single-word="false"/>
      <style:text-properties officeooo:paragraph-rsid="01ee50db"/>
    </style:style>
    <style:style style:name="P343" style:family="paragraph" style:parent-style-name="Table_20_Contents">
      <style:paragraph-properties fo:text-align="start" style:justify-single-word="false"/>
      <style:text-properties officeooo:paragraph-rsid="01faa419"/>
    </style:style>
    <style:style style:name="P344" style:family="paragraph" style:parent-style-name="Table_20_Contents">
      <style:paragraph-properties fo:text-align="start" style:justify-single-word="false"/>
      <style:text-properties fo:language="el" fo:country="GR" officeooo:rsid="018cba11" officeooo:paragraph-rsid="01e8b534"/>
    </style:style>
    <style:style style:name="P345" style:family="paragraph" style:parent-style-name="Table_20_Contents">
      <style:paragraph-properties fo:text-align="start" style:justify-single-word="false"/>
      <style:text-properties fo:language="el" fo:country="GR" officeooo:rsid="018cba11" officeooo:paragraph-rsid="01ee50db"/>
    </style:style>
    <style:style style:name="P346" style:family="paragraph" style:parent-style-name="Table_20_Contents">
      <style:paragraph-properties fo:text-align="start" style:justify-single-word="false"/>
      <style:text-properties fo:language="el" fo:country="GR" officeooo:rsid="018cba11" officeooo:paragraph-rsid="01faa419"/>
    </style:style>
    <style:style style:name="P347" style:family="paragraph" style:parent-style-name="Table_20_Contents">
      <style:paragraph-properties fo:text-align="start" style:justify-single-word="false"/>
      <style:text-properties fo:language="el" fo:country="GR" officeooo:rsid="01a214be" officeooo:paragraph-rsid="01e8b534"/>
    </style:style>
    <style:style style:name="P348" style:family="paragraph" style:parent-style-name="Table_20_Contents">
      <style:paragraph-properties fo:text-align="start" style:justify-single-word="false"/>
      <style:text-properties fo:language="el" fo:country="GR" officeooo:rsid="01a214be" officeooo:paragraph-rsid="01ee50db"/>
    </style:style>
    <style:style style:name="P349" style:family="paragraph" style:parent-style-name="Table_20_Contents">
      <style:paragraph-properties fo:text-align="start" style:justify-single-word="false"/>
      <style:text-properties fo:language="el" fo:country="GR" officeooo:rsid="01a214be" officeooo:paragraph-rsid="01faa419"/>
    </style:style>
    <style:style style:name="P350" style:family="paragraph" style:parent-style-name="Table_20_Contents">
      <style:paragraph-properties fo:text-align="start" style:justify-single-word="false"/>
      <style:text-properties officeooo:rsid="018cba11" officeooo:paragraph-rsid="01e8b534"/>
    </style:style>
    <style:style style:name="P351" style:family="paragraph" style:parent-style-name="Table_20_Contents">
      <style:paragraph-properties fo:text-align="start" style:justify-single-word="false"/>
      <style:text-properties officeooo:rsid="018cba11" officeooo:paragraph-rsid="01ee50db"/>
    </style:style>
    <style:style style:name="P352" style:family="paragraph" style:parent-style-name="Table_20_Contents">
      <style:paragraph-properties fo:text-align="start" style:justify-single-word="false"/>
      <style:text-properties officeooo:rsid="018cba11" officeooo:paragraph-rsid="01faa419"/>
    </style:style>
    <style:style style:name="P353" style:family="paragraph" style:parent-style-name="Table_20_Contents">
      <style:paragraph-properties fo:text-align="start" style:justify-single-word="false"/>
      <style:text-properties officeooo:rsid="018cba11" officeooo:paragraph-rsid="020019a4"/>
    </style:style>
    <style:style style:name="P354" style:family="paragraph" style:parent-style-name="Table_20_Contents">
      <style:paragraph-properties fo:text-align="start" style:justify-single-word="false"/>
      <style:text-properties fo:color="#800000" officeooo:paragraph-rsid="01ce4318"/>
    </style:style>
    <style:style style:name="P355" style:family="paragraph" style:parent-style-name="Table_20_Contents">
      <style:paragraph-properties fo:text-align="start" style:justify-single-word="false"/>
      <style:text-properties fo:color="#800000" fo:language="en" fo:country="US" officeooo:rsid="01a94a70" officeooo:paragraph-rsid="01ce4318"/>
    </style:style>
    <style:style style:name="P356" style:family="paragraph" style:parent-style-name="Table_20_Contents">
      <style:paragraph-properties fo:text-align="start" style:justify-single-word="false"/>
      <style:text-properties fo:color="#800000" fo:language="en" fo:country="US" officeooo:rsid="01cfeb5e" officeooo:paragraph-rsid="01cfeb5e" fo:background-color="transparent"/>
    </style:style>
    <style:style style:name="P357" style:family="paragraph" style:parent-style-name="Table_20_Contents">
      <style:paragraph-properties fo:text-align="start" style:justify-single-word="false"/>
      <style:text-properties fo:color="#800000" fo:language="en" fo:country="US" officeooo:rsid="01d78125" officeooo:paragraph-rsid="01d78125" fo:background-color="transparent"/>
    </style:style>
    <style:style style:name="P358" style:family="paragraph" style:parent-style-name="Table_20_Contents">
      <style:paragraph-properties fo:text-align="start" style:justify-single-word="false"/>
      <style:text-properties fo:color="#800000" fo:language="en" fo:country="US" officeooo:rsid="01dacfcf" officeooo:paragraph-rsid="01dacfcf" fo:background-color="transparent"/>
    </style:style>
    <style:style style:name="P359" style:family="paragraph" style:parent-style-name="Table_20_Contents">
      <style:paragraph-properties fo:text-align="start" style:justify-single-word="false"/>
      <style:text-properties fo:color="#800000" fo:language="en" fo:country="US" officeooo:rsid="01ddf8db" officeooo:paragraph-rsid="01ddf8db" fo:background-color="transparent"/>
    </style:style>
    <style:style style:name="P360" style:family="paragraph" style:parent-style-name="Table_20_Contents">
      <style:paragraph-properties fo:text-align="start" style:justify-single-word="false"/>
      <style:text-properties fo:color="#800000" fo:language="en" fo:country="US" officeooo:rsid="01df7dd6" officeooo:paragraph-rsid="01df7dd6" fo:background-color="transparent"/>
    </style:style>
    <style:style style:name="P361" style:family="paragraph" style:parent-style-name="Table_20_Contents">
      <style:paragraph-properties fo:text-align="start" style:justify-single-word="false"/>
      <style:text-properties fo:color="#800000" fo:language="en" fo:country="US" officeooo:rsid="01e0e479" officeooo:paragraph-rsid="01e0e479" fo:background-color="transparent"/>
    </style:style>
    <style:style style:name="P362" style:family="paragraph" style:parent-style-name="Table_20_Contents">
      <style:paragraph-properties fo:text-align="start" style:justify-single-word="false"/>
      <style:text-properties fo:color="#800000" fo:language="en" fo:country="US" officeooo:rsid="01e27038" officeooo:paragraph-rsid="01e27038" fo:background-color="transparent"/>
    </style:style>
    <style:style style:name="P363" style:family="paragraph" style:parent-style-name="Table_20_Contents">
      <style:paragraph-properties fo:text-align="start" style:justify-single-word="false"/>
      <style:text-properties fo:color="#800000" fo:language="en" fo:country="US" officeooo:rsid="01e3e90b" officeooo:paragraph-rsid="01e3e90b" fo:background-color="transparent"/>
    </style:style>
    <style:style style:name="P364" style:family="paragraph" style:parent-style-name="Table_20_Contents">
      <style:paragraph-properties fo:text-align="start" style:justify-single-word="false"/>
      <style:text-properties fo:color="#800000" fo:language="en" fo:country="US" officeooo:rsid="018cba11" officeooo:paragraph-rsid="01ce4318"/>
    </style:style>
    <style:style style:name="P365" style:family="paragraph" style:parent-style-name="Table_20_Contents">
      <style:paragraph-properties fo:text-align="start" style:justify-single-word="false"/>
      <style:text-properties fo:color="#800000" fo:language="el" fo:country="GR" officeooo:rsid="018cba11" officeooo:paragraph-rsid="01ce4318"/>
    </style:style>
    <style:style style:name="P366" style:family="paragraph" style:parent-style-name="Table_20_Contents">
      <style:paragraph-properties fo:text-align="start" style:justify-single-word="false"/>
      <style:text-properties fo:color="#800000" fo:language="el" fo:country="GR" officeooo:rsid="01a214be" officeooo:paragraph-rsid="01ce4318"/>
    </style:style>
    <style:style style:name="P367" style:family="paragraph" style:parent-style-name="Table_20_Contents">
      <style:paragraph-properties fo:text-align="start" style:justify-single-word="false"/>
      <style:text-properties fo:color="#800000" officeooo:rsid="018cba11" officeooo:paragraph-rsid="01ce4318"/>
    </style:style>
    <style:style style:name="P368" style:family="paragraph" style:parent-style-name="Standard" style:list-style-name="L1">
      <style:paragraph-properties fo:text-align="start" style:justify-single-word="false"/>
      <style:text-properties fo:language="el" fo:country="GR" officeooo:rsid="01a0e6ac" officeooo:paragraph-rsid="01a0e6ac"/>
    </style:style>
    <style:style style:name="P369" style:family="paragraph" style:parent-style-name="Standard">
      <style:paragraph-properties fo:text-align="start" style:justify-single-word="false"/>
      <style:text-properties fo:language="el" fo:country="GR" officeooo:rsid="01a0e6ac" officeooo:paragraph-rsid="01e8b534"/>
    </style:style>
    <style:style style:name="P370" style:family="paragraph" style:parent-style-name="Standard">
      <style:paragraph-properties fo:text-align="start" style:justify-single-word="false"/>
      <style:text-properties fo:language="el" fo:country="GR" officeooo:rsid="01a0e6ac" officeooo:paragraph-rsid="01ee50db"/>
    </style:style>
    <style:style style:name="P371" style:family="paragraph" style:parent-style-name="Standard">
      <style:paragraph-properties fo:text-align="start" style:justify-single-word="false"/>
      <style:text-properties fo:language="el" fo:country="GR" officeooo:rsid="01a0e6ac" officeooo:paragraph-rsid="01faa419"/>
    </style:style>
    <style:style style:name="P372" style:family="paragraph" style:parent-style-name="Standard">
      <style:paragraph-properties fo:text-align="center" style:justify-single-word="false"/>
      <style:text-properties fo:language="el" fo:country="GR" officeooo:rsid="01a0e6ac" officeooo:paragraph-rsid="01d0576f"/>
    </style:style>
    <style:style style:name="P373" style:family="paragraph" style:parent-style-name="Standard" style:list-style-name="L1">
      <style:paragraph-properties fo:text-align="start" style:justify-single-word="false"/>
      <style:text-properties fo:language="el" fo:country="GR" officeooo:rsid="01a1fc37" officeooo:paragraph-rsid="01a1fc37"/>
    </style:style>
    <style:style style:name="P374" style:family="paragraph" style:parent-style-name="Standard">
      <style:paragraph-properties fo:text-align="center" style:justify-single-word="false"/>
      <style:text-properties fo:language="el" fo:country="GR" officeooo:rsid="01b34ffb" officeooo:paragraph-rsid="01c1f96b"/>
    </style:style>
    <style:style style:name="P375" style:family="paragraph" style:parent-style-name="Standard">
      <style:paragraph-properties fo:text-align="start" style:justify-single-word="false"/>
      <style:text-properties fo:language="el" fo:country="GR" officeooo:rsid="01954ef9" officeooo:paragraph-rsid="01c1f96b"/>
    </style:style>
    <style:style style:name="P376" style:family="paragraph" style:parent-style-name="Standard">
      <style:paragraph-properties fo:text-align="start" style:justify-single-word="false"/>
      <style:text-properties fo:language="el" fo:country="GR" officeooo:rsid="01cd0fd1" officeooo:paragraph-rsid="01cd0fd1"/>
    </style:style>
    <style:style style:name="P377" style:family="paragraph" style:parent-style-name="Standard">
      <style:paragraph-properties fo:text-align="start" style:justify-single-word="false"/>
      <style:text-properties fo:language="el" fo:country="GR" officeooo:rsid="019de4a1" officeooo:paragraph-rsid="01c1f96b"/>
    </style:style>
    <style:style style:name="P378" style:family="paragraph" style:parent-style-name="Standard">
      <style:paragraph-properties fo:text-align="start" style:justify-single-word="false"/>
      <style:text-properties fo:language="el" fo:country="GR" officeooo:rsid="019de4a1" officeooo:paragraph-rsid="01ce4318"/>
    </style:style>
    <style:style style:name="P379" style:family="paragraph" style:parent-style-name="Standard">
      <style:paragraph-properties fo:text-align="start" style:justify-single-word="false"/>
      <style:text-properties fo:language="el" fo:country="GR" officeooo:rsid="019de4a1" officeooo:paragraph-rsid="01ee50db"/>
    </style:style>
    <style:style style:name="P380" style:family="paragraph" style:parent-style-name="Standard">
      <style:paragraph-properties fo:text-align="start" style:justify-single-word="false"/>
      <style:text-properties fo:language="el" fo:country="GR" officeooo:rsid="019de4a1" officeooo:paragraph-rsid="01faa419"/>
    </style:style>
    <style:style style:name="P381" style:family="paragraph" style:parent-style-name="Standard">
      <style:paragraph-properties fo:text-align="center" style:justify-single-word="false"/>
      <style:text-properties fo:language="el" fo:country="GR" officeooo:rsid="01d0576f" officeooo:paragraph-rsid="01d0576f"/>
    </style:style>
    <style:style style:name="P382" style:family="paragraph" style:parent-style-name="Standard">
      <style:paragraph-properties fo:text-align="center" style:justify-single-word="false"/>
      <style:text-properties fo:language="el" fo:country="GR" officeooo:rsid="01d0576f" officeooo:paragraph-rsid="01e8b534"/>
    </style:style>
    <style:style style:name="P383" style:family="paragraph" style:parent-style-name="Standard">
      <style:paragraph-properties fo:text-align="center" style:justify-single-word="false"/>
      <style:text-properties fo:language="el" fo:country="GR" officeooo:rsid="01d0576f" officeooo:paragraph-rsid="01ee50db"/>
    </style:style>
    <style:style style:name="P384" style:family="paragraph" style:parent-style-name="Standard">
      <style:paragraph-properties fo:text-align="center" style:justify-single-word="false"/>
      <style:text-properties fo:language="el" fo:country="GR" officeooo:rsid="01d0576f" officeooo:paragraph-rsid="01faa419"/>
    </style:style>
    <style:style style:name="P385" style:family="paragraph" style:parent-style-name="Standard">
      <style:paragraph-properties fo:text-align="start" style:justify-single-word="false"/>
      <style:text-properties fo:language="el" fo:country="GR" officeooo:rsid="01f39883" officeooo:paragraph-rsid="01f39883"/>
    </style:style>
    <style:style style:name="P386" style:family="paragraph" style:parent-style-name="Standard">
      <style:paragraph-properties fo:text-align="start" style:justify-single-word="false"/>
      <style:text-properties fo:language="el" fo:country="GR" officeooo:rsid="020019a4" officeooo:paragraph-rsid="020019a4"/>
    </style:style>
    <style:style style:name="P387" style:family="paragraph" style:parent-style-name="Standard">
      <style:paragraph-properties fo:text-align="center" style:justify-single-word="false"/>
      <style:text-properties fo:color="#800000" fo:language="el" fo:country="GR" officeooo:rsid="01b34ffb" officeooo:paragraph-rsid="01cf493d"/>
    </style:style>
    <style:style style:name="P388" style:family="paragraph" style:parent-style-name="Standard">
      <style:paragraph-properties fo:text-align="start" style:justify-single-word="false"/>
      <style:text-properties fo:color="#800000" fo:language="el" fo:country="GR" officeooo:rsid="019de4a1" officeooo:paragraph-rsid="01ce4318"/>
    </style:style>
    <style:style style:name="P389" style:family="paragraph" style:parent-style-name="Standard">
      <style:paragraph-properties fo:text-align="start" style:justify-single-word="false"/>
      <style:text-properties fo:color="#800000" fo:language="el" fo:country="GR" officeooo:rsid="01a0e6ac" officeooo:paragraph-rsid="01ce4318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d5279"/>
    </style:style>
    <style:style style:name="T3" style:family="text">
      <style:text-properties fo:language="en" fo:country="US" officeooo:rsid="001097d1"/>
    </style:style>
    <style:style style:name="T4" style:family="text">
      <style:text-properties fo:language="en" fo:country="US" officeooo:rsid="00111982"/>
    </style:style>
    <style:style style:name="T5" style:family="text">
      <style:text-properties fo:language="en" fo:country="US" officeooo:rsid="001a0e1c"/>
    </style:style>
    <style:style style:name="T6" style:family="text">
      <style:text-properties fo:language="en" fo:country="US" officeooo:rsid="001adeee"/>
    </style:style>
    <style:style style:name="T7" style:family="text">
      <style:text-properties fo:language="en" fo:country="US" officeooo:rsid="001d8dff"/>
    </style:style>
    <style:style style:name="T8" style:family="text">
      <style:text-properties fo:language="en" fo:country="US" officeooo:rsid="00229c32"/>
    </style:style>
    <style:style style:name="T9" style:family="text">
      <style:text-properties fo:language="en" fo:country="US" officeooo:rsid="0024b34f"/>
    </style:style>
    <style:style style:name="T10" style:family="text">
      <style:text-properties fo:language="en" fo:country="US" officeooo:rsid="0025ed83"/>
    </style:style>
    <style:style style:name="T11" style:family="text">
      <style:text-properties fo:language="en" fo:country="US" officeooo:rsid="002d7b82"/>
    </style:style>
    <style:style style:name="T12" style:family="text">
      <style:text-properties fo:language="en" fo:country="US" officeooo:rsid="00342a2e"/>
    </style:style>
    <style:style style:name="T13" style:family="text">
      <style:text-properties fo:language="en" fo:country="US" officeooo:rsid="0037b608"/>
    </style:style>
    <style:style style:name="T14" style:family="text">
      <style:text-properties fo:language="en" fo:country="US" officeooo:rsid="01113c87"/>
    </style:style>
    <style:style style:name="T15" style:family="text">
      <style:text-properties fo:language="en" fo:country="US" officeooo:rsid="0111eb3b"/>
    </style:style>
    <style:style style:name="T16" style:family="text">
      <style:text-properties fo:language="en" fo:country="US" officeooo:rsid="0159c6ce"/>
    </style:style>
    <style:style style:name="T17" style:family="text">
      <style:text-properties fo:language="en" fo:country="US" officeooo:rsid="0164c7b8"/>
    </style:style>
    <style:style style:name="T18" style:family="text">
      <style:text-properties fo:language="en" fo:country="US" officeooo:rsid="01664022"/>
    </style:style>
    <style:style style:name="T19" style:family="text">
      <style:text-properties fo:language="en" fo:country="US" officeooo:rsid="01675abf"/>
    </style:style>
    <style:style style:name="T20" style:family="text">
      <style:text-properties fo:language="en" fo:country="US" officeooo:rsid="0168ff6d"/>
    </style:style>
    <style:style style:name="T21" style:family="text">
      <style:text-properties fo:language="en" fo:country="US" officeooo:rsid="016af43a"/>
    </style:style>
    <style:style style:name="T22" style:family="text">
      <style:text-properties fo:language="en" fo:country="US" officeooo:rsid="016c1074"/>
    </style:style>
    <style:style style:name="T23" style:family="text">
      <style:text-properties fo:language="en" fo:country="US" officeooo:rsid="016de935"/>
    </style:style>
    <style:style style:name="T24" style:family="text">
      <style:text-properties fo:language="en" fo:country="US" officeooo:rsid="01a214be"/>
    </style:style>
    <style:style style:name="T25" style:family="text">
      <style:text-properties fo:language="en" fo:country="US" officeooo:rsid="01b3e2b0"/>
    </style:style>
    <style:style style:name="T26" style:family="text">
      <style:text-properties fo:language="en" fo:country="US" officeooo:rsid="01b8c20e"/>
    </style:style>
    <style:style style:name="T27" style:family="text">
      <style:text-properties fo:language="en" fo:country="US" officeooo:rsid="01bb1091"/>
    </style:style>
    <style:style style:name="T28" style:family="text">
      <style:text-properties fo:language="en" fo:country="US" officeooo:rsid="01bbfaed"/>
    </style:style>
    <style:style style:name="T29" style:family="text">
      <style:text-properties fo:language="en" fo:country="US" officeooo:rsid="01bd17ab"/>
    </style:style>
    <style:style style:name="T30" style:family="text">
      <style:text-properties fo:language="en" fo:country="US" officeooo:rsid="01c02404"/>
    </style:style>
    <style:style style:name="T31" style:family="text">
      <style:text-properties fo:language="en" fo:country="US" officeooo:rsid="01c0bae7"/>
    </style:style>
    <style:style style:name="T32" style:family="text">
      <style:text-properties fo:language="en" fo:country="US" officeooo:rsid="01c1f96b"/>
    </style:style>
    <style:style style:name="T33" style:family="text">
      <style:text-properties fo:language="en" fo:country="US" officeooo:rsid="01cf493d"/>
    </style:style>
    <style:style style:name="T34" style:family="text">
      <style:text-properties fo:language="en" fo:country="US" officeooo:rsid="01e0c72a"/>
    </style:style>
    <style:style style:name="T35" style:family="text">
      <style:text-properties fo:language="en" fo:country="US" officeooo:rsid="01e609ff"/>
    </style:style>
    <style:style style:name="T36" style:family="text">
      <style:text-properties fo:language="en" fo:country="US" officeooo:rsid="01ee50db"/>
    </style:style>
    <style:style style:name="T37" style:family="text">
      <style:text-properties fo:language="en" fo:country="US" officeooo:rsid="01f1798e"/>
    </style:style>
    <style:style style:name="T38" style:family="text">
      <style:text-properties fo:language="en" fo:country="US" officeooo:rsid="01faa419"/>
    </style:style>
    <style:style style:name="T39" style:family="text">
      <style:text-properties fo:language="el" fo:country="GR"/>
    </style:style>
    <style:style style:name="T40" style:family="text">
      <style:text-properties fo:language="el" fo:country="GR" officeooo:rsid="0037b608"/>
    </style:style>
    <style:style style:name="T41" style:family="text">
      <style:text-properties fo:language="el" fo:country="GR" officeooo:rsid="00bedb8c"/>
    </style:style>
    <style:style style:name="T42" style:family="text">
      <style:text-properties fo:language="el" fo:country="GR" officeooo:rsid="017df665"/>
    </style:style>
    <style:style style:name="T43" style:family="text">
      <style:text-properties officeooo:rsid="000d5279"/>
    </style:style>
    <style:style style:name="T44" style:family="text">
      <style:text-properties officeooo:rsid="001a0e1c"/>
    </style:style>
    <style:style style:name="T45" style:family="text">
      <style:text-properties officeooo:rsid="001adeee"/>
    </style:style>
    <style:style style:name="T46" style:family="text">
      <style:text-properties officeooo:rsid="001d8dff"/>
    </style:style>
    <style:style style:name="T47" style:family="text">
      <style:text-properties officeooo:rsid="0024b34f"/>
    </style:style>
    <style:style style:name="T48" style:family="text">
      <style:text-properties officeooo:rsid="0037b608"/>
    </style:style>
    <style:style style:name="T49" style:family="text">
      <style:text-properties officeooo:rsid="003c8fa4"/>
    </style:style>
    <style:style style:name="T50" style:family="text">
      <style:text-properties officeooo:rsid="004c8ac4"/>
    </style:style>
    <style:style style:name="T51" style:family="text">
      <style:text-properties officeooo:rsid="0050d7e1"/>
    </style:style>
    <style:style style:name="T52" style:family="text">
      <style:text-properties officeooo:rsid="005197f3"/>
    </style:style>
    <style:style style:name="T53" style:family="text">
      <style:text-properties officeooo:rsid="005257ac"/>
    </style:style>
    <style:style style:name="T54" style:family="text">
      <style:text-properties officeooo:rsid="005b4aea"/>
    </style:style>
    <style:style style:name="T55" style:family="text">
      <style:text-properties officeooo:rsid="005e4c0a"/>
    </style:style>
    <style:style style:name="T56" style:family="text">
      <style:text-properties officeooo:rsid="005f1845"/>
    </style:style>
    <style:style style:name="T57" style:family="text">
      <style:text-properties officeooo:rsid="005f7827"/>
    </style:style>
    <style:style style:name="T58" style:family="text">
      <style:text-properties officeooo:rsid="0060a24e"/>
    </style:style>
    <style:style style:name="T59" style:family="text">
      <style:text-properties officeooo:rsid="00612106"/>
    </style:style>
    <style:style style:name="T60" style:family="text">
      <style:text-properties officeooo:rsid="006deafe"/>
    </style:style>
    <style:style style:name="T61" style:family="text">
      <style:text-properties officeooo:rsid="00744dc0"/>
    </style:style>
    <style:style style:name="T62" style:family="text">
      <style:text-properties officeooo:rsid="0075466b"/>
    </style:style>
    <style:style style:name="T63" style:family="text">
      <style:text-properties officeooo:rsid="00ce899e"/>
    </style:style>
    <style:style style:name="T64" style:family="text">
      <style:text-properties officeooo:rsid="00cfa238"/>
    </style:style>
    <style:style style:name="T65" style:family="text">
      <style:text-properties officeooo:rsid="00d04737"/>
    </style:style>
    <style:style style:name="T66" style:family="text">
      <style:text-properties officeooo:rsid="00d1d2c6"/>
    </style:style>
    <style:style style:name="T67" style:family="text">
      <style:text-properties officeooo:rsid="00d32547"/>
    </style:style>
    <style:style style:name="T68" style:family="text">
      <style:text-properties officeooo:rsid="00d517d8"/>
    </style:style>
    <style:style style:name="T69" style:family="text">
      <style:text-properties officeooo:rsid="00d70be5"/>
    </style:style>
    <style:style style:name="T70" style:family="text">
      <style:text-properties officeooo:rsid="011088ea"/>
    </style:style>
    <style:style style:name="T71" style:family="text">
      <style:text-properties officeooo:rsid="01113c87"/>
    </style:style>
    <style:style style:name="T72" style:family="text">
      <style:text-properties officeooo:rsid="0111eb3b"/>
    </style:style>
    <style:style style:name="T73" style:family="text">
      <style:text-properties officeooo:rsid="0157bf92"/>
    </style:style>
    <style:style style:name="T74" style:family="text">
      <style:text-properties officeooo:rsid="015d57de"/>
    </style:style>
    <style:style style:name="T75" style:family="text">
      <style:text-properties officeooo:rsid="0175f436"/>
    </style:style>
    <style:style style:name="T76" style:family="text">
      <style:text-properties officeooo:rsid="01a1fc37"/>
    </style:style>
    <style:style style:name="T77" style:family="text">
      <style:text-properties officeooo:rsid="01a805a5"/>
    </style:style>
    <style:style style:name="T78" style:family="text">
      <style:text-properties officeooo:rsid="01b3e2b0"/>
    </style:style>
    <style:style style:name="T79" style:family="text">
      <style:text-properties officeooo:rsid="01b5bded"/>
    </style:style>
    <style:style style:name="T80" style:family="text">
      <style:text-properties officeooo:rsid="01b6f6de"/>
    </style:style>
    <style:style style:name="T81" style:family="text">
      <style:text-properties officeooo:rsid="01b8c20e"/>
    </style:style>
    <style:style style:name="T82" style:family="text">
      <style:text-properties officeooo:rsid="01bb1091"/>
    </style:style>
    <style:style style:name="T83" style:family="text">
      <style:text-properties officeooo:rsid="01bbfaed"/>
    </style:style>
    <style:style style:name="T84" style:family="text">
      <style:text-properties officeooo:rsid="01c1f96b"/>
    </style:style>
    <style:style style:name="T85" style:family="text">
      <style:text-properties officeooo:rsid="01cf493d"/>
    </style:style>
    <style:style style:name="T86" style:family="text">
      <style:text-properties officeooo:rsid="01e0c72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07">
      <number:number number:decimal-places="3" loext:min-decimal-places="3"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ΙΙ. Ακολουθιακό Πρόγραμμα</text:p>
      <text:p text:style-name="P3"/>
      <text:p text:style-name="P3">Αρχικά, το ακολουθιακό πρόβλημα τρέχει για <text:span text:style-name="T1">0.875 </text:span>δευτερόλεπτα για το μέγεθος πίνακα 840<text:span text:style-name="T1">x840</text:span>. Μεταφέροντας το σώμα της συνάρτησης <text:span text:style-name="T1">one_jacobi_iteration </text:span>στο εσωτερικό του βρόχου <text:span text:style-name="T1">while, </text:span>και μεταφέροντας τον υπολογισμό των <text:span text:style-name="T1">cx, cy, cc </text:span><text:span text:style-name="T44">ακριβώς έξω από αυτόν, </text:span>παίρνουμε <text:span text:style-name="T44">χρόνο 0.838 δευτερολέπτων. Άλλος περιττός επαναϋπολογισμός είναι αυτός των </text:span><text:span text:style-name="T5">fX^2, fY^2 </text:span><text:span text:style-name="T44">και </text:span><text:span text:style-name="T5">f. </text:span><text:span text:style-name="T44">Η βελτιστοποίηση που επιλέξαμε ήταν η εξής:</text:span> <text:span text:style-name="T1"><text:s/></text:span><text:span text:style-name="T44">κρατήσαμε τα </text:span><text:span text:style-name="T5">fX^2 </text:span><text:span text:style-name="T44">και </text:span><text:span text:style-name="T5">fY^2 </text:span><text:span text:style-name="T44">σε δύο διανύσματα μήκους 1</text:span><text:span text:style-name="T5">xn </text:span><text:span text:style-name="T44">και 1</text:span><text:span text:style-name="T5">xm </text:span><text:span text:style-name="T44">αντίστοιχα. Ιδανικά, θα θέλαμε να κρατούσαμε το </text:span><text:span text:style-name="T5">f </text:span><text:span text:style-name="T44">για κάθε θέση του </text:span><text:span text:style-name="T5">nxm </text:span><text:span text:style-name="T44">πίνακα, όμως αυτό είναι ασύμφορο από πλευράς μνήμης, αφού χρειάζεται ένας ακόμη </text:span><text:span text:style-name="T5">nxm </text:span><text:span text:style-name="T44">πίνακας και αυτό είναι αδύνατον να συμβεί για το μεγαλύτερο μέγεθος προβλήματος. Μόνο με τα δύο διανύσματα αυτά πετυχαίνουμε και πάλι εξαιρετική μείωση στην απόδοση. Η αρχικοποίησή τους και η πρώτη επανάληψη της </text:span><text:span text:style-name="T6">Jacobi SOR </text:span><text:span text:style-name="T45">γίνονται ταυτόχρονα. Κατόπιν, ο βρόχος </text:span><text:span text:style-name="T6">while </text:span><text:span text:style-name="T45">κάνει 39 επαναλήψεις, στις οποίες χρησιμοποιούνται τα στοιχεία από τα διανύσματα </text:span><text:span text:style-name="T6">fXsquared </text:span><text:span text:style-name="T45">και </text:span><text:span text:style-name="T6">fYsquared</text:span><text:span text:style-name="T45">.</text:span></text:p>
      <text:p text:style-name="P3"/>
      <text:p text:style-name="P6">Οι χρόνοι για όλα τα μεγέθη προβλήματος ακολουθούν:</text:p>
      <text:p text:style-name="P2"/>
      <table:table table:name="Πίνακας1" table:style-name="Πίνακας1">
        <table:table-column table:style-name="Πίνακας1.A"/>
        <table:table-column table:style-name="Πίνακας1.B"/>
        <table:table-row>
          <table:table-cell table:style-name="Πίνακας1.A1" office:value-type="string">
            <text:p text:style-name="P58">Μέγεθος Προβλήματος</text:p>
          </table:table-cell>
          <table:table-cell table:style-name="Πίνακας1.B1" office:value-type="string">
            <text:p text:style-name="P58">Χρόνος</text:p>
          </table:table-cell>
        </table:table-row>
        <table:table-row>
          <table:table-cell table:style-name="Πίνακας1.A2" office:value-type="string">
            <text:p text:style-name="P1"><text:span text:style-name="T43">840</text:span><text:span text:style-name="T2">x840</text:span></text:p>
          </table:table-cell>
          <table:table-cell table:style-name="Πίνακας1.B2" office:value-type="string">
            <text:p text:style-name="P59"><text:span text:style-name="T2">0.486 </text:span><text:span text:style-name="T5">sec</text:span></text:p>
          </table:table-cell>
        </table:table-row>
        <table:table-row>
          <table:table-cell table:style-name="Πίνακας1.A2" office:value-type="string">
            <text:p text:style-name="P22">1680x1680</text:p>
          </table:table-cell>
          <table:table-cell table:style-name="Πίνακας1.B2" office:value-type="string">
            <text:p text:style-name="P22">1.802 sec</text:p>
          </table:table-cell>
        </table:table-row>
        <table:table-row>
          <table:table-cell table:style-name="Πίνακας1.A2" office:value-type="string">
            <text:p text:style-name="P22">3360x3360</text:p>
          </table:table-cell>
          <table:table-cell table:style-name="Πίνακας1.B2" office:value-type="string">
            <text:p text:style-name="P22">7.064 sec</text:p>
          </table:table-cell>
        </table:table-row>
        <table:table-row>
          <table:table-cell table:style-name="Πίνακας1.A2" office:value-type="string">
            <text:p text:style-name="P23">6720x6720</text:p>
          </table:table-cell>
          <table:table-cell table:style-name="Πίνακας1.B2" office:value-type="string">
            <text:p text:style-name="P23">28.085 sec</text:p>
          </table:table-cell>
        </table:table-row>
        <table:table-row>
          <table:table-cell table:style-name="Πίνακας1.A2" office:value-type="string">
            <text:p text:style-name="P24">13440x13440</text:p>
          </table:table-cell>
          <table:table-cell table:style-name="Πίνακας1.B2" office:value-type="string">
            <text:p text:style-name="P1"><text:span text:style-name="T4">112.305</text:span><text:span text:style-name="T3"> sec</text:span></text:p>
          </table:table-cell>
        </table:table-row>
        <table:table-row>
          <table:table-cell table:style-name="Πίνακας1.A2" office:value-type="string">
            <text:p text:style-name="P25">26880x26880</text:p>
          </table:table-cell>
          <table:table-cell table:style-name="Πίνακας1.B2" office:value-type="string">
            <text:p text:style-name="P25">449.683 sec</text:p>
          </table:table-cell>
        </table:table-row>
      </table:table>
      <text:p text:style-name="P4"/>
      <text:p text:style-name="P5">Δοκιμάσαμε ο υπολογισμός της <text:span text:style-name="T1">f </text:span>να μην ανατίθεται σε ενδιάμεση μεταβλητή, και αντί αυτού να γίνεται μέσα στον υπολογισμό της <text:span text:style-name="T1">updateVal. </text:span>Για το μικρότερο μέγεθος πίνακα είχαμε αύξηση από τα <text:span text:style-name="T1">0.486 </text:span>στα <text:span text:style-name="T1">0.504 </text:span>δευτερόλεπτα, επομένως δεν συνεχίσαμε τις μετρήσεις για τα μεγαλύτερα μεγέθη και απορρίψαμε την αλλαγή.</text:p>
      <text:p text:style-name="P5"/>
      <text:p text:style-name="P30">ΙΙΙ. Σχεδιασμός <text:span text:style-name="T1">MPI </text:span>Παραλληλοποίησης</text:p>
      <text:p text:style-name="P30"/>
      <text:p text:style-name="P30"><text:span text:style-name="T7">IV. </text:span><text:span text:style-name="T46">Βελτιστοποίηση ΜΡΙ Κώδικα</text:span></text:p>
      <text:p text:style-name="P30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V. <text:span text:style-name="T39">Μετρήσεις ΜΡΙ Κώδικα</text:span></text:p>
      <text:p text:style-name="P31"/>
      <text:p text:style-name="P40">A) <text:span text:style-name="T39">Με την </text:span>MPI_Allreduce <text:span text:style-name="T39">ενεργοποιημένη</text:span></text:p>
      <text:p text:style-name="P41"/>
      <text:p text:style-name="P33"><text:span text:style-name="T39">1) Μέγεθος προβλήματος: 840</text:span>x840</text:p>
      <text:p text:style-name="P33"/>
      <table:table table:name="Πίνακας2" table:style-name="Πίνακας2">
        <table:table-column table:style-name="Πίνακας2.A"/>
        <table:table-column table:style-name="Πίνακας2.B"/>
        <table:table-column table:style-name="Πίνακας2.C"/>
        <table:table-column table:style-name="Πίνακας2.D" table:number-columns-repeated="5"/>
        <table:table-column table:style-name="Πίνακας2.I"/>
        <table:table-row>
          <table:table-cell table:style-name="Πίνακας2.A1" office:value-type="string">
            <text:p text:style-name="P60"># Proc. </text:p>
          </table:table-cell>
          <table:table-cell table:style-name="Πίνακας2.B1" office:value-type="float" office:value="4">
            <text:p text:style-name="P60">4</text:p>
          </table:table-cell>
          <table:table-cell table:style-name="Πίνακας2.B1" office:value-type="float" office:value="9">
            <text:p text:style-name="P60">9</text:p>
          </table:table-cell>
          <table:table-cell table:style-name="Πίνακας2.B1" office:value-type="float" office:value="16">
            <text:p text:style-name="P60">16</text:p>
          </table:table-cell>
          <table:table-cell table:style-name="Πίνακας2.B1" office:value-type="float" office:value="25">
            <text:p text:style-name="P60">25</text:p>
          </table:table-cell>
          <table:table-cell table:style-name="Πίνακας2.B1" office:value-type="float" office:value="36">
            <text:p text:style-name="P60">36</text:p>
          </table:table-cell>
          <table:table-cell table:style-name="Πίνακας2.B1" office:value-type="float" office:value="49">
            <text:p text:style-name="P60">49</text:p>
          </table:table-cell>
          <table:table-cell table:style-name="Πίνακας2.B1" office:value-type="float" office:value="64">
            <text:p text:style-name="P60">64</text:p>
          </table:table-cell>
          <table:table-cell table:style-name="Πίνακας2.I1" office:value-type="float" office:value="80">
            <text:p text:style-name="P60">80</text:p>
          </table:table-cell>
        </table:table-row>
        <table:table-row>
          <table:table-cell table:style-name="Πίνακας2.A2" office:value-type="string">
            <text:p text:style-name="P60">Time(msec)</text:p>
          </table:table-cell>
          <table:table-cell table:style-name="Πίνακας2.B2" office:value-type="float" office:value="132">
            <text:p text:style-name="P139">132</text:p>
          </table:table-cell>
          <table:table-cell table:style-name="Πίνακας2.C2" office:value-type="float" office:value="71">
            <text:p text:style-name="P139">71</text:p>
          </table:table-cell>
          <table:table-cell table:style-name="Πίνακας2.C2" office:value-type="float" office:value="55">
            <text:p text:style-name="P139">55</text:p>
          </table:table-cell>
          <table:table-cell table:style-name="Πίνακας2.C2" office:value-type="float" office:value="64">
            <text:p text:style-name="P139">64</text:p>
          </table:table-cell>
          <table:table-cell table:style-name="Πίνακας2.C2" office:value-type="float" office:value="90">
            <text:p text:style-name="P139">90</text:p>
          </table:table-cell>
          <table:table-cell table:style-name="Πίνακας2.C2" office:value-type="float" office:value="71">
            <text:p text:style-name="P139">71</text:p>
          </table:table-cell>
          <table:table-cell table:style-name="Πίνακας2.C2" office:value-type="float" office:value="52">
            <text:p text:style-name="P139">52</text:p>
          </table:table-cell>
          <table:table-cell table:style-name="Πίνακας2.I2" office:value-type="float" office:value="87">
            <text:p text:style-name="P139">87</text:p>
          </table:table-cell>
        </table:table-row>
        <table:table-row>
          <table:table-cell table:style-name="Πίνακας2.A3" office:value-type="string">
            <text:p text:style-name="P66">Challenge(<text:span text:style-name="T49">msec</text:span>)</text:p>
          </table:table-cell>
          <table:table-cell table:style-name="Πίνακας2.B3" office:value-type="float" office:value="222">
            <text:p text:style-name="P68">222</text:p>
          </table:table-cell>
          <table:table-cell table:style-name="Πίνακας2.C3" office:value-type="float" office:value="119">
            <text:p text:style-name="P68">119</text:p>
          </table:table-cell>
          <table:table-cell table:style-name="Πίνακας2.C3" office:value-type="float" office:value="104">
            <text:p text:style-name="P68">104</text:p>
          </table:table-cell>
          <table:table-cell table:style-name="Πίνακας2.C3" office:value-type="float" office:value="97">
            <text:p text:style-name="P68">97</text:p>
          </table:table-cell>
          <table:table-cell table:style-name="Πίνακας2.C3" office:value-type="float" office:value="97">
            <text:p text:style-name="P68">97</text:p>
          </table:table-cell>
          <table:table-cell table:style-name="Πίνακας2.C3" office:value-type="float" office:value="111">
            <text:p text:style-name="P70">111</text:p>
          </table:table-cell>
          <table:table-cell table:style-name="Πίνακας2.C3" office:value-type="float" office:value="108">
            <text:p text:style-name="P72">108</text:p>
          </table:table-cell>
          <table:table-cell table:style-name="Πίνακας2.I3" office:value-type="float" office:value="108">
            <text:p text:style-name="P74">108</text:p>
          </table:table-cell>
        </table:table-row>
      </table:table>
      <text:p text:style-name="P33"/>
      <text:p text:style-name="P33">2<text:span text:style-name="T39">) Μέγεθος προβλήματος: </text:span>16<text:span text:style-name="T39">80</text:span>x1680</text:p>
      <text:p text:style-name="P33"/>
      <table:table table:name="Πίνακας3" table:style-name="Πίνακας3">
        <table:table-column table:style-name="Πίνακας3.A"/>
        <table:table-column table:style-name="Πίνακας3.B"/>
        <table:table-column table:style-name="Πίνακας3.C"/>
        <table:table-column table:style-name="Πίνακας3.D" table:number-columns-repeated="5"/>
        <table:table-column table:style-name="Πίνακας3.I"/>
        <table:table-row>
          <table:table-cell table:style-name="Πίνακας3.A1" office:value-type="string">
            <text:p text:style-name="P60"># Proc. </text:p>
          </table:table-cell>
          <table:table-cell table:style-name="Πίνακας3.B1" office:value-type="float" office:value="4">
            <text:p text:style-name="P60">4</text:p>
          </table:table-cell>
          <table:table-cell table:style-name="Πίνακας3.B1" office:value-type="float" office:value="9">
            <text:p text:style-name="P60">9</text:p>
          </table:table-cell>
          <table:table-cell table:style-name="Πίνακας3.B1" office:value-type="float" office:value="16">
            <text:p text:style-name="P60">16</text:p>
          </table:table-cell>
          <table:table-cell table:style-name="Πίνακας3.B1" office:value-type="float" office:value="25">
            <text:p text:style-name="P60">25</text:p>
          </table:table-cell>
          <table:table-cell table:style-name="Πίνακας3.B1" office:value-type="float" office:value="36">
            <text:p text:style-name="P60">36</text:p>
          </table:table-cell>
          <table:table-cell table:style-name="Πίνακας3.B1" office:value-type="float" office:value="49">
            <text:p text:style-name="P60">49</text:p>
          </table:table-cell>
          <table:table-cell table:style-name="Πίνακας3.B1" office:value-type="float" office:value="64">
            <text:p text:style-name="P60">64</text:p>
          </table:table-cell>
          <table:table-cell table:style-name="Πίνακας3.I1" office:value-type="float" office:value="80">
            <text:p text:style-name="P60">80</text:p>
          </table:table-cell>
        </table:table-row>
        <table:table-row>
          <table:table-cell table:style-name="Πίνακας3.A2" office:value-type="string">
            <text:p text:style-name="P60">Time(msec)</text:p>
          </table:table-cell>
          <table:table-cell table:style-name="Πίνακας3.B2" office:value-type="float" office:value="513">
            <text:p text:style-name="P140">513</text:p>
          </table:table-cell>
          <table:table-cell table:style-name="Πίνακας3.C2" office:value-type="float" office:value="241">
            <text:p text:style-name="P141">241</text:p>
          </table:table-cell>
          <table:table-cell table:style-name="Πίνακας3.C2" office:value-type="float" office:value="162">
            <text:p text:style-name="P140">162</text:p>
          </table:table-cell>
          <table:table-cell table:style-name="Πίνακας3.C2" office:value-type="float" office:value="128">
            <text:p text:style-name="P140">128</text:p>
          </table:table-cell>
          <table:table-cell table:style-name="Πίνακας3.C2" office:value-type="float" office:value="120">
            <text:p text:style-name="P141">120</text:p>
          </table:table-cell>
          <table:table-cell table:style-name="Πίνακας3.C2" office:value-type="float" office:value="95">
            <text:p text:style-name="P141">95</text:p>
          </table:table-cell>
          <table:table-cell table:style-name="Πίνακας3.C2" office:value-type="float" office:value="80">
            <text:p text:style-name="P141">80</text:p>
          </table:table-cell>
          <table:table-cell table:style-name="Πίνακας3.I2" office:value-type="float" office:value="116">
            <text:p text:style-name="P201"><text:span text:style-name="T8">1</text:span><text:span text:style-name="T1">16</text:span></text:p>
          </table:table-cell>
        </table:table-row>
        <table:table-row>
          <table:table-cell table:style-name="Πίνακας3.A3" office:value-type="string">
            <text:p text:style-name="P66">Challenge(<text:span text:style-name="T49">msec</text:span>)</text:p>
          </table:table-cell>
          <table:table-cell table:style-name="Πίνακας3.B3" office:value-type="float" office:value="865">
            <text:p text:style-name="P90">865</text:p>
          </table:table-cell>
          <table:table-cell table:style-name="Πίνακας3.C3" office:value-type="float" office:value="422">
            <text:p text:style-name="P88">422</text:p>
          </table:table-cell>
          <table:table-cell table:style-name="Πίνακας3.C3" office:value-type="float" office:value="279">
            <text:p text:style-name="P86">279</text:p>
          </table:table-cell>
          <table:table-cell table:style-name="Πίνακας3.C3" office:value-type="float" office:value="217">
            <text:p text:style-name="P84">217</text:p>
          </table:table-cell>
          <table:table-cell table:style-name="Πίνακας3.C3" office:value-type="float" office:value="219">
            <text:p text:style-name="P82">219</text:p>
          </table:table-cell>
          <table:table-cell table:style-name="Πίνακας3.C3" office:value-type="float" office:value="221">
            <text:p text:style-name="P80">221</text:p>
          </table:table-cell>
          <table:table-cell table:style-name="Πίνακας3.C3" office:value-type="float" office:value="218">
            <text:p text:style-name="P78">218</text:p>
          </table:table-cell>
          <table:table-cell table:style-name="Πίνακας3.I3" office:value-type="float" office:value="326">
            <text:p text:style-name="P76">326</text:p>
          </table:table-cell>
        </table:table-row>
      </table:table>
      <text:p text:style-name="P34"/>
      <text:p text:style-name="P33"/>
      <text:p text:style-name="P33">3<text:span text:style-name="T39">) Μέγεθος προβλήματος: </text:span>336<text:span text:style-name="T39">0</text:span>x3360</text:p>
      <text:p text:style-name="P35"/>
      <table:table table:name="Πίνακας4" table:style-name="Πίνακας4">
        <table:table-column table:style-name="Πίνακας4.A"/>
        <table:table-column table:style-name="Πίνακας4.B"/>
        <table:table-column table:style-name="Πίνακας4.C"/>
        <table:table-column table:style-name="Πίνακας4.D" table:number-columns-repeated="5"/>
        <table:table-column table:style-name="Πίνακας4.I"/>
        <table:table-row>
          <table:table-cell table:style-name="Πίνακας4.A1" office:value-type="string">
            <text:p text:style-name="P61"># Proc. </text:p>
          </table:table-cell>
          <table:table-cell table:style-name="Πίνακας4.B1" office:value-type="float" office:value="4">
            <text:p text:style-name="P61">4</text:p>
          </table:table-cell>
          <table:table-cell table:style-name="Πίνακας4.B1" office:value-type="float" office:value="9">
            <text:p text:style-name="P61">9</text:p>
          </table:table-cell>
          <table:table-cell table:style-name="Πίνακας4.B1" office:value-type="float" office:value="16">
            <text:p text:style-name="P61">16</text:p>
          </table:table-cell>
          <table:table-cell table:style-name="Πίνακας4.B1" office:value-type="float" office:value="25">
            <text:p text:style-name="P61">25</text:p>
          </table:table-cell>
          <table:table-cell table:style-name="Πίνακας4.B1" office:value-type="float" office:value="36">
            <text:p text:style-name="P61">36</text:p>
          </table:table-cell>
          <table:table-cell table:style-name="Πίνακας4.B1" office:value-type="float" office:value="49">
            <text:p text:style-name="P61">49</text:p>
          </table:table-cell>
          <table:table-cell table:style-name="Πίνακας4.B1" office:value-type="float" office:value="64">
            <text:p text:style-name="P61">64</text:p>
          </table:table-cell>
          <table:table-cell table:style-name="Πίνακας4.I1" office:value-type="float" office:value="80">
            <text:p text:style-name="P61">80</text:p>
          </table:table-cell>
        </table:table-row>
        <table:table-row>
          <table:table-cell table:style-name="Πίνακας4.A2" office:value-type="string">
            <text:p text:style-name="P61">Time(<text:span text:style-name="T47">sec, </text:span>msec)</text:p>
          </table:table-cell>
          <table:table-cell table:style-name="Πίνακας4.B2" office:value-type="float" office:value="1.989">
            <text:p text:style-name="P208">1,989</text:p>
          </table:table-cell>
          <table:table-cell table:style-name="Πίνακας4.B2" office:value-type="float" office:value="1.179">
            <text:p text:style-name="P208">1,179</text:p>
          </table:table-cell>
          <table:table-cell table:style-name="Πίνακας4.B2" office:value-type="float" office:value="0.926">
            <text:p text:style-name="P208">0,926</text:p>
          </table:table-cell>
          <table:table-cell table:style-name="Πίνακας4.B2" office:value-type="float" office:value="0.56">
            <text:p text:style-name="P208">0,560</text:p>
          </table:table-cell>
          <table:table-cell table:style-name="Πίνακας4.B2" office:value-type="float" office:value="0.423">
            <text:p text:style-name="P208">0,423</text:p>
          </table:table-cell>
          <table:table-cell table:style-name="Πίνακας4.B2" office:value-type="float" office:value="0.257">
            <text:p text:style-name="P208">0,257</text:p>
          </table:table-cell>
          <table:table-cell table:style-name="Πίνακας4.B2" office:value-type="float" office:value="0.194">
            <text:p text:style-name="P208">0,194</text:p>
          </table:table-cell>
          <table:table-cell table:style-name="Πίνακας4.I2" office:value-type="float" office:value="0.19">
            <text:p text:style-name="P208">0,190</text:p>
          </table:table-cell>
        </table:table-row>
        <table:table-row>
          <table:table-cell table:style-name="Πίνακας4.A3" office:value-type="string">
            <text:p text:style-name="P66">Challenge(<text:span text:style-name="T49">sec</text:span>)</text:p>
          </table:table-cell>
          <table:table-cell table:style-name="Πίνακας4.B3" office:value-type="float" office:value="3.413">
            <text:p text:style-name="P93">3,413</text:p>
          </table:table-cell>
          <table:table-cell table:style-name="Πίνακας4.B3" office:value-type="float" office:value="1.631">
            <text:p text:style-name="P91">1,63<text:span text:style-name="T50">1</text:span></text:p>
          </table:table-cell>
          <table:table-cell table:style-name="Πίνακας4.B3" office:value-type="float" office:value="1.054">
            <text:p text:style-name="P86"><text:span text:style-name="T51">1</text:span>,<text:span text:style-name="T52">054</text:span></text:p>
          </table:table-cell>
          <table:table-cell table:style-name="Πίνακας4.B3" office:value-type="float" office:value="0.762">
            <text:p text:style-name="P84"><text:span text:style-name="T53">0</text:span>,<text:span text:style-name="T53">762</text:span></text:p>
          </table:table-cell>
          <table:table-cell table:style-name="Πίνακας4.B3" office:value-type="float" office:value="0.596">
            <text:p text:style-name="P95">0,596</text:p>
          </table:table-cell>
          <table:table-cell table:style-name="Πίνακας4.B3" office:value-type="float" office:value="0.543">
            <text:p text:style-name="P97">0,543</text:p>
          </table:table-cell>
          <table:table-cell table:style-name="Πίνακας4.B3" office:value-type="float" office:value="0.503">
            <text:p text:style-name="P99">0,503</text:p>
          </table:table-cell>
          <table:table-cell table:style-name="Πίνακας4.I3" office:value-type="float" office:value="0.505">
            <text:p text:style-name="P101">0,505</text:p>
          </table:table-cell>
        </table:table-row>
      </table:table>
      <text:p text:style-name="P35"/>
      <text:p text:style-name="P33">4<text:span text:style-name="T39">) Μέγεθος προβλήματος: </text:span>672<text:span text:style-name="T39">0</text:span>x6720</text:p>
      <text:p text:style-name="P36"/>
      <table:table table:name="Πίνακας5" table:style-name="Πίνακας5">
        <table:table-column table:style-name="Πίνακας5.A"/>
        <table:table-column table:style-name="Πίνακας5.B"/>
        <table:table-column table:style-name="Πίνακας5.C"/>
        <table:table-column table:style-name="Πίνακας5.D" table:number-columns-repeated="5"/>
        <table:table-column table:style-name="Πίνακας5.I"/>
        <table:table-row>
          <table:table-cell table:style-name="Πίνακας5.A1" office:value-type="string">
            <text:p text:style-name="P62"># Proc. </text:p>
          </table:table-cell>
          <table:table-cell table:style-name="Πίνακας5.B1" office:value-type="float" office:value="4">
            <text:p text:style-name="P62">4</text:p>
          </table:table-cell>
          <table:table-cell table:style-name="Πίνακας5.B1" office:value-type="float" office:value="9">
            <text:p text:style-name="P62">9</text:p>
          </table:table-cell>
          <table:table-cell table:style-name="Πίνακας5.B1" office:value-type="float" office:value="16">
            <text:p text:style-name="P62">16</text:p>
          </table:table-cell>
          <table:table-cell table:style-name="Πίνακας5.B1" office:value-type="float" office:value="25">
            <text:p text:style-name="P62">25</text:p>
          </table:table-cell>
          <table:table-cell table:style-name="Πίνακας5.B1" office:value-type="float" office:value="36">
            <text:p text:style-name="P62">36</text:p>
          </table:table-cell>
          <table:table-cell table:style-name="Πίνακας5.B1" office:value-type="float" office:value="49">
            <text:p text:style-name="P62">49</text:p>
          </table:table-cell>
          <table:table-cell table:style-name="Πίνακας5.B1" office:value-type="float" office:value="64">
            <text:p text:style-name="P62">64</text:p>
          </table:table-cell>
          <table:table-cell table:style-name="Πίνακας5.I1" office:value-type="float" office:value="80">
            <text:p text:style-name="P62">80</text:p>
          </table:table-cell>
        </table:table-row>
        <table:table-row>
          <table:table-cell table:style-name="Πίνακας5.A2" office:value-type="string">
            <text:p text:style-name="P62">Time(<text:span text:style-name="T47">sec, </text:span>msec)</text:p>
          </table:table-cell>
          <table:table-cell table:style-name="Πίνακας5.B2" office:value-type="float" office:value="7.838">
            <text:p text:style-name="P209">7,83<text:span text:style-name="T63">8</text:span></text:p>
          </table:table-cell>
          <table:table-cell table:style-name="Πίνακας5.B2" office:value-type="float" office:value="4.656">
            <text:p text:style-name="P209">4,6<text:span text:style-name="T63">56</text:span></text:p>
          </table:table-cell>
          <table:table-cell table:style-name="Πίνακας5.B2" office:value-type="float" office:value="3.549">
            <text:p text:style-name="P209">3,5<text:span text:style-name="T64">49</text:span></text:p>
          </table:table-cell>
          <table:table-cell table:style-name="Πίνακας5.B2" office:value-type="float" office:value="2.168">
            <text:p text:style-name="P209">2,1<text:span text:style-name="T65">68</text:span></text:p>
          </table:table-cell>
          <table:table-cell table:style-name="Πίνακας5.B2" office:value-type="float" office:value="1.64">
            <text:p text:style-name="P209">1,<text:span text:style-name="T66">640</text:span></text:p>
          </table:table-cell>
          <table:table-cell table:style-name="Πίνακας5.B2" office:value-type="float" office:value="1.153">
            <text:p text:style-name="P209">1,<text:span text:style-name="T67">153</text:span></text:p>
          </table:table-cell>
          <table:table-cell table:style-name="Πίνακας5.B2" office:value-type="float" office:value="0.956">
            <text:p text:style-name="P210">0,<text:span text:style-name="T68">956</text:span></text:p>
          </table:table-cell>
          <table:table-cell table:style-name="Πίνακας5.I2" office:value-type="float" office:value="0.801">
            <text:p text:style-name="P210">0,<text:span text:style-name="T69">801</text:span></text:p>
          </table:table-cell>
        </table:table-row>
        <table:table-row>
          <table:table-cell table:style-name="Πίνακας5.A3" office:value-type="string">
            <text:p text:style-name="P66">Challenge(<text:span text:style-name="T49">sec</text:span>)</text:p>
          </table:table-cell>
          <table:table-cell table:style-name="Πίνακας5.B3" office:value-type="float" office:value="13.58">
            <text:p text:style-name="P93">13,580</text:p>
          </table:table-cell>
          <table:table-cell table:style-name="Πίνακας5.B3" office:value-type="float" office:value="6.398">
            <text:p text:style-name="P91"><text:span text:style-name="T59">6</text:span>,<text:span text:style-name="T59">398</text:span></text:p>
          </table:table-cell>
          <table:table-cell table:style-name="Πίνακας5.B3" office:value-type="float" office:value="4.033">
            <text:p text:style-name="P86"><text:span text:style-name="T58">4</text:span>,<text:span text:style-name="T52">033</text:span></text:p>
          </table:table-cell>
          <table:table-cell table:style-name="Πίνακας5.B3" office:value-type="float" office:value="2.796">
            <text:p text:style-name="P84"><text:span text:style-name="T57">2</text:span>,<text:span text:style-name="T53">796</text:span></text:p>
          </table:table-cell>
          <table:table-cell table:style-name="Πίνακας5.B3" office:value-type="float" office:value="2.265">
            <text:p text:style-name="P95"><text:span text:style-name="T56">2</text:span>,<text:span text:style-name="T56">265</text:span></text:p>
          </table:table-cell>
          <table:table-cell table:style-name="Πίνακας5.B3" office:value-type="float" office:value="2.002">
            <text:p text:style-name="P97"><text:span text:style-name="T55">2</text:span>,<text:span text:style-name="T55">002</text:span></text:p>
          </table:table-cell>
          <table:table-cell table:style-name="Πίνακας5.B3" office:value-type="float" office:value="1.768">
            <text:p text:style-name="P103">1,768</text:p>
          </table:table-cell>
          <table:table-cell table:style-name="Πίνακας5.I3" office:value-type="float" office:value="1.614">
            <text:p text:style-name="P101"><text:span text:style-name="T54">1</text:span>,<text:span text:style-name="T54">614</text:span></text:p>
          </table:table-cell>
        </table:table-row>
      </table:table>
      <text:p text:style-name="P36"/>
      <text:p text:style-name="P33">5<text:span text:style-name="T39">) Μέγεθος προβλήματος: </text:span>134<text:span text:style-name="T39">40</text:span>x13440</text:p>
      <text:p text:style-name="P33"/>
      <table:table table:name="Πίνακας6" table:style-name="Πίνακας6">
        <table:table-column table:style-name="Πίνακας6.A"/>
        <table:table-column table:style-name="Πίνακας6.B"/>
        <table:table-column table:style-name="Πίνακας6.C"/>
        <table:table-column table:style-name="Πίνακας6.D"/>
        <table:table-column table:style-name="Πίνακας6.E" table:number-columns-repeated="4"/>
        <table:table-column table:style-name="Πίνακας6.I"/>
        <table:table-row>
          <table:table-cell table:style-name="Πίνακας6.A1" office:value-type="string">
            <text:p text:style-name="P63"># Proc. </text:p>
          </table:table-cell>
          <table:table-cell table:style-name="Πίνακας6.B1" office:value-type="float" office:value="4">
            <text:p text:style-name="P63">4</text:p>
          </table:table-cell>
          <table:table-cell table:style-name="Πίνακας6.B1" office:value-type="float" office:value="9">
            <text:p text:style-name="P63">9</text:p>
          </table:table-cell>
          <table:table-cell table:style-name="Πίνακας6.B1" office:value-type="float" office:value="16">
            <text:p text:style-name="P63">16</text:p>
          </table:table-cell>
          <table:table-cell table:style-name="Πίνακας6.B1" office:value-type="float" office:value="25">
            <text:p text:style-name="P63">25</text:p>
          </table:table-cell>
          <table:table-cell table:style-name="Πίνακας6.B1" office:value-type="float" office:value="36">
            <text:p text:style-name="P63">36</text:p>
          </table:table-cell>
          <table:table-cell table:style-name="Πίνακας6.B1" office:value-type="float" office:value="49">
            <text:p text:style-name="P63">49</text:p>
          </table:table-cell>
          <table:table-cell table:style-name="Πίνακας6.B1" office:value-type="float" office:value="64">
            <text:p text:style-name="P63">64</text:p>
          </table:table-cell>
          <table:table-cell table:style-name="Πίνακας6.I1" office:value-type="float" office:value="80">
            <text:p text:style-name="P63">80</text:p>
          </table:table-cell>
        </table:table-row>
        <table:table-row>
          <table:table-cell table:style-name="Πίνακας6.A2" office:value-type="string">
            <text:p text:style-name="P63">Time(<text:span text:style-name="T47">sec, </text:span>msec)</text:p>
          </table:table-cell>
          <table:table-cell table:style-name="Πίνακας6.B2" office:value-type="float" office:value="31.204">
            <text:p text:style-name="P211">31,204</text:p>
          </table:table-cell>
          <table:table-cell table:style-name="Πίνακας6.B2" office:value-type="float" office:value="18.43">
            <text:p text:style-name="P211">18,430</text:p>
          </table:table-cell>
          <table:table-cell table:style-name="Πίνακας6.B2" office:value-type="float" office:value="14.023">
            <text:p text:style-name="P211">14,023</text:p>
          </table:table-cell>
          <table:table-cell table:style-name="Πίνακας6.B2" office:value-type="float" office:value="8.428">
            <text:p text:style-name="P211">8,428</text:p>
          </table:table-cell>
          <table:table-cell table:style-name="Πίνακας6.B2" office:value-type="float" office:value="6.308">
            <text:p text:style-name="P211">6,308</text:p>
          </table:table-cell>
          <table:table-cell table:style-name="Πίνακας6.B2" office:value-type="float" office:value="4.356">
            <text:p text:style-name="P211">4,356</text:p>
          </table:table-cell>
          <table:table-cell table:style-name="Πίνακας6.B2" office:value-type="float" office:value="3.597">
            <text:p text:style-name="P211">3,597</text:p>
          </table:table-cell>
          <table:table-cell table:style-name="Πίνακας6.I2" office:value-type="float" office:value="2.897">
            <text:p text:style-name="P211">2,897</text:p>
          </table:table-cell>
        </table:table-row>
        <table:table-row>
          <table:table-cell table:style-name="Πίνακας6.A3" office:value-type="string">
            <text:p text:style-name="P105">Challenge(sec)</text:p>
          </table:table-cell>
          <table:table-cell table:style-name="Πίνακας6.B3" office:value-type="float" office:value="54.22">
            <text:p text:style-name="P107">54,220</text:p>
          </table:table-cell>
          <table:table-cell table:style-name="Πίνακας6.B3" office:value-type="float" office:value="25.418">
            <text:p text:style-name="P109">25,418</text:p>
          </table:table-cell>
          <table:table-cell table:style-name="Πίνακας6.B3" office:value-type="float" office:value="15.84">
            <text:p text:style-name="P111">15,840</text:p>
          </table:table-cell>
          <table:table-cell table:style-name="Πίνακας6.B3" office:value-type="float" office:value="10.841">
            <text:p text:style-name="P113">10,841</text:p>
          </table:table-cell>
          <table:table-cell table:style-name="Πίνακας6.B3" office:value-type="float" office:value="8.57">
            <text:p text:style-name="P115">8,570</text:p>
          </table:table-cell>
          <table:table-cell table:style-name="Πίνακας6.B3" office:value-type="float" office:value="7.593">
            <text:p text:style-name="P117">7,593</text:p>
          </table:table-cell>
          <table:table-cell table:style-name="Πίνακας6.B3" office:value-type="float" office:value="6.65">
            <text:p text:style-name="P119">6,<text:span text:style-name="T60">650</text:span></text:p>
          </table:table-cell>
          <table:table-cell table:style-name="Πίνακας6.I3" office:value-type="float" office:value="5.913">
            <text:p text:style-name="P121"><text:span text:style-name="T61">5</text:span>,<text:span text:style-name="T61">913</text:span></text:p>
          </table:table-cell>
        </table:table-row>
      </table:table>
      <text:p text:style-name="P37"/>
      <text:p text:style-name="P33">6<text:span text:style-name="T39">) Μέγεθος προβλήματος: </text:span>2688<text:span text:style-name="T39">0</text:span>x26880</text:p>
      <text:p text:style-name="P38"/>
      <table:table table:name="Πίνακας7" table:style-name="Πίνακας7">
        <table:table-column table:style-name="Πίνακας7.A"/>
        <table:table-column table:style-name="Πίνακας7.B"/>
        <table:table-column table:style-name="Πίνακας7.C"/>
        <table:table-column table:style-name="Πίνακας7.D"/>
        <table:table-column table:style-name="Πίνακας7.E"/>
        <table:table-column table:style-name="Πίνακας7.F" table:number-columns-repeated="3"/>
        <table:table-column table:style-name="Πίνακας7.I"/>
        <table:table-row>
          <table:table-cell table:style-name="Πίνακας7.A1" office:value-type="string">
            <text:p text:style-name="P64"># Proc. </text:p>
          </table:table-cell>
          <table:table-cell table:style-name="Πίνακας7.B1" office:value-type="float" office:value="4">
            <text:p text:style-name="P64">4</text:p>
          </table:table-cell>
          <table:table-cell table:style-name="Πίνακας7.B1" office:value-type="float" office:value="9">
            <text:p text:style-name="P64">9</text:p>
          </table:table-cell>
          <table:table-cell table:style-name="Πίνακας7.B1" office:value-type="float" office:value="16">
            <text:p text:style-name="P64">16</text:p>
          </table:table-cell>
          <table:table-cell table:style-name="Πίνακας7.B1" office:value-type="float" office:value="25">
            <text:p text:style-name="P64">25</text:p>
          </table:table-cell>
          <table:table-cell table:style-name="Πίνακας7.B1" office:value-type="float" office:value="36">
            <text:p text:style-name="P64">36</text:p>
          </table:table-cell>
          <table:table-cell table:style-name="Πίνακας7.B1" office:value-type="float" office:value="49">
            <text:p text:style-name="P64">49</text:p>
          </table:table-cell>
          <table:table-cell table:style-name="Πίνακας7.B1" office:value-type="float" office:value="64">
            <text:p text:style-name="P64">64</text:p>
          </table:table-cell>
          <table:table-cell table:style-name="Πίνακας7.I1" office:value-type="float" office:value="80">
            <text:p text:style-name="P64">80</text:p>
          </table:table-cell>
        </table:table-row>
        <table:table-row>
          <table:table-cell table:style-name="Πίνακας7.A2" office:value-type="string">
            <text:p text:style-name="P64">Time(<text:span text:style-name="T47">sec, </text:span>msec)</text:p>
          </table:table-cell>
          <table:table-cell table:style-name="Πίνακας7.B2" office:value-type="float" office:value="126.594">
            <text:p text:style-name="P212">126,594</text:p>
          </table:table-cell>
          <table:table-cell table:style-name="Πίνακας7.B2" office:value-type="float" office:value="73.795">
            <text:p text:style-name="P212">73,795</text:p>
          </table:table-cell>
          <table:table-cell table:style-name="Πίνακας7.B2" office:value-type="float" office:value="55.917">
            <text:p text:style-name="P212">55,917</text:p>
          </table:table-cell>
          <table:table-cell table:style-name="Πίνακας7.B2" office:value-type="float" office:value="33.36">
            <text:p text:style-name="P212">33,360</text:p>
          </table:table-cell>
          <table:table-cell table:style-name="Πίνακας7.B2" office:value-type="float" office:value="24.914">
            <text:p text:style-name="P212">24,914</text:p>
          </table:table-cell>
          <table:table-cell table:style-name="Πίνακας7.B2" office:value-type="float" office:value="17.192">
            <text:p text:style-name="P212">17,192</text:p>
          </table:table-cell>
          <table:table-cell table:style-name="Πίνακας7.B2" office:value-type="float" office:value="14.083">
            <text:p text:style-name="P212">14,083</text:p>
          </table:table-cell>
          <table:table-cell table:style-name="Πίνακας7.I2" office:value-type="float" office:value="11.314">
            <text:p text:style-name="P212">11,314</text:p>
          </table:table-cell>
        </table:table-row>
        <table:table-row>
          <table:table-cell table:style-name="Πίνακας7.A3" office:value-type="string">
            <text:p text:style-name="P123">Challenge(sec)</text:p>
          </table:table-cell>
          <table:table-cell table:style-name="Πίνακας7.B3" office:value-type="float" office:value="216.962">
            <text:p text:style-name="P137">216,962</text:p>
          </table:table-cell>
          <table:table-cell table:style-name="Πίνακας7.B3" office:value-type="float" office:value="101.604">
            <text:p text:style-name="P135">101,604</text:p>
          </table:table-cell>
          <table:table-cell table:style-name="Πίνακας7.B3" office:value-type="float" office:value="63.314">
            <text:p text:style-name="P133">63,314</text:p>
          </table:table-cell>
          <table:table-cell table:style-name="Πίνακας7.B3" office:value-type="float" office:value="42.723">
            <text:p text:style-name="P131">42,723</text:p>
          </table:table-cell>
          <table:table-cell table:style-name="Πίνακας7.B3" office:value-type="float" office:value="33.665">
            <text:p text:style-name="P129">33,665</text:p>
          </table:table-cell>
          <table:table-cell table:style-name="Πίνακας7.B3" office:value-type="float" office:value="29.507">
            <text:p text:style-name="P127">29,507</text:p>
          </table:table-cell>
          <table:table-cell table:style-name="Πίνακας7.B3" office:value-type="float" office:value="25.767">
            <text:p text:style-name="P125">25,767</text:p>
          </table:table-cell>
          <table:table-cell table:style-name="Πίνακας7.I3" office:value-type="float" office:value="22.914">
            <text:p text:style-name="P123"><text:span text:style-name="T62">22</text:span>,<text:span text:style-name="T62">914</text:span></text:p>
          </table:table-cell>
        </table:table-row>
      </table:table>
      <text:p text:style-name="P53"/>
      <text:p text:style-name="P42"/>
      <text:p text:style-name="P42"/>
      <text:p text:style-name="P42"/>
      <text:p text:style-name="P42"/>
      <text:p text:style-name="P54"><text:soft-page-break/>Η επιτάχυνση και η αποδοτικότητα του προγράμματος με την εντολή <text:span text:style-name="T1">Allreduce </text:span><text:span text:style-name="T39">ενεργοποιημένη για όλα τα μεγέθη προβλήματος, έχει ως εξής:</text:span></text:p>
      <text:p text:style-name="P7"/>
      <table:table table:name="Πίνακας8" table:style-name="Πίνακας8">
        <table:table-column table:style-name="Πίνακας8.A"/>
        <table:table-column table:style-name="Πίνακας8.B"/>
        <table:table-column table:style-name="Πίνακας8.C"/>
        <table:table-column table:style-name="Πίνακας8.D" table:number-columns-repeated="5"/>
        <table:table-column table:style-name="Πίνακας8.I"/>
        <table:table-row>
          <table:table-cell table:style-name="Πίνακας8.A1" table:number-columns-spanned="9" office:value-type="string">
            <text:p text:style-name="P287">Επιτάχυνσ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Πίνακας8.A2" office:value-type="string">
            <text:p text:style-name="P284"># <text:span text:style-name="T1">Proc.<text:line-break/>_____<text:line-break/>Problem Size</text:span></text:p>
          </table:table-cell>
          <table:table-cell table:style-name="Πίνακας8.B2" office:value-type="float" office:value="4">
            <text:p text:style-name="P234">4</text:p>
          </table:table-cell>
          <table:table-cell table:style-name="Πίνακας8.B2" office:value-type="float" office:value="9">
            <text:p text:style-name="P234">9</text:p>
          </table:table-cell>
          <table:table-cell table:style-name="Πίνακας8.B2" office:value-type="float" office:value="16">
            <text:p text:style-name="P234">16</text:p>
          </table:table-cell>
          <table:table-cell table:style-name="Πίνακας8.B2" office:value-type="float" office:value="25">
            <text:p text:style-name="P234">25</text:p>
          </table:table-cell>
          <table:table-cell table:style-name="Πίνακας8.B2" office:value-type="float" office:value="36">
            <text:p text:style-name="P234">36</text:p>
          </table:table-cell>
          <table:table-cell table:style-name="Πίνακας8.B2" office:value-type="float" office:value="49">
            <text:p text:style-name="P234">49</text:p>
          </table:table-cell>
          <table:table-cell table:style-name="Πίνακας8.B2" office:value-type="float" office:value="64">
            <text:p text:style-name="P234">64</text:p>
          </table:table-cell>
          <table:table-cell table:style-name="Πίνακας8.I2" office:value-type="float" office:value="80">
            <text:p text:style-name="P234">80</text:p>
          </table:table-cell>
        </table:table-row>
        <table:table-row>
          <table:table-cell table:style-name="Πίνακας8.A2" office:value-type="string">
            <text:p text:style-name="P234">840x840</text:p>
          </table:table-cell>
          <table:table-cell table:style-name="Πίνακας8.B3" office:value-type="float" office:value="3.68">
            <text:p text:style-name="P291">3,68</text:p>
          </table:table-cell>
          <table:table-cell table:style-name="Πίνακας8.B3" office:value-type="float" office:value="6.84">
            <text:p text:style-name="P292">6,84</text:p>
          </table:table-cell>
          <table:table-cell table:style-name="Πίνακας8.B2" office:value-type="float" office:value="8.83">
            <text:p text:style-name="P213">8,83</text:p>
          </table:table-cell>
          <table:table-cell table:style-name="Πίνακας8.B2" office:value-type="float" office:value="7.59">
            <text:p text:style-name="P213">7,59</text:p>
          </table:table-cell>
          <table:table-cell table:style-name="Πίνακας8.B2" office:value-type="float" office:value="5.4">
            <text:p text:style-name="P214">5,4</text:p>
          </table:table-cell>
          <table:table-cell table:style-name="Πίνακας8.B2" office:value-type="float" office:value="6.84">
            <text:p text:style-name="P215">6,84</text:p>
          </table:table-cell>
          <table:table-cell table:style-name="Πίνακας8.B2" office:value-type="float" office:value="9.34">
            <text:p text:style-name="P216">9,34</text:p>
          </table:table-cell>
          <table:table-cell table:style-name="Πίνακας8.I2" office:value-type="float" office:value="5.58">
            <text:p text:style-name="P216">5,58</text:p>
          </table:table-cell>
        </table:table-row>
        <table:table-row>
          <table:table-cell table:style-name="Πίνακας8.A2" office:value-type="string">
            <text:p text:style-name="P234">1680x1680</text:p>
          </table:table-cell>
          <table:table-cell table:style-name="Πίνακας8.B3" office:value-type="float" office:value="3.51">
            <text:p text:style-name="P217">3,51</text:p>
          </table:table-cell>
          <table:table-cell table:style-name="Πίνακας8.B3" office:value-type="float" office:value="7.47">
            <text:p text:style-name="P218">7,47</text:p>
          </table:table-cell>
          <table:table-cell table:style-name="Πίνακας8.B3" office:value-type="float" office:value="11.12">
            <text:p text:style-name="P219">11,12</text:p>
          </table:table-cell>
          <table:table-cell table:style-name="Πίνακας8.B3" office:value-type="float" office:value="14.07">
            <text:p text:style-name="P220">14,07</text:p>
          </table:table-cell>
          <table:table-cell table:style-name="Πίνακας8.B3" office:value-type="float" office:value="15.01">
            <text:p text:style-name="P221">15,01</text:p>
          </table:table-cell>
          <table:table-cell table:style-name="Πίνακας8.B3" office:value-type="float" office:value="18.96">
            <text:p text:style-name="P222">18,96</text:p>
          </table:table-cell>
          <table:table-cell table:style-name="Πίνακας8.B3" office:value-type="float" office:value="22.5">
            <text:p text:style-name="P223">22,50</text:p>
          </table:table-cell>
          <table:table-cell table:style-name="Πίνακας8.I4" office:value-type="float" office:value="15.53">
            <text:p text:style-name="P224">15,53</text:p>
          </table:table-cell>
        </table:table-row>
        <table:table-row>
          <table:table-cell table:style-name="Πίνακας8.A2" office:value-type="string">
            <text:p text:style-name="P234">3360x3360</text:p>
          </table:table-cell>
          <table:table-cell table:style-name="Πίνακας8.B3" office:value-type="float" office:value="3.55">
            <text:p text:style-name="P225">3,55</text:p>
          </table:table-cell>
          <table:table-cell table:style-name="Πίνακας8.B3" office:value-type="float" office:value="5.99">
            <text:p text:style-name="P226">5,99</text:p>
          </table:table-cell>
          <table:table-cell table:style-name="Πίνακας8.B3" office:value-type="float" office:value="7.62">
            <text:p text:style-name="P227">7,62</text:p>
          </table:table-cell>
          <table:table-cell table:style-name="Πίνακας8.B3" office:value-type="float" office:value="12.61">
            <text:p text:style-name="P228">12,61</text:p>
          </table:table-cell>
          <table:table-cell table:style-name="Πίνακας8.B3" office:value-type="float" office:value="16.69">
            <text:p text:style-name="P229">16,69</text:p>
          </table:table-cell>
          <table:table-cell table:style-name="Πίνακας8.B3" office:value-type="float" office:value="27.48">
            <text:p text:style-name="P230">27,48</text:p>
          </table:table-cell>
          <table:table-cell table:style-name="Πίνακας8.B3" office:value-type="float" office:value="36.41">
            <text:p text:style-name="P231">36,41</text:p>
          </table:table-cell>
          <table:table-cell table:style-name="Πίνακας8.I4" office:value-type="float" office:value="37.17">
            <text:p text:style-name="P231">37,17</text:p>
          </table:table-cell>
        </table:table-row>
        <table:table-row>
          <table:table-cell table:style-name="Πίνακας8.A2" office:value-type="string">
            <text:p text:style-name="P234">6720x6720</text:p>
          </table:table-cell>
          <table:table-cell table:style-name="Πίνακας8.B3" office:value-type="float" office:value="3.58">
            <text:p text:style-name="P232">3,58</text:p>
          </table:table-cell>
          <table:table-cell table:style-name="Πίνακας8.B3" office:value-type="float" office:value="6.03">
            <text:p text:style-name="P209">6,03</text:p>
          </table:table-cell>
          <table:table-cell table:style-name="Πίνακας8.B3" office:value-type="float" office:value="7.91">
            <text:p text:style-name="P233">7,91</text:p>
          </table:table-cell>
          <table:table-cell table:style-name="Πίνακας8.B3" office:value-type="float" office:value="12.95">
            <text:p text:style-name="P142">12,95</text:p>
          </table:table-cell>
          <table:table-cell table:style-name="Πίνακας8.B3" office:value-type="float" office:value="17.12">
            <text:p text:style-name="P143">17,12</text:p>
          </table:table-cell>
          <table:table-cell table:style-name="Πίνακας8.B3" office:value-type="float" office:value="24.35">
            <text:p text:style-name="P144">24,35</text:p>
          </table:table-cell>
          <table:table-cell table:style-name="Πίνακας8.B3" office:value-type="float" office:value="29.37">
            <text:p text:style-name="P145">29,37</text:p>
          </table:table-cell>
          <table:table-cell table:style-name="Πίνακας8.I4" office:value-type="float" office:value="35.06">
            <text:p text:style-name="P145">35,06</text:p>
          </table:table-cell>
        </table:table-row>
        <table:table-row>
          <table:table-cell table:style-name="Πίνακας8.A2" office:value-type="string">
            <text:p text:style-name="P234">13440x13440</text:p>
          </table:table-cell>
          <table:table-cell table:style-name="Πίνακας8.B3" office:value-type="float" office:value="3.59">
            <text:p text:style-name="P146">3,59</text:p>
          </table:table-cell>
          <table:table-cell table:style-name="Πίνακας8.B3" office:value-type="float" office:value="6.09">
            <text:p text:style-name="P147">6,09</text:p>
          </table:table-cell>
          <table:table-cell table:style-name="Πίνακας8.B3" office:value-type="float" office:value="8">
            <text:p text:style-name="P148">8,00</text:p>
          </table:table-cell>
          <table:table-cell table:style-name="Πίνακας8.B3" office:value-type="float" office:value="13.32">
            <text:p text:style-name="P149">13,32</text:p>
          </table:table-cell>
          <table:table-cell table:style-name="Πίνακας8.B3" office:value-type="float" office:value="17.8">
            <text:p text:style-name="P149">17,80</text:p>
          </table:table-cell>
          <table:table-cell table:style-name="Πίνακας8.B3" office:value-type="float" office:value="25.78">
            <text:p text:style-name="P150">25,78</text:p>
          </table:table-cell>
          <table:table-cell table:style-name="Πίνακας8.B3" office:value-type="float" office:value="31.22">
            <text:p text:style-name="P146">31,22</text:p>
          </table:table-cell>
          <table:table-cell table:style-name="Πίνακας8.I4" office:value-type="float" office:value="38.76">
            <text:p text:style-name="P151">38,76</text:p>
          </table:table-cell>
        </table:table-row>
        <table:table-row>
          <table:table-cell table:style-name="Πίνακας8.A2" office:value-type="string">
            <text:p text:style-name="P234">26880x26880</text:p>
          </table:table-cell>
          <table:table-cell table:style-name="Πίνακας8.B3" office:value-type="float" office:value="3.55">
            <text:p text:style-name="P237">3,55</text:p>
          </table:table-cell>
          <table:table-cell table:style-name="Πίνακας8.B3" office:value-type="float" office:value="6.09">
            <text:p text:style-name="P238">6,09</text:p>
          </table:table-cell>
          <table:table-cell table:style-name="Πίνακας8.B3" office:value-type="float" office:value="8.04">
            <text:p text:style-name="P239">8,04</text:p>
          </table:table-cell>
          <table:table-cell table:style-name="Πίνακας8.B3" office:value-type="float" office:value="13.47">
            <text:p text:style-name="P239">13,47</text:p>
          </table:table-cell>
          <table:table-cell table:style-name="Πίνακας8.B3" office:value-type="float" office:value="18.04">
            <text:p text:style-name="P239">18,04</text:p>
          </table:table-cell>
          <table:table-cell table:style-name="Πίνακας8.B3" office:value-type="float" office:value="26.15">
            <text:p text:style-name="P239">26,15</text:p>
          </table:table-cell>
          <table:table-cell table:style-name="Πίνακας8.B3" office:value-type="float" office:value="31.93">
            <text:p text:style-name="P239">31,93</text:p>
          </table:table-cell>
          <table:table-cell table:style-name="Πίνακας8.I4" office:value-type="float" office:value="39.74">
            <text:p text:style-name="P239">39,74</text:p>
          </table:table-cell>
        </table:table-row>
      </table:table>
      <text:p text:style-name="P7"/>
      <text:p text:style-name="P43"/>
      <table:table table:name="Πίνακας9" table:style-name="Πίνακας9">
        <table:table-column table:style-name="Πίνακας9.A"/>
        <table:table-column table:style-name="Πίνακας9.B"/>
        <table:table-column table:style-name="Πίνακας9.C"/>
        <table:table-column table:style-name="Πίνακας9.D" table:number-columns-repeated="5"/>
        <table:table-column table:style-name="Πίνακας9.I"/>
        <table:table-row>
          <table:table-cell table:style-name="Πίνακας9.A1" table:number-columns-spanned="9" office:value-type="string">
            <text:p text:style-name="P289">Αποδοτικότητα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Πίνακας9.A2" office:value-type="string">
            <text:p text:style-name="P285"># <text:span text:style-name="T1">Proc.<text:line-break/>_____<text:line-break/>Problem Size</text:span></text:p>
          </table:table-cell>
          <table:table-cell table:style-name="Πίνακας9.B2" office:value-type="float" office:value="4">
            <text:p text:style-name="P254">4</text:p>
          </table:table-cell>
          <table:table-cell table:style-name="Πίνακας9.B2" office:value-type="float" office:value="9">
            <text:p text:style-name="P254">9</text:p>
          </table:table-cell>
          <table:table-cell table:style-name="Πίνακας9.B2" office:value-type="float" office:value="16">
            <text:p text:style-name="P254">16</text:p>
          </table:table-cell>
          <table:table-cell table:style-name="Πίνακας9.B2" office:value-type="float" office:value="25">
            <text:p text:style-name="P254">25</text:p>
          </table:table-cell>
          <table:table-cell table:style-name="Πίνακας9.B2" office:value-type="float" office:value="36">
            <text:p text:style-name="P254">36</text:p>
          </table:table-cell>
          <table:table-cell table:style-name="Πίνακας9.B2" office:value-type="float" office:value="49">
            <text:p text:style-name="P235">49</text:p>
          </table:table-cell>
          <table:table-cell table:style-name="Πίνακας9.B2" office:value-type="float" office:value="64">
            <text:p text:style-name="P235">64</text:p>
          </table:table-cell>
          <table:table-cell table:style-name="Πίνακας9.I2" office:value-type="float" office:value="80">
            <text:p text:style-name="P235">80</text:p>
          </table:table-cell>
        </table:table-row>
        <table:table-row>
          <table:table-cell table:style-name="Πίνακας9.A2" office:value-type="string">
            <text:p text:style-name="P235">840x840</text:p>
          </table:table-cell>
          <table:table-cell table:style-name="Πίνακας9.B3" office:value-type="float" office:value="0.92">
            <text:p text:style-name="P252">0,92</text:p>
          </table:table-cell>
          <table:table-cell table:style-name="Πίνακας9.B3" office:value-type="float" office:value="0.76">
            <text:p text:style-name="P251">0,76</text:p>
          </table:table-cell>
          <table:table-cell table:style-name="Πίνακας9.B3" office:value-type="float" office:value="0.55">
            <text:p text:style-name="P250">0,55</text:p>
          </table:table-cell>
          <table:table-cell table:style-name="Πίνακας9.B3" office:value-type="float" office:value="0.3">
            <text:p text:style-name="P249">0,30</text:p>
          </table:table-cell>
          <table:table-cell table:style-name="Πίνακας9.B3" office:value-type="float" office:value="0.15">
            <text:p text:style-name="P249">0,15</text:p>
          </table:table-cell>
          <table:table-cell table:style-name="Πίνακας9.B3" office:value-type="float" office:value="0.13">
            <text:p text:style-name="P245">0,13</text:p>
          </table:table-cell>
          <table:table-cell table:style-name="Πίνακας9.B3" office:value-type="float" office:value="0.14">
            <text:p text:style-name="P245">0,14</text:p>
          </table:table-cell>
          <table:table-cell table:style-name="Πίνακας9.I3" office:value-type="float" office:value="0.06">
            <text:p text:style-name="P246">0,06</text:p>
          </table:table-cell>
        </table:table-row>
        <table:table-row>
          <table:table-cell table:style-name="Πίνακας9.A2" office:value-type="string">
            <text:p text:style-name="P235">1680x1680</text:p>
          </table:table-cell>
          <table:table-cell table:style-name="Πίνακας9.B3" office:value-type="float" office:value="0.87">
            <text:p text:style-name="P252">0,87</text:p>
          </table:table-cell>
          <table:table-cell table:style-name="Πίνακας9.B3" office:value-type="float" office:value="0.83">
            <text:p text:style-name="P251">0,83</text:p>
          </table:table-cell>
          <table:table-cell table:style-name="Πίνακας9.B3" office:value-type="float" office:value="0.69">
            <text:p text:style-name="P250">0,69</text:p>
          </table:table-cell>
          <table:table-cell table:style-name="Πίνακας9.B3" office:value-type="float" office:value="0.56">
            <text:p text:style-name="P249">0,56</text:p>
          </table:table-cell>
          <table:table-cell table:style-name="Πίνακας9.B3" office:value-type="float" office:value="0.41">
            <text:p text:style-name="P249">0,41</text:p>
          </table:table-cell>
          <table:table-cell table:style-name="Πίνακας9.B3" office:value-type="float" office:value="0.38">
            <text:p text:style-name="P245">0,38</text:p>
          </table:table-cell>
          <table:table-cell table:style-name="Πίνακας9.B3" office:value-type="float" office:value="0.35">
            <text:p text:style-name="P245">0,35</text:p>
          </table:table-cell>
          <table:table-cell table:style-name="Πίνακας9.I3" office:value-type="float" office:value="0.19">
            <text:p text:style-name="P246">0,19</text:p>
          </table:table-cell>
        </table:table-row>
        <table:table-row>
          <table:table-cell table:style-name="Πίνακας9.A2" office:value-type="string">
            <text:p text:style-name="P235">3360x3360</text:p>
          </table:table-cell>
          <table:table-cell table:style-name="Πίνακας9.B3" office:value-type="float" office:value="0.88">
            <text:p text:style-name="P252">0,88</text:p>
          </table:table-cell>
          <table:table-cell table:style-name="Πίνακας9.B3" office:value-type="float" office:value="0.66">
            <text:p text:style-name="P251">0,66</text:p>
          </table:table-cell>
          <table:table-cell table:style-name="Πίνακας9.B3" office:value-type="float" office:value="0.47">
            <text:p text:style-name="P250">0,47</text:p>
          </table:table-cell>
          <table:table-cell table:style-name="Πίνακας9.B3" office:value-type="float" office:value="0.5">
            <text:p text:style-name="P249">0,50</text:p>
          </table:table-cell>
          <table:table-cell table:style-name="Πίνακας9.B3" office:value-type="float" office:value="0.46">
            <text:p text:style-name="P249">0,46</text:p>
          </table:table-cell>
          <table:table-cell table:style-name="Πίνακας9.B3" office:value-type="float" office:value="0.56">
            <text:p text:style-name="P245">0,56</text:p>
          </table:table-cell>
          <table:table-cell table:style-name="Πίνακας9.B3" office:value-type="float" office:value="0.56">
            <text:p text:style-name="P245">0,56</text:p>
          </table:table-cell>
          <table:table-cell table:style-name="Πίνακας9.I3" office:value-type="float" office:value="0.46">
            <text:p text:style-name="P246">0,46</text:p>
          </table:table-cell>
        </table:table-row>
        <table:table-row>
          <table:table-cell table:style-name="Πίνακας9.A2" office:value-type="string">
            <text:p text:style-name="P235">6720x6720</text:p>
          </table:table-cell>
          <table:table-cell table:style-name="Πίνακας9.B2" office:value-type="float" office:value="0.89">
            <text:p text:style-name="P252">0,89</text:p>
          </table:table-cell>
          <table:table-cell table:style-name="Πίνακας9.B3" office:value-type="float" office:value="0.67">
            <text:p text:style-name="P251">0,67</text:p>
          </table:table-cell>
          <table:table-cell table:style-name="Πίνακας9.B3" office:value-type="float" office:value="0.49">
            <text:p text:style-name="P250">0,49</text:p>
          </table:table-cell>
          <table:table-cell table:style-name="Πίνακας9.B3" office:value-type="float" office:value="0.51">
            <text:p text:style-name="P249">0,51</text:p>
          </table:table-cell>
          <table:table-cell table:style-name="Πίνακας9.B3" office:value-type="float" office:value="0.47">
            <text:p text:style-name="P249">0,47</text:p>
          </table:table-cell>
          <table:table-cell table:style-name="Πίνακας9.B3" office:value-type="float" office:value="0.49">
            <text:p text:style-name="P245">0,49</text:p>
          </table:table-cell>
          <table:table-cell table:style-name="Πίνακας9.B3" office:value-type="float" office:value="0.45">
            <text:p text:style-name="P245">0,45</text:p>
          </table:table-cell>
          <table:table-cell table:style-name="Πίνακας9.I3" office:value-type="float" office:value="0.43">
            <text:p text:style-name="P246">0,43</text:p>
          </table:table-cell>
        </table:table-row>
        <table:table-row>
          <table:table-cell table:style-name="Πίνακας9.A2" office:value-type="string">
            <text:p text:style-name="P235">13440x13440</text:p>
          </table:table-cell>
          <table:table-cell table:style-name="Πίνακας9.B3" office:value-type="float" office:value="0.89">
            <text:p text:style-name="P252">0,89</text:p>
          </table:table-cell>
          <table:table-cell table:style-name="Πίνακας9.B3" office:value-type="float" office:value="0.67">
            <text:p text:style-name="P251">0,67</text:p>
          </table:table-cell>
          <table:table-cell table:style-name="Πίνακας9.B3" office:value-type="float" office:value="0.5">
            <text:p text:style-name="P250">0,50</text:p>
          </table:table-cell>
          <table:table-cell table:style-name="Πίνακας9.B3" office:value-type="float" office:value="0.53">
            <text:p text:style-name="P249">0,53</text:p>
          </table:table-cell>
          <table:table-cell table:style-name="Πίνακας9.B3" office:value-type="float" office:value="0.49">
            <text:p text:style-name="P249">0,49</text:p>
          </table:table-cell>
          <table:table-cell table:style-name="Πίνακας9.B3" office:value-type="float" office:value="0.52">
            <text:p text:style-name="P245">0,52</text:p>
          </table:table-cell>
          <table:table-cell table:style-name="Πίνακας9.B3" office:value-type="float" office:value="0.48">
            <text:p text:style-name="P245">0,48</text:p>
          </table:table-cell>
          <table:table-cell table:style-name="Πίνακας9.I3" office:value-type="float" office:value="0.48">
            <text:p text:style-name="P247">0,48</text:p>
          </table:table-cell>
        </table:table-row>
        <table:table-row table:style-name="Πίνακας9.8">
          <table:table-cell table:style-name="Πίνακας9.A2" office:value-type="string">
            <text:p text:style-name="P235">26880x26880</text:p>
          </table:table-cell>
          <table:table-cell table:style-name="Πίνακας9.B3" office:value-type="float" office:value="0.88">
            <text:p text:style-name="P240">0,88</text:p>
          </table:table-cell>
          <table:table-cell table:style-name="Πίνακας9.B3" office:value-type="float" office:value="0.67">
            <text:p text:style-name="P242">0,67</text:p>
          </table:table-cell>
          <table:table-cell table:style-name="Πίνακας9.B3" office:value-type="float" office:value="0.5">
            <text:p text:style-name="P243">0,50</text:p>
          </table:table-cell>
          <table:table-cell table:style-name="Πίνακας9.B3" office:value-type="float" office:value="0.53">
            <text:p text:style-name="P244">0,53</text:p>
          </table:table-cell>
          <table:table-cell table:style-name="Πίνακας9.B3" office:value-type="float" office:value="0.5">
            <text:p text:style-name="P244">0,50</text:p>
          </table:table-cell>
          <table:table-cell table:style-name="Πίνακας9.B3" office:value-type="float" office:value="0.53">
            <text:p text:style-name="P248">0,53</text:p>
          </table:table-cell>
          <table:table-cell table:style-name="Πίνακας9.B3" office:value-type="float" office:value="0.49">
            <text:p text:style-name="P245">0,49</text:p>
          </table:table-cell>
          <table:table-cell table:style-name="Πίνακας9.I3" office:value-type="float" office:value="0.49">
            <text:p text:style-name="P247">0,49</text:p>
          </table:table-cell>
        </table:table-row>
      </table:table>
      <text:p text:style-name="P26"/>
      <text:p text:style-name="P9">Το πρόγραμμα δεν κλιμακώνει. Ας πάρουμε το εξής παράδειγμα: Για 4 διεργασίες και για μέγεθος προβλήματος 3360<text:span text:style-name="T1">x3360, </text:span>έχουμε αποδοτικότητα ίση με 0,88. Διπλασιάζοντας την πλευρά του τετραγώνου, τετραπλασιάζουμε το μέγεθος του προβλήματος, άρα το μέγεθος 6720x6720 είναι 4 φορές μεγαλύτερο από το προηγούμενο. Τετραπλασιάζοντας και τον αριθμό των διεργασιών, παρατηρούμε ότι η απόδοση πέφτει στο 0,49. <text:span text:style-name="T1"><text:s/></text:span><text:span text:style-name="T70">Όμως, για μέγεθος προβλήματος 13440x13440 και 64 διεργασίες, παρατηρούμε ότι η αποδοτικότητα παρουσιάζει σχεδόν αμελητέα πτώση, πηγαίνοντας στο 0,48. Επομένως, παρατηρούμε κάποιο </text:span><text:span text:style-name="T14">weak scaling </text:span><text:span text:style-name="T71">για μεγαλύτερα μεγέθη προβλήματος και περισσότερες διεργασίες, αλλά για τα περισσότερα μεγέθη προβλήματος, ο τετραπλασιασμός των διεργασιών δεν διατηρεί την απόδοση σε σταθερά επίπεδα. Ένα ακόμη παράδειγμα προς αυτή την κατεύθυνση είναι η πτώση της απόδοσης από 0,92 σε 0,69 από 4 διεργασίες για 840</text:span><text:span text:style-name="T15">x840 </text:span><text:span text:style-name="T72">σε 16 διεργασίες για 1680x1680.</text:span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text:span text:style-name="T48">Β) Με την </text:span><text:span text:style-name="T13">MPI_Allreduce </text:span><text:span text:style-name="T40">απενεργοποιημένη</text:span></text:p>
      <text:p text:style-name="P10"/>
      <text:p text:style-name="P39"><text:span text:style-name="T39">1) Μέγεθος προβλήματος: 840</text:span>x840</text:p>
      <text:p text:style-name="P39"/>
      <table:table table:name="Πίνακας10" table:style-name="Πίνακας10">
        <table:table-column table:style-name="Πίνακας10.A"/>
        <table:table-column table:style-name="Πίνακας10.B"/>
        <table:table-column table:style-name="Πίνακας10.C"/>
        <table:table-column table:style-name="Πίνακας10.D" table:number-columns-repeated="5"/>
        <table:table-column table:style-name="Πίνακας10.I"/>
        <table:table-row>
          <table:table-cell table:style-name="Πίνακας10.A1" office:value-type="string">
            <text:p text:style-name="P65"># Proc. </text:p>
          </table:table-cell>
          <table:table-cell table:style-name="Πίνακας10.B1" office:value-type="float" office:value="4">
            <text:p text:style-name="P65">4</text:p>
          </table:table-cell>
          <table:table-cell table:style-name="Πίνακας10.B1" office:value-type="float" office:value="9">
            <text:p text:style-name="P65">9</text:p>
          </table:table-cell>
          <table:table-cell table:style-name="Πίνακας10.B1" office:value-type="float" office:value="16">
            <text:p text:style-name="P65">16</text:p>
          </table:table-cell>
          <table:table-cell table:style-name="Πίνακας10.B1" office:value-type="float" office:value="25">
            <text:p text:style-name="P65">25</text:p>
          </table:table-cell>
          <table:table-cell table:style-name="Πίνακας10.B1" office:value-type="float" office:value="36">
            <text:p text:style-name="P65">36</text:p>
          </table:table-cell>
          <table:table-cell table:style-name="Πίνακας10.B1" office:value-type="float" office:value="49">
            <text:p text:style-name="P65">49</text:p>
          </table:table-cell>
          <table:table-cell table:style-name="Πίνακας10.B1" office:value-type="float" office:value="64">
            <text:p text:style-name="P65">64</text:p>
          </table:table-cell>
          <table:table-cell table:style-name="Πίνακας10.I1" office:value-type="float" office:value="80">
            <text:p text:style-name="P65">80</text:p>
          </table:table-cell>
        </table:table-row>
        <table:table-row>
          <table:table-cell table:style-name="Πίνακας10.A2" office:value-type="string">
            <text:p text:style-name="P65">Time(msec)</text:p>
          </table:table-cell>
          <table:table-cell table:style-name="Πίνακας10.B2" office:value-type="float" office:value="122">
            <text:p text:style-name="P152">122</text:p>
          </table:table-cell>
          <table:table-cell table:style-name="Πίνακας10.C2" office:value-type="float" office:value="63">
            <text:p text:style-name="P152">63</text:p>
          </table:table-cell>
          <table:table-cell table:style-name="Πίνακας10.C2" office:value-type="float" office:value="54">
            <text:p text:style-name="P152">54</text:p>
          </table:table-cell>
          <table:table-cell table:style-name="Πίνακας10.C2" office:value-type="float" office:value="55">
            <text:p text:style-name="P152">55</text:p>
          </table:table-cell>
          <table:table-cell table:style-name="Πίνακας10.C2" office:value-type="float" office:value="51">
            <text:p text:style-name="P152">51</text:p>
          </table:table-cell>
          <table:table-cell table:style-name="Πίνακας10.C2" office:value-type="float" office:value="42">
            <text:p text:style-name="P152">42</text:p>
          </table:table-cell>
          <table:table-cell table:style-name="Πίνακας10.C2" office:value-type="float" office:value="42">
            <text:p text:style-name="P152">42</text:p>
          </table:table-cell>
          <table:table-cell table:style-name="Πίνακας10.I2" office:value-type="float" office:value="61">
            <text:p text:style-name="P152">61</text:p>
          </table:table-cell>
        </table:table-row>
        <table:table-row>
          <table:table-cell table:style-name="Πίνακας10.A3" office:value-type="string">
            <text:p text:style-name="P67">Challenge(<text:span text:style-name="T49">msec</text:span>)</text:p>
          </table:table-cell>
          <table:table-cell table:style-name="Πίνακας10.B3" office:value-type="float" office:value="222">
            <text:p text:style-name="P69">222</text:p>
          </table:table-cell>
          <table:table-cell table:style-name="Πίνακας10.C3" office:value-type="float" office:value="119">
            <text:p text:style-name="P69">119</text:p>
          </table:table-cell>
          <table:table-cell table:style-name="Πίνακας10.C3" office:value-type="float" office:value="104">
            <text:p text:style-name="P69">104</text:p>
          </table:table-cell>
          <table:table-cell table:style-name="Πίνακας10.C3" office:value-type="float" office:value="97">
            <text:p text:style-name="P69">97</text:p>
          </table:table-cell>
          <table:table-cell table:style-name="Πίνακας10.C3" office:value-type="float" office:value="97">
            <text:p text:style-name="P69">97</text:p>
          </table:table-cell>
          <table:table-cell table:style-name="Πίνακας10.C3" office:value-type="float" office:value="111">
            <text:p text:style-name="P71">111</text:p>
          </table:table-cell>
          <table:table-cell table:style-name="Πίνακας10.C3" office:value-type="float" office:value="108">
            <text:p text:style-name="P73">108</text:p>
          </table:table-cell>
          <table:table-cell table:style-name="Πίνακας10.I3" office:value-type="float" office:value="108">
            <text:p text:style-name="P75">108</text:p>
          </table:table-cell>
        </table:table-row>
      </table:table>
      <text:p text:style-name="P39"/>
      <text:p text:style-name="P39"/>
      <text:p text:style-name="P39">2<text:span text:style-name="T39">) Μέγεθος προβλήματος: </text:span>16<text:span text:style-name="T39">80</text:span>x1680</text:p>
      <text:p text:style-name="P39"/>
      <table:table table:name="Πίνακας11" table:style-name="Πίνακας11">
        <table:table-column table:style-name="Πίνακας11.A"/>
        <table:table-column table:style-name="Πίνακας11.B"/>
        <table:table-column table:style-name="Πίνακας11.C"/>
        <table:table-column table:style-name="Πίνακας11.D" table:number-columns-repeated="5"/>
        <table:table-column table:style-name="Πίνακας11.I"/>
        <table:table-row>
          <table:table-cell table:style-name="Πίνακας11.A1" office:value-type="string">
            <text:p text:style-name="P65"># Proc. </text:p>
          </table:table-cell>
          <table:table-cell table:style-name="Πίνακας11.B1" office:value-type="float" office:value="4">
            <text:p text:style-name="P65">4</text:p>
          </table:table-cell>
          <table:table-cell table:style-name="Πίνακας11.B1" office:value-type="float" office:value="9">
            <text:p text:style-name="P65">9</text:p>
          </table:table-cell>
          <table:table-cell table:style-name="Πίνακας11.B1" office:value-type="float" office:value="16">
            <text:p text:style-name="P65">16</text:p>
          </table:table-cell>
          <table:table-cell table:style-name="Πίνακας11.B1" office:value-type="float" office:value="25">
            <text:p text:style-name="P65">25</text:p>
          </table:table-cell>
          <table:table-cell table:style-name="Πίνακας11.B1" office:value-type="float" office:value="36">
            <text:p text:style-name="P65">36</text:p>
          </table:table-cell>
          <table:table-cell table:style-name="Πίνακας11.B1" office:value-type="float" office:value="49">
            <text:p text:style-name="P65">49</text:p>
          </table:table-cell>
          <table:table-cell table:style-name="Πίνακας11.B1" office:value-type="float" office:value="64">
            <text:p text:style-name="P65">64</text:p>
          </table:table-cell>
          <table:table-cell table:style-name="Πίνακας11.I1" office:value-type="float" office:value="80">
            <text:p text:style-name="P65">80</text:p>
          </table:table-cell>
        </table:table-row>
        <table:table-row>
          <table:table-cell table:style-name="Πίνακας11.A2" office:value-type="string">
            <text:p text:style-name="P65">Time(msec)</text:p>
          </table:table-cell>
          <table:table-cell table:style-name="Πίνακας11.B2" office:value-type="float" office:value="502">
            <text:p text:style-name="P153">502</text:p>
          </table:table-cell>
          <table:table-cell table:style-name="Πίνακας11.C2" office:value-type="float" office:value="231">
            <text:p text:style-name="P153">231</text:p>
          </table:table-cell>
          <table:table-cell table:style-name="Πίνακας11.C2" office:value-type="float" office:value="144">
            <text:p text:style-name="P153">144</text:p>
          </table:table-cell>
          <table:table-cell table:style-name="Πίνακας11.C2" office:value-type="float" office:value="101">
            <text:p text:style-name="P153">101</text:p>
          </table:table-cell>
          <table:table-cell table:style-name="Πίνακας11.C2" office:value-type="float" office:value="91">
            <text:p text:style-name="P153">91</text:p>
          </table:table-cell>
          <table:table-cell table:style-name="Πίνακας11.C2" office:value-type="float" office:value="79">
            <text:p text:style-name="P153">79</text:p>
          </table:table-cell>
          <table:table-cell table:style-name="Πίνακας11.C2" office:value-type="float" office:value="64">
            <text:p text:style-name="P153">64</text:p>
          </table:table-cell>
          <table:table-cell table:style-name="Πίνακας11.I2" office:value-type="float" office:value="75">
            <text:p text:style-name="P202"><text:span text:style-name="T8">7</text:span><text:span text:style-name="T1">5</text:span></text:p>
          </table:table-cell>
        </table:table-row>
        <table:table-row>
          <table:table-cell table:style-name="Πίνακας11.A3" office:value-type="string">
            <text:p text:style-name="P67">Challenge(<text:span text:style-name="T49">msec</text:span>)</text:p>
          </table:table-cell>
          <table:table-cell table:style-name="Πίνακας11.B3" office:value-type="float" office:value="865">
            <text:p text:style-name="P92">865</text:p>
          </table:table-cell>
          <table:table-cell table:style-name="Πίνακας11.C3" office:value-type="float" office:value="422">
            <text:p text:style-name="P89">422</text:p>
          </table:table-cell>
          <table:table-cell table:style-name="Πίνακας11.C3" office:value-type="float" office:value="279">
            <text:p text:style-name="P87">279</text:p>
          </table:table-cell>
          <table:table-cell table:style-name="Πίνακας11.C3" office:value-type="float" office:value="217">
            <text:p text:style-name="P85">217</text:p>
          </table:table-cell>
          <table:table-cell table:style-name="Πίνακας11.C3" office:value-type="float" office:value="219">
            <text:p text:style-name="P83">219</text:p>
          </table:table-cell>
          <table:table-cell table:style-name="Πίνακας11.C3" office:value-type="float" office:value="221">
            <text:p text:style-name="P81">221</text:p>
          </table:table-cell>
          <table:table-cell table:style-name="Πίνακας11.C3" office:value-type="float" office:value="218">
            <text:p text:style-name="P79">218</text:p>
          </table:table-cell>
          <table:table-cell table:style-name="Πίνακας11.I3" office:value-type="float" office:value="326">
            <text:p text:style-name="P77">326</text:p>
          </table:table-cell>
        </table:table-row>
      </table:table>
      <text:p text:style-name="P39"/>
      <text:p text:style-name="P39"/>
      <text:p text:style-name="P39">3<text:span text:style-name="T39">) Μέγεθος προβλήματος: </text:span>336<text:span text:style-name="T39">0</text:span>x3360</text:p>
      <text:p text:style-name="P39"/>
      <table:table table:name="Πίνακας12" table:style-name="Πίνακας12">
        <table:table-column table:style-name="Πίνακας12.A"/>
        <table:table-column table:style-name="Πίνακας12.B"/>
        <table:table-column table:style-name="Πίνακας12.C"/>
        <table:table-column table:style-name="Πίνακας12.D" table:number-columns-repeated="5"/>
        <table:table-column table:style-name="Πίνακας12.I"/>
        <table:table-row>
          <table:table-cell table:style-name="Πίνακας12.A1" office:value-type="string">
            <text:p text:style-name="P65"># Proc. </text:p>
          </table:table-cell>
          <table:table-cell table:style-name="Πίνακας12.B1" office:value-type="float" office:value="4">
            <text:p text:style-name="P65">4</text:p>
          </table:table-cell>
          <table:table-cell table:style-name="Πίνακας12.B1" office:value-type="float" office:value="9">
            <text:p text:style-name="P65">9</text:p>
          </table:table-cell>
          <table:table-cell table:style-name="Πίνακας12.B1" office:value-type="float" office:value="16">
            <text:p text:style-name="P65">16</text:p>
          </table:table-cell>
          <table:table-cell table:style-name="Πίνακας12.B1" office:value-type="float" office:value="25">
            <text:p text:style-name="P65">25</text:p>
          </table:table-cell>
          <table:table-cell table:style-name="Πίνακας12.B1" office:value-type="float" office:value="36">
            <text:p text:style-name="P65">36</text:p>
          </table:table-cell>
          <table:table-cell table:style-name="Πίνακας12.B1" office:value-type="float" office:value="49">
            <text:p text:style-name="P65">49</text:p>
          </table:table-cell>
          <table:table-cell table:style-name="Πίνακας12.B1" office:value-type="float" office:value="64">
            <text:p text:style-name="P65">64</text:p>
          </table:table-cell>
          <table:table-cell table:style-name="Πίνακας12.I1" office:value-type="float" office:value="80">
            <text:p text:style-name="P65">80</text:p>
          </table:table-cell>
        </table:table-row>
        <table:table-row>
          <table:table-cell table:style-name="Πίνακας12.A2" office:value-type="string">
            <text:p text:style-name="P65">Time(<text:span text:style-name="T47">sec, </text:span>msec)</text:p>
          </table:table-cell>
          <table:table-cell table:style-name="Πίνακας12.B2" office:value-type="float" office:value="1.982">
            <text:p text:style-name="P154">1,982</text:p>
          </table:table-cell>
          <table:table-cell table:style-name="Πίνακας12.B2" office:value-type="float" office:value="1.127">
            <text:p text:style-name="P155">1,127</text:p>
          </table:table-cell>
          <table:table-cell table:style-name="Πίνακας12.B2" office:value-type="float" office:value="0.885">
            <text:p text:style-name="P156">0,885</text:p>
          </table:table-cell>
          <table:table-cell table:style-name="Πίνακας12.B2" office:value-type="float" office:value="0.522">
            <text:p text:style-name="P156">0,522</text:p>
          </table:table-cell>
          <table:table-cell table:style-name="Πίνακας12.B2" office:value-type="float" office:value="0.378">
            <text:p text:style-name="P156">0,378</text:p>
          </table:table-cell>
          <table:table-cell table:style-name="Πίνακας12.B2" office:value-type="float" office:value="0.214">
            <text:p text:style-name="P156">0,214</text:p>
          </table:table-cell>
          <table:table-cell table:style-name="Πίνακας12.B2" office:value-type="float" office:value="0.154">
            <text:p text:style-name="P156">0,154</text:p>
          </table:table-cell>
          <table:table-cell table:style-name="Πίνακας12.I2" office:value-type="float" office:value="0.147">
            <text:p text:style-name="P203"><text:span text:style-name="T9">0,</text:span><text:span text:style-name="T1">147</text:span></text:p>
          </table:table-cell>
        </table:table-row>
        <table:table-row>
          <table:table-cell table:style-name="Πίνακας12.A3" office:value-type="string">
            <text:p text:style-name="P67">Challenge(<text:span text:style-name="T49">sec</text:span>)</text:p>
          </table:table-cell>
          <table:table-cell table:style-name="Πίνακας12.B3" office:value-type="float" office:value="3.413">
            <text:p text:style-name="P94">3,413</text:p>
          </table:table-cell>
          <table:table-cell table:style-name="Πίνακας12.B3" office:value-type="float" office:value="1.631">
            <text:p text:style-name="P92">1,63<text:span text:style-name="T50">1</text:span></text:p>
          </table:table-cell>
          <table:table-cell table:style-name="Πίνακας12.B3" office:value-type="float" office:value="1.054">
            <text:p text:style-name="P87"><text:span text:style-name="T51">1</text:span>,<text:span text:style-name="T52">054</text:span></text:p>
          </table:table-cell>
          <table:table-cell table:style-name="Πίνακας12.B3" office:value-type="float" office:value="0.762">
            <text:p text:style-name="P85"><text:span text:style-name="T53">0</text:span>,<text:span text:style-name="T53">762</text:span></text:p>
          </table:table-cell>
          <table:table-cell table:style-name="Πίνακας12.B3" office:value-type="float" office:value="0.596">
            <text:p text:style-name="P96">0,596</text:p>
          </table:table-cell>
          <table:table-cell table:style-name="Πίνακας12.B3" office:value-type="float" office:value="0.543">
            <text:p text:style-name="P98">0,543</text:p>
          </table:table-cell>
          <table:table-cell table:style-name="Πίνακας12.B3" office:value-type="float" office:value="0.503">
            <text:p text:style-name="P100">0,503</text:p>
          </table:table-cell>
          <table:table-cell table:style-name="Πίνακας12.I3" office:value-type="float" office:value="0.505">
            <text:p text:style-name="P102">0,505</text:p>
          </table:table-cell>
        </table:table-row>
      </table:table>
      <text:p text:style-name="P39"/>
      <text:p text:style-name="P39">4<text:span text:style-name="T39">) Μέγεθος προβλήματος: </text:span>672<text:span text:style-name="T39">0</text:span>x6720</text:p>
      <text:p text:style-name="P39"/>
      <table:table table:name="Πίνακας13" table:style-name="Πίνακας13">
        <table:table-column table:style-name="Πίνακας13.A"/>
        <table:table-column table:style-name="Πίνακας13.B"/>
        <table:table-column table:style-name="Πίνακας13.C"/>
        <table:table-column table:style-name="Πίνακας13.D" table:number-columns-repeated="5"/>
        <table:table-column table:style-name="Πίνακας13.I"/>
        <table:table-row>
          <table:table-cell table:style-name="Πίνακας13.A1" office:value-type="string">
            <text:p text:style-name="P65"># Proc. </text:p>
          </table:table-cell>
          <table:table-cell table:style-name="Πίνακας13.B1" office:value-type="float" office:value="4">
            <text:p text:style-name="P65">4</text:p>
          </table:table-cell>
          <table:table-cell table:style-name="Πίνακας13.B1" office:value-type="float" office:value="9">
            <text:p text:style-name="P65">9</text:p>
          </table:table-cell>
          <table:table-cell table:style-name="Πίνακας13.B1" office:value-type="float" office:value="16">
            <text:p text:style-name="P65">16</text:p>
          </table:table-cell>
          <table:table-cell table:style-name="Πίνακας13.B1" office:value-type="float" office:value="25">
            <text:p text:style-name="P65">25</text:p>
          </table:table-cell>
          <table:table-cell table:style-name="Πίνακας13.B1" office:value-type="float" office:value="36">
            <text:p text:style-name="P65">36</text:p>
          </table:table-cell>
          <table:table-cell table:style-name="Πίνακας13.B1" office:value-type="float" office:value="49">
            <text:p text:style-name="P65">49</text:p>
          </table:table-cell>
          <table:table-cell table:style-name="Πίνακας13.B1" office:value-type="float" office:value="64">
            <text:p text:style-name="P65">64</text:p>
          </table:table-cell>
          <table:table-cell table:style-name="Πίνακας13.I1" office:value-type="float" office:value="80">
            <text:p text:style-name="P65">80</text:p>
          </table:table-cell>
        </table:table-row>
        <table:table-row>
          <table:table-cell table:style-name="Πίνακας13.A2" office:value-type="string">
            <text:p text:style-name="P65">Time(<text:span text:style-name="T47">sec, </text:span>msec)</text:p>
          </table:table-cell>
          <table:table-cell table:style-name="Πίνακας13.B2" office:value-type="float" office:value="7.83">
            <text:p text:style-name="P157">7,830</text:p>
          </table:table-cell>
          <table:table-cell table:style-name="Πίνακας13.B2" office:value-type="float" office:value="4.567">
            <text:p text:style-name="P157">4,567</text:p>
          </table:table-cell>
          <table:table-cell table:style-name="Πίνακας13.B2" office:value-type="float" office:value="3.526">
            <text:p text:style-name="P157">3,526</text:p>
          </table:table-cell>
          <table:table-cell table:style-name="Πίνακας13.B2" office:value-type="float" office:value="2.115">
            <text:p text:style-name="P157">2,115</text:p>
          </table:table-cell>
          <table:table-cell table:style-name="Πίνακας13.B2" office:value-type="float" office:value="1.597">
            <text:p text:style-name="P157">1,597</text:p>
          </table:table-cell>
          <table:table-cell table:style-name="Πίνακας13.B2" office:value-type="float" office:value="1.083">
            <text:p text:style-name="P157">1,083</text:p>
          </table:table-cell>
          <table:table-cell table:style-name="Πίνακας13.B2" office:value-type="float" office:value="0.888">
            <text:p text:style-name="P157">0,888</text:p>
          </table:table-cell>
          <table:table-cell table:style-name="Πίνακας13.I2" office:value-type="float" office:value="0.716">
            <text:p text:style-name="P204"><text:span text:style-name="T10">0,</text:span><text:span text:style-name="T1">716</text:span></text:p>
          </table:table-cell>
        </table:table-row>
        <table:table-row>
          <table:table-cell table:style-name="Πίνακας13.A3" office:value-type="string">
            <text:p text:style-name="P67">Challenge(<text:span text:style-name="T49">sec</text:span>)</text:p>
          </table:table-cell>
          <table:table-cell table:style-name="Πίνακας13.B3" office:value-type="float" office:value="13.58">
            <text:p text:style-name="P94">13,580</text:p>
          </table:table-cell>
          <table:table-cell table:style-name="Πίνακας13.B3" office:value-type="float" office:value="6.398">
            <text:p text:style-name="P92"><text:span text:style-name="T59">6</text:span>,<text:span text:style-name="T59">398</text:span></text:p>
          </table:table-cell>
          <table:table-cell table:style-name="Πίνακας13.B3" office:value-type="float" office:value="4.033">
            <text:p text:style-name="P87"><text:span text:style-name="T58">4</text:span>,<text:span text:style-name="T52">033</text:span></text:p>
          </table:table-cell>
          <table:table-cell table:style-name="Πίνακας13.B3" office:value-type="float" office:value="2.796">
            <text:p text:style-name="P85"><text:span text:style-name="T57">2</text:span>,<text:span text:style-name="T53">796</text:span></text:p>
          </table:table-cell>
          <table:table-cell table:style-name="Πίνακας13.B3" office:value-type="float" office:value="2.265">
            <text:p text:style-name="P96"><text:span text:style-name="T56">2</text:span>,<text:span text:style-name="T56">265</text:span></text:p>
          </table:table-cell>
          <table:table-cell table:style-name="Πίνακας13.B3" office:value-type="float" office:value="2.002">
            <text:p text:style-name="P98"><text:span text:style-name="T55">2</text:span>,<text:span text:style-name="T55">002</text:span></text:p>
          </table:table-cell>
          <table:table-cell table:style-name="Πίνακας13.B3" office:value-type="float" office:value="1.768">
            <text:p text:style-name="P104">1,768</text:p>
          </table:table-cell>
          <table:table-cell table:style-name="Πίνακας13.I3" office:value-type="float" office:value="1.614">
            <text:p text:style-name="P102"><text:span text:style-name="T54">1</text:span>,<text:span text:style-name="T54">614</text:span></text:p>
          </table:table-cell>
        </table:table-row>
      </table:table>
      <text:p text:style-name="P39"/>
      <text:p text:style-name="P39">5<text:span text:style-name="T39">) Μέγεθος προβλήματος: </text:span>134<text:span text:style-name="T39">40</text:span>x13440</text:p>
      <text:p text:style-name="P39"/>
      <table:table table:name="Πίνακας14" table:style-name="Πίνακας14">
        <table:table-column table:style-name="Πίνακας14.A"/>
        <table:table-column table:style-name="Πίνακας14.B"/>
        <table:table-column table:style-name="Πίνακας14.C"/>
        <table:table-column table:style-name="Πίνακας14.D"/>
        <table:table-column table:style-name="Πίνακας14.E" table:number-columns-repeated="4"/>
        <table:table-column table:style-name="Πίνακας14.I"/>
        <table:table-row>
          <table:table-cell table:style-name="Πίνακας14.A1" office:value-type="string">
            <text:p text:style-name="P65"># Proc. </text:p>
          </table:table-cell>
          <table:table-cell table:style-name="Πίνακας14.B1" office:value-type="float" office:value="4">
            <text:p text:style-name="P65">4</text:p>
          </table:table-cell>
          <table:table-cell table:style-name="Πίνακας14.B1" office:value-type="float" office:value="9">
            <text:p text:style-name="P65">9</text:p>
          </table:table-cell>
          <table:table-cell table:style-name="Πίνακας14.B1" office:value-type="float" office:value="16">
            <text:p text:style-name="P65">16</text:p>
          </table:table-cell>
          <table:table-cell table:style-name="Πίνακας14.B1" office:value-type="float" office:value="25">
            <text:p text:style-name="P65">25</text:p>
          </table:table-cell>
          <table:table-cell table:style-name="Πίνακας14.B1" office:value-type="float" office:value="36">
            <text:p text:style-name="P65">36</text:p>
          </table:table-cell>
          <table:table-cell table:style-name="Πίνακας14.B1" office:value-type="float" office:value="49">
            <text:p text:style-name="P65">49</text:p>
          </table:table-cell>
          <table:table-cell table:style-name="Πίνακας14.B1" office:value-type="float" office:value="64">
            <text:p text:style-name="P65">64</text:p>
          </table:table-cell>
          <table:table-cell table:style-name="Πίνακας14.I1" office:value-type="float" office:value="80">
            <text:p text:style-name="P65">80</text:p>
          </table:table-cell>
        </table:table-row>
        <table:table-row>
          <table:table-cell table:style-name="Πίνακας14.A2" office:value-type="string">
            <text:p text:style-name="P65">Time(<text:span text:style-name="T47">sec, </text:span>msec)</text:p>
          </table:table-cell>
          <table:table-cell table:style-name="Πίνακας14.B2" office:value-type="float" office:value="31.19">
            <text:p text:style-name="P158">31,190</text:p>
          </table:table-cell>
          <table:table-cell table:style-name="Πίνακας14.B2" office:value-type="float" office:value="17.513">
            <text:p text:style-name="P158">17,513</text:p>
          </table:table-cell>
          <table:table-cell table:style-name="Πίνακας14.B2" office:value-type="float" office:value="14">
            <text:p text:style-name="P158">14,000</text:p>
          </table:table-cell>
          <table:table-cell table:style-name="Πίνακας14.B2" office:value-type="float" office:value="8.41">
            <text:p text:style-name="P158">8,410</text:p>
          </table:table-cell>
          <table:table-cell table:style-name="Πίνακας14.B2" office:value-type="float" office:value="6.253">
            <text:p text:style-name="P158">6,253</text:p>
          </table:table-cell>
          <table:table-cell table:style-name="Πίνακας14.B2" office:value-type="float" office:value="4.282">
            <text:p text:style-name="P158">4,282</text:p>
          </table:table-cell>
          <table:table-cell table:style-name="Πίνακας14.B2" office:value-type="float" office:value="3.523">
            <text:p text:style-name="P158">3,523</text:p>
          </table:table-cell>
          <table:table-cell table:style-name="Πίνακας14.I2" office:value-type="float" office:value="2.834">
            <text:p text:style-name="P205"><text:span text:style-name="T11">2,</text:span><text:span text:style-name="T1">834</text:span></text:p>
          </table:table-cell>
        </table:table-row>
        <table:table-row>
          <table:table-cell table:style-name="Πίνακας14.A3" office:value-type="string">
            <text:p text:style-name="P106">Challenge(sec)</text:p>
          </table:table-cell>
          <table:table-cell table:style-name="Πίνακας14.B3" office:value-type="float" office:value="54.22">
            <text:p text:style-name="P108">54,220</text:p>
          </table:table-cell>
          <table:table-cell table:style-name="Πίνακας14.B3" office:value-type="float" office:value="25.418">
            <text:p text:style-name="P110">25,418</text:p>
          </table:table-cell>
          <table:table-cell table:style-name="Πίνακας14.B3" office:value-type="float" office:value="15.84">
            <text:p text:style-name="P112">15,840</text:p>
          </table:table-cell>
          <table:table-cell table:style-name="Πίνακας14.B3" office:value-type="float" office:value="10.841">
            <text:p text:style-name="P114">10,841</text:p>
          </table:table-cell>
          <table:table-cell table:style-name="Πίνακας14.B3" office:value-type="float" office:value="8.57">
            <text:p text:style-name="P116">8,570</text:p>
          </table:table-cell>
          <table:table-cell table:style-name="Πίνακας14.B3" office:value-type="float" office:value="7.593">
            <text:p text:style-name="P118">7,593</text:p>
          </table:table-cell>
          <table:table-cell table:style-name="Πίνακας14.B3" office:value-type="float" office:value="6.65">
            <text:p text:style-name="P120">6,<text:span text:style-name="T60">650</text:span></text:p>
          </table:table-cell>
          <table:table-cell table:style-name="Πίνακας14.I3" office:value-type="float" office:value="5.913">
            <text:p text:style-name="P122"><text:span text:style-name="T61">5</text:span>,<text:span text:style-name="T61">913</text:span></text:p>
          </table:table-cell>
        </table:table-row>
      </table:table>
      <text:p text:style-name="P39"/>
      <text:p text:style-name="P39">6<text:span text:style-name="T39">) Μέγεθος προβλήματος: </text:span>2688<text:span text:style-name="T39">0</text:span>x26880</text:p>
      <text:p text:style-name="P39"/>
      <table:table table:name="Πίνακας15" table:style-name="Πίνακας15">
        <table:table-column table:style-name="Πίνακας15.A"/>
        <table:table-column table:style-name="Πίνακας15.B"/>
        <table:table-column table:style-name="Πίνακας15.C"/>
        <table:table-column table:style-name="Πίνακας15.D"/>
        <table:table-column table:style-name="Πίνακας15.E"/>
        <table:table-column table:style-name="Πίνακας15.F" table:number-columns-repeated="3"/>
        <table:table-column table:style-name="Πίνακας15.I"/>
        <table:table-row>
          <table:table-cell table:style-name="Πίνακας15.A1" office:value-type="string">
            <text:p text:style-name="P65"># Proc. </text:p>
          </table:table-cell>
          <table:table-cell table:style-name="Πίνακας15.B1" office:value-type="float" office:value="4">
            <text:p text:style-name="P65">4</text:p>
          </table:table-cell>
          <table:table-cell table:style-name="Πίνακας15.B1" office:value-type="float" office:value="9">
            <text:p text:style-name="P65">9</text:p>
          </table:table-cell>
          <table:table-cell table:style-name="Πίνακας15.B1" office:value-type="float" office:value="16">
            <text:p text:style-name="P65">16</text:p>
          </table:table-cell>
          <table:table-cell table:style-name="Πίνακας15.B1" office:value-type="float" office:value="25">
            <text:p text:style-name="P65">25</text:p>
          </table:table-cell>
          <table:table-cell table:style-name="Πίνακας15.B1" office:value-type="float" office:value="36">
            <text:p text:style-name="P65">36</text:p>
          </table:table-cell>
          <table:table-cell table:style-name="Πίνακας15.B1" office:value-type="float" office:value="49">
            <text:p text:style-name="P65">49</text:p>
          </table:table-cell>
          <table:table-cell table:style-name="Πίνακας15.B1" office:value-type="float" office:value="64">
            <text:p text:style-name="P65">64</text:p>
          </table:table-cell>
          <table:table-cell table:style-name="Πίνακας15.I1" office:value-type="float" office:value="80">
            <text:p text:style-name="P65">80</text:p>
          </table:table-cell>
        </table:table-row>
        <table:table-row>
          <table:table-cell table:style-name="Πίνακας15.A2" office:value-type="string">
            <text:p text:style-name="P65">Time(<text:span text:style-name="T47">sec, </text:span>msec)</text:p>
          </table:table-cell>
          <table:table-cell table:style-name="Πίνακας15.B2" office:value-type="float" office:value="126.513">
            <text:p text:style-name="P159">126,513</text:p>
          </table:table-cell>
          <table:table-cell table:style-name="Πίνακας15.B2" office:value-type="float" office:value="71.254">
            <text:p text:style-name="P160">71,254</text:p>
          </table:table-cell>
          <table:table-cell table:style-name="Πίνακας15.B2" office:value-type="float" office:value="55.762">
            <text:p text:style-name="P161">55,762</text:p>
          </table:table-cell>
          <table:table-cell table:style-name="Πίνακας15.B2" office:value-type="float" office:value="33.3">
            <text:p text:style-name="P161">33,300</text:p>
          </table:table-cell>
          <table:table-cell table:style-name="Πίνακας15.B2" office:value-type="float" office:value="24.796">
            <text:p text:style-name="P161">24,796</text:p>
          </table:table-cell>
          <table:table-cell table:style-name="Πίνακας15.B2" office:value-type="float" office:value="16.922">
            <text:p text:style-name="P162">16,922</text:p>
          </table:table-cell>
          <table:table-cell table:style-name="Πίνακας15.B2" office:value-type="float" office:value="13.955">
            <text:p text:style-name="P162">13,955</text:p>
          </table:table-cell>
          <table:table-cell table:style-name="Πίνακας15.I2" office:value-type="float" office:value="11.168">
            <text:p text:style-name="P206"><text:span text:style-name="T12">1</text:span><text:span text:style-name="T1">1,168</text:span></text:p>
          </table:table-cell>
        </table:table-row>
        <table:table-row>
          <table:table-cell table:style-name="Πίνακας15.A3" office:value-type="string">
            <text:p text:style-name="P124">Challenge(sec)</text:p>
          </table:table-cell>
          <table:table-cell table:style-name="Πίνακας15.B3" office:value-type="float" office:value="216.962">
            <text:p text:style-name="P138">216,962</text:p>
          </table:table-cell>
          <table:table-cell table:style-name="Πίνακας15.B3" office:value-type="float" office:value="101.604">
            <text:p text:style-name="P136">101,604</text:p>
          </table:table-cell>
          <table:table-cell table:style-name="Πίνακας15.B3" office:value-type="float" office:value="63.314">
            <text:p text:style-name="P134">63,314</text:p>
          </table:table-cell>
          <table:table-cell table:style-name="Πίνακας15.B3" office:value-type="float" office:value="42.723">
            <text:p text:style-name="P132">42,723</text:p>
          </table:table-cell>
          <table:table-cell table:style-name="Πίνακας15.B3" office:value-type="float" office:value="33.665">
            <text:p text:style-name="P130">33,665</text:p>
          </table:table-cell>
          <table:table-cell table:style-name="Πίνακας15.B3" office:value-type="float" office:value="29.507">
            <text:p text:style-name="P128">29,507</text:p>
          </table:table-cell>
          <table:table-cell table:style-name="Πίνακας15.B3" office:value-type="float" office:value="25.767">
            <text:p text:style-name="P126">25,767</text:p>
          </table:table-cell>
          <table:table-cell table:style-name="Πίνακας15.I3" office:value-type="float" office:value="22.914">
            <text:p text:style-name="P124"><text:span text:style-name="T62">22</text:span>,<text:span text:style-name="T62">914</text:span></text:p>
          </table:table-cell>
        </table:table-row>
      </table:table>
      <text:p text:style-name="P56"/>
      <text:p text:style-name="P56"/>
      <text:p text:style-name="P56"/>
      <text:p text:style-name="P56"/>
      <text:p text:style-name="P44"/>
      <text:p text:style-name="P55"><text:soft-page-break/>Η επιτάχυνση και η αποδοτικότητα του προγράμματος με την εντολή <text:span text:style-name="T1">Allreduce </text:span><text:span text:style-name="T41">απ</text:span><text:span text:style-name="T39">ενεργοποιημένη για όλα τα μεγέθη προβλήματος, έχει ως εξής:</text:span></text:p>
      <text:p text:style-name="P8"/>
      <table:table table:name="Πίνακας16" table:style-name="Πίνακας16">
        <table:table-column table:style-name="Πίνακας16.A"/>
        <table:table-column table:style-name="Πίνακας16.B"/>
        <table:table-column table:style-name="Πίνακας16.C"/>
        <table:table-column table:style-name="Πίνακας16.D" table:number-columns-repeated="5"/>
        <table:table-column table:style-name="Πίνακας16.I"/>
        <table:table-row>
          <table:table-cell table:style-name="Πίνακας16.A1" table:number-columns-spanned="9" office:value-type="string">
            <text:p text:style-name="P288">Επιτάχυνσ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Πίνακας16.A2" office:value-type="string">
            <text:p text:style-name="P286"># <text:span text:style-name="T1">Proc.<text:line-break/>_____<text:line-break/>Problem Size</text:span></text:p>
          </table:table-cell>
          <table:table-cell table:style-name="Πίνακας16.B2" office:value-type="float" office:value="4">
            <text:p text:style-name="P236">4</text:p>
          </table:table-cell>
          <table:table-cell table:style-name="Πίνακας16.B2" office:value-type="float" office:value="9">
            <text:p text:style-name="P236">9</text:p>
          </table:table-cell>
          <table:table-cell table:style-name="Πίνακας16.B2" office:value-type="float" office:value="16">
            <text:p text:style-name="P236">16</text:p>
          </table:table-cell>
          <table:table-cell table:style-name="Πίνακας16.B2" office:value-type="float" office:value="25">
            <text:p text:style-name="P236">25</text:p>
          </table:table-cell>
          <table:table-cell table:style-name="Πίνακας16.B2" office:value-type="float" office:value="36">
            <text:p text:style-name="P236">36</text:p>
          </table:table-cell>
          <table:table-cell table:style-name="Πίνακας16.B2" office:value-type="float" office:value="49">
            <text:p text:style-name="P236">49</text:p>
          </table:table-cell>
          <table:table-cell table:style-name="Πίνακας16.B2" office:value-type="float" office:value="64">
            <text:p text:style-name="P236">64</text:p>
          </table:table-cell>
          <table:table-cell table:style-name="Πίνακας16.I2" office:value-type="float" office:value="80">
            <text:p text:style-name="P236">80</text:p>
          </table:table-cell>
        </table:table-row>
        <table:table-row>
          <table:table-cell table:style-name="Πίνακας16.A2" office:value-type="string">
            <text:p text:style-name="P236">840x840</text:p>
          </table:table-cell>
          <table:table-cell table:style-name="Πίνακας16.B3" office:value-type="float" office:value="3.98">
            <text:p text:style-name="P163">3,98</text:p>
          </table:table-cell>
          <table:table-cell table:style-name="Πίνακας16.B3" office:value-type="float" office:value="7.71">
            <text:p text:style-name="P163">7,71</text:p>
          </table:table-cell>
          <table:table-cell table:style-name="Πίνακας16.B3" office:value-type="float" office:value="9">
            <text:p text:style-name="P164">9,00</text:p>
          </table:table-cell>
          <table:table-cell table:style-name="Πίνακας16.B3" office:value-type="float" office:value="8.83">
            <text:p text:style-name="P164">8,83</text:p>
          </table:table-cell>
          <table:table-cell table:style-name="Πίνακας16.B3" office:value-type="float" office:value="9.52">
            <text:p text:style-name="P164">9,52</text:p>
          </table:table-cell>
          <table:table-cell table:style-name="Πίνακας16.B3" office:value-type="float" office:value="11.57">
            <text:p text:style-name="P164">11,57</text:p>
          </table:table-cell>
          <table:table-cell table:style-name="Πίνακας16.B3" office:value-type="float" office:value="11.57">
            <text:p text:style-name="P164">11,57</text:p>
          </table:table-cell>
          <table:table-cell table:style-name="Πίνακας16.I3" office:value-type="float" office:value="8.1">
            <text:p text:style-name="P164">8,10</text:p>
          </table:table-cell>
        </table:table-row>
        <table:table-row>
          <table:table-cell table:style-name="Πίνακας16.A2" office:value-type="string">
            <text:p text:style-name="P236">1680x1680</text:p>
          </table:table-cell>
          <table:table-cell table:style-name="Πίνακας16.B3" office:value-type="float" office:value="3.58">
            <text:p text:style-name="P165">3,58</text:p>
          </table:table-cell>
          <table:table-cell table:style-name="Πίνακας16.B3" office:value-type="float" office:value="7.8">
            <text:p text:style-name="P165">7,80</text:p>
          </table:table-cell>
          <table:table-cell table:style-name="Πίνακας16.B3" office:value-type="float" office:value="12.51">
            <text:p text:style-name="P165">12,51</text:p>
          </table:table-cell>
          <table:table-cell table:style-name="Πίνακας16.B3" office:value-type="float" office:value="17.84">
            <text:p text:style-name="P165">17,84</text:p>
          </table:table-cell>
          <table:table-cell table:style-name="Πίνακας16.B3" office:value-type="float" office:value="19.8">
            <text:p text:style-name="P165">19,80</text:p>
          </table:table-cell>
          <table:table-cell table:style-name="Πίνακας16.B3" office:value-type="float" office:value="22.81">
            <text:p text:style-name="P165">22,81</text:p>
          </table:table-cell>
          <table:table-cell table:style-name="Πίνακας16.B3" office:value-type="float" office:value="28.15">
            <text:p text:style-name="P165">28,15</text:p>
          </table:table-cell>
          <table:table-cell table:style-name="Πίνακας16.I3" office:value-type="float" office:value="24.02">
            <text:p text:style-name="P165">24,02</text:p>
          </table:table-cell>
        </table:table-row>
        <table:table-row>
          <table:table-cell table:style-name="Πίνακας16.A2" office:value-type="string">
            <text:p text:style-name="P236">3360x3360</text:p>
          </table:table-cell>
          <table:table-cell table:style-name="Πίνακας16.B3" office:value-type="float" office:value="3.56">
            <text:p text:style-name="P166">3,56</text:p>
          </table:table-cell>
          <table:table-cell table:style-name="Πίνακας16.B3" office:value-type="float" office:value="6.26">
            <text:p text:style-name="P166">6,26</text:p>
          </table:table-cell>
          <table:table-cell table:style-name="Πίνακας16.B3" office:value-type="float" office:value="7.98">
            <text:p text:style-name="P167">7,98</text:p>
          </table:table-cell>
          <table:table-cell table:style-name="Πίνακας16.B3" office:value-type="float" office:value="13.53">
            <text:p text:style-name="P168">13,53</text:p>
          </table:table-cell>
          <table:table-cell table:style-name="Πίνακας16.B3" office:value-type="float" office:value="18.68">
            <text:p text:style-name="P169">18,68</text:p>
          </table:table-cell>
          <table:table-cell table:style-name="Πίνακας16.B3" office:value-type="float" office:value="33">
            <text:p text:style-name="P170">33,00</text:p>
          </table:table-cell>
          <table:table-cell table:style-name="Πίνακας16.B3" office:value-type="float" office:value="45.87">
            <text:p text:style-name="P171">45,87</text:p>
          </table:table-cell>
          <table:table-cell table:style-name="Πίνακας16.I3" office:value-type="float" office:value="48.05">
            <text:p text:style-name="P196">48,05</text:p>
          </table:table-cell>
        </table:table-row>
        <table:table-row>
          <table:table-cell table:style-name="Πίνακας16.A2" office:value-type="string">
            <text:p text:style-name="P236">6720x6720</text:p>
          </table:table-cell>
          <table:table-cell table:style-name="Πίνακας16.B3" office:value-type="float" office:value="3.58">
            <text:p text:style-name="P172">3,58</text:p>
          </table:table-cell>
          <table:table-cell table:style-name="Πίνακας16.B3" office:value-type="float" office:value="6.14">
            <text:p text:style-name="P173">6,14</text:p>
          </table:table-cell>
          <table:table-cell table:style-name="Πίνακας16.B3" office:value-type="float" office:value="7.96">
            <text:p text:style-name="P174">7,96</text:p>
          </table:table-cell>
          <table:table-cell table:style-name="Πίνακας16.B3" office:value-type="float" office:value="13.27">
            <text:p text:style-name="P175">13,27</text:p>
          </table:table-cell>
          <table:table-cell table:style-name="Πίνακας16.B3" office:value-type="float" office:value="17.58">
            <text:p text:style-name="P175">17,58</text:p>
          </table:table-cell>
          <table:table-cell table:style-name="Πίνακας16.B3" office:value-type="float" office:value="25.93">
            <text:p text:style-name="P175">25,93</text:p>
          </table:table-cell>
          <table:table-cell table:style-name="Πίνακας16.B3" office:value-type="float" office:value="31.62">
            <text:p text:style-name="P175">31,62</text:p>
          </table:table-cell>
          <table:table-cell table:style-name="Πίνακας16.I3" office:value-type="float" office:value="54.78">
            <text:p text:style-name="P175">54,78</text:p>
          </table:table-cell>
        </table:table-row>
        <table:table-row>
          <table:table-cell table:style-name="Πίνακας16.A2" office:value-type="string">
            <text:p text:style-name="P236">13440x13440</text:p>
          </table:table-cell>
          <table:table-cell table:style-name="Πίνακας16.B3" office:value-type="float" office:value="3.6">
            <text:p text:style-name="P158">3,60</text:p>
          </table:table-cell>
          <table:table-cell table:style-name="Πίνακας16.B3" office:value-type="float" office:value="6.41">
            <text:p text:style-name="P176">6,41</text:p>
          </table:table-cell>
          <table:table-cell table:style-name="Πίνακας16.B3" office:value-type="float" office:value="8.02">
            <text:p text:style-name="P176">8,02</text:p>
          </table:table-cell>
          <table:table-cell table:style-name="Πίνακας16.B3" office:value-type="float" office:value="13.35">
            <text:p text:style-name="P176">13,35</text:p>
          </table:table-cell>
          <table:table-cell table:style-name="Πίνακας16.B3" office:value-type="float" office:value="17.96">
            <text:p text:style-name="P176">17,96</text:p>
          </table:table-cell>
          <table:table-cell table:style-name="Πίνακας16.B3" office:value-type="float" office:value="26.22">
            <text:p text:style-name="P176">26,22</text:p>
          </table:table-cell>
          <table:table-cell table:style-name="Πίνακας16.B3" office:value-type="float" office:value="31.87">
            <text:p text:style-name="P176">31,87</text:p>
          </table:table-cell>
          <table:table-cell table:style-name="Πίνακας16.I3" office:value-type="float" office:value="39.62">
            <text:p text:style-name="P176">39,62</text:p>
          </table:table-cell>
        </table:table-row>
        <table:table-row>
          <table:table-cell table:style-name="Πίνακας16.A2" office:value-type="string">
            <text:p text:style-name="P236">26880x26880</text:p>
          </table:table-cell>
          <table:table-cell table:style-name="Πίνακας16.B3" office:value-type="float" office:value="3.55">
            <text:p text:style-name="P177">3,55</text:p>
          </table:table-cell>
          <table:table-cell table:style-name="Πίνακας16.B3" office:value-type="float" office:value="6.31">
            <text:p text:style-name="P177">6,31</text:p>
          </table:table-cell>
          <table:table-cell table:style-name="Πίνακας16.B3" office:value-type="float" office:value="8.06">
            <text:p text:style-name="P177">8,06</text:p>
          </table:table-cell>
          <table:table-cell table:style-name="Πίνακας16.B3" office:value-type="float" office:value="13.5">
            <text:p text:style-name="P177">13,50</text:p>
          </table:table-cell>
          <table:table-cell table:style-name="Πίνακας16.B3" office:value-type="float" office:value="18.13">
            <text:p text:style-name="P177">18,13</text:p>
          </table:table-cell>
          <table:table-cell table:style-name="Πίνακας16.B3" office:value-type="float" office:value="26.57">
            <text:p text:style-name="P177">26,57</text:p>
          </table:table-cell>
          <table:table-cell table:style-name="Πίνακας16.B3" office:value-type="float" office:value="32.22">
            <text:p text:style-name="P177">32,22</text:p>
          </table:table-cell>
          <table:table-cell table:style-name="Πίνακας16.I3" office:value-type="float" office:value="40.26">
            <text:p text:style-name="P177">40,26</text:p>
          </table:table-cell>
        </table:table-row>
      </table:table>
      <text:p text:style-name="P8"/>
      <text:p text:style-name="P44"/>
      <table:table table:name="Πίνακας17" table:style-name="Πίνακας17">
        <table:table-column table:style-name="Πίνακας17.A"/>
        <table:table-column table:style-name="Πίνακας17.B"/>
        <table:table-column table:style-name="Πίνακας17.C"/>
        <table:table-column table:style-name="Πίνακας17.D" table:number-columns-repeated="5"/>
        <table:table-column table:style-name="Πίνακας17.I"/>
        <table:table-row>
          <table:table-cell table:style-name="Πίνακας17.A1" table:number-columns-spanned="9" office:value-type="string">
            <text:p text:style-name="P290">Αποδοτικότητα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Πίνακας17.A2" office:value-type="string">
            <text:p text:style-name="P286"># <text:span text:style-name="T1">Proc.<text:line-break/>_____<text:line-break/>Problem Size</text:span></text:p>
          </table:table-cell>
          <table:table-cell table:style-name="Πίνακας17.B2" office:value-type="float" office:value="4">
            <text:p text:style-name="P236">4</text:p>
          </table:table-cell>
          <table:table-cell table:style-name="Πίνακας17.B2" office:value-type="float" office:value="9">
            <text:p text:style-name="P236">9</text:p>
          </table:table-cell>
          <table:table-cell table:style-name="Πίνακας17.B2" office:value-type="float" office:value="16">
            <text:p text:style-name="P236">16</text:p>
          </table:table-cell>
          <table:table-cell table:style-name="Πίνακας17.B2" office:value-type="float" office:value="25">
            <text:p text:style-name="P236">25</text:p>
          </table:table-cell>
          <table:table-cell table:style-name="Πίνακας17.B2" office:value-type="float" office:value="36">
            <text:p text:style-name="P236">36</text:p>
          </table:table-cell>
          <table:table-cell table:style-name="Πίνακας17.B2" office:value-type="float" office:value="49">
            <text:p text:style-name="P236">49</text:p>
          </table:table-cell>
          <table:table-cell table:style-name="Πίνακας17.B2" office:value-type="float" office:value="64">
            <text:p text:style-name="P236">64</text:p>
          </table:table-cell>
          <table:table-cell table:style-name="Πίνακας17.I2" office:value-type="float" office:value="80">
            <text:p text:style-name="P236">80</text:p>
          </table:table-cell>
        </table:table-row>
        <table:table-row>
          <table:table-cell table:style-name="Πίνακας17.A2" office:value-type="string">
            <text:p text:style-name="P236">840x840</text:p>
          </table:table-cell>
          <table:table-cell table:style-name="Πίνακας17.B3" office:value-type="float" office:value="0.99">
            <text:p text:style-name="P178">0,99</text:p>
          </table:table-cell>
          <table:table-cell table:style-name="Πίνακας17.B3" office:value-type="float" office:value="0.85">
            <text:p text:style-name="P180">0,85</text:p>
          </table:table-cell>
          <table:table-cell table:style-name="Πίνακας17.B3" office:value-type="float" office:value="0.56">
            <text:p text:style-name="P182">0,56</text:p>
          </table:table-cell>
          <table:table-cell table:style-name="Πίνακας17.B3" office:value-type="float" office:value="0.35">
            <text:p text:style-name="P183">0,35</text:p>
          </table:table-cell>
          <table:table-cell table:style-name="Πίνακας17.B3" office:value-type="float" office:value="0.26">
            <text:p text:style-name="P184">0,26</text:p>
          </table:table-cell>
          <table:table-cell table:style-name="Πίνακας17.B3" office:value-type="float" office:value="0.23">
            <text:p text:style-name="P188">0,23</text:p>
          </table:table-cell>
          <table:table-cell table:style-name="Πίνακας17.B3" office:value-type="float" office:value="0.18">
            <text:p text:style-name="P191">0,18</text:p>
          </table:table-cell>
          <table:table-cell table:style-name="Πίνακας17.I3" office:value-type="float" office:value="0.1">
            <text:p text:style-name="P164"><text:span text:style-name="T73">0</text:span>,10</text:p>
          </table:table-cell>
        </table:table-row>
        <table:table-row>
          <table:table-cell table:style-name="Πίνακας17.A2" office:value-type="string">
            <text:p text:style-name="P236">1680x1680</text:p>
          </table:table-cell>
          <table:table-cell table:style-name="Πίνακας17.B3" office:value-type="float" office:value="0.89">
            <text:p text:style-name="P178">0,89</text:p>
          </table:table-cell>
          <table:table-cell table:style-name="Πίνακας17.B3" office:value-type="float" office:value="0.86">
            <text:p text:style-name="P181">0,86</text:p>
          </table:table-cell>
          <table:table-cell table:style-name="Πίνακας17.B3" office:value-type="float" office:value="0.78">
            <text:p text:style-name="P182">0,78</text:p>
          </table:table-cell>
          <table:table-cell table:style-name="Πίνακας17.B3" office:value-type="float" office:value="0.71">
            <text:p text:style-name="P183">0,71</text:p>
          </table:table-cell>
          <table:table-cell table:style-name="Πίνακας17.B3" office:value-type="float" office:value="0.55">
            <text:p text:style-name="P184">0,55</text:p>
          </table:table-cell>
          <table:table-cell table:style-name="Πίνακας17.B3" office:value-type="float" office:value="0.46">
            <text:p text:style-name="P188">0,46</text:p>
          </table:table-cell>
          <table:table-cell table:style-name="Πίνακας17.B3" office:value-type="float" office:value="0.43">
            <text:p text:style-name="P191">0,43</text:p>
          </table:table-cell>
          <table:table-cell table:style-name="Πίνακας17.I3" office:value-type="float" office:value="0.3">
            <text:p text:style-name="P197">0,30</text:p>
          </table:table-cell>
        </table:table-row>
        <table:table-row>
          <table:table-cell table:style-name="Πίνακας17.A2" office:value-type="string">
            <text:p text:style-name="P236">3360x3360</text:p>
          </table:table-cell>
          <table:table-cell table:style-name="Πίνακας17.B3" office:value-type="float" office:value="0.89">
            <text:p text:style-name="P178">0,89</text:p>
          </table:table-cell>
          <table:table-cell table:style-name="Πίνακας17.B3" office:value-type="float" office:value="0.69">
            <text:p text:style-name="P166"><text:span text:style-name="T75">0</text:span>,<text:span text:style-name="T75">69</text:span></text:p>
          </table:table-cell>
          <table:table-cell table:style-name="Πίνακας17.B3" office:value-type="float" office:value="0.49">
            <text:p text:style-name="P182">0,49</text:p>
          </table:table-cell>
          <table:table-cell table:style-name="Πίνακας17.B3" office:value-type="float" office:value="0.54">
            <text:p text:style-name="P183">0,54</text:p>
          </table:table-cell>
          <table:table-cell table:style-name="Πίνακας17.B3" office:value-type="float" office:value="0.51">
            <text:p text:style-name="P184">0,51</text:p>
          </table:table-cell>
          <table:table-cell table:style-name="Πίνακας17.B3" office:value-type="float" office:value="0.67">
            <text:p text:style-name="P188">0,67</text:p>
          </table:table-cell>
          <table:table-cell table:style-name="Πίνακας17.B3" office:value-type="float" office:value="0.71">
            <text:p text:style-name="P191">0,71</text:p>
          </table:table-cell>
          <table:table-cell table:style-name="Πίνακας17.I3" office:value-type="float" office:value="0.6">
            <text:p text:style-name="P198">0,60</text:p>
          </table:table-cell>
        </table:table-row>
        <table:table-row>
          <table:table-cell table:style-name="Πίνακας17.A2" office:value-type="string">
            <text:p text:style-name="P236">6720x6720</text:p>
          </table:table-cell>
          <table:table-cell table:style-name="Πίνακας17.B3" office:value-type="float" office:value="0.89">
            <text:p text:style-name="P178">0,89</text:p>
          </table:table-cell>
          <table:table-cell table:style-name="Πίνακας17.B3" office:value-type="float" office:value="0.69">
            <text:p text:style-name="P181">0,69</text:p>
          </table:table-cell>
          <table:table-cell table:style-name="Πίνακας17.B3" office:value-type="float" office:value="0.49">
            <text:p text:style-name="P182">0,49</text:p>
          </table:table-cell>
          <table:table-cell table:style-name="Πίνακας17.B3" office:value-type="float" office:value="0.53">
            <text:p text:style-name="P183">0,53</text:p>
          </table:table-cell>
          <table:table-cell table:style-name="Πίνακας17.B3" office:value-type="float" office:value="0.48">
            <text:p text:style-name="P185">0,48</text:p>
          </table:table-cell>
          <table:table-cell table:style-name="Πίνακας17.B3" office:value-type="float" office:value="0.52">
            <text:p text:style-name="P188">0,52</text:p>
          </table:table-cell>
          <table:table-cell table:style-name="Πίνακας17.B3" office:value-type="float" office:value="0.49">
            <text:p text:style-name="P192">0,<text:span text:style-name="T74">49</text:span></text:p>
          </table:table-cell>
          <table:table-cell table:style-name="Πίνακας17.I3" office:value-type="float" office:value="0.68">
            <text:p text:style-name="P207"><text:span text:style-name="T16">0,6</text:span><text:span text:style-name="T1">8</text:span></text:p>
          </table:table-cell>
        </table:table-row>
        <table:table-row>
          <table:table-cell table:style-name="Πίνακας17.A2" office:value-type="string">
            <text:p text:style-name="P236">13440x13440</text:p>
          </table:table-cell>
          <table:table-cell table:style-name="Πίνακας17.B3" office:value-type="float" office:value="0.9">
            <text:p text:style-name="P178">0,90</text:p>
          </table:table-cell>
          <table:table-cell table:style-name="Πίνακας17.B3" office:value-type="float" office:value="0.71">
            <text:p text:style-name="P181">0,71</text:p>
          </table:table-cell>
          <table:table-cell table:style-name="Πίνακας17.B3" office:value-type="float" office:value="0.5">
            <text:p text:style-name="P182">0,50</text:p>
          </table:table-cell>
          <table:table-cell table:style-name="Πίνακας17.B3" office:value-type="float" office:value="0.53">
            <text:p text:style-name="P183">0,53</text:p>
          </table:table-cell>
          <table:table-cell table:style-name="Πίνακας17.B3" office:value-type="float" office:value="0.49">
            <text:p text:style-name="P186">0,49</text:p>
          </table:table-cell>
          <table:table-cell table:style-name="Πίνακας17.B3" office:value-type="float" office:value="0.53">
            <text:p text:style-name="P189">0,53</text:p>
          </table:table-cell>
          <table:table-cell table:style-name="Πίνακας17.B3" office:value-type="float" office:value="0.49">
            <text:p text:style-name="P193">0,<text:span text:style-name="T74">49</text:span></text:p>
          </table:table-cell>
          <table:table-cell table:style-name="Πίνακας17.I3" office:value-type="float" office:value="0.49">
            <text:p text:style-name="P199">0,49</text:p>
          </table:table-cell>
        </table:table-row>
        <table:table-row>
          <table:table-cell table:style-name="Πίνακας17.A2" office:value-type="string">
            <text:p text:style-name="P236">26880x26880</text:p>
          </table:table-cell>
          <table:table-cell table:style-name="Πίνακας17.B3" office:value-type="float" office:value="0.88">
            <text:p text:style-name="P178">0,88</text:p>
          </table:table-cell>
          <table:table-cell table:style-name="Πίνακας17.B3" office:value-type="float" office:value="0.7">
            <text:p text:style-name="P181">0,70</text:p>
          </table:table-cell>
          <table:table-cell table:style-name="Πίνακας17.B3" office:value-type="float" office:value="0.5">
            <text:p text:style-name="P182">0,50</text:p>
          </table:table-cell>
          <table:table-cell table:style-name="Πίνακας17.B3" office:value-type="float" office:value="0.54">
            <text:p text:style-name="P183">0,54</text:p>
          </table:table-cell>
          <table:table-cell table:style-name="Πίνακας17.B3" office:value-type="float" office:value="0.5">
            <text:p text:style-name="P187">0,50</text:p>
          </table:table-cell>
          <table:table-cell table:style-name="Πίνακας17.B3" office:value-type="float" office:value="0.54">
            <text:p text:style-name="P190">0,54</text:p>
          </table:table-cell>
          <table:table-cell table:style-name="Πίνακας17.B3" office:value-type="float" office:value="0.5">
            <text:p text:style-name="P194">0,<text:span text:style-name="T74">50</text:span></text:p>
          </table:table-cell>
          <table:table-cell table:style-name="Πίνακας17.I3" office:value-type="float" office:value="0.5">
            <text:p text:style-name="P200">0,50</text:p>
          </table:table-cell>
        </table:table-row>
      </table:table>
      <text:p text:style-name="P11"/>
      <text:p text:style-name="P57">Παρότι η κλιμάκωση του προγράμματος παραμένει ποιοτικά ίδια (ανάλογη πτώση της απόδοσης στα ίδια παραδείγματα με την περίπτωση της ενεργοποιημένης <text:span text:style-name="T1">Allreduce), </text:span><text:span text:style-name="T42">παρατηρούμε ότι επιτυγχάνεται βελτίωση της αποδοτικότητας για τα μεγαλύτερα πλήθη διεργασιών, κυρίως στα πρώτα 3 μεγέθη προβλήματος, και στο 4ο μέγεθος στην περίπτωση των 80 διεργασιών. </text:span></text:p>
      <text:p text:style-name="P45"/>
      <text:p text:style-name="P45"/>
      <table:table table:name="Πίνακας20" table:style-name="Πίνακας20">
        <table:table-column table:style-name="Πίνακας20.A"/>
        <table:table-column table:style-name="Πίνακας20.B"/>
        <table:table-column table:style-name="Πίνακας20.C"/>
        <table:table-row>
          <table:table-cell table:style-name="Πίνακας20.A1" table:number-columns-spanned="3" office:value-type="string">
            <text:p text:style-name="P293">Αποδοτικότητα για 4 διεργασίες</text:p>
          </table:table-cell>
          <table:covered-table-cell/>
          <table:covered-table-cell/>
        </table:table-row>
        <table:table-row>
          <table:table-cell table:style-name="Πίνακας20.A2" office:value-type="string">
            <text:p text:style-name="P293"/>
          </table:table-cell>
          <table:table-cell table:style-name="Πίνακας20.A2" office:value-type="string">
            <text:p text:style-name="P293">Με <text:span text:style-name="T1">Allreduce</text:span></text:p>
          </table:table-cell>
          <table:table-cell table:style-name="Πίνακας20.C2" office:value-type="string">
            <text:p text:style-name="P293">Χωρίς <text:span text:style-name="T1">Allreduce</text:span></text:p>
          </table:table-cell>
        </table:table-row>
        <table:table-row>
          <table:table-cell table:style-name="Πίνακας20.A2" office:value-type="string">
            <text:p text:style-name="P255">840x840</text:p>
          </table:table-cell>
          <table:table-cell table:style-name="Πίνακας20.B3" office:value-type="float" office:value="0.92">
            <text:p text:style-name="P253">0,92</text:p>
          </table:table-cell>
          <table:table-cell table:style-name="Πίνακας20.C3" office:value-type="float" office:value="0.99">
            <text:p text:style-name="P179">0,99</text:p>
          </table:table-cell>
        </table:table-row>
        <table:table-row>
          <table:table-cell table:style-name="Πίνακας20.A2" office:value-type="string">
            <text:p text:style-name="P255">1680x1680</text:p>
          </table:table-cell>
          <table:table-cell table:style-name="Πίνακας20.B3" office:value-type="float" office:value="0.87">
            <text:p text:style-name="P253">0,87</text:p>
          </table:table-cell>
          <table:table-cell table:style-name="Πίνακας20.C3" office:value-type="float" office:value="0.89">
            <text:p text:style-name="P179">0,89</text:p>
          </table:table-cell>
        </table:table-row>
        <table:table-row>
          <table:table-cell table:style-name="Πίνακας20.A2" office:value-type="string">
            <text:p text:style-name="P255">3360x3360</text:p>
          </table:table-cell>
          <table:table-cell table:style-name="Πίνακας20.B3" office:value-type="float" office:value="0.88">
            <text:p text:style-name="P253">0,88</text:p>
          </table:table-cell>
          <table:table-cell table:style-name="Πίνακας20.C3" office:value-type="float" office:value="0.89">
            <text:p text:style-name="P179">0,89</text:p>
          </table:table-cell>
        </table:table-row>
        <table:table-row>
          <table:table-cell table:style-name="Πίνακας20.A2" office:value-type="string">
            <text:p text:style-name="P255">6720x6720</text:p>
          </table:table-cell>
          <table:table-cell table:style-name="Πίνακας20.B6" office:value-type="float" office:value="0.89">
            <text:p text:style-name="P253">0,89</text:p>
          </table:table-cell>
          <table:table-cell table:style-name="Πίνακας20.C3" office:value-type="float" office:value="0.89">
            <text:p text:style-name="P179">0,89</text:p>
          </table:table-cell>
        </table:table-row>
        <table:table-row>
          <table:table-cell table:style-name="Πίνακας20.A2" office:value-type="string">
            <text:p text:style-name="P255">13440x13440</text:p>
          </table:table-cell>
          <table:table-cell table:style-name="Πίνακας20.B3" office:value-type="float" office:value="0.89">
            <text:p text:style-name="P253">0,89</text:p>
          </table:table-cell>
          <table:table-cell table:style-name="Πίνακας20.C3" office:value-type="float" office:value="0.9">
            <text:p text:style-name="P179">0,90</text:p>
          </table:table-cell>
        </table:table-row>
        <table:table-row>
          <table:table-cell table:style-name="Πίνακας20.A2" office:value-type="string">
            <text:p text:style-name="P255">26880x26880</text:p>
          </table:table-cell>
          <table:table-cell table:style-name="Πίνακας20.B3" office:value-type="float" office:value="0.88">
            <text:p text:style-name="P241">0,88</text:p>
          </table:table-cell>
          <table:table-cell table:style-name="Πίνακας20.C3" office:value-type="float" office:value="0.88">
            <text:p text:style-name="P179">0,88</text:p>
          </table:table-cell>
        </table:table-row>
      </table:table>
      <text:p text:style-name="P46"/>
      <text:p text:style-name="P46"/>
      <table:table table:name="Πίνακας18" table:style-name="Πίνακας18">
        <table:table-column table:style-name="Πίνακας18.A"/>
        <table:table-column table:style-name="Πίνακας18.B"/>
        <table:table-column table:style-name="Πίνακας18.C"/>
        <text:soft-page-break/>
        <table:table-row>
          <table:table-cell table:style-name="Πίνακας18.A1" table:number-columns-spanned="3" office:value-type="string">
            <text:p text:style-name="P294">Αποδοτικότητα για <text:span text:style-name="T17">9</text:span> διεργασίες</text:p>
          </table:table-cell>
          <table:covered-table-cell/>
          <table:covered-table-cell/>
        </table:table-row>
        <table:table-row>
          <table:table-cell table:style-name="Πίνακας18.A2" office:value-type="string">
            <text:p text:style-name="P294"/>
          </table:table-cell>
          <table:table-cell table:style-name="Πίνακας18.A2" office:value-type="string">
            <text:p text:style-name="P294">Με <text:span text:style-name="T1">Allreduce</text:span></text:p>
          </table:table-cell>
          <table:table-cell table:style-name="Πίνακας18.C2" office:value-type="string">
            <text:p text:style-name="P294">Χωρίς <text:span text:style-name="T1">Allreduce</text:span></text:p>
          </table:table-cell>
        </table:table-row>
        <table:table-row>
          <table:table-cell table:style-name="Πίνακας18.A2" office:value-type="string">
            <text:p text:style-name="P256">840x840</text:p>
          </table:table-cell>
          <table:table-cell table:style-name="Πίνακας18.B3" office:value-type="float" office:value="0.76">
            <text:p text:style-name="P251">0,76</text:p>
          </table:table-cell>
          <table:table-cell table:style-name="Πίνακας18.C3" office:value-type="float" office:value="0.85">
            <text:p text:style-name="P180">0,85</text:p>
          </table:table-cell>
        </table:table-row>
        <table:table-row>
          <table:table-cell table:style-name="Πίνακας18.A2" office:value-type="string">
            <text:p text:style-name="P256">1680x1680</text:p>
          </table:table-cell>
          <table:table-cell table:style-name="Πίνακας18.B3" office:value-type="float" office:value="0.83">
            <text:p text:style-name="P251">0,83</text:p>
          </table:table-cell>
          <table:table-cell table:style-name="Πίνακας18.C3" office:value-type="float" office:value="0.86">
            <text:p text:style-name="P181">0,86</text:p>
          </table:table-cell>
        </table:table-row>
        <table:table-row>
          <table:table-cell table:style-name="Πίνακας18.A2" office:value-type="string">
            <text:p text:style-name="P256">3360x3360</text:p>
          </table:table-cell>
          <table:table-cell table:style-name="Πίνακας18.B3" office:value-type="float" office:value="0.66">
            <text:p text:style-name="P251">0,66</text:p>
          </table:table-cell>
          <table:table-cell table:style-name="Πίνακας18.C3" office:value-type="float" office:value="0.69">
            <text:p text:style-name="P195">0,69</text:p>
          </table:table-cell>
        </table:table-row>
        <table:table-row>
          <table:table-cell table:style-name="Πίνακας18.A2" office:value-type="string">
            <text:p text:style-name="P256">6720x6720</text:p>
          </table:table-cell>
          <table:table-cell table:style-name="Πίνακας18.B3" office:value-type="float" office:value="0.67">
            <text:p text:style-name="P251">0,67</text:p>
          </table:table-cell>
          <table:table-cell table:style-name="Πίνακας18.C3" office:value-type="float" office:value="0.69">
            <text:p text:style-name="P181">0,69</text:p>
          </table:table-cell>
        </table:table-row>
        <table:table-row>
          <table:table-cell table:style-name="Πίνακας18.A2" office:value-type="string">
            <text:p text:style-name="P256">13440x13440</text:p>
          </table:table-cell>
          <table:table-cell table:style-name="Πίνακας18.B3" office:value-type="float" office:value="0.67">
            <text:p text:style-name="P251">0,67</text:p>
          </table:table-cell>
          <table:table-cell table:style-name="Πίνακας18.C3" office:value-type="float" office:value="0.71">
            <text:p text:style-name="P181">0,71</text:p>
          </table:table-cell>
        </table:table-row>
        <table:table-row>
          <table:table-cell table:style-name="Πίνακας18.A2" office:value-type="string">
            <text:p text:style-name="P256">26880x26880</text:p>
          </table:table-cell>
          <table:table-cell table:style-name="Πίνακας18.B3" office:value-type="float" office:value="0.67">
            <text:p text:style-name="P242">0,67</text:p>
          </table:table-cell>
          <table:table-cell table:style-name="Πίνακας18.C3" office:value-type="float" office:value="0.7">
            <text:p text:style-name="P181">0,70</text:p>
          </table:table-cell>
        </table:table-row>
      </table:table>
      <text:p text:style-name="P46"/>
      <text:p text:style-name="P47"/>
      <table:table table:name="Πίνακας19" table:style-name="Πίνακας19">
        <table:table-column table:style-name="Πίνακας19.A"/>
        <table:table-column table:style-name="Πίνακας19.B"/>
        <table:table-column table:style-name="Πίνακας19.C"/>
        <table:table-row>
          <table:table-cell table:style-name="Πίνακας19.A1" table:number-columns-spanned="3" office:value-type="string">
            <text:p text:style-name="P295">Αποδοτικότητα για <text:span text:style-name="T18">16</text:span> διεργασίες</text:p>
          </table:table-cell>
          <table:covered-table-cell/>
          <table:covered-table-cell/>
        </table:table-row>
        <table:table-row>
          <table:table-cell table:style-name="Πίνακας19.A2" office:value-type="string">
            <text:p text:style-name="P295"/>
          </table:table-cell>
          <table:table-cell table:style-name="Πίνακας19.A2" office:value-type="string">
            <text:p text:style-name="P295">Με <text:span text:style-name="T1">Allreduce</text:span></text:p>
          </table:table-cell>
          <table:table-cell table:style-name="Πίνακας19.C2" office:value-type="string">
            <text:p text:style-name="P295">Χωρίς <text:span text:style-name="T1">Allreduce</text:span></text:p>
          </table:table-cell>
        </table:table-row>
        <table:table-row>
          <table:table-cell table:style-name="Πίνακας19.A2" office:value-type="string">
            <text:p text:style-name="P257">840x840</text:p>
          </table:table-cell>
          <table:table-cell table:style-name="Πίνακας19.B3" office:value-type="float" office:value="0.55">
            <text:p text:style-name="P250">0,55</text:p>
          </table:table-cell>
          <table:table-cell table:style-name="Πίνακας19.C3" office:value-type="float" office:value="0.56">
            <text:p text:style-name="P182">0,56</text:p>
          </table:table-cell>
        </table:table-row>
        <table:table-row>
          <table:table-cell table:style-name="Πίνακας19.A2" office:value-type="string">
            <text:p text:style-name="P257">1680x1680</text:p>
          </table:table-cell>
          <table:table-cell table:style-name="Πίνακας19.B3" office:value-type="float" office:value="0.69">
            <text:p text:style-name="P250">0,69</text:p>
          </table:table-cell>
          <table:table-cell table:style-name="Πίνακας19.C3" office:value-type="float" office:value="0.78">
            <text:p text:style-name="P182">0,78</text:p>
          </table:table-cell>
        </table:table-row>
        <table:table-row>
          <table:table-cell table:style-name="Πίνακας19.A2" office:value-type="string">
            <text:p text:style-name="P257">3360x3360</text:p>
          </table:table-cell>
          <table:table-cell table:style-name="Πίνακας19.B3" office:value-type="float" office:value="0.47">
            <text:p text:style-name="P250">0,47</text:p>
          </table:table-cell>
          <table:table-cell table:style-name="Πίνακας19.C3" office:value-type="float" office:value="0.49">
            <text:p text:style-name="P182">0,49</text:p>
          </table:table-cell>
        </table:table-row>
        <table:table-row>
          <table:table-cell table:style-name="Πίνακας19.A2" office:value-type="string">
            <text:p text:style-name="P257">6720x6720</text:p>
          </table:table-cell>
          <table:table-cell table:style-name="Πίνακας19.B3" office:value-type="float" office:value="0.49">
            <text:p text:style-name="P250">0,49</text:p>
          </table:table-cell>
          <table:table-cell table:style-name="Πίνακας19.C3" office:value-type="float" office:value="0.49">
            <text:p text:style-name="P182">0,49</text:p>
          </table:table-cell>
        </table:table-row>
        <table:table-row>
          <table:table-cell table:style-name="Πίνακας19.A2" office:value-type="string">
            <text:p text:style-name="P257">13440x13440</text:p>
          </table:table-cell>
          <table:table-cell table:style-name="Πίνακας19.B3" office:value-type="float" office:value="0.5">
            <text:p text:style-name="P250">0,50</text:p>
          </table:table-cell>
          <table:table-cell table:style-name="Πίνακας19.C3" office:value-type="float" office:value="0.5">
            <text:p text:style-name="P182">0,50</text:p>
          </table:table-cell>
        </table:table-row>
        <table:table-row>
          <table:table-cell table:style-name="Πίνακας19.A2" office:value-type="string">
            <text:p text:style-name="P257">26880x26880</text:p>
          </table:table-cell>
          <table:table-cell table:style-name="Πίνακας19.B3" office:value-type="float" office:value="0.5">
            <text:p text:style-name="P243">0,50</text:p>
          </table:table-cell>
          <table:table-cell table:style-name="Πίνακας19.C3" office:value-type="float" office:value="0.5">
            <text:p text:style-name="P182">0,50</text:p>
          </table:table-cell>
        </table:table-row>
      </table:table>
      <text:p text:style-name="P47"/>
      <text:p text:style-name="P48"/>
      <table:table table:name="Πίνακας21" table:style-name="Πίνακας21">
        <table:table-column table:style-name="Πίνακας21.A"/>
        <table:table-column table:style-name="Πίνακας21.B"/>
        <table:table-column table:style-name="Πίνακας21.C"/>
        <table:table-row>
          <table:table-cell table:style-name="Πίνακας21.A1" table:number-columns-spanned="3" office:value-type="string">
            <text:p text:style-name="P296">Αποδοτικότητα για <text:span text:style-name="T19">25</text:span> διεργασίες</text:p>
          </table:table-cell>
          <table:covered-table-cell/>
          <table:covered-table-cell/>
        </table:table-row>
        <table:table-row>
          <table:table-cell table:style-name="Πίνακας21.A2" office:value-type="string">
            <text:p text:style-name="P296"/>
          </table:table-cell>
          <table:table-cell table:style-name="Πίνακας21.A2" office:value-type="string">
            <text:p text:style-name="P296">Με <text:span text:style-name="T1">Allreduce</text:span></text:p>
          </table:table-cell>
          <table:table-cell table:style-name="Πίνακας21.C2" office:value-type="string">
            <text:p text:style-name="P296">Χωρίς <text:span text:style-name="T1">Allreduce</text:span></text:p>
          </table:table-cell>
        </table:table-row>
        <table:table-row>
          <table:table-cell table:style-name="Πίνακας21.A2" office:value-type="string">
            <text:p text:style-name="P258">840x840</text:p>
          </table:table-cell>
          <table:table-cell table:style-name="Πίνακας21.B3" office:value-type="float" office:value="0.3">
            <text:p text:style-name="P249">0,30</text:p>
          </table:table-cell>
          <table:table-cell table:style-name="Πίνακας21.C3" office:value-type="float" office:value="0.35">
            <text:p text:style-name="P183">0,35</text:p>
          </table:table-cell>
        </table:table-row>
        <table:table-row>
          <table:table-cell table:style-name="Πίνακας21.A2" office:value-type="string">
            <text:p text:style-name="P258">1680x1680</text:p>
          </table:table-cell>
          <table:table-cell table:style-name="Πίνακας21.B3" office:value-type="float" office:value="0.56">
            <text:p text:style-name="P249">0,56</text:p>
          </table:table-cell>
          <table:table-cell table:style-name="Πίνακας21.C3" office:value-type="float" office:value="0.71">
            <text:p text:style-name="P183">0,71</text:p>
          </table:table-cell>
        </table:table-row>
        <table:table-row>
          <table:table-cell table:style-name="Πίνακας21.A2" office:value-type="string">
            <text:p text:style-name="P258">3360x3360</text:p>
          </table:table-cell>
          <table:table-cell table:style-name="Πίνακας21.B3" office:value-type="float" office:value="0.5">
            <text:p text:style-name="P249">0,50</text:p>
          </table:table-cell>
          <table:table-cell table:style-name="Πίνακας21.C3" office:value-type="float" office:value="0.54">
            <text:p text:style-name="P183">0,54</text:p>
          </table:table-cell>
        </table:table-row>
        <table:table-row>
          <table:table-cell table:style-name="Πίνακας21.A2" office:value-type="string">
            <text:p text:style-name="P258">6720x6720</text:p>
          </table:table-cell>
          <table:table-cell table:style-name="Πίνακας21.B3" office:value-type="float" office:value="0.51">
            <text:p text:style-name="P249">0,51</text:p>
          </table:table-cell>
          <table:table-cell table:style-name="Πίνακας21.C3" office:value-type="float" office:value="0.53">
            <text:p text:style-name="P183">0,53</text:p>
          </table:table-cell>
        </table:table-row>
        <table:table-row>
          <table:table-cell table:style-name="Πίνακας21.A2" office:value-type="string">
            <text:p text:style-name="P258">13440x13440</text:p>
          </table:table-cell>
          <table:table-cell table:style-name="Πίνακας21.B3" office:value-type="float" office:value="0.53">
            <text:p text:style-name="P249">0,53</text:p>
          </table:table-cell>
          <table:table-cell table:style-name="Πίνακας21.C3" office:value-type="float" office:value="0.53">
            <text:p text:style-name="P183">0,53</text:p>
          </table:table-cell>
        </table:table-row>
        <table:table-row>
          <table:table-cell table:style-name="Πίνακας21.A2" office:value-type="string">
            <text:p text:style-name="P258">26880x26880</text:p>
          </table:table-cell>
          <table:table-cell table:style-name="Πίνακας21.B3" office:value-type="float" office:value="0.53">
            <text:p text:style-name="P244">0,53</text:p>
          </table:table-cell>
          <table:table-cell table:style-name="Πίνακας21.C3" office:value-type="float" office:value="0.54">
            <text:p text:style-name="P183">0,54</text:p>
          </table:table-cell>
        </table:table-row>
      </table:table>
      <text:p text:style-name="P48"/>
      <text:p text:style-name="P48"/>
      <table:table table:name="Πίνακας22" table:style-name="Πίνακας22">
        <table:table-column table:style-name="Πίνακας22.A"/>
        <table:table-column table:style-name="Πίνακας22.B"/>
        <table:table-column table:style-name="Πίνακας22.C"/>
        <table:table-row>
          <table:table-cell table:style-name="Πίνακας22.A1" table:number-columns-spanned="3" office:value-type="string">
            <text:p text:style-name="P297">Αποδοτικότητα για <text:span text:style-name="T20">36</text:span> διεργασίες</text:p>
          </table:table-cell>
          <table:covered-table-cell/>
          <table:covered-table-cell/>
        </table:table-row>
        <table:table-row>
          <table:table-cell table:style-name="Πίνακας22.A2" office:value-type="string">
            <text:p text:style-name="P297"/>
          </table:table-cell>
          <table:table-cell table:style-name="Πίνακας22.A2" office:value-type="string">
            <text:p text:style-name="P297">Με <text:span text:style-name="T1">Allreduce</text:span></text:p>
          </table:table-cell>
          <table:table-cell table:style-name="Πίνακας22.C2" office:value-type="string">
            <text:p text:style-name="P297">Χωρίς <text:span text:style-name="T1">Allreduce</text:span></text:p>
          </table:table-cell>
        </table:table-row>
        <table:table-row>
          <table:table-cell table:style-name="Πίνακας22.A2" office:value-type="string">
            <text:p text:style-name="P259">840x840</text:p>
          </table:table-cell>
          <table:table-cell table:style-name="Πίνακας22.B3" office:value-type="float" office:value="0.15">
            <text:p text:style-name="P249">0,15</text:p>
          </table:table-cell>
          <table:table-cell table:style-name="Πίνακας22.C3" office:value-type="float" office:value="0.26">
            <text:p text:style-name="P184">0,26</text:p>
          </table:table-cell>
        </table:table-row>
        <table:table-row>
          <table:table-cell table:style-name="Πίνακας22.A2" office:value-type="string">
            <text:p text:style-name="P259">1680x1680</text:p>
          </table:table-cell>
          <table:table-cell table:style-name="Πίνακας22.B3" office:value-type="float" office:value="0.41">
            <text:p text:style-name="P249">0,41</text:p>
          </table:table-cell>
          <table:table-cell table:style-name="Πίνακας22.C3" office:value-type="float" office:value="0.55">
            <text:p text:style-name="P184">0,55</text:p>
          </table:table-cell>
        </table:table-row>
        <table:table-row>
          <table:table-cell table:style-name="Πίνακας22.A2" office:value-type="string">
            <text:p text:style-name="P259">3360x3360</text:p>
          </table:table-cell>
          <table:table-cell table:style-name="Πίνακας22.B3" office:value-type="float" office:value="0.46">
            <text:p text:style-name="P249">0,46</text:p>
          </table:table-cell>
          <table:table-cell table:style-name="Πίνακας22.C3" office:value-type="float" office:value="0.51">
            <text:p text:style-name="P184">0,51</text:p>
          </table:table-cell>
        </table:table-row>
        <table:table-row>
          <table:table-cell table:style-name="Πίνακας22.A2" office:value-type="string">
            <text:p text:style-name="P259">6720x6720</text:p>
          </table:table-cell>
          <table:table-cell table:style-name="Πίνακας22.B3" office:value-type="float" office:value="0.47">
            <text:p text:style-name="P249">0,47</text:p>
          </table:table-cell>
          <table:table-cell table:style-name="Πίνακας22.C3" office:value-type="float" office:value="0.48">
            <text:p text:style-name="P185">0,48</text:p>
          </table:table-cell>
        </table:table-row>
        <table:table-row>
          <table:table-cell table:style-name="Πίνακας22.A2" office:value-type="string">
            <text:p text:style-name="P259">13440x13440</text:p>
          </table:table-cell>
          <table:table-cell table:style-name="Πίνακας22.B3" office:value-type="float" office:value="0.49">
            <text:p text:style-name="P249">0,49</text:p>
          </table:table-cell>
          <table:table-cell table:style-name="Πίνακας22.C3" office:value-type="float" office:value="0.49">
            <text:p text:style-name="P186">0,49</text:p>
          </table:table-cell>
        </table:table-row>
        <table:table-row>
          <table:table-cell table:style-name="Πίνακας22.A2" office:value-type="string">
            <text:p text:style-name="P259">26880x26880</text:p>
          </table:table-cell>
          <table:table-cell table:style-name="Πίνακας22.B3" office:value-type="float" office:value="0.5">
            <text:p text:style-name="P244">0,50</text:p>
          </table:table-cell>
          <table:table-cell table:style-name="Πίνακας22.C3" office:value-type="float" office:value="0.5">
            <text:p text:style-name="P187">0,50</text:p>
          </table:table-cell>
        </table:table-row>
      </table:table>
      <text:p text:style-name="P49"/>
      <text:p text:style-name="P50"><text:soft-page-break/></text:p>
      <table:table table:name="Πίνακας23" table:style-name="Πίνακας23">
        <table:table-column table:style-name="Πίνακας23.A"/>
        <table:table-column table:style-name="Πίνακας23.B"/>
        <table:table-column table:style-name="Πίνακας23.C"/>
        <table:table-row>
          <table:table-cell table:style-name="Πίνακας23.A1" table:number-columns-spanned="3" office:value-type="string">
            <text:p text:style-name="P298">Αποδοτικότητα για <text:span text:style-name="T21">4</text:span><text:span text:style-name="T17">9</text:span> διεργασίες</text:p>
          </table:table-cell>
          <table:covered-table-cell/>
          <table:covered-table-cell/>
        </table:table-row>
        <table:table-row>
          <table:table-cell table:style-name="Πίνακας23.A2" office:value-type="string">
            <text:p text:style-name="P298"/>
          </table:table-cell>
          <table:table-cell table:style-name="Πίνακας23.A2" office:value-type="string">
            <text:p text:style-name="P298">Με <text:span text:style-name="T1">Allreduce</text:span></text:p>
          </table:table-cell>
          <table:table-cell table:style-name="Πίνακας23.C2" office:value-type="string">
            <text:p text:style-name="P298">Χωρίς <text:span text:style-name="T1">Allreduce</text:span></text:p>
          </table:table-cell>
        </table:table-row>
        <table:table-row>
          <table:table-cell table:style-name="Πίνακας23.A2" office:value-type="string">
            <text:p text:style-name="P260">840x840</text:p>
          </table:table-cell>
          <table:table-cell table:style-name="Πίνακας23.B3" office:value-type="float" office:value="0.13">
            <text:p text:style-name="P245">0,13</text:p>
          </table:table-cell>
          <table:table-cell table:style-name="Πίνακας23.C3" office:value-type="float" office:value="0.23">
            <text:p text:style-name="P188">0,23</text:p>
          </table:table-cell>
        </table:table-row>
        <table:table-row>
          <table:table-cell table:style-name="Πίνακας23.A2" office:value-type="string">
            <text:p text:style-name="P260">1680x1680</text:p>
          </table:table-cell>
          <table:table-cell table:style-name="Πίνακας23.B3" office:value-type="float" office:value="0.38">
            <text:p text:style-name="P245">0,38</text:p>
          </table:table-cell>
          <table:table-cell table:style-name="Πίνακας23.C3" office:value-type="float" office:value="0.46">
            <text:p text:style-name="P188">0,46</text:p>
          </table:table-cell>
        </table:table-row>
        <table:table-row>
          <table:table-cell table:style-name="Πίνακας23.A2" office:value-type="string">
            <text:p text:style-name="P260">3360x3360</text:p>
          </table:table-cell>
          <table:table-cell table:style-name="Πίνακας23.B3" office:value-type="float" office:value="0.56">
            <text:p text:style-name="P245">0,56</text:p>
          </table:table-cell>
          <table:table-cell table:style-name="Πίνακας23.C3" office:value-type="float" office:value="0.67">
            <text:p text:style-name="P188">0,67</text:p>
          </table:table-cell>
        </table:table-row>
        <table:table-row>
          <table:table-cell table:style-name="Πίνακας23.A2" office:value-type="string">
            <text:p text:style-name="P260">6720x6720</text:p>
          </table:table-cell>
          <table:table-cell table:style-name="Πίνακας23.B3" office:value-type="float" office:value="0.49">
            <text:p text:style-name="P245">0,49</text:p>
          </table:table-cell>
          <table:table-cell table:style-name="Πίνακας23.C3" office:value-type="float" office:value="0.52">
            <text:p text:style-name="P188">0,52</text:p>
          </table:table-cell>
        </table:table-row>
        <table:table-row>
          <table:table-cell table:style-name="Πίνακας23.A2" office:value-type="string">
            <text:p text:style-name="P260">13440x13440</text:p>
          </table:table-cell>
          <table:table-cell table:style-name="Πίνακας23.B3" office:value-type="float" office:value="0.52">
            <text:p text:style-name="P245">0,52</text:p>
          </table:table-cell>
          <table:table-cell table:style-name="Πίνακας23.C3" office:value-type="float" office:value="0.53">
            <text:p text:style-name="P189">0,53</text:p>
          </table:table-cell>
        </table:table-row>
        <table:table-row>
          <table:table-cell table:style-name="Πίνακας23.A2" office:value-type="string">
            <text:p text:style-name="P260">26880x26880</text:p>
          </table:table-cell>
          <table:table-cell table:style-name="Πίνακας23.B3" office:value-type="float" office:value="0.53">
            <text:p text:style-name="P248">0,53</text:p>
          </table:table-cell>
          <table:table-cell table:style-name="Πίνακας23.C3" office:value-type="float" office:value="0.54">
            <text:p text:style-name="P190">0,54</text:p>
          </table:table-cell>
        </table:table-row>
      </table:table>
      <text:p text:style-name="P50"/>
      <text:p text:style-name="P51"/>
      <table:table table:name="Πίνακας24" table:style-name="Πίνακας24">
        <table:table-column table:style-name="Πίνακας24.A"/>
        <table:table-column table:style-name="Πίνακας24.B"/>
        <table:table-column table:style-name="Πίνακας24.C"/>
        <table:table-row>
          <table:table-cell table:style-name="Πίνακας24.A1" table:number-columns-spanned="3" office:value-type="string">
            <text:p text:style-name="P299">Αποδοτικότητα για <text:span text:style-name="T22">64</text:span> διεργασίες</text:p>
          </table:table-cell>
          <table:covered-table-cell/>
          <table:covered-table-cell/>
        </table:table-row>
        <table:table-row>
          <table:table-cell table:style-name="Πίνακας24.A2" office:value-type="string">
            <text:p text:style-name="P299"/>
          </table:table-cell>
          <table:table-cell table:style-name="Πίνακας24.A2" office:value-type="string">
            <text:p text:style-name="P299">Με <text:span text:style-name="T1">Allreduce</text:span></text:p>
          </table:table-cell>
          <table:table-cell table:style-name="Πίνακας24.C2" office:value-type="string">
            <text:p text:style-name="P299">Χωρίς <text:span text:style-name="T1">Allreduce</text:span></text:p>
          </table:table-cell>
        </table:table-row>
        <table:table-row>
          <table:table-cell table:style-name="Πίνακας24.A2" office:value-type="string">
            <text:p text:style-name="P261">840x840</text:p>
          </table:table-cell>
          <table:table-cell table:style-name="Πίνακας24.B3" office:value-type="float" office:value="0.14">
            <text:p text:style-name="P245">0,14</text:p>
          </table:table-cell>
          <table:table-cell table:style-name="Πίνακας24.C3" office:value-type="float" office:value="0.18">
            <text:p text:style-name="P191">0,18</text:p>
          </table:table-cell>
        </table:table-row>
        <table:table-row>
          <table:table-cell table:style-name="Πίνακας24.A2" office:value-type="string">
            <text:p text:style-name="P261">1680x1680</text:p>
          </table:table-cell>
          <table:table-cell table:style-name="Πίνακας24.B3" office:value-type="float" office:value="0.35">
            <text:p text:style-name="P245">0,35</text:p>
          </table:table-cell>
          <table:table-cell table:style-name="Πίνακας24.C3" office:value-type="float" office:value="0.43">
            <text:p text:style-name="P191">0,43</text:p>
          </table:table-cell>
        </table:table-row>
        <table:table-row>
          <table:table-cell table:style-name="Πίνακας24.A2" office:value-type="string">
            <text:p text:style-name="P261">3360x3360</text:p>
          </table:table-cell>
          <table:table-cell table:style-name="Πίνακας24.B3" office:value-type="float" office:value="0.56">
            <text:p text:style-name="P245">0,56</text:p>
          </table:table-cell>
          <table:table-cell table:style-name="Πίνακας24.C3" office:value-type="float" office:value="0.71">
            <text:p text:style-name="P191">0,71</text:p>
          </table:table-cell>
        </table:table-row>
        <table:table-row>
          <table:table-cell table:style-name="Πίνακας24.A2" office:value-type="string">
            <text:p text:style-name="P261">6720x6720</text:p>
          </table:table-cell>
          <table:table-cell table:style-name="Πίνακας24.B3" office:value-type="float" office:value="0.45">
            <text:p text:style-name="P245">0,45</text:p>
          </table:table-cell>
          <table:table-cell table:style-name="Πίνακας24.C3" office:value-type="float" office:value="0.49">
            <text:p text:style-name="P192">0,<text:span text:style-name="T74">49</text:span></text:p>
          </table:table-cell>
        </table:table-row>
        <table:table-row>
          <table:table-cell table:style-name="Πίνακας24.A2" office:value-type="string">
            <text:p text:style-name="P261">13440x13440</text:p>
          </table:table-cell>
          <table:table-cell table:style-name="Πίνακας24.B3" office:value-type="float" office:value="0.48">
            <text:p text:style-name="P245">0,48</text:p>
          </table:table-cell>
          <table:table-cell table:style-name="Πίνακας24.C3" office:value-type="float" office:value="0.49">
            <text:p text:style-name="P193">0,<text:span text:style-name="T74">49</text:span></text:p>
          </table:table-cell>
        </table:table-row>
        <table:table-row>
          <table:table-cell table:style-name="Πίνακας24.A2" office:value-type="string">
            <text:p text:style-name="P261">26880x26880</text:p>
          </table:table-cell>
          <table:table-cell table:style-name="Πίνακας24.B3" office:value-type="float" office:value="0.49">
            <text:p text:style-name="P245">0,49</text:p>
          </table:table-cell>
          <table:table-cell table:style-name="Πίνακας24.C3" office:value-type="float" office:value="0.5">
            <text:p text:style-name="P194">0,<text:span text:style-name="T74">50</text:span></text:p>
          </table:table-cell>
        </table:table-row>
      </table:table>
      <text:p text:style-name="P51"><text:s text:c="6"/></text:p>
      <text:p text:style-name="P52"/>
      <table:table table:name="Πίνακας25" table:style-name="Πίνακας25">
        <table:table-column table:style-name="Πίνακας25.A"/>
        <table:table-column table:style-name="Πίνακας25.B"/>
        <table:table-column table:style-name="Πίνακας25.C"/>
        <table:table-row>
          <table:table-cell table:style-name="Πίνακας25.A1" table:number-columns-spanned="3" office:value-type="string">
            <text:p text:style-name="P300">Αποδοτικότητα για <text:span text:style-name="T23">80</text:span> διεργασίες</text:p>
          </table:table-cell>
          <table:covered-table-cell/>
          <table:covered-table-cell/>
        </table:table-row>
        <table:table-row>
          <table:table-cell table:style-name="Πίνακας25.A2" office:value-type="string">
            <text:p text:style-name="P300"/>
          </table:table-cell>
          <table:table-cell table:style-name="Πίνακας25.A2" office:value-type="string">
            <text:p text:style-name="P300">Με <text:span text:style-name="T1">Allreduce</text:span></text:p>
          </table:table-cell>
          <table:table-cell table:style-name="Πίνακας25.C2" office:value-type="string">
            <text:p text:style-name="P300">Χωρίς <text:span text:style-name="T1">Allreduce</text:span></text:p>
          </table:table-cell>
        </table:table-row>
        <table:table-row>
          <table:table-cell table:style-name="Πίνακας25.A2" office:value-type="string">
            <text:p text:style-name="P262">840x840</text:p>
          </table:table-cell>
          <table:table-cell table:style-name="Πίνακας25.B3" office:value-type="float" office:value="0.06">
            <text:p text:style-name="P246">0,06</text:p>
          </table:table-cell>
          <table:table-cell table:style-name="Πίνακας25.C3" office:value-type="float" office:value="0.1">
            <text:p text:style-name="P164"><text:span text:style-name="T73">0</text:span>,10</text:p>
          </table:table-cell>
        </table:table-row>
        <table:table-row>
          <table:table-cell table:style-name="Πίνακας25.A2" office:value-type="string">
            <text:p text:style-name="P262">1680x1680</text:p>
          </table:table-cell>
          <table:table-cell table:style-name="Πίνακας25.B3" office:value-type="float" office:value="0.19">
            <text:p text:style-name="P246">0,19</text:p>
          </table:table-cell>
          <table:table-cell table:style-name="Πίνακας25.C3" office:value-type="float" office:value="0.3">
            <text:p text:style-name="P197">0,30</text:p>
          </table:table-cell>
        </table:table-row>
        <table:table-row>
          <table:table-cell table:style-name="Πίνακας25.A2" office:value-type="string">
            <text:p text:style-name="P262">3360x3360</text:p>
          </table:table-cell>
          <table:table-cell table:style-name="Πίνακας25.B3" office:value-type="float" office:value="0.46">
            <text:p text:style-name="P246">0,46</text:p>
          </table:table-cell>
          <table:table-cell table:style-name="Πίνακας25.C3" office:value-type="float" office:value="0.6">
            <text:p text:style-name="P198">0,60</text:p>
          </table:table-cell>
        </table:table-row>
        <table:table-row>
          <table:table-cell table:style-name="Πίνακας25.A2" office:value-type="string">
            <text:p text:style-name="P262">6720x6720</text:p>
          </table:table-cell>
          <table:table-cell table:style-name="Πίνακας25.B3" office:value-type="float" office:value="0.43">
            <text:p text:style-name="P246">0,43</text:p>
          </table:table-cell>
          <table:table-cell table:style-name="Πίνακας25.C3" office:value-type="float" office:value="0.68">
            <text:p text:style-name="P207"><text:span text:style-name="T16">0,6</text:span><text:span text:style-name="T1">8</text:span></text:p>
          </table:table-cell>
        </table:table-row>
        <table:table-row>
          <table:table-cell table:style-name="Πίνακας25.A2" office:value-type="string">
            <text:p text:style-name="P262">13440x13440</text:p>
          </table:table-cell>
          <table:table-cell table:style-name="Πίνακας25.B3" office:value-type="float" office:value="0.48">
            <text:p text:style-name="P247">0,48</text:p>
          </table:table-cell>
          <table:table-cell table:style-name="Πίνακας25.C3" office:value-type="float" office:value="0.49">
            <text:p text:style-name="P199">0,49</text:p>
          </table:table-cell>
        </table:table-row>
        <table:table-row>
          <table:table-cell table:style-name="Πίνακας25.A2" office:value-type="string">
            <text:p text:style-name="P262">26880x26880</text:p>
          </table:table-cell>
          <table:table-cell table:style-name="Πίνακας25.B3" office:value-type="float" office:value="0.49">
            <text:p text:style-name="P247">0,49</text:p>
          </table:table-cell>
          <table:table-cell table:style-name="Πίνακας25.C3" office:value-type="float" office:value="0.5">
            <text:p text:style-name="P200">0,50</text:p>
          </table:table-cell>
        </table:table-row>
      </table:table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27"><text:soft-page-break/>VI. <text:span text:style-name="T39">Υβριδικό </text:span>MPI + OpenMP</text:p>
      <text:p text:style-name="P28"/>
      <text:p text:style-name="P17">Μετρήσεις χωρίς ιδιαίτερο <text:span text:style-name="T1">scheduling, </text:span>με <text:span text:style-name="T1">collapse </text:span>στο διπλό <text:span text:style-name="T1">for.</text:span></text:p>
      <text:p text:style-name="P12"/>
      <table:table table:name="Πίνακας26" table:style-name="Πίνακας26">
        <table:table-column table:style-name="Πίνακας26.A"/>
        <table:table-column table:style-name="Πίνακας26.B"/>
        <table:table-column table:style-name="Πίνακας26.C"/>
        <table:table-column table:style-name="Πίνακας26.B"/>
        <table:table-column table:style-name="Πίνακας26.C" table:number-columns-repeated="3"/>
        <table:table-column table:style-name="Πίνακας26.H"/>
        <table:table-row>
          <table:table-cell table:style-name="Πίνακας26.A1" office:value-type="string">
            <text:p text:style-name="P301"/>
          </table:table-cell>
          <table:table-cell table:style-name="Πίνακας26.A1" office:value-type="string">
            <text:p text:style-name="P276">1<text:span text:style-name="T39">δ-4ν</text:span></text:p>
          </table:table-cell>
          <table:table-cell table:style-name="Πίνακας26.A1" office:value-type="string">
            <text:p text:style-name="P303">1δ-8ν</text:p>
          </table:table-cell>
          <table:table-cell table:style-name="Πίνακας26.A1" office:value-type="string">
            <text:p text:style-name="P305">2δ-2ν <text:span text:style-name="T1">EACH</text:span></text:p>
          </table:table-cell>
          <table:table-cell table:style-name="Πίνακας26.A1" office:value-type="string">
            <text:p text:style-name="P307">2δ-4ν <text:span text:style-name="T24">EACH</text:span></text:p>
          </table:table-cell>
          <table:table-cell table:style-name="Πίνακας26.A1" office:value-type="string">
            <text:p text:style-name="P307">2δ-8ν <text:span text:style-name="T24">EACH</text:span></text:p>
          </table:table-cell>
          <table:table-cell table:style-name="Πίνακας26.A1" office:value-type="string">
            <text:p text:style-name="P307">4δ-2ν <text:span text:style-name="T24">EACH</text:span></text:p>
          </table:table-cell>
          <table:table-cell table:style-name="Πίνακας26.H1" office:value-type="string">
            <text:p text:style-name="P307">4δ-4ν <text:span text:style-name="T24">EACH</text:span></text:p>
          </table:table-cell>
        </table:table-row>
        <table:table-row>
          <table:table-cell table:style-name="Πίνακας26.A2" office:value-type="string">
            <text:p text:style-name="P307">840<text:span text:style-name="T1">x840</text:span></text:p>
          </table:table-cell>
          <table:table-cell table:style-name="Πίνακας26.B2" office:value-type="float" office:value="0.202">
            <text:p text:style-name="P278">0,202</text:p>
          </table:table-cell>
          <table:table-cell table:style-name="Πίνακας26.B2" office:value-type="float" office:value="0.106">
            <text:p text:style-name="P265">0,106</text:p>
          </table:table-cell>
          <table:table-cell table:style-name="Πίνακας26.B2" office:value-type="float" office:value="0.208">
            <text:p text:style-name="P270">0,208</text:p>
          </table:table-cell>
          <table:table-cell table:style-name="Πίνακας26.B2" office:value-type="float" office:value="0.109">
            <text:p text:style-name="P265">0,109</text:p>
          </table:table-cell>
          <table:table-cell table:style-name="Πίνακας26.B2" office:value-type="float" office:value="1.215">
            <text:p text:style-name="P265">1,215</text:p>
          </table:table-cell>
          <table:table-cell table:style-name="Πίνακας26.B2" office:value-type="float" office:value="0.117">
            <text:p text:style-name="P265">0,117</text:p>
          </table:table-cell>
          <table:table-cell table:style-name="Πίνακας26.H2" office:value-type="float" office:value="1.28">
            <text:p text:style-name="P265">1,280</text:p>
          </table:table-cell>
        </table:table-row>
        <table:table-row>
          <table:table-cell table:style-name="Πίνακας26.A2" office:value-type="string">
            <text:p text:style-name="P263">1680x1680</text:p>
          </table:table-cell>
          <table:table-cell table:style-name="Πίνακας26.B2" office:value-type="float" office:value="0.809">
            <text:p text:style-name="P279">0,809</text:p>
          </table:table-cell>
          <table:table-cell table:style-name="Πίνακας26.B2" office:value-type="float" office:value="0.433">
            <text:p text:style-name="P266">0,433</text:p>
          </table:table-cell>
          <table:table-cell table:style-name="Πίνακας26.B2" office:value-type="float" office:value="0.829">
            <text:p text:style-name="P271">0,829</text:p>
          </table:table-cell>
          <table:table-cell table:style-name="Πίνακας26.B2" office:value-type="float" office:value="0.451">
            <text:p text:style-name="P266">0,451</text:p>
          </table:table-cell>
          <table:table-cell table:style-name="Πίνακας26.B2" office:value-type="float" office:value="1.923">
            <text:p text:style-name="P266">1,923</text:p>
          </table:table-cell>
          <table:table-cell table:style-name="Πίνακας26.B2" office:value-type="float" office:value="0.463">
            <text:p text:style-name="P266">0,463</text:p>
          </table:table-cell>
          <table:table-cell table:style-name="Πίνακας26.H2" office:value-type="float" office:value="1.746">
            <text:p text:style-name="P266">1,746</text:p>
          </table:table-cell>
        </table:table-row>
        <table:table-row>
          <table:table-cell table:style-name="Πίνακας26.A2" office:value-type="string">
            <text:p text:style-name="P263">3360x3360</text:p>
          </table:table-cell>
          <table:table-cell table:style-name="Πίνακας26.B2" office:value-type="float" office:value="3.218">
            <text:p text:style-name="P280">3,218</text:p>
          </table:table-cell>
          <table:table-cell table:style-name="Πίνακας26.B2" office:value-type="float" office:value="1.765">
            <text:p text:style-name="P267">1,765</text:p>
          </table:table-cell>
          <table:table-cell table:style-name="Πίνακας26.B2" office:value-type="float" office:value="3.264">
            <text:p text:style-name="P272">3,264</text:p>
          </table:table-cell>
          <table:table-cell table:style-name="Πίνακας26.B2" office:value-type="float" office:value="1.803">
            <text:p text:style-name="P267">1,803</text:p>
          </table:table-cell>
          <table:table-cell table:style-name="Πίνακας26.B2" office:value-type="float" office:value="3.379">
            <text:p text:style-name="P267">3,379</text:p>
          </table:table-cell>
          <table:table-cell table:style-name="Πίνακας26.B2" office:value-type="float" office:value="1.805">
            <text:p text:style-name="P267">1,805</text:p>
          </table:table-cell>
          <table:table-cell table:style-name="Πίνακας26.H2" office:value-type="float" office:value="3.396">
            <text:p text:style-name="P267">3,396</text:p>
          </table:table-cell>
        </table:table-row>
        <table:table-row>
          <table:table-cell table:style-name="Πίνακας26.A2" office:value-type="string">
            <text:p text:style-name="P263">6720x6720</text:p>
          </table:table-cell>
          <table:table-cell table:style-name="Πίνακας26.B2" office:value-type="float" office:value="12.85">
            <text:p text:style-name="P281">12,850</text:p>
          </table:table-cell>
          <table:table-cell table:style-name="Πίνακας26.B2" office:value-type="float" office:value="7.033">
            <text:p text:style-name="P268">7,033</text:p>
          </table:table-cell>
          <table:table-cell table:style-name="Πίνακας26.B2" office:value-type="float" office:value="12.912">
            <text:p text:style-name="P273">12,9<text:span text:style-name="T77">12</text:span></text:p>
          </table:table-cell>
          <table:table-cell table:style-name="Πίνακας26.B2" office:value-type="float" office:value="7.152">
            <text:p text:style-name="P268">7,152</text:p>
          </table:table-cell>
          <table:table-cell table:style-name="Πίνακας26.B2" office:value-type="float" office:value="8.82">
            <text:p text:style-name="P268">8,820</text:p>
          </table:table-cell>
          <table:table-cell table:style-name="Πίνακας26.B2" office:value-type="float" office:value="7.075">
            <text:p text:style-name="P268">7,075</text:p>
          </table:table-cell>
          <table:table-cell table:style-name="Πίνακας26.H2" office:value-type="float" office:value="8.984">
            <text:p text:style-name="P268">8,984</text:p>
          </table:table-cell>
        </table:table-row>
        <table:table-row>
          <table:table-cell table:style-name="Πίνακας26.A2" office:value-type="string">
            <text:p text:style-name="P263">13440x13440</text:p>
          </table:table-cell>
          <table:table-cell table:style-name="Πίνακας26.B2" office:value-type="float" office:value="51.306">
            <text:p text:style-name="P282">51,306</text:p>
          </table:table-cell>
          <table:table-cell table:style-name="Πίνακας26.B2" office:value-type="float" office:value="27.98">
            <text:p text:style-name="P268">27,980</text:p>
          </table:table-cell>
          <table:table-cell table:style-name="Πίνακας26.B2" office:value-type="float" office:value="51.536">
            <text:p text:style-name="P274">51,536</text:p>
          </table:table-cell>
          <table:table-cell table:style-name="Πίνακας26.E6" office:value-type="float" office:value="28.361">
            <text:p text:style-name="P268">28,36</text:p>
          </table:table-cell>
          <table:table-cell table:style-name="Πίνακας26.B2" office:value-type="float" office:value="30.682">
            <text:p text:style-name="P268">30,682</text:p>
          </table:table-cell>
          <table:table-cell table:style-name="Πίνακας26.B2" office:value-type="float" office:value="28.208">
            <text:p text:style-name="P268">28,208</text:p>
          </table:table-cell>
          <table:table-cell table:style-name="Πίνακας26.H2" office:value-type="float" office:value="31.106">
            <text:p text:style-name="P268">31,106</text:p>
          </table:table-cell>
        </table:table-row>
        <table:table-row>
          <table:table-cell table:style-name="Πίνακας26.A2" office:value-type="string">
            <text:p text:style-name="P263">26880x26880</text:p>
          </table:table-cell>
          <table:table-cell table:style-name="Πίνακας26.B2" office:value-type="float" office:value="205.701">
            <text:p text:style-name="P283">205,701</text:p>
          </table:table-cell>
          <table:table-cell table:style-name="Πίνακας26.B2" office:value-type="float" office:value="113.582">
            <text:p text:style-name="P269">113,582</text:p>
          </table:table-cell>
          <table:table-cell table:style-name="Πίνακας26.B2" office:value-type="float" office:value="206.302">
            <text:p text:style-name="P275">206,302</text:p>
          </table:table-cell>
          <table:table-cell table:style-name="Πίνακας26.B2" office:value-type="float" office:value="112.453">
            <text:p text:style-name="P269">112,453</text:p>
          </table:table-cell>
          <table:table-cell table:style-name="Πίνακας26.B2" office:value-type="float" office:value="117.208">
            <text:p text:style-name="P269">117,208</text:p>
          </table:table-cell>
          <table:table-cell table:style-name="Πίνακας26.B2" office:value-type="float" office:value="112.807">
            <text:p text:style-name="P269">112,807</text:p>
          </table:table-cell>
          <table:table-cell table:style-name="Πίνακας26.H2" office:value-type="float" office:value="118.015">
            <text:p text:style-name="P269">118,015</text:p>
          </table:table-cell>
        </table:table-row>
      </table:table>
      <text:p text:style-name="P14"/>
      <text:p text:style-name="P19">Ενδεικτικά, αντιγράφοντας το 2διεργασίες ανά κόμβο και 2 νήματα ανά διεργασία σε 9 κόμβους, παίρνοντας επομένως 18 διεργασίες και 36 νήματα, παίρνουμε χρόνο 0,046 <text:span text:style-name="T78">για το </text:span><text:span text:style-name="T25">840x840. </text:span><text:span text:style-name="T79">Βελτίωση σε σχέση με τις 36 διεργασίες!</text:span></text:p>
      <text:p text:style-name="P20">Αντιγράφοντας το 1διεργασία ανά κόμβο και 4 νήματα ανά διεργασία, <text:span text:style-name="T80">με 9 διεργασίες σε 9 κόμβους, παίρνουμε χρόνο </text:span><text:span text:style-name="T26">0,043 </text:span><text:span text:style-name="T81">για το </text:span><text:span text:style-name="T26">840x840. </text:span><text:span text:style-name="T81">Πάλι καλύτερο. Μάλλον θα προτιμήσω αυτό. Ας το δοκιμάσουμε σε ένα ελαφρώς μεγαλύτερο μέγεθος.</text:span></text:p>
      <text:p text:style-name="P20"/>
      <text:p text:style-name="P20"><text:span text:style-name="T82">Για το </text:span><text:span text:style-name="T27">6720x6720, 1x4 </text:span><text:span text:style-name="T82">σε 9 κόμβους, παίρνω 1,499. Για το 2</text:span><text:span text:style-name="T28">x2 </text:span><text:span text:style-name="T83">σε 9 κόμβους, παίρνω </text:span><text:span text:style-name="T29">1,490</text:span><text:span text:style-name="T83">. </text:span></text:p>
      <text:p text:style-name="P20"/>
      <text:p text:style-name="P21">Για το 26880<text:span text:style-name="T1">x26880, 1x4 </text:span>παίρνω <text:span text:style-name="T30">23,114</text:span>. Για το <text:span text:style-name="T1">2x2 </text:span>παίρνω <text:span text:style-name="T31">23,104</text:span>.</text:p>
      <text:p text:style-name="P14"/>
      <text:p text:style-name="P15">Επιβάρυνση ορισμένων δευτερολέπτων στις περιπτώσεις που υπάρχουν 16 νήματα στον κόμβο. Το <text:span text:style-name="T1">overhead </text:span>δημιουργίας τους δεν αξίζει;</text:p>
      <text:p text:style-name="P15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Μετρήσεις χωρίς ιδιαίτερο <text:span text:style-name="T1">scheduling, </text:span>με <text:span text:style-name="T84">παραλληλοποίηση του εξωτερικού </text:span><text:span text:style-name="T1">for </text:span><text:span text:style-name="T84">μόνο στο διπλό </text:span><text:span text:style-name="T32">for</text:span><text:span text:style-name="T1">.</text:span></text:p>
      <text:p text:style-name="P13"/>
      <table:table table:name="Πίνακας27" table:style-name="Πίνακας27">
        <table:table-column table:style-name="Πίνακας27.A"/>
        <table:table-column table:style-name="Πίνακας27.B"/>
        <table:table-column table:style-name="Πίνακας27.C"/>
        <table:table-column table:style-name="Πίνακας27.B"/>
        <table:table-column table:style-name="Πίνακας27.C" table:number-columns-repeated="3"/>
        <table:table-column table:style-name="Πίνακας27.H"/>
        <table:table-row>
          <table:table-cell table:style-name="Πίνακας27.A1" office:value-type="string">
            <text:p text:style-name="P302"/>
          </table:table-cell>
          <table:table-cell table:style-name="Πίνακας27.A1" office:value-type="string">
            <text:p text:style-name="P277">1<text:span text:style-name="T39">δ-4ν</text:span></text:p>
          </table:table-cell>
          <table:table-cell table:style-name="Πίνακας27.A1" office:value-type="string">
            <text:p text:style-name="P304">1δ-8ν</text:p>
          </table:table-cell>
          <table:table-cell table:style-name="Πίνακας27.A1" office:value-type="string">
            <text:p text:style-name="P306">2δ-2ν <text:span text:style-name="T1">EACH</text:span></text:p>
          </table:table-cell>
          <table:table-cell table:style-name="Πίνακας27.A1" office:value-type="string">
            <text:p text:style-name="P308">2δ-4ν <text:span text:style-name="T24">EACH</text:span></text:p>
          </table:table-cell>
          <table:table-cell table:style-name="Πίνακας27.A1" office:value-type="string">
            <text:p text:style-name="P308">2δ-8ν <text:span text:style-name="T24">EACH</text:span></text:p>
          </table:table-cell>
          <table:table-cell table:style-name="Πίνακας27.A1" office:value-type="string">
            <text:p text:style-name="P308">4δ-2ν <text:span text:style-name="T24">EACH</text:span></text:p>
          </table:table-cell>
          <table:table-cell table:style-name="Πίνακας27.H1" office:value-type="string">
            <text:p text:style-name="P308">4δ-4ν <text:span text:style-name="T24">EACH</text:span></text:p>
          </table:table-cell>
        </table:table-row>
        <table:table-row>
          <table:table-cell table:style-name="Πίνακας27.A2" office:value-type="string">
            <text:p text:style-name="P308">840<text:span text:style-name="T1">x840</text:span></text:p>
          </table:table-cell>
          <table:table-cell table:style-name="Πίνακας27.B2" office:value-type="float" office:value="0.115">
            <text:p text:style-name="P318">0,115</text:p>
          </table:table-cell>
          <table:table-cell table:style-name="Πίνακας27.B2" office:value-type="float" office:value="0.066">
            <text:p text:style-name="P318">0,066</text:p>
          </table:table-cell>
          <table:table-cell table:style-name="Πίνακας27.B2" office:value-type="float" office:value="0.12">
            <text:p text:style-name="P318">0,120</text:p>
          </table:table-cell>
          <table:table-cell table:style-name="Πίνακας27.B2" office:value-type="float" office:value="0.069">
            <text:p text:style-name="P318">0,069</text:p>
          </table:table-cell>
          <table:table-cell table:style-name="Πίνακας27.B2" office:value-type="float" office:value="1.47">
            <text:p text:style-name="P309">1,470</text:p>
          </table:table-cell>
          <table:table-cell table:style-name="Πίνακας27.B2" office:value-type="float" office:value="0.1">
            <text:p text:style-name="P318">0,100</text:p>
          </table:table-cell>
          <table:table-cell table:style-name="Πίνακας27.H2" office:value-type="float" office:value="1.37">
            <text:p text:style-name="P309">1,370</text:p>
          </table:table-cell>
        </table:table-row>
        <table:table-row>
          <table:table-cell table:style-name="Πίνακας27.A2" office:value-type="string">
            <text:p text:style-name="P264">1680x1680</text:p>
          </table:table-cell>
          <table:table-cell table:style-name="Πίνακας27.B2" office:value-type="float" office:value="0.47">
            <text:p text:style-name="P320">0,470</text:p>
          </table:table-cell>
          <table:table-cell table:style-name="Πίνακας27.B2" office:value-type="float" office:value="0.427">
            <text:p text:style-name="P320">0,427</text:p>
          </table:table-cell>
          <table:table-cell table:style-name="Πίνακας27.B2" office:value-type="float" office:value="0.49">
            <text:p text:style-name="P320">0,490</text:p>
          </table:table-cell>
          <table:table-cell table:style-name="Πίνακας27.B2" office:value-type="float" office:value="0.443">
            <text:p text:style-name="P320">0,443</text:p>
          </table:table-cell>
          <table:table-cell table:style-name="Πίνακας27.B2" office:value-type="float" office:value="1.83">
            <text:p text:style-name="P320">1,830</text:p>
          </table:table-cell>
          <table:table-cell table:style-name="Πίνακας27.B2" office:value-type="float" office:value="0.446">
            <text:p text:style-name="P320">0,446</text:p>
          </table:table-cell>
          <table:table-cell table:style-name="Πίνακας27.H2" office:value-type="float" office:value="1.567">
            <text:p text:style-name="P320">1,567</text:p>
          </table:table-cell>
        </table:table-row>
        <table:table-row>
          <table:table-cell table:style-name="Πίνακας27.A2" office:value-type="string">
            <text:p text:style-name="P264">3360x3360</text:p>
          </table:table-cell>
          <table:table-cell table:style-name="Πίνακας27.B2" office:value-type="float" office:value="1.862">
            <text:p text:style-name="P322">1,862</text:p>
          </table:table-cell>
          <table:table-cell table:style-name="Πίνακας27.B2" office:value-type="float" office:value="1.753">
            <text:p text:style-name="P322">1,753</text:p>
          </table:table-cell>
          <table:table-cell table:style-name="Πίνακας27.B2" office:value-type="float" office:value="1.898">
            <text:p text:style-name="P322">1,898</text:p>
          </table:table-cell>
          <table:table-cell table:style-name="Πίνακας27.B2" office:value-type="float" office:value="1.785">
            <text:p text:style-name="P322">1,785</text:p>
          </table:table-cell>
          <table:table-cell table:style-name="Πίνακας27.B2" office:value-type="float" office:value="3.118">
            <text:p text:style-name="P322">3,118</text:p>
          </table:table-cell>
          <table:table-cell table:style-name="Πίνακας27.B2" office:value-type="float" office:value="1.796">
            <text:p text:style-name="P322">1,796</text:p>
          </table:table-cell>
          <table:table-cell table:style-name="Πίνακας27.H2" office:value-type="float" office:value="3.081">
            <text:p text:style-name="P322">3,081</text:p>
          </table:table-cell>
        </table:table-row>
        <table:table-row>
          <table:table-cell table:style-name="Πίνακας27.A2" office:value-type="string">
            <text:p text:style-name="P264">6720x6720</text:p>
          </table:table-cell>
          <table:table-cell table:style-name="Πίνακας27.B2" office:value-type="float" office:value="7.413">
            <text:p text:style-name="P322">7,413</text:p>
          </table:table-cell>
          <table:table-cell table:style-name="Πίνακας27.B2" office:value-type="float" office:value="6.966">
            <text:p text:style-name="P322">6,966</text:p>
          </table:table-cell>
          <table:table-cell table:style-name="Πίνακας27.B2" office:value-type="float" office:value="7.489">
            <text:p text:style-name="P322">7,489</text:p>
          </table:table-cell>
          <table:table-cell table:style-name="Πίνακας27.B2" office:value-type="float" office:value="7.101">
            <text:p text:style-name="P322">7,101</text:p>
          </table:table-cell>
          <table:table-cell table:style-name="Πίνακας27.B2" office:value-type="float" office:value="8.615">
            <text:p text:style-name="P322">8,615</text:p>
          </table:table-cell>
          <table:table-cell table:style-name="Πίνακας27.B2" office:value-type="float" office:value="7.052">
            <text:p text:style-name="P322">7,052</text:p>
          </table:table-cell>
          <table:table-cell table:style-name="Πίνακας27.H2" office:value-type="float" office:value="8.516">
            <text:p text:style-name="P322">8,516</text:p>
          </table:table-cell>
        </table:table-row>
        <table:table-row>
          <table:table-cell table:style-name="Πίνακας27.A2" office:value-type="string">
            <text:p text:style-name="P264">13440x13440</text:p>
          </table:table-cell>
          <table:table-cell table:style-name="Πίνακας27.B2" office:value-type="float" office:value="29.61">
            <text:p text:style-name="P324">29,610</text:p>
          </table:table-cell>
          <table:table-cell table:style-name="Πίνακας27.B2" office:value-type="float" office:value="27.83">
            <text:p text:style-name="P324">27,830</text:p>
          </table:table-cell>
          <table:table-cell table:style-name="Πίνακας27.B2" office:value-type="float" office:value="29.739">
            <text:p text:style-name="P324">29,739</text:p>
          </table:table-cell>
          <table:table-cell table:style-name="Πίνακας27.B2" office:value-type="float" office:value="28.093">
            <text:p text:style-name="P324">28,093</text:p>
          </table:table-cell>
          <table:table-cell table:style-name="Πίνακας27.B2" office:value-type="float" office:value="30.545">
            <text:p text:style-name="P324">30,545</text:p>
          </table:table-cell>
          <table:table-cell table:style-name="Πίνακας27.B2" office:value-type="float" office:value="28.077">
            <text:p text:style-name="P324">28,077</text:p>
          </table:table-cell>
          <table:table-cell table:style-name="Πίνακας27.H2" office:value-type="float" office:value="29.965">
            <text:p text:style-name="P324">29,965</text:p>
          </table:table-cell>
        </table:table-row>
        <table:table-row>
          <table:table-cell table:style-name="Πίνακας27.A2" office:value-type="string">
            <text:p text:style-name="P264">26880x26880</text:p>
          </table:table-cell>
          <table:table-cell table:style-name="Πίνακας27.B2" office:value-type="float" office:value="118.389">
            <text:p text:style-name="P325">118,389</text:p>
          </table:table-cell>
          <table:table-cell table:style-name="Πίνακας27.B2" office:value-type="float" office:value="112.448">
            <text:p text:style-name="P325">112,448</text:p>
          </table:table-cell>
          <table:table-cell table:style-name="Πίνακας27.B2" office:value-type="float" office:value="119.495">
            <text:p text:style-name="P325">119,495</text:p>
          </table:table-cell>
          <table:table-cell table:style-name="Πίνακας27.B2" office:value-type="float" office:value="112.042">
            <text:p text:style-name="P325">112,042</text:p>
          </table:table-cell>
          <table:table-cell table:style-name="Πίνακας27.B2" office:value-type="float" office:value="116.311">
            <text:p text:style-name="P325">116,311</text:p>
          </table:table-cell>
          <table:table-cell table:style-name="Πίνακας27.B2" office:value-type="float" office:value="112.087">
            <text:p text:style-name="P325">112,087</text:p>
          </table:table-cell>
          <table:table-cell table:style-name="Πίνακας27.H2" office:value-type="float" office:value="116.463">
            <text:p text:style-name="P325">116,463</text:p>
          </table:table-cell>
        </table:table-row>
      </table:table>
      <text:p text:style-name="P375"/>
      <text:p text:style-name="P376">Τα κελιά που έχουν πράσινο χρώμα σημαίνει ότι η παραλληλοποίηση του εξωτερικού <text:span text:style-name="T1">for </text:span>τα πήγε καλύτερα για αυτόν τον συνδυασμό μεγέθους προβλήματος – πλήθους διεργασιών – πλήθους νημάτων απ’ότι το <text:span text:style-name="T1">collapse. </text:span>Ιδιαίτερα στην περίπτωση που υπάρχουν 4 νήματα συνολικά στον κόμβο, δηλαδή στις περιπτώσεις 1δ-4ν και 2δ-2ν, υπάρχει σημαντική βελτίωση με αυτόν τον τρόπο παραλληλοποίησης του διπλού <text:span text:style-name="T1">for. </text:span>Επομένως, καθώς τα 4 νήματα ανά κόμβο θα χρειαστούν στην περίπτωση των 4 και 36 νημάτων συνολικά, θα προτιμήσουμε να κρατήσουμε αυτόν τον τρόπο παραλληλοποίησης και να πειραματιστούμε με το είδος του <text:span text:style-name="T1">scheduling </text:span>από εδώ και στο εξής. </text:p>
      <text:p text:style-name="P377"/>
      <text:p text:style-name="P377"/>
      <text:p text:style-name="P382">Μετρήσεις με <text:span text:style-name="T86">st</text:span><text:span text:style-name="T34">atic</text:span><text:span text:style-name="T1"> scheduling </text:span><text:span text:style-name="T86">και </text:span><text:span text:style-name="T34">chunksize = </text:span><text:span text:style-name="T35">(m_local - 2)</text:span><text:span text:style-name="T34">/num_threads</text:span><text:span text:style-name="T1">, </text:span>με <text:span text:style-name="T84">παραλληλοποίηση του εξωτερικού </text:span><text:span text:style-name="T32">for </text:span><text:span text:style-name="T84">μόνο στο διπλό </text:span><text:span text:style-name="T32">for.</text:span></text:p>
      <text:p text:style-name="P369"/>
      <text:p text:style-name="P369"/>
      <table:table table:name="Πίνακας29" table:style-name="Πίνακας29">
        <table:table-column table:style-name="Πίνακας29.A"/>
        <table:table-column table:style-name="Πίνακας29.B"/>
        <table:table-column table:style-name="Πίνακας29.C"/>
        <table:table-column table:style-name="Πίνακας29.B"/>
        <table:table-column table:style-name="Πίνακας29.C" table:number-columns-repeated="3"/>
        <table:table-column table:style-name="Πίνακας29.H"/>
        <table:table-row>
          <table:table-cell table:style-name="Πίνακας29.A1" office:value-type="string">
            <text:p text:style-name="P341"/>
          </table:table-cell>
          <table:table-cell table:style-name="Πίνακας29.A1" office:value-type="string">
            <text:p text:style-name="P315">1<text:span text:style-name="T39">δ-4ν</text:span></text:p>
          </table:table-cell>
          <table:table-cell table:style-name="Πίνακας29.A1" office:value-type="string">
            <text:p text:style-name="P344">1δ-8ν</text:p>
          </table:table-cell>
          <table:table-cell table:style-name="Πίνακας29.A1" office:value-type="string">
            <text:p text:style-name="P347">2δ-2ν <text:span text:style-name="T1">EACH</text:span></text:p>
          </table:table-cell>
          <table:table-cell table:style-name="Πίνακας29.A1" office:value-type="string">
            <text:p text:style-name="P350">2δ-4ν <text:span text:style-name="T24">EACH</text:span></text:p>
          </table:table-cell>
          <table:table-cell table:style-name="Πίνακας29.A1" office:value-type="string">
            <text:p text:style-name="P350">2δ-8ν <text:span text:style-name="T24">EACH</text:span></text:p>
          </table:table-cell>
          <table:table-cell table:style-name="Πίνακας29.A1" office:value-type="string">
            <text:p text:style-name="P350">4δ-2ν <text:span text:style-name="T24">EACH</text:span></text:p>
          </table:table-cell>
          <table:table-cell table:style-name="Πίνακας29.H1" office:value-type="string">
            <text:p text:style-name="P350">4δ-4ν <text:span text:style-name="T24">EACH</text:span></text:p>
          </table:table-cell>
        </table:table-row>
        <table:table-row>
          <table:table-cell table:style-name="Πίνακας29.A2" office:value-type="string">
            <text:p text:style-name="P350">840<text:span text:style-name="T1">x840</text:span></text:p>
          </table:table-cell>
          <table:table-cell table:style-name="Πίνακας29.B2" office:value-type="float" office:value="0.118">
            <text:p text:style-name="P327">0,118</text:p>
          </table:table-cell>
          <table:table-cell table:style-name="Πίνακας29.B2" office:value-type="float" office:value="0.067">
            <text:p text:style-name="P327">0,067</text:p>
          </table:table-cell>
          <table:table-cell table:style-name="Πίνακας29.B2" office:value-type="float" office:value="0.123">
            <text:p text:style-name="P327">0,123</text:p>
          </table:table-cell>
          <table:table-cell table:style-name="Πίνακας29.B2" office:value-type="float" office:value="0.07">
            <text:p text:style-name="P327">0,070</text:p>
          </table:table-cell>
          <table:table-cell table:style-name="Πίνακας29.B2" office:value-type="float" office:value="1.3">
            <text:p text:style-name="P327">1,300</text:p>
          </table:table-cell>
          <table:table-cell table:style-name="Πίνακας29.B2" office:value-type="float" office:value="0.071">
            <text:p text:style-name="P327">0,071</text:p>
          </table:table-cell>
          <table:table-cell table:style-name="Πίνακας29.H2" office:value-type="float" office:value="1.293">
            <text:p text:style-name="P327">1,293</text:p>
          </table:table-cell>
        </table:table-row>
        <table:table-row>
          <table:table-cell table:style-name="Πίνακας29.A2" office:value-type="string">
            <text:p text:style-name="P311">1680x1680</text:p>
          </table:table-cell>
          <table:table-cell table:style-name="Πίνακας29.B2" office:value-type="float" office:value="0.476">
            <text:p text:style-name="P328">0,476</text:p>
          </table:table-cell>
          <table:table-cell table:style-name="Πίνακας29.B2" office:value-type="float" office:value="0.44">
            <text:p text:style-name="P328">0,440</text:p>
          </table:table-cell>
          <table:table-cell table:style-name="Πίνακας29.B2" office:value-type="float" office:value="0.495">
            <text:p text:style-name="P328">0,495</text:p>
          </table:table-cell>
          <table:table-cell table:style-name="Πίνακας29.B2" office:value-type="float" office:value="0.449">
            <text:p text:style-name="P328">0,449</text:p>
          </table:table-cell>
          <table:table-cell table:style-name="Πίνακας29.B2" office:value-type="float" office:value="1.805">
            <text:p text:style-name="P328">1,805</text:p>
          </table:table-cell>
          <table:table-cell table:style-name="Πίνακας29.B2" office:value-type="float" office:value="0.438">
            <text:p text:style-name="P328">0,438</text:p>
          </table:table-cell>
          <table:table-cell table:style-name="Πίνακας29.H2" office:value-type="float" office:value="1.373">
            <text:p text:style-name="P328">1,373</text:p>
          </table:table-cell>
        </table:table-row>
        <table:table-row>
          <table:table-cell table:style-name="Πίνακας29.A2" office:value-type="string">
            <text:p text:style-name="P311">3360x3360</text:p>
          </table:table-cell>
          <table:table-cell table:style-name="Πίνακας29.B2" office:value-type="float" office:value="1.882">
            <text:p text:style-name="P329">1,882</text:p>
          </table:table-cell>
          <table:table-cell table:style-name="Πίνακας29.B2" office:value-type="float" office:value="1.754">
            <text:p text:style-name="P330">1,754</text:p>
          </table:table-cell>
          <table:table-cell table:style-name="Πίνακας29.B2" office:value-type="float" office:value="1.912">
            <text:p text:style-name="P331">1,912</text:p>
          </table:table-cell>
          <table:table-cell table:style-name="Πίνακας29.B2" office:value-type="float" office:value="1.779">
            <text:p text:style-name="P331">1,779</text:p>
          </table:table-cell>
          <table:table-cell table:style-name="Πίνακας29.B2" office:value-type="float" office:value="3.139">
            <text:p text:style-name="P331">3,139</text:p>
          </table:table-cell>
          <table:table-cell table:style-name="Πίνακας29.B2" office:value-type="float" office:value="1.778">
            <text:p text:style-name="P331">1,778</text:p>
          </table:table-cell>
          <table:table-cell table:style-name="Πίνακας29.H2" office:value-type="float" office:value="3.037">
            <text:p text:style-name="P331">3,037</text:p>
          </table:table-cell>
        </table:table-row>
        <table:table-row>
          <table:table-cell table:style-name="Πίνακας29.A2" office:value-type="string">
            <text:p text:style-name="P311">6720x6720</text:p>
          </table:table-cell>
          <table:table-cell table:style-name="Πίνακας29.B2" office:value-type="float" office:value="7.485">
            <text:p text:style-name="P332">7,485</text:p>
          </table:table-cell>
          <table:table-cell table:style-name="Πίνακας29.B2" office:value-type="float" office:value="6.958">
            <text:p text:style-name="P332">6,958</text:p>
          </table:table-cell>
          <table:table-cell table:style-name="Πίνακας29.B2" office:value-type="float" office:value="7.557">
            <text:p text:style-name="P332">7,557</text:p>
          </table:table-cell>
          <table:table-cell table:style-name="Πίνακας29.B2" office:value-type="float" office:value="7.094">
            <text:p text:style-name="P332">7,094</text:p>
          </table:table-cell>
          <table:table-cell table:style-name="Πίνακας29.B2" office:value-type="float" office:value="8.598">
            <text:p text:style-name="P332">8,598</text:p>
          </table:table-cell>
          <table:table-cell table:style-name="Πίνακας29.B2" office:value-type="float" office:value="7.044">
            <text:p text:style-name="P332">7,044</text:p>
          </table:table-cell>
          <table:table-cell table:style-name="Πίνακας29.H2" office:value-type="float" office:value="8.467">
            <text:p text:style-name="P332">8,467</text:p>
          </table:table-cell>
        </table:table-row>
        <table:table-row>
          <table:table-cell table:style-name="Πίνακας29.A2" office:value-type="string">
            <text:p text:style-name="P311">13440x13440</text:p>
          </table:table-cell>
          <table:table-cell table:style-name="Πίνακας29.B2" office:value-type="float" office:value="29.872">
            <text:p text:style-name="P333">29,872</text:p>
          </table:table-cell>
          <table:table-cell table:style-name="Πίνακας29.B2" office:value-type="float" office:value="27.848">
            <text:p text:style-name="P333">27,848</text:p>
          </table:table-cell>
          <table:table-cell table:style-name="Πίνακας29.B2" office:value-type="float" office:value="30.002">
            <text:p text:style-name="P333">30,002</text:p>
          </table:table-cell>
          <table:table-cell table:style-name="Πίνακας29.B2" office:value-type="float" office:value="28.227">
            <text:p text:style-name="P333">28,227</text:p>
          </table:table-cell>
          <table:table-cell table:style-name="Πίνακας29.B2" office:value-type="float" office:value="30.053">
            <text:p text:style-name="P333">30,053</text:p>
          </table:table-cell>
          <table:table-cell table:style-name="Πίνακας29.B2" office:value-type="float" office:value="28.077">
            <text:p text:style-name="P333">28,077</text:p>
          </table:table-cell>
          <table:table-cell table:style-name="Πίνακας29.H2" office:value-type="float" office:value="29.985">
            <text:p text:style-name="P333">29,985</text:p>
          </table:table-cell>
        </table:table-row>
        <table:table-row>
          <table:table-cell table:style-name="Πίνακας29.A2" office:value-type="string">
            <text:p text:style-name="P311">26880x26880</text:p>
          </table:table-cell>
          <table:table-cell table:style-name="Πίνακας29.B2">
            <text:p text:style-name="P326"/>
          </table:table-cell>
          <table:table-cell table:style-name="Πίνακας29.B2">
            <text:p text:style-name="P326"/>
          </table:table-cell>
          <table:table-cell table:style-name="Πίνακας29.B2">
            <text:p text:style-name="P326"/>
          </table:table-cell>
          <table:table-cell table:style-name="Πίνακας29.B2">
            <text:p text:style-name="P326"/>
          </table:table-cell>
          <table:table-cell table:style-name="Πίνακας29.B2">
            <text:p text:style-name="P326"/>
          </table:table-cell>
          <table:table-cell table:style-name="Πίνακας29.B2">
            <text:p text:style-name="P326"/>
          </table:table-cell>
          <table:table-cell table:style-name="Πίνακας29.H2">
            <text:p text:style-name="P326"/>
          </table:table-cell>
        </table:table-row>
      </table:table>
      <text:p text:style-name="P369"/>
      <text:p text:style-name="P385">Δεν υπάρχει πουθενά τρελή βελτίωση... Σε κάποια τα πάει και αρκετά χειρότερα κιόλας :/</text:p>
      <text:p text:style-name="P385"/>
      <text:p text:style-name="P385"/>
      <text:p text:style-name="P385"/>
      <text:p text:style-name="P377"/>
      <text:p text:style-name="P377"/>
      <text:p text:style-name="P377"/>
      <text:p text:style-name="P377"/>
      <text:p text:style-name="P377"/>
      <text:p text:style-name="P383"><text:soft-page-break/>Μετρήσεις με <text:span text:style-name="T36">dynamic</text:span><text:span text:style-name="T1"> scheduling </text:span><text:span text:style-name="T86">και </text:span><text:span text:style-name="T34">chunksize = </text:span><text:span text:style-name="T37">1</text:span><text:span text:style-name="T1">, </text:span>με <text:span text:style-name="T84">παραλληλοποίηση του εξωτερικού </text:span><text:span text:style-name="T32">for </text:span><text:span text:style-name="T84">μόνο στο διπλό </text:span><text:span text:style-name="T32">for.</text:span></text:p>
      <text:p text:style-name="P370"/>
      <text:p text:style-name="P370"/>
      <table:table table:name="Πίνακας30" table:style-name="Πίνακας30">
        <table:table-column table:style-name="Πίνακας30.A"/>
        <table:table-column table:style-name="Πίνακας30.B"/>
        <table:table-column table:style-name="Πίνακας30.C"/>
        <table:table-column table:style-name="Πίνακας30.B"/>
        <table:table-column table:style-name="Πίνακας30.C" table:number-columns-repeated="3"/>
        <table:table-column table:style-name="Πίνακας30.H"/>
        <table:table-row>
          <table:table-cell table:style-name="Πίνακας30.A1" office:value-type="string">
            <text:p text:style-name="P342"/>
          </table:table-cell>
          <table:table-cell table:style-name="Πίνακας30.A1" office:value-type="string">
            <text:p text:style-name="P316">1<text:span text:style-name="T39">δ-4ν</text:span></text:p>
          </table:table-cell>
          <table:table-cell table:style-name="Πίνακας30.A1" office:value-type="string">
            <text:p text:style-name="P345">1δ-8ν</text:p>
          </table:table-cell>
          <table:table-cell table:style-name="Πίνακας30.A1" office:value-type="string">
            <text:p text:style-name="P348">2δ-2ν <text:span text:style-name="T1">EACH</text:span></text:p>
          </table:table-cell>
          <table:table-cell table:style-name="Πίνακας30.A1" office:value-type="string">
            <text:p text:style-name="P351">2δ-4ν <text:span text:style-name="T24">EACH</text:span></text:p>
          </table:table-cell>
          <table:table-cell table:style-name="Πίνακας30.A1" office:value-type="string">
            <text:p text:style-name="P351">2δ-8ν <text:span text:style-name="T24">EACH</text:span></text:p>
          </table:table-cell>
          <table:table-cell table:style-name="Πίνακας30.A1" office:value-type="string">
            <text:p text:style-name="P351">4δ-2ν <text:span text:style-name="T24">EACH</text:span></text:p>
          </table:table-cell>
          <table:table-cell table:style-name="Πίνακας30.H1" office:value-type="string">
            <text:p text:style-name="P351">4δ-4ν <text:span text:style-name="T24">EACH</text:span></text:p>
          </table:table-cell>
        </table:table-row>
        <table:table-row>
          <table:table-cell table:style-name="Πίνακας30.A2" office:value-type="string">
            <text:p text:style-name="P351">840<text:span text:style-name="T1">x840</text:span></text:p>
          </table:table-cell>
          <table:table-cell table:style-name="Πίνακας30.B2" office:value-type="float" office:value="0.189">
            <text:p text:style-name="P334">0,189</text:p>
          </table:table-cell>
          <table:table-cell table:style-name="Πίνακας30.B2" office:value-type="float" office:value="0.15">
            <text:p text:style-name="P335">0,150</text:p>
          </table:table-cell>
          <table:table-cell table:style-name="Πίνακας30.B2" office:value-type="float" office:value="0.165">
            <text:p text:style-name="P334">0,165</text:p>
          </table:table-cell>
          <table:table-cell table:style-name="Πίνακας30.B2" office:value-type="float" office:value="0.128">
            <text:p text:style-name="P334">0,128</text:p>
          </table:table-cell>
          <table:table-cell table:style-name="Πίνακας30.B2" office:value-type="float" office:value="1.638">
            <text:p text:style-name="P334">1,638</text:p>
          </table:table-cell>
          <table:table-cell table:style-name="Πίνακας30.B2" office:value-type="float" office:value="0.138">
            <text:p text:style-name="P334">0,138</text:p>
          </table:table-cell>
          <table:table-cell table:style-name="Πίνακας30.H2" office:value-type="float" office:value="1.139">
            <text:p text:style-name="P334">1,139</text:p>
          </table:table-cell>
        </table:table-row>
        <table:table-row>
          <table:table-cell table:style-name="Πίνακας30.A2" office:value-type="string">
            <text:p text:style-name="P312">1680x1680</text:p>
          </table:table-cell>
          <table:table-cell table:style-name="Πίνακας30.B2" office:value-type="float" office:value="0.787">
            <text:p text:style-name="P336">0,787</text:p>
          </table:table-cell>
          <table:table-cell table:style-name="Πίνακας30.B2" office:value-type="float" office:value="0.657">
            <text:p text:style-name="P336">0,657</text:p>
          </table:table-cell>
          <table:table-cell table:style-name="Πίνακας30.B2" office:value-type="float" office:value="0.659">
            <text:p text:style-name="P336">0,659</text:p>
          </table:table-cell>
          <table:table-cell table:style-name="Πίνακας30.B2" office:value-type="float" office:value="0.677">
            <text:p text:style-name="P336">0,677</text:p>
          </table:table-cell>
          <table:table-cell table:style-name="Πίνακας30.B2" office:value-type="float" office:value="2.093">
            <text:p text:style-name="P336">2,093</text:p>
          </table:table-cell>
          <table:table-cell table:style-name="Πίνακας30.B2" office:value-type="float" office:value="0.598">
            <text:p text:style-name="P336">0,598</text:p>
          </table:table-cell>
          <table:table-cell table:style-name="Πίνακας30.H2" office:value-type="float" office:value="1.648">
            <text:p text:style-name="P336">1,648</text:p>
          </table:table-cell>
        </table:table-row>
        <table:table-row>
          <table:table-cell table:style-name="Πίνακας30.A2" office:value-type="string">
            <text:p text:style-name="P312">3360x3360</text:p>
          </table:table-cell>
          <table:table-cell table:style-name="Πίνακας30.B2" office:value-type="float" office:value="3.098">
            <text:p text:style-name="P336">3,098</text:p>
          </table:table-cell>
          <table:table-cell table:style-name="Πίνακας30.B2" office:value-type="float" office:value="2.601">
            <text:p text:style-name="P336">2,601</text:p>
          </table:table-cell>
          <table:table-cell table:style-name="Πίνακας30.B2" office:value-type="float" office:value="2.556">
            <text:p text:style-name="P337">2,556</text:p>
          </table:table-cell>
          <table:table-cell table:style-name="Πίνακας30.B2" office:value-type="float" office:value="2.66">
            <text:p text:style-name="P336">2,660</text:p>
          </table:table-cell>
          <table:table-cell table:style-name="Πίνακας30.B2" office:value-type="float" office:value="4.024">
            <text:p text:style-name="P336">4,024</text:p>
          </table:table-cell>
          <table:table-cell table:style-name="Πίνακας30.B2" office:value-type="float" office:value="2.354">
            <text:p text:style-name="P336">2,354</text:p>
          </table:table-cell>
          <table:table-cell table:style-name="Πίνακας30.H2" office:value-type="float" office:value="3.671">
            <text:p text:style-name="P336">3,671</text:p>
          </table:table-cell>
        </table:table-row>
      </table:table>
      <text:p text:style-name="P379"/>
      <text:p text:style-name="P377"/>
      <text:p text:style-name="P384">Μετρήσεις με <text:span text:style-name="T36">dynamic</text:span><text:span text:style-name="T1"> scheduling </text:span><text:span text:style-name="T86">και </text:span><text:span text:style-name="T34">chunksize = </text:span><text:span text:style-name="T38">(m_local – 2)/omp_get_num_threads</text:span><text:span text:style-name="T1">, </text:span>με <text:span text:style-name="T84">παραλληλοποίηση του εξωτερικού </text:span><text:span text:style-name="T32">for </text:span><text:span text:style-name="T84">μόνο στο διπλό </text:span><text:span text:style-name="T32">for.</text:span></text:p>
      <text:p text:style-name="P371"/>
      <text:p text:style-name="P371"/>
      <table:table table:name="Πίνακας31" table:style-name="Πίνακας31">
        <table:table-column table:style-name="Πίνακας31.A"/>
        <table:table-column table:style-name="Πίνακας31.B"/>
        <table:table-column table:style-name="Πίνακας31.C"/>
        <table:table-column table:style-name="Πίνακας31.B"/>
        <table:table-column table:style-name="Πίνακας31.C" table:number-columns-repeated="3"/>
        <table:table-column table:style-name="Πίνακας31.H"/>
        <table:table-row>
          <table:table-cell table:style-name="Πίνακας31.A1" office:value-type="string">
            <text:p text:style-name="P343"/>
          </table:table-cell>
          <table:table-cell table:style-name="Πίνακας31.A1" office:value-type="string">
            <text:p text:style-name="P317">1<text:span text:style-name="T39">δ-4ν</text:span></text:p>
          </table:table-cell>
          <table:table-cell table:style-name="Πίνακας31.A1" office:value-type="string">
            <text:p text:style-name="P346">1δ-8ν</text:p>
          </table:table-cell>
          <table:table-cell table:style-name="Πίνακας31.A1" office:value-type="string">
            <text:p text:style-name="P349">2δ-2ν <text:span text:style-name="T1">EACH</text:span></text:p>
          </table:table-cell>
          <table:table-cell table:style-name="Πίνακας31.A1" office:value-type="string">
            <text:p text:style-name="P352">2δ-4ν <text:span text:style-name="T24">EACH</text:span></text:p>
          </table:table-cell>
          <table:table-cell table:style-name="Πίνακας31.A1" office:value-type="string">
            <text:p text:style-name="P352">2δ-8ν <text:span text:style-name="T24">EACH</text:span></text:p>
          </table:table-cell>
          <table:table-cell table:style-name="Πίνακας31.A1" office:value-type="string">
            <text:p text:style-name="P352">4δ-2ν <text:span text:style-name="T24">EACH</text:span></text:p>
          </table:table-cell>
          <table:table-cell table:style-name="Πίνακας31.H1" office:value-type="string">
            <text:p text:style-name="P352">4δ-4ν <text:span text:style-name="T24">EACH</text:span></text:p>
          </table:table-cell>
        </table:table-row>
        <table:table-row>
          <table:table-cell table:style-name="Πίνακας31.A2" office:value-type="string">
            <text:p text:style-name="P352">840<text:span text:style-name="T1">x840</text:span></text:p>
          </table:table-cell>
          <table:table-cell table:style-name="Πίνακας31.B2" office:value-type="float" office:value="0.136">
            <text:p text:style-name="P338">0,136</text:p>
          </table:table-cell>
          <table:table-cell table:style-name="Πίνακας31.B2" office:value-type="float" office:value="0.117">
            <text:p text:style-name="P338">0,117</text:p>
          </table:table-cell>
          <table:table-cell table:style-name="Πίνακας31.B2" office:value-type="float" office:value="0.127">
            <text:p text:style-name="P338">0,127</text:p>
          </table:table-cell>
          <table:table-cell table:style-name="Πίνακας31.B2" office:value-type="float" office:value="0.091">
            <text:p text:style-name="P338">0,091</text:p>
          </table:table-cell>
          <table:table-cell table:style-name="Πίνακας31.B2" office:value-type="float" office:value="1.615">
            <text:p text:style-name="P338">1,615</text:p>
          </table:table-cell>
          <table:table-cell table:style-name="Πίνακας31.B2" office:value-type="float" office:value="0.082">
            <text:p text:style-name="P338">0,082</text:p>
          </table:table-cell>
          <table:table-cell table:style-name="Πίνακας31.H2" office:value-type="float" office:value="1.448">
            <text:p text:style-name="P338">1,448</text:p>
          </table:table-cell>
        </table:table-row>
        <table:table-row>
          <table:table-cell table:style-name="Πίνακας31.A2" office:value-type="string">
            <text:p text:style-name="P313">1680x1680</text:p>
          </table:table-cell>
          <table:table-cell table:style-name="Πίνακας31.B2" office:value-type="float" office:value="0.477">
            <text:p text:style-name="P339">0,477</text:p>
          </table:table-cell>
          <table:table-cell table:style-name="Πίνακας31.B2" office:value-type="float" office:value="0.44">
            <text:p text:style-name="P339">0,440</text:p>
          </table:table-cell>
          <table:table-cell table:style-name="Πίνακας31.B2" office:value-type="float" office:value="0.491">
            <text:p text:style-name="P339">0,491</text:p>
          </table:table-cell>
          <table:table-cell table:style-name="Πίνακας31.B2" office:value-type="float" office:value="0.46">
            <text:p text:style-name="P339">0,460</text:p>
          </table:table-cell>
          <table:table-cell table:style-name="Πίνακας31.B2" office:value-type="float" office:value="1.835">
            <text:p text:style-name="P339">1,835</text:p>
          </table:table-cell>
          <table:table-cell table:style-name="Πίνακας31.B2" office:value-type="float" office:value="0.457">
            <text:p text:style-name="P339">0,457</text:p>
          </table:table-cell>
          <table:table-cell table:style-name="Πίνακας31.H2" office:value-type="float" office:value="1.673">
            <text:p text:style-name="P339">1,673</text:p>
          </table:table-cell>
        </table:table-row>
        <table:table-row>
          <table:table-cell table:style-name="Πίνακας31.A2" office:value-type="string">
            <text:p text:style-name="P313">3360x3360</text:p>
          </table:table-cell>
          <table:table-cell table:style-name="Πίνακας31.B2" office:value-type="float" office:value="1.865">
            <text:p text:style-name="P340">1,865</text:p>
          </table:table-cell>
          <table:table-cell table:style-name="Πίνακας31.B2" office:value-type="float" office:value="1.756">
            <text:p text:style-name="P340">1,756</text:p>
          </table:table-cell>
          <table:table-cell table:style-name="Πίνακας31.B2" office:value-type="float" office:value="1.9">
            <text:p text:style-name="P340">1,900</text:p>
          </table:table-cell>
          <table:table-cell table:style-name="Πίνακας31.B2" office:value-type="float" office:value="1.78">
            <text:p text:style-name="P340">1,780</text:p>
          </table:table-cell>
          <table:table-cell table:style-name="Πίνακας31.B2" office:value-type="float" office:value="3.08">
            <text:p text:style-name="P340">3,080</text:p>
          </table:table-cell>
          <table:table-cell table:style-name="Πίνακας31.B2" office:value-type="float" office:value="1.795">
            <text:p text:style-name="P340">1,795</text:p>
          </table:table-cell>
          <table:table-cell table:style-name="Πίνακας31.H2" office:value-type="float" office:value="3.083">
            <text:p text:style-name="P340">3,083</text:p>
          </table:table-cell>
        </table:table-row>
      </table:table>
      <text:p text:style-name="P380"/>
      <text:p text:style-name="P386">Όχι τρελή διαφορά σε σχέση με το χωρίς <text:span text:style-name="T1">scheduling...</text:span></text:p>
      <text:p text:style-name="P377"/>
      <text:p text:style-name="P377"/>
      <text:p text:style-name="P377"/>
      <text:p text:style-name="P377"/>
      <text:p text:style-name="P377"/>
      <text:p text:style-name="P377"/>
      <text:p text:style-name="P377"/>
      <text:p text:style-name="P377"/>
      <text:p text:style-name="P377"/>
      <text:p text:style-name="P377"/>
      <text:p text:style-name="P377"/>
      <text:p text:style-name="P377"/>
      <text:p text:style-name="P377"/>
      <text:p text:style-name="P377"/>
      <text:p text:style-name="P377"/>
      <text:p text:style-name="P377"/>
      <text:p text:style-name="P377"/>
      <text:p text:style-name="P377"/>
      <text:p text:style-name="P377"/>
      <text:p text:style-name="P377"/>
      <text:p text:style-name="P377"/>
      <text:p text:style-name="P377"/>
      <text:p text:style-name="P377"/>
      <text:p text:style-name="P377"/>
      <text:p text:style-name="P377"/>
      <text:p text:style-name="P378"/>
      <text:p text:style-name="P387"><text:soft-page-break/>Μετρήσεις <text:span text:style-name="T85">με </text:span><text:span text:style-name="T33">static scheduling </text:span><text:span text:style-name="T85">και </text:span><text:span text:style-name="T33">chunksize = 1, </text:span>με <text:span text:style-name="T84">παραλληλοποίηση του εξωτερικού </text:span><text:span text:style-name="T1">for </text:span><text:span text:style-name="T84">μόνο στο διπλό </text:span><text:span text:style-name="T32">for</text:span><text:span text:style-name="T1">.</text:span></text:p>
      <text:p text:style-name="P388"/>
      <table:table table:name="Πίνακας28" table:style-name="Πίνακας28">
        <table:table-column table:style-name="Πίνακας28.A"/>
        <table:table-column table:style-name="Πίνακας28.B"/>
        <table:table-column table:style-name="Πίνακας28.C"/>
        <table:table-column table:style-name="Πίνακας28.B"/>
        <table:table-column table:style-name="Πίνακας28.C" table:number-columns-repeated="3"/>
        <table:table-column table:style-name="Πίνακας28.H"/>
        <table:table-row>
          <table:table-cell table:style-name="Πίνακας28.A1" office:value-type="string">
            <text:p text:style-name="P354"/>
          </table:table-cell>
          <table:table-cell table:style-name="Πίνακας28.A1" office:value-type="string">
            <text:p text:style-name="P355">1<text:span text:style-name="T39">δ-4ν</text:span></text:p>
          </table:table-cell>
          <table:table-cell table:style-name="Πίνακας28.A1" office:value-type="string">
            <text:p text:style-name="P365">1δ-8ν</text:p>
          </table:table-cell>
          <table:table-cell table:style-name="Πίνακας28.A1" office:value-type="string">
            <text:p text:style-name="P366">2δ-2ν <text:span text:style-name="T1">EACH</text:span></text:p>
          </table:table-cell>
          <table:table-cell table:style-name="Πίνακας28.A1" office:value-type="string">
            <text:p text:style-name="P367">2δ-4ν <text:span text:style-name="T24">EACH</text:span></text:p>
          </table:table-cell>
          <table:table-cell table:style-name="Πίνακας28.A1" office:value-type="string">
            <text:p text:style-name="P367">2δ-8ν <text:span text:style-name="T24">EACH</text:span></text:p>
          </table:table-cell>
          <table:table-cell table:style-name="Πίνακας28.A1" office:value-type="string">
            <text:p text:style-name="P367">4δ-2ν <text:span text:style-name="T24">EACH</text:span></text:p>
          </table:table-cell>
          <table:table-cell table:style-name="Πίνακας28.H1" office:value-type="string">
            <text:p text:style-name="P367">4δ-4ν <text:span text:style-name="T24">EACH</text:span></text:p>
          </table:table-cell>
        </table:table-row>
        <table:table-row>
          <table:table-cell table:style-name="Πίνακας28.A2" office:value-type="string">
            <text:p text:style-name="P367">840<text:span text:style-name="T1">x840</text:span></text:p>
          </table:table-cell>
          <table:table-cell table:style-name="Πίνακας28.B2" office:value-type="float" office:value="0.183">
            <text:p text:style-name="P356">0,183</text:p>
          </table:table-cell>
          <table:table-cell table:style-name="Πίνακας28.B2" office:value-type="float" office:value="0.169">
            <text:p text:style-name="P356">0,169</text:p>
          </table:table-cell>
          <table:table-cell table:style-name="Πίνακας28.B2" office:value-type="float" office:value="0.151">
            <text:p text:style-name="P356">0,151</text:p>
          </table:table-cell>
          <table:table-cell table:style-name="Πίνακας28.B2" office:value-type="float" office:value="0.144">
            <text:p text:style-name="P356">0,144</text:p>
          </table:table-cell>
          <table:table-cell table:style-name="Πίνακας28.B2" office:value-type="float" office:value="1.569">
            <text:p text:style-name="P356">1,569</text:p>
          </table:table-cell>
          <table:table-cell table:style-name="Πίνακας28.B2" office:value-type="float" office:value="0.111">
            <text:p text:style-name="P356">0,111</text:p>
          </table:table-cell>
          <table:table-cell table:style-name="Πίνακας28.H2" office:value-type="float" office:value="1.272">
            <text:p text:style-name="P356">1,272</text:p>
          </table:table-cell>
        </table:table-row>
        <table:table-row>
          <table:table-cell table:style-name="Πίνακας28.A2" office:value-type="string">
            <text:p text:style-name="P364">1680x1680</text:p>
          </table:table-cell>
          <table:table-cell table:style-name="Πίνακας28.B2" office:value-type="float" office:value="0.785">
            <text:p text:style-name="P357">0,785</text:p>
          </table:table-cell>
          <table:table-cell table:style-name="Πίνακας28.B2" office:value-type="float" office:value="0.665">
            <text:p text:style-name="P357">0,665</text:p>
          </table:table-cell>
          <table:table-cell table:style-name="Πίνακας28.B2" office:value-type="float" office:value="0.665">
            <text:p text:style-name="P357">0,665</text:p>
          </table:table-cell>
          <table:table-cell table:style-name="Πίνακας28.B2" office:value-type="float" office:value="0.655">
            <text:p text:style-name="P357">0,655</text:p>
          </table:table-cell>
          <table:table-cell table:style-name="Πίνακας28.B2" office:value-type="float" office:value="2.118">
            <text:p text:style-name="P357">2,118</text:p>
          </table:table-cell>
          <table:table-cell table:style-name="Πίνακας28.B2" office:value-type="float" office:value="0.596">
            <text:p text:style-name="P357">0,596</text:p>
          </table:table-cell>
          <table:table-cell table:style-name="Πίνακας28.H2" office:value-type="float" office:value="1.845">
            <text:p text:style-name="P357">1,845</text:p>
          </table:table-cell>
        </table:table-row>
        <table:table-row>
          <table:table-cell table:style-name="Πίνακας28.A2" office:value-type="string">
            <text:p text:style-name="P364">3360x3360</text:p>
          </table:table-cell>
          <table:table-cell table:style-name="Πίνακας28.B2" office:value-type="float" office:value="3.099">
            <text:p text:style-name="P358">3,099</text:p>
          </table:table-cell>
          <table:table-cell table:style-name="Πίνακας28.B2" office:value-type="float" office:value="2.594">
            <text:p text:style-name="P358">2,594</text:p>
          </table:table-cell>
          <table:table-cell table:style-name="Πίνακας28.B2" office:value-type="float" office:value="2.325">
            <text:p text:style-name="P358">2,325</text:p>
          </table:table-cell>
          <table:table-cell table:style-name="Πίνακας28.B2" office:value-type="float" office:value="2.564">
            <text:p text:style-name="P358">2,564</text:p>
          </table:table-cell>
          <table:table-cell table:style-name="Πίνακας28.B2" office:value-type="float" office:value="3.922">
            <text:p text:style-name="P358">3,922</text:p>
          </table:table-cell>
          <table:table-cell table:style-name="Πίνακας28.B2" office:value-type="float" office:value="2.429">
            <text:p text:style-name="P358">2,429</text:p>
          </table:table-cell>
          <table:table-cell table:style-name="Πίνακας28.H2" office:value-type="float" office:value="3.646">
            <text:p text:style-name="P358">3,646</text:p>
          </table:table-cell>
        </table:table-row>
        <table:table-row>
          <table:table-cell table:style-name="Πίνακας28.A2" office:value-type="string">
            <text:p text:style-name="P364">6720x6720</text:p>
          </table:table-cell>
          <table:table-cell table:style-name="Πίνακας28.B2" office:value-type="float" office:value="12.287">
            <text:p text:style-name="P359">12,287</text:p>
          </table:table-cell>
          <table:table-cell table:style-name="Πίνακας28.B2" office:value-type="float" office:value="10.346">
            <text:p text:style-name="P359">10,346</text:p>
          </table:table-cell>
          <table:table-cell table:style-name="Πίνακας28.B2" office:value-type="float" office:value="9.222">
            <text:p text:style-name="P359">9,222</text:p>
          </table:table-cell>
          <table:table-cell table:style-name="Πίνακας28.B2" office:value-type="float" office:value="10.497">
            <text:p text:style-name="P359">10,497</text:p>
          </table:table-cell>
          <table:table-cell table:style-name="Πίνακας28.B2" office:value-type="float" office:value="11.868">
            <text:p text:style-name="P359">11,868</text:p>
          </table:table-cell>
          <table:table-cell table:style-name="Πίνακας28.B2" office:value-type="float" office:value="8.585">
            <text:p text:style-name="P359">8,585</text:p>
          </table:table-cell>
          <table:table-cell table:style-name="Πίνακας28.H2" office:value-type="float" office:value="10.506">
            <text:p text:style-name="P359">10,506</text:p>
          </table:table-cell>
        </table:table-row>
        <table:table-row>
          <table:table-cell table:style-name="Πίνακας28.A2" office:value-type="string">
            <text:p text:style-name="P364">13440x13440</text:p>
          </table:table-cell>
          <table:table-cell table:style-name="Πίνακας28.B2" office:value-type="float" office:value="49.068">
            <text:p text:style-name="P360">49,068</text:p>
          </table:table-cell>
          <table:table-cell table:style-name="Πίνακας28.B2" office:value-type="float" office:value="41.243">
            <text:p text:style-name="P360">41,243</text:p>
          </table:table-cell>
          <table:table-cell table:style-name="Πίνακας28.B2" office:value-type="float" office:value="36.738">
            <text:p text:style-name="P360">36,738</text:p>
          </table:table-cell>
          <table:table-cell table:style-name="Πίνακας28.B2" office:value-type="float" office:value="40.286">
            <text:p text:style-name="P360">40,286</text:p>
          </table:table-cell>
          <table:table-cell table:style-name="Πίνακας28.B2" office:value-type="float" office:value="42.515">
            <text:p text:style-name="P360">42,515</text:p>
          </table:table-cell>
          <table:table-cell table:style-name="Πίνακας28.B2" office:value-type="float" office:value="28.331">
            <text:p text:style-name="P360">28,331</text:p>
          </table:table-cell>
          <table:table-cell table:style-name="Πίνακας28.H2" office:value-type="float" office:value="38.598">
            <text:p text:style-name="P360">38,598</text:p>
          </table:table-cell>
        </table:table-row>
        <table:table-row>
          <table:table-cell table:style-name="Πίνακας28.A2" office:value-type="string">
            <text:p text:style-name="P364">26880x26880</text:p>
          </table:table-cell>
          <table:table-cell table:style-name="Πίνακας28.B2" office:value-type="float" office:value="195.991">
            <text:p text:style-name="P361">195,991</text:p>
          </table:table-cell>
          <table:table-cell table:style-name="Πίνακας28.B2" office:value-type="float" office:value="164.152">
            <text:p text:style-name="P362">164,152</text:p>
          </table:table-cell>
          <table:table-cell table:style-name="Πίνακας28.B2" office:value-type="float" office:value="159.785">
            <text:p text:style-name="P363">159,785</text:p>
          </table:table-cell>
          <table:table-cell table:style-name="Πίνακας28.B2" office:value-type="float" office:value="161.09">
            <text:p text:style-name="P363">161,090</text:p>
          </table:table-cell>
          <table:table-cell table:style-name="Πίνακας28.B2" office:value-type="float" office:value="169.999">
            <text:p text:style-name="P363">169,999</text:p>
          </table:table-cell>
          <table:table-cell table:style-name="Πίνακας28.B2" office:value-type="float" office:value="136.17">
            <text:p text:style-name="P363">136,170</text:p>
          </table:table-cell>
          <table:table-cell table:style-name="Πίνακας28.H2" office:value-type="float" office:value="154.702">
            <text:p text:style-name="P363">154,702</text:p>
          </table:table-cell>
        </table:table-row>
      </table:table>
      <text:p text:style-name="P389"/>
      <text:p text:style-name="P381"/>
      <text:p text:style-name="P381"/>
      <text:p text:style-name="P381"/>
      <text:p text:style-name="P381"/>
      <text:p text:style-name="P381"/>
      <text:p text:style-name="P381"/>
      <text:p text:style-name="P381"/>
      <text:p text:style-name="P381"/>
      <text:p text:style-name="P381"/>
      <text:p text:style-name="P372"><text:span text:style-name="T32"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Πως θέλω να χωρίσω τα νήματα σε διεργασίες;</text:p>
      <text:p text:style-name="P16">Για να εκμεταλλευτώ <text:span text:style-name="T76">τον χωρισμό του καρτεσιανού πλέγματος που έχω μέχρι στιγμής, μπορώ να κάνω το εξής</text:span></text:p>
      <text:list xml:id="list3311654782" text:style-name="L1">
        <text:list-item>
          <text:p text:style-name="P368">4 νήματα</text:p>
          <text:list>
            <text:list-item>
              <text:p text:style-name="P368">1 διεργασία – <text:span text:style-name="T76">4</text:span> νήματα</text:p>
            </text:list-item>
          </text:list>
        </text:list-item>
        <text:list-item>
          <text:p text:style-name="P368">16 νήματα</text:p>
          <text:list>
            <text:list-item>
              <text:p text:style-name="P373">4 διεργασίες – 2 νήματα σε 2 κόμβους</text:p>
            </text:list-item>
          </text:list>
        </text:list-item>
        <text:list-item>
          <text:p text:style-name="P368">36 <text:span text:style-name="T76">νήματα</text:span></text:p>
          <text:list>
            <text:list-item>
              <text:p text:style-name="P373"><text:soft-page-break/>1 διεργασία – 4 νήματα σε 9 κόμβους </text:p>
            </text:list-item>
          </text:list>
        </text:list-item>
        <text:list-item>
          <text:p text:style-name="P368">64 <text:span text:style-name="T76">νήματα</text:span></text:p>
          <text:list>
            <text:list-item>
              <text:p text:style-name="P368"/>
            </text:list-item>
          </text:list>
        </text:list-item>
        <text:list-item>
          <text:p text:style-name="P368">80</text:p>
          <text:list>
            <text:list-item>
              <text:p text:style-name="P373">1 διεργασία – 8 νήματα σε 10 κόμβους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7T12:25:24.983000000</meta:creation-date>
    <dc:date>2021-10-04T22:19:41.428000000</dc:date>
    <meta:editing-duration>PT14H19M15S</meta:editing-duration>
    <meta:editing-cycles>483</meta:editing-cycles>
    <meta:generator>LibreOffice/5.3.7.2$Windows_X86_64 LibreOffice_project/6b8ed514a9f8b44d37a1b96673cbbdd077e24059</meta:generator>
    <meta:document-statistic meta:table-count="31" meta:image-count="0" meta:object-count="0" meta:page-count="12" meta:paragraph-count="1090" meta:word-count="2044" meta:character-count="11836" meta:non-whitespace-character-count="10859"/>
  </office:meta>
</office:document-meta>
</file>